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/>
    <style:font-face style:name="Bitstream Vera Sans" svg:font-family="'Bitstream Vera Sans'"/>
    <style:font-face style:name="Calibri" svg:font-family="Calibri" style:font-family-generic="swiss"/>
    <style:font-face style:name="Calibri Light" svg:font-family="'Calibri Light'" style:font-family-generic="swiss"/>
    <style:font-face style:name="Calibri Light1" svg:font-family="'Calibri Light1'"/>
    <style:font-face style:name="Calibri Light2" svg:font-family="'Calibri Light'"/>
    <style:font-face style:name="Calibri1" svg:font-family="Calibri1"/>
    <style:font-face style:name="Calibri2" svg:font-family="Calibri"/>
    <style:font-face style:name="F" svg:font-family="" style:font-family-generic="swiss" style:font-pitch="variable" style:font-charset="x-symbol"/>
    <style:font-face style:name="F1" svg:font-family="F"/>
    <style:font-face style:name="Liberation Sans" svg:font-family="'Liberation Sans'" style:font-family-generic="swiss" style:font-pitch="variable"/>
    <style:font-face style:name="Liberation Sans1" svg:font-family="'Liberation Sans1'"/>
    <style:font-face style:name="Liberation Sans2" svg:font-family="'Liberation Sans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49cm"/>
    </style:style>
    <style:style style:name="co2" style:family="table-column">
      <style:table-column-properties fo:break-before="auto" style:column-width="4.948cm"/>
    </style:style>
    <style:style style:name="co3" style:family="table-column">
      <style:table-column-properties fo:break-before="auto" style:column-width="2.408cm"/>
    </style:style>
    <style:style style:name="co4" style:family="table-column">
      <style:table-column-properties fo:break-before="auto" style:column-width="2.17cm"/>
    </style:style>
    <style:style style:name="co5" style:family="table-column">
      <style:table-column-properties fo:break-before="auto" style:column-width="1.958cm"/>
    </style:style>
    <style:style style:name="co6" style:family="table-column">
      <style:table-column-properties fo:break-before="auto" style:column-width="1.693cm"/>
    </style:style>
    <style:style style:name="co7" style:family="table-column">
      <style:table-column-properties fo:break-before="auto" style:column-width="6.112cm"/>
    </style:style>
    <style:style style:name="co8" style:family="table-column">
      <style:table-column-properties fo:break-before="auto" style:column-width="6.985cm"/>
    </style:style>
    <style:style style:name="co9" style:family="table-column">
      <style:table-column-properties fo:break-before="auto" style:column-width="2.011cm"/>
    </style:style>
    <style:style style:name="co10" style:family="table-column">
      <style:table-column-properties fo:break-before="auto" style:column-width="2.09cm"/>
    </style:style>
    <style:style style:name="co11" style:family="table-column">
      <style:table-column-properties fo:break-before="auto" style:column-width="5.927cm"/>
    </style:style>
    <style:style style:name="co12" style:family="table-column">
      <style:table-column-properties fo:break-before="auto" style:column-width="1.191cm"/>
    </style:style>
    <style:style style:name="co13" style:family="table-column">
      <style:table-column-properties fo:break-before="auto" style:column-width="2.328cm"/>
    </style:style>
    <style:style style:name="co14" style:family="table-column">
      <style:table-column-properties fo:break-before="auto" style:column-width="1.879cm"/>
    </style:style>
    <style:style style:name="co15" style:family="table-column">
      <style:table-column-properties fo:break-before="auto" style:column-width="2.54cm"/>
    </style:style>
    <style:style style:name="co16" style:family="table-column">
      <style:table-column-properties fo:break-before="auto" style:column-width="7.25cm"/>
    </style:style>
    <style:style style:name="co17" style:family="table-column">
      <style:table-column-properties fo:break-before="auto" style:column-width="0.979cm"/>
    </style:style>
    <style:style style:name="co18" style:family="table-column">
      <style:table-column-properties fo:break-before="auto" style:column-width="2.143cm"/>
    </style:style>
    <style:style style:name="co19" style:family="table-column">
      <style:table-column-properties fo:break-before="auto" style:column-width="2.117cm"/>
    </style:style>
    <style:style style:name="co20" style:family="table-column">
      <style:table-column-properties fo:break-before="auto" style:column-width="6.138cm"/>
    </style:style>
    <style:style style:name="co21" style:family="table-column">
      <style:table-column-properties fo:break-before="auto" style:column-width="1.984cm"/>
    </style:style>
    <style:style style:name="co22" style:family="table-column">
      <style:table-column-properties fo:break-before="auto" style:column-width="4.392cm"/>
    </style:style>
    <style:style style:name="co23" style:family="table-column">
      <style:table-column-properties fo:break-before="auto" style:column-width="1.746cm"/>
    </style:style>
    <style:style style:name="co24" style:family="table-column">
      <style:table-column-properties fo:break-before="auto" style:column-width="5.477cm"/>
    </style:style>
    <style:style style:name="co25" style:family="table-column">
      <style:table-column-properties fo:break-before="auto" style:column-width="1.561cm"/>
    </style:style>
    <style:style style:name="co26" style:family="table-column">
      <style:table-column-properties fo:break-before="auto" style:column-width="1.508cm"/>
    </style:style>
    <style:style style:name="co27" style:family="table-column">
      <style:table-column-properties fo:break-before="auto" style:column-width="2.461cm"/>
    </style:style>
    <style:style style:name="co28" style:family="table-column">
      <style:table-column-properties fo:break-before="auto" style:column-width="1.799cm"/>
    </style:style>
    <style:style style:name="co29" style:family="table-column">
      <style:table-column-properties fo:break-before="auto" style:column-width="1.27cm"/>
    </style:style>
    <style:style style:name="co30" style:family="table-column">
      <style:table-column-properties fo:break-before="auto" style:column-width="2.223cm"/>
    </style:style>
    <style:style style:name="co31" style:family="table-column">
      <style:table-column-properties fo:break-before="auto" style:column-width="3.254cm"/>
    </style:style>
    <style:style style:name="co32" style:family="table-column">
      <style:table-column-properties fo:break-before="auto" style:column-width="0.926cm"/>
    </style:style>
    <style:style style:name="co33" style:family="table-column">
      <style:table-column-properties fo:break-before="auto" style:column-width="2.355cm"/>
    </style:style>
    <style:style style:name="co34" style:family="table-column">
      <style:table-column-properties fo:break-before="auto" style:column-width="0.847cm"/>
    </style:style>
    <style:style style:name="co35" style:family="table-column">
      <style:table-column-properties fo:break-before="auto" style:column-width="3.863cm"/>
    </style:style>
    <style:style style:name="co36" style:family="table-column">
      <style:table-column-properties fo:break-before="auto" style:column-width="2.619cm"/>
    </style:style>
    <style:style style:name="co37" style:family="table-column">
      <style:table-column-properties fo:break-before="auto" style:column-width="1.773cm"/>
    </style:style>
    <style:style style:name="co38" style:family="table-column">
      <style:table-column-properties fo:break-before="auto" style:column-width="1.296cm"/>
    </style:style>
    <style:style style:name="co39" style:family="table-column">
      <style:table-column-properties fo:break-before="auto" style:column-width="1.085cm"/>
    </style:style>
    <style:style style:name="co40" style:family="table-column">
      <style:table-column-properties fo:break-before="auto" style:column-width="2.196cm"/>
    </style:style>
    <style:style style:name="co41" style:family="table-column">
      <style:table-column-properties fo:break-before="auto" style:column-width="0.212cm"/>
    </style:style>
    <style:style style:name="co42" style:family="table-column">
      <style:table-column-properties fo:break-before="auto" style:column-width="1.429cm"/>
    </style:style>
    <style:style style:name="co43" style:family="table-column">
      <style:table-column-properties fo:break-before="auto" style:column-width="2.275cm"/>
    </style:style>
    <style:style style:name="co44" style:family="table-column">
      <style:table-column-properties fo:break-before="auto" style:column-width="1.482cm"/>
    </style:style>
    <style:style style:name="co45" style:family="table-column">
      <style:table-column-properties fo:break-before="auto" style:column-width="1.535cm"/>
    </style:style>
    <style:style style:name="co46" style:family="table-column">
      <style:table-column-properties fo:break-before="auto" style:column-width="1.826cm"/>
    </style:style>
    <style:style style:name="co47" style:family="table-column">
      <style:table-column-properties fo:break-before="auto" style:column-width="0.9cm"/>
    </style:style>
    <style:style style:name="co48" style:family="table-column">
      <style:table-column-properties fo:break-before="auto" style:column-width="1.349cm"/>
    </style:style>
    <style:style style:name="co49" style:family="table-column">
      <style:table-column-properties fo:break-before="auto" style:column-width="2.672cm"/>
    </style:style>
    <style:style style:name="co50" style:family="table-column">
      <style:table-column-properties fo:break-before="auto" style:column-width="2.752cm"/>
    </style:style>
    <style:style style:name="co51" style:family="table-column">
      <style:table-column-properties fo:break-before="auto" style:column-width="2.937cm"/>
    </style:style>
    <style:style style:name="co52" style:family="table-column">
      <style:table-column-properties fo:break-before="auto" style:column-width="0.318cm"/>
    </style:style>
    <style:style style:name="ro1" style:family="table-row">
      <style:table-row-properties style:row-height="0.4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531cm" fo:break-before="auto" style:use-optimal-row-height="true"/>
    </style:style>
    <style:style style:name="ro5" style:family="table-row">
      <style:table-row-properties style:row-height="1.02cm" fo:break-before="auto" style:use-optimal-row-height="true"/>
    </style:style>
    <style:style style:name="ro6" style:family="table-row">
      <style:table-row-properties style:row-height="0.397cm" fo:break-before="auto" style:use-optimal-row-height="false"/>
    </style:style>
    <style:style style:name="ro7" style:family="table-row">
      <style:table-row-properties style:row-height="0.45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currency-style style:name="N10104P0" style:volatile="true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104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currency-style style:name="N20103P0" style:volatile="true" number:language="en" number:country="US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20103" number:language="en" number:country="US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20103P0"/>
    </number:currency-style>
    <number:currency-style style:name="N2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2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20104P0"/>
    </number:currency-style>
    <style:style style:name="ce1" style:family="table-cell" style:parent-style-name="Default" style:data-style-name="N0"/>
    <style:style style:name="ce2" style:family="table-cell" style:parent-style-name="Default" style:data-style-name="N36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 style:data-style-name="N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6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ce7" style:family="table-cell" style:parent-style-name="Default" style:data-style-name="N10104">
      <style:text-properties fo:font-weight="bold" style:font-weight-asian="bold" style:font-weight-complex="bold"/>
    </style:style>
    <style:style style:name="ce5" style:family="table-cell" style:parent-style-name="Default" style:data-style-name="N10104"/>
    <style:style style:name="ce13" style:family="table-cell" style:parent-style-name="Default" style:data-style-name="N0">
      <style:text-properties style:font-name="Liberation Sans2" fo:font-style="italic" style:text-underline-style="solid" style:text-underline-width="auto" style:text-underline-color="font-color" fo:font-weight="bold" style:font-name-asian="Liberation Sans2" style:font-style-asian="italic" style:font-weight-asian="bold" style:font-name-complex="Liberation Sans2" style:font-style-complex="italic" style:font-weight-complex="bold"/>
    </style:style>
    <style:style style:name="ce14" style:family="table-cell" style:parent-style-name="Default" style:data-style-name="N113">
      <style:text-properties style:font-name="Liberation Sans2" fo:font-style="italic" style:text-underline-style="solid" style:text-underline-width="auto" style:text-underline-color="font-color" fo:font-weight="bold" style:font-name-asian="Liberation Sans2" style:font-style-asian="italic" style:font-weight-asian="bold" style:font-name-complex="Liberation Sans2" style:font-style-complex="italic" style:font-weight-complex="bold"/>
    </style:style>
    <style:style style:name="ce15" style:family="table-cell" style:parent-style-name="Default" style:data-style-name="N113"/>
    <style:style style:name="ce19" style:family="table-cell" style:parent-style-name="Default" style:data-style-name="N36"/>
    <style:style style:name="ce22" style:family="table-cell" style:parent-style-name="Default" style:data-style-name="N116"/>
    <style:style style:name="ce8" style:family="table-cell" style:parent-style-name="Default" style:data-style-name="N0">
      <style:text-properties style:font-name="Liberation Sans2" fo:font-weight="bold" style:font-name-asian="Liberation Sans2" style:font-weight-asian="bold" style:font-name-complex="Liberation Sans2" style:font-weight-complex="bold"/>
    </style:style>
    <style:style style:name="ce11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Liberation Sans2" fo:font-weight="bold" style:font-name-asian="Liberation Sans2" style:font-weight-asian="bold" style:font-name-complex="Liberation Sans2" style:font-weight-complex="bold"/>
    </style:style>
    <style:style style:name="ce12" style:family="table-cell" style:parent-style-name="Default" style:data-style-name="N4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Liberation Sans2" fo:font-style="italic" style:text-underline-style="solid" style:text-underline-width="auto" style:text-underline-color="font-color" fo:font-weight="bold" style:font-name-asian="Liberation Sans2" style:font-style-asian="italic" style:font-weight-asian="bold" style:font-name-complex="Liberation Sans2" style:font-style-complex="italic" style:font-weight-complex="bold"/>
    </style:style>
    <style:style style:name="ce9" style:family="table-cell" style:parent-style-name="Default" style:data-style-name="N4"/>
    <style:style style:name="ce10" style:family="table-cell" style:parent-style-name="Default" style:data-style-name="N4">
      <style:text-properties style:font-name="Liberation Sans2" fo:font-weight="bold" style:font-name-asian="Liberation Sans2" style:font-weight-asian="bold" style:font-name-complex="Liberation Sans2" style:font-weight-complex="bold"/>
    </style:style>
    <style:style style:name="ce16" style:family="table-cell" style:parent-style-name="Default" style:data-style-name="N4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Liberation Sans2" fo:font-weight="bold" style:font-name-asian="Liberation Sans2" style:font-weight-asian="bold" style:font-name-complex="Liberation Sans2" style:font-weight-complex="bold"/>
    </style:style>
    <style:style style:name="ce18" style:family="table-cell" style:parent-style-name="Default" style:data-style-name="N4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ce17" style:family="table-cell" style:parent-style-name="Default" style:data-style-name="N4">
      <style:table-cell-properties fo:border="0.06pt solid #000000"/>
      <style:text-properties style:font-name="Liberation Sans2" fo:font-weight="bold" style:font-name-asian="Liberation Sans2" style:font-weight-asian="bold" style:font-name-complex="Liberation Sans2" style:font-weight-complex="bold"/>
    </style:style>
    <style:style style:name="ce20" style:family="table-cell" style:parent-style-name="Default" style:data-style-name="N4">
      <style:text-properties style:font-name="Liberation Sans2" style:text-underline-style="solid" style:text-underline-width="auto" style:text-underline-color="font-color" fo:font-weight="bold" style:font-name-asian="Liberation Sans2" style:font-weight-asian="bold" style:font-name-complex="Liberation Sans2" style:font-weight-complex="bold"/>
    </style:style>
    <style:style style:name="ce21" style:family="table-cell" style:parent-style-name="Default" style:data-style-name="N11"/>
    <style:style style:name="ce26" style:family="table-cell" style:parent-style-name="Default" style:data-style-name="N0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3" style:family="table-cell" style:parent-style-name="Default" style:data-style-name="N0">
      <style:text-properties fo:font-weight="bold" style:font-weight-asian="bold" style:font-weight-complex="bold"/>
    </style:style>
    <style:style style:name="ce25" style:family="table-cell" style:parent-style-name="Default" style:data-style-name="N4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4" style:family="table-cell" style:parent-style-name="Default" style:data-style-name="N4">
      <style:text-properties fo:font-weight="bold" style:font-weight-asian="bold" style:font-weight-complex="bold"/>
    </style:style>
    <style:style style:name="ce27" style:family="table-cell" style:parent-style-name="Default" style:data-style-name="N4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weight="bold" style:font-weight-asian="bold" style:font-weight-complex="bold"/>
    </style:style>
    <style:style style:name="ce28" style:family="table-cell" style:parent-style-name="Default" style:data-style-name="N4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31" style:family="table-cell" style:parent-style-name="Default" style:data-style-name="N36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ce32" style:family="table-cell" style:parent-style-name="Default" style:data-style-name="N36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weight="bold" style:font-weight-asian="bold" style:font-weight-complex="bold"/>
    </style:style>
    <style:style style:name="ce33" style:family="table-cell" style:parent-style-name="Default" style:data-style-name="N36">
      <style:text-properties fo:font-weight="bold" style:font-weight-asian="bold" style:font-weight-complex="bold"/>
    </style:style>
    <style:style style:name="ce34" style:family="table-cell" style:parent-style-name="Default" style:data-style-name="N36">
      <style:table-cell-properties fo:border-bottom="0.06pt solid #000000" style:text-align-source="fix" style:repeat-content="false" fo:border-left="0.06pt solid #000000" fo:padding-bottom="0.035cm" fo:padding-left="0.035cm" fo:padding-right="0cm" fo:padding-top="0.035cm" fo:border-right="none" fo:border-top="0.06pt solid #000000" style:vertical-align="automatic"/>
      <style:paragraph-properties fo:text-align="end"/>
      <style:text-properties fo:color="#861141" style:text-underline-style="solid" style:text-underline-width="auto" style:text-underline-color="font-color" fo:font-weight="bold" style:font-weight-asian="bold" style:font-weight-complex="bold"/>
    </style:style>
    <style:style style:name="ce47" style:family="table-cell" style:parent-style-name="Default" style:data-style-name="N113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ce29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 style:data-style-name="N0">
      <style:table-cell-properties fo:border-bottom="0.06pt solid #000000" fo:border-left="none" fo:border-right="none" fo:border-top="0.06pt solid #000000"/>
      <style:text-properties fo:color="#861141" style:text-underline-style="solid" style:text-underline-width="auto" style:text-underline-color="font-color" fo:font-weight="bold" style:font-weight-asian="bold" style:font-weight-complex="bold"/>
    </style:style>
    <style:style style:name="ce38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fo:font-style="italic" style:font-style-asian="italic" style:font-style-complex="italic"/>
    </style:style>
    <style:style style:name="ce41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fo:font-weight="bold" style:font-weight-asian="bold" style:font-weight-complex="bold"/>
    </style:style>
    <style:style style:name="ce43" style:family="table-cell" style:parent-style-name="Default" style:data-style-name="N0">
      <style:table-cell-properties fo:background-color="transparent"/>
    </style:style>
    <style:style style:name="ce48" style:family="table-cell" style:parent-style-name="Default" style:data-style-name="N0">
      <style:table-cell-properties fo:background-color="#ffff00"/>
      <style:text-properties fo:font-weight="bold" style:font-weight-asian="bold" style:font-weight-complex="bold"/>
    </style:style>
    <style:style style:name="ce50" style:family="table-cell" style:parent-style-name="Default" style:data-style-name="N0">
      <style:table-cell-properties fo:background-color="#81d41a"/>
      <style:text-properties fo:font-weight="bold" style:font-weight-asian="bold" style:font-weight-complex="bold"/>
    </style:style>
    <style:style style:name="ce52" style:family="table-cell" style:parent-style-name="Default" style:data-style-name="N36">
      <style:table-cell-properties fo:background-color="#e8f2a1"/>
    </style:style>
    <style:style style:name="ce54" style:family="table-cell" style:parent-style-name="Default" style:data-style-name="N36">
      <style:table-cell-properties fo:background-color="#ffd7d7"/>
    </style:style>
    <style:style style:name="ce56" style:family="table-cell" style:parent-style-name="Default" style:data-style-name="N4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59" style:family="table-cell" style:parent-style-name="Default" style:data-style-name="N4">
      <style:table-cell-properties fo:border-bottom="none" fo:border-left="0.06pt solid #000000" fo:border-right="none" fo:border-top="none"/>
    </style:style>
    <style:style style:name="ce61" style:family="table-cell" style:parent-style-name="Default" style:data-style-name="N0">
      <style:table-cell-properties fo:border-bottom="none" fo:border-left="0.06pt solid #000000" fo:border-right="none" fo:border-top="none"/>
    </style:style>
    <style:style style:name="ce62" style:family="table-cell" style:parent-style-name="Default" style:data-style-name="N4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64" style:family="table-cell" style:parent-style-name="Default" style:data-style-name="N4">
      <style:table-cell-properties fo:border-bottom="none" fo:background-color="transparent" fo:border-left="0.06pt solid #000000" fo:border-right="none" fo:border-top="none"/>
    </style:style>
    <style:style style:name="ce66" style:family="table-cell" style:parent-style-name="Default" style:data-style-name="N0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67" style:family="table-cell" style:parent-style-name="Default" style:data-style-name="N0">
      <style:table-cell-properties fo:border-bottom="none" fo:background-color="transparent" fo:border-left="0.06pt solid #000000" fo:border-right="none" fo:border-top="none"/>
    </style:style>
    <style:style style:name="ce68" style:family="table-cell" style:parent-style-name="Default" style:data-style-name="N4">
      <style:table-cell-properties fo:border-bottom="0.06pt solid #000000" fo:border-left="0.06pt solid #000000" fo:border-right="none" fo:border-top="none"/>
    </style:style>
    <style:style style:name="ce39" style:family="table-cell" style:parent-style-name="Default" style:data-style-name="N0">
      <style:text-properties fo:font-style="italic" style:font-style-asian="italic" style:font-style-complex="italic"/>
    </style:style>
    <style:style style:name="ce42" style:family="table-cell" style:parent-style-name="Default" style:data-style-name="N0">
      <style:table-cell-properties fo:border-bottom="0.06pt solid #000000" fo:background-color="transparent" fo:border-left="none" fo:border-right="none" fo:border-top="none"/>
    </style:style>
    <style:style style:name="ce36" style:family="table-cell" style:parent-style-name="Default" style:data-style-name="N4">
      <style:table-cell-properties fo:border-bottom="0.06pt solid #000000" fo:border-left="none" fo:border-right="none" fo:border-top="0.06pt solid #000000"/>
      <style:text-properties fo:color="#861141" style:text-underline-style="solid" style:text-underline-width="auto" style:text-underline-color="font-color" fo:font-weight="bold" style:font-weight-asian="bold" style:font-weight-complex="bold"/>
    </style:style>
    <style:style style:name="ce40" style:family="table-cell" style:parent-style-name="Default" style:data-style-name="N4">
      <style:text-properties fo:font-style="italic" style:font-style-asian="italic" style:font-style-complex="italic"/>
    </style:style>
    <style:style style:name="ce49" style:family="table-cell" style:parent-style-name="Default" style:data-style-name="N4">
      <style:table-cell-properties fo:background-color="#ffff00"/>
      <style:text-properties fo:font-weight="bold" style:font-weight-asian="bold" style:font-weight-complex="bold"/>
    </style:style>
    <style:style style:name="ce51" style:family="table-cell" style:parent-style-name="Default" style:data-style-name="N4">
      <style:table-cell-properties fo:background-color="#81d41a"/>
      <style:text-properties fo:font-weight="bold" style:font-weight-asian="bold" style:font-weight-complex="bold"/>
    </style:style>
    <style:style style:name="ce53" style:family="table-cell" style:parent-style-name="Default" style:data-style-name="N4">
      <style:table-cell-properties fo:background-color="#e8f2a1"/>
    </style:style>
    <style:style style:name="ce55" style:family="table-cell" style:parent-style-name="Default" style:data-style-name="N4">
      <style:table-cell-properties fo:background-color="#ffd7d7"/>
    </style:style>
    <style:style style:name="ce57" style:family="table-cell" style:parent-style-name="Default" style:data-style-name="N4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69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44" style:family="table-cell" style:parent-style-name="Default" style:data-style-name="N4">
      <style:table-cell-properties fo:background-color="transparent"/>
      <style:text-properties fo:font-weight="bold" style:font-weight-asian="bold" style:font-weight-complex="bold"/>
    </style:style>
    <style:style style:name="ce45" style:family="table-cell" style:parent-style-name="Default" style:data-style-name="N4">
      <style:table-cell-properties fo:background-color="transparent"/>
      <style:text-properties fo:color="#ff0000"/>
    </style:style>
    <style:style style:name="ce58" style:family="table-cell" style:parent-style-name="Default" style:data-style-name="N4">
      <style:table-cell-properties fo:border-bottom="none" fo:border-left="none" fo:border-right="0.06pt solid #000000" fo:border-top="0.06pt solid #000000"/>
      <style:text-properties fo:font-weight="bold" style:font-weight-asian="bold" style:font-weight-complex="bold"/>
    </style:style>
    <style:style style:name="ce60" style:family="table-cell" style:parent-style-name="Default" style:data-style-name="N4">
      <style:table-cell-properties fo:border-bottom="none" fo:border-left="none" fo:border-right="0.06pt solid #000000" fo:border-top="none"/>
    </style:style>
    <style:style style:name="ce63" style:family="table-cell" style:parent-style-name="Default" style:data-style-name="N4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70" style:family="table-cell" style:parent-style-name="Default" style:data-style-name="N4">
      <style:table-cell-properties fo:border-bottom="0.06pt solid #000000" fo:border-left="none" fo:border-right="0.06pt solid #000000" fo:border-top="none"/>
      <style:text-properties fo:font-weight="bold" style:font-weight-asian="bold" style:font-weight-complex="bold"/>
    </style:style>
    <style:style style:name="ce37" style:family="table-cell" style:parent-style-name="Default" style:data-style-name="N4">
      <style:table-cell-properties fo:border-bottom="0.06pt solid #000000" fo:border-left="none" fo:border-right="0.06pt solid #000000" fo:border-top="0.06pt solid #000000"/>
      <style:text-properties fo:color="#861141" style:text-underline-style="solid" style:text-underline-width="auto" style:text-underline-color="font-color" fo:font-weight="bold" style:font-weight-asian="bold" style:font-weight-complex="bold"/>
    </style:style>
    <style:style style:name="ce46" style:family="table-cell" style:parent-style-name="Default" style:data-style-name="N4">
      <style:table-cell-properties fo:background-color="transparent"/>
    </style:style>
    <style:style style:name="ce65" style:family="table-cell" style:parent-style-name="Default" style:data-style-name="N4">
      <style:text-properties fo:color="#c9211e"/>
    </style:style>
    <style:style style:name="ce71" style:family="table-cell" style:parent-style-name="Default" style:data-style-name="N0">
      <style:text-properties style:font-name="Calibri" style:font-name-asian="Calibri2" style:font-name-complex="Calibri2"/>
    </style:style>
    <style:style style:name="ce72" style:family="table-cell" style:parent-style-name="Default" style:data-style-name="N115">
      <style:text-properties fo:font-weight="bold" style:font-weight-asian="bold" style:font-weight-complex="bold"/>
    </style:style>
    <style:style style:name="ce74" style:family="table-cell" style:parent-style-name="Default" style:data-style-name="N3"/>
    <style:style style:name="ce75" style:family="table-cell" style:parent-style-name="Default" style:data-style-name="N3">
      <style:text-properties fo:font-weight="bold" style:font-weight-asian="bold" style:font-weight-complex="bold"/>
    </style:style>
    <style:style style:name="ce76" style:family="table-cell" style:parent-style-name="Default" style:data-style-name="N3">
      <style:table-cell-properties fo:background-color="#ffff00"/>
      <style:text-properties fo:font-weight="bold" style:font-weight-asian="bold" style:font-weight-complex="bold"/>
    </style:style>
    <style:style style:name="ce77" style:family="table-cell" style:parent-style-name="Default" style:data-style-name="N3">
      <style:table-cell-properties fo:background-color="transparent"/>
      <style:text-properties fo:font-weight="bold" style:font-weight-asian="bold" style:font-weight-complex="bold"/>
    </style:style>
    <style:style style:name="ce78" style:family="table-cell" style:parent-style-name="Default" style:data-style-name="N3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weight="bold" style:font-weight-asian="bold" style:font-weight-complex="bold"/>
    </style:style>
    <style:style style:name="ce73" style:family="table-cell" style:parent-style-name="Default" style:data-style-name="N11">
      <style:text-properties fo:font-weight="bold" style:font-weight-asian="bold" style:font-weight-complex="bold"/>
    </style:style>
    <style:style style:name="ce82" style:family="table-cell" style:parent-style-name="Default" style:data-style-name="N0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ce79" style:family="table-cell" style:parent-style-name="Default" style:data-style-name="N10104">
      <style:table-cell-properties style:text-align-source="fix" style:repeat-content="false" fo:wrap-option="wrap" fo:padding-bottom="0.035cm" fo:padding-left="0.035cm" fo:padding-right="0cm" fo:padding-top="0.035cm" style:vertical-align="automatic"/>
      <style:paragraph-properties fo:text-align="end"/>
      <style:text-properties fo:font-weight="bold" style:font-weight-asian="bold" style:font-weight-complex="bold"/>
    </style:style>
    <style:style style:name="ce83" style:family="table-cell" style:parent-style-name="Default" style:data-style-name="N10104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weight="bold" style:font-weight-asian="bold" style:font-weight-complex="bold"/>
    </style:style>
    <style:style style:name="ce87" style:family="table-cell" style:parent-style-name="Default" style:data-style-name="N10104">
      <style:table-cell-properties fo:background-color="transparent"/>
    </style:style>
    <style:style style:name="ce88" style:family="table-cell" style:parent-style-name="Default" style:data-style-name="N10104">
      <style:table-cell-properties fo:background-color="transparent"/>
      <style:text-properties fo:font-weight="bold" style:font-weight-asian="bold" style:font-weight-complex="bold"/>
    </style:style>
    <style:style style:name="ce89" style:family="table-cell" style:parent-style-name="Default" style:data-style-name="N10104">
      <style:table-cell-properties style:text-align-source="fix" style:repeat-content="false" fo:background-color="transparent" fo:padding-bottom="0.035cm" fo:padding-left="0.035cm" fo:padding-right="0cm" fo:padding-top="0.035cm" style:vertical-align="automatic"/>
      <style:paragraph-properties fo:text-align="end"/>
      <style:text-properties fo:font-weight="bold" style:font-weight-asian="bold" style:font-weight-complex="bold"/>
    </style:style>
    <style:style style:name="ce91" style:family="table-cell" style:parent-style-name="Default" style:data-style-name="N10104">
      <style:table-cell-properties fo:background-color="#81d41a"/>
    </style:style>
    <style:style style:name="ce92" style:family="table-cell" style:parent-style-name="Default" style:data-style-name="N10104">
      <style:table-cell-properties fo:background-color="#d4ea6b"/>
    </style:style>
    <style:style style:name="ce80" style:family="table-cell" style:parent-style-name="Default" style:data-style-name="N0">
      <style:table-cell-properties style:text-align-source="fix" style:repeat-content="false" fo:wrap-option="wrap" fo:padding-bottom="0.035cm" fo:padding-left="0.035cm" fo:padding-right="0cm" fo:padding-top="0.035cm" style:vertical-align="automatic"/>
      <style:paragraph-properties fo:text-align="end"/>
      <style:text-properties fo:font-weight="bold" style:font-weight-asian="bold" style:font-weight-complex="bold"/>
    </style:style>
    <style:style style:name="ce81" style:family="table-cell" style:parent-style-name="Default" style:data-style-name="N4">
      <style:table-cell-properties style:text-align-source="fix" style:repeat-content="false" fo:background-color="transparent" fo:padding-bottom="0.035cm" fo:padding-left="0.035cm" fo:padding-right="0cm" fo:padding-top="0.035cm" style:vertical-align="automatic"/>
      <style:paragraph-properties fo:text-align="end"/>
      <style:text-properties fo:font-weight="bold" style:font-weight-asian="bold" style:font-weight-complex="bold"/>
    </style:style>
    <style:style style:name="ce84" style:family="table-cell" style:parent-style-name="Default" style:data-style-name="N4">
      <style:table-cell-properties style:text-align-source="fix" style:repeat-content="false" fo:background-color="transparent" fo:padding-bottom="0.035cm" fo:padding-left="0.035cm" fo:padding-right="0cm" fo:padding-top="0.035cm" style:vertical-align="automatic"/>
      <style:paragraph-properties fo:text-align="end"/>
    </style:style>
    <style:style style:name="ce85" style:family="table-cell" style:parent-style-name="Default" style:data-style-name="N20104">
      <style:table-cell-properties fo:background-color="transparent"/>
    </style:style>
    <style:style style:name="ce86" style:family="table-cell" style:parent-style-name="Default" style:data-style-name="N20104">
      <style:text-properties fo:font-weight="bold" style:font-weight-asian="bold" style:font-weight-complex="bold"/>
    </style:style>
    <style:style style:name="ce90" style:family="table-cell" style:parent-style-name="Default" style:data-style-name="N20104"/>
    <style:style style:name="ce93" style:family="table-cell" style:parent-style-name="Default" style:data-style-name="N0">
      <style:text-properties style:font-name="Bitstream Vera Sans" fo:font-size="9pt" fo:font-weight="bold" style:font-name-asian="Bitstream Vera Sans" style:font-size-asian="9pt" style:font-weight-asian="bold" style:font-name-complex="Bitstream Vera Sans" style:font-size-complex="9pt" style:font-weight-complex="bold"/>
    </style:style>
    <style:style style:name="ce97" style:family="table-cell" style:parent-style-name="Default" style:data-style-name="N0">
      <style:text-properties style:font-name="Bitstream Vera Sans" fo:font-size="9pt" style:font-name-asian="Bitstream Vera Sans" style:font-size-asian="9pt" style:font-name-complex="Bitstream Vera Sans" style:font-size-complex="9pt"/>
    </style:style>
    <style:style style:name="ce105" style:family="table-cell" style:parent-style-name="Default" style:data-style-name="N0">
      <style:table-cell-properties fo:border-bottom="0.06pt solid #000000" fo:border-left="none" fo:border-right="none" fo:border-top="none"/>
      <style:text-properties style:font-name="Bitstream Vera Sans" fo:font-size="9pt" style:font-name-asian="Bitstream Vera Sans" style:font-size-asian="9pt" style:font-name-complex="Bitstream Vera Sans" style:font-size-complex="9pt"/>
    </style:style>
    <style:style style:name="ce106" style:family="table-cell" style:parent-style-name="Default" style:data-style-name="N36">
      <style:table-cell-properties fo:border-bottom="0.06pt solid #000000" fo:border-left="none" fo:border-right="none" fo:border-top="none"/>
      <style:text-properties style:font-name="Bitstream Vera Sans" fo:font-size="9pt" style:font-name-asian="Bitstream Vera Sans" style:font-size-asian="9pt" style:font-name-complex="Bitstream Vera Sans" style:font-size-complex="9pt"/>
    </style:style>
    <style:style style:name="ce104" style:family="table-cell" style:parent-style-name="Default" style:data-style-name="N36">
      <style:text-properties style:font-name="Bitstream Vera Sans" fo:font-size="9pt" style:font-name-asian="Bitstream Vera Sans" style:font-size-asian="9pt" style:font-name-complex="Bitstream Vera Sans" style:font-size-complex="9pt"/>
    </style:style>
    <style:style style:name="ce94" style:family="table-cell" style:parent-style-name="Default" style:data-style-name="N0">
      <style:text-properties style:font-name="Calibri Light" fo:font-size="9pt" fo:font-weight="bold" style:font-name-asian="Calibri Light2" style:font-size-asian="9pt" style:font-weight-asian="bold" style:font-name-complex="Calibri Light2" style:font-size-complex="9pt" style:font-weight-complex="bold"/>
    </style:style>
    <style:style style:name="ce100" style:family="table-cell" style:parent-style-name="Default" style:data-style-name="N0">
      <style:text-properties style:font-name="Calibri Light" fo:font-size="9pt" style:font-name-asian="Calibri Light2" style:font-size-asian="9pt" style:font-name-complex="Calibri Light2" style:font-size-complex="9pt"/>
    </style:style>
    <style:style style:name="ce107" style:family="table-cell" style:parent-style-name="Default" style:data-style-name="N0">
      <style:table-cell-properties fo:border-bottom="0.06pt solid #000000" fo:border-left="none" fo:border-right="none" fo:border-top="none"/>
      <style:text-properties style:font-name="Calibri Light1" fo:font-size="9pt" style:font-name-asian="Calibri Light1" style:font-size-asian="9pt" style:font-name-complex="Calibri Light1" style:font-size-complex="9pt"/>
    </style:style>
    <style:style style:name="ce116" style:family="table-cell" style:parent-style-name="Default" style:data-style-name="N4">
      <style:text-properties style:font-name="Calibri Light" fo:font-size="9pt" style:font-name-asian="Calibri Light2" style:font-size-asian="9pt" style:font-name-complex="Calibri Light2" style:font-size-complex="9pt"/>
    </style:style>
    <style:style style:name="ce102" style:family="table-cell" style:parent-style-name="Default" style:data-style-name="N4">
      <style:text-properties style:font-name="Bitstream Vera Sans" fo:font-size="9pt" style:font-name-asian="Bitstream Vera Sans" style:font-size-asian="9pt" style:font-name-complex="Bitstream Vera Sans" style:font-size-complex="9pt"/>
    </style:style>
    <style:style style:name="ce108" style:family="table-cell" style:parent-style-name="Default" style:data-style-name="N4">
      <style:table-cell-properties fo:border-bottom="0.06pt solid #000000" style:text-align-source="fix" style:repeat-content="false" fo:border-left="none" fo:padding-bottom="0.035cm" fo:padding-left="0.035cm" fo:padding-right="0cm" fo:padding-top="0.035cm" fo:border-right="none" fo:border-top="none" style:vertical-align="automatic"/>
      <style:paragraph-properties fo:text-align="end"/>
      <style:text-properties style:font-name="Bitstream Vera Sans" fo:font-size="9pt" fo:font-weight="bold" style:font-name-asian="Bitstream Vera Sans" style:font-size-asian="9pt" style:font-weight-asian="bold" style:font-name-complex="Bitstream Vera Sans" style:font-size-complex="9pt" style:font-weight-complex="bold"/>
    </style:style>
    <style:style style:name="ce112" style:family="table-cell" style:parent-style-name="Default" style:data-style-name="N4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Bitstream Vera Sans" fo:font-size="9pt" style:text-underline-style="solid" style:text-underline-width="auto" style:text-underline-color="font-color" fo:font-weight="bold" style:font-name-asian="Bitstream Vera Sans" style:font-size-asian="9pt" style:font-weight-asian="bold" style:font-name-complex="Bitstream Vera Sans" style:font-size-complex="9pt" style:font-weight-complex="bold"/>
    </style:style>
    <style:style style:name="ce110" style:family="table-cell" style:parent-style-name="Default" style:data-style-name="N4">
      <style:table-cell-properties fo:border-bottom="0.06pt solid #000000" fo:border-left="none" fo:border-right="none" fo:border-top="none"/>
      <style:text-properties style:font-name="Bitstream Vera Sans" fo:font-size="9pt" style:font-name-asian="Bitstream Vera Sans" style:font-size-asian="9pt" style:font-name-complex="Bitstream Vera Sans" style:font-size-complex="9pt"/>
    </style:style>
    <style:style style:name="ce95" style:family="table-cell" style:parent-style-name="Default" style:data-style-name="N10104">
      <style:text-properties style:font-name="Bitstream Vera Sans" fo:font-size="9pt" fo:font-weight="bold" style:font-name-asian="Bitstream Vera Sans" style:font-size-asian="9pt" style:font-weight-asian="bold" style:font-name-complex="Bitstream Vera Sans" style:font-size-complex="9pt" style:font-weight-complex="bold"/>
    </style:style>
    <style:style style:name="ce98" style:family="table-cell" style:parent-style-name="Default" style:data-style-name="N10104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Bitstream Vera Sans" fo:font-size="9pt" fo:font-weight="bold" style:font-name-asian="Bitstream Vera Sans" style:font-size-asian="9pt" style:font-weight-asian="bold" style:font-name-complex="Bitstream Vera Sans" style:font-size-complex="9pt" style:font-weight-complex="bold"/>
    </style:style>
    <style:style style:name="ce101" style:family="table-cell" style:parent-style-name="Default" style:data-style-name="N10104">
      <style:text-properties style:font-name="Bitstream Vera Sans" fo:font-size="9pt" style:font-name-asian="Bitstream Vera Sans" style:font-size-asian="9pt" style:font-name-complex="Bitstream Vera Sans" style:font-size-complex="9pt"/>
    </style:style>
    <style:style style:name="ce109" style:family="table-cell" style:parent-style-name="Default" style:data-style-name="N10104">
      <style:table-cell-properties fo:border-bottom="0.06pt solid #000000" fo:border-left="none" fo:border-right="none" fo:border-top="none"/>
      <style:text-properties style:font-name="Bitstream Vera Sans" fo:font-size="9pt" fo:font-weight="bold" style:font-name-asian="Bitstream Vera Sans" style:font-size-asian="9pt" style:font-weight-asian="bold" style:font-name-complex="Bitstream Vera Sans" style:font-size-complex="9pt" style:font-weight-complex="bold"/>
    </style:style>
    <style:style style:name="ce113" style:family="table-cell" style:parent-style-name="Default" style:data-style-name="N10104">
      <style:text-properties style:font-name="Bitstream Vera Sans" fo:font-size="9pt" style:text-underline-style="solid" style:text-underline-width="auto" style:text-underline-color="font-color" fo:font-weight="bold" style:font-name-asian="Bitstream Vera Sans" style:font-size-asian="9pt" style:font-weight-asian="bold" style:font-name-complex="Bitstream Vera Sans" style:font-size-complex="9pt" style:font-weight-complex="bold"/>
    </style:style>
    <style:style style:name="ce117" style:family="table-cell" style:parent-style-name="Default" style:data-style-name="N10104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Bitstream Vera Sans" fo:font-size="9pt" style:font-name-asian="Bitstream Vera Sans" style:font-size-asian="9pt" style:font-name-complex="Bitstream Vera Sans" style:font-size-complex="9pt"/>
    </style:style>
    <style:style style:name="ce96" style:family="table-cell" style:parent-style-name="Default" style:data-style-name="N4">
      <style:text-properties style:font-name="Bitstream Vera Sans" fo:font-size="9pt" fo:font-weight="bold" style:font-name-asian="Bitstream Vera Sans" style:font-size-asian="9pt" style:font-weight-asian="bold" style:font-name-complex="Bitstream Vera Sans" style:font-size-complex="9pt" style:font-weight-complex="bold"/>
    </style:style>
    <style:style style:name="ce99" style:family="table-cell" style:parent-style-name="Default" style:data-style-name="N4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Bitstream Vera Sans" fo:font-size="9pt" fo:font-weight="bold" style:font-name-asian="Bitstream Vera Sans" style:font-size-asian="9pt" style:font-weight-asian="bold" style:font-name-complex="Bitstream Vera Sans" style:font-size-complex="9pt" style:font-weight-complex="bold"/>
    </style:style>
    <style:style style:name="ce114" style:family="table-cell" style:parent-style-name="Default" style:data-style-name="N4">
      <style:text-properties style:font-name="Bitstream Vera Sans" fo:font-size="9pt" style:text-underline-style="solid" style:text-underline-width="auto" style:text-underline-color="font-color" fo:font-weight="bold" style:font-name-asian="Bitstream Vera Sans" style:font-size-asian="9pt" style:font-weight-asian="bold" style:font-name-complex="Bitstream Vera Sans" style:font-size-complex="9pt" style:font-weight-complex="bold"/>
    </style:style>
    <style:style style:name="ce103" style:family="table-cell" style:parent-style-name="Default" style:data-style-name="N20104">
      <style:text-properties style:font-name="Bitstream Vera Sans" fo:font-size="9pt" style:font-name-asian="Bitstream Vera Sans" style:font-size-asian="9pt" style:font-name-complex="Bitstream Vera Sans" style:font-size-complex="9pt"/>
    </style:style>
    <style:style style:name="ce111" style:family="table-cell" style:parent-style-name="Default" style:data-style-name="N20104">
      <style:table-cell-properties fo:border-bottom="0.06pt solid #000000" fo:border-left="none" fo:border-right="none" fo:border-top="none"/>
      <style:text-properties style:font-name="Bitstream Vera Sans" fo:font-size="9pt" fo:font-weight="bold" style:font-name-asian="Bitstream Vera Sans" style:font-size-asian="9pt" style:font-weight-asian="bold" style:font-name-complex="Bitstream Vera Sans" style:font-size-complex="9pt" style:font-weight-complex="bold"/>
    </style:style>
    <style:style style:name="ce115" style:family="table-cell" style:parent-style-name="Default" style:data-style-name="N20104">
      <style:text-properties style:font-name="Bitstream Vera Sans" fo:font-size="9pt" style:text-underline-style="solid" style:text-underline-width="auto" style:text-underline-color="font-color" fo:font-weight="bold" style:font-name-asian="Bitstream Vera Sans" style:font-size-asian="9pt" style:font-weight-asian="bold" style:font-name-complex="Bitstream Vera Sans" style:font-size-complex="9pt" style:font-weight-complex="bold"/>
    </style:style>
    <style:style style:name="ce118" style:family="table-cell" style:parent-style-name="Default" style:data-style-name="N0">
      <style:table-cell-properties style:vertical-align="middle"/>
      <style:text-properties style:font-name="Abyssinica SIL" style:font-name-asian="Abyssinica SIL" style:font-name-complex="Abyssinica SIL"/>
    </style:style>
    <style:style style:name="ce132" style:family="table-cell" style:parent-style-name="Default" style:data-style-name="N0">
      <style:table-cell-properties fo:border-bottom="none" fo:border-left="0.06pt solid #000000" fo:border-right="none" fo:border-top="0.06pt solid #000000" style:vertical-align="middle"/>
      <style:text-properties fo:font-weight="bold" style:font-weight-asian="bold" style:font-weight-complex="bold"/>
    </style:style>
    <style:style style:name="ce142" style:family="table-cell" style:parent-style-name="Default" style:data-style-name="N0">
      <style:table-cell-properties fo:border-bottom="0.06pt solid #000000" fo:border-left="0.06pt solid #000000" fo:border-right="none" fo:border-top="none" style:vertical-align="middle"/>
      <style:text-properties style:font-name="Abyssinica SIL" fo:font-weight="bold" style:font-name-asian="Abyssinica SIL" style:font-weight-asian="bold" style:font-name-complex="Abyssinica SIL" style:font-weight-complex="bold"/>
    </style:style>
    <style:style style:name="ce126" style:family="table-cell" style:parent-style-name="Default" style:data-style-name="N0">
      <style:table-cell-properties style:vertical-align="middle"/>
      <style:text-properties style:font-name="Abyssinica SIL" fo:font-weight="bold" style:font-name-asian="Abyssinica SIL" style:font-weight-asian="bold" style:font-name-complex="Abyssinica SIL" style:font-weight-complex="bold"/>
    </style:style>
    <style:style style:name="ce163" style:family="table-cell" style:parent-style-name="Default" style:data-style-name="N0">
      <style:table-cell-properties fo:border-bottom="0.06pt solid #000000" fo:border-left="0.06pt solid #000000" fo:border-right="none" fo:border-top="0.06pt solid #000000" style:vertical-align="middle"/>
      <style:text-properties style:font-name="Abyssinica SIL" style:font-name-asian="Abyssinica SIL" style:font-name-complex="Abyssinica SIL"/>
    </style:style>
    <style:style style:name="ce128" style:family="table-cell" style:parent-style-name="Default" style:data-style-name="N0">
      <style:table-cell-properties style:vertical-align="middle"/>
    </style:style>
    <style:style style:name="ce193" style:family="table-cell" style:parent-style-name="Default" style:data-style-name="N36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94" style:family="table-cell" style:parent-style-name="Default" style:data-style-name="N0">
      <style:table-cell-properties fo:border-bottom="0.06pt solid #000000" fo:border-left="none" fo:border-right="none" fo:border-top="none" style:vertical-align="middle"/>
      <style:text-properties style:font-name="Abyssinica SIL" fo:font-weight="bold" style:font-name-asian="Abyssinica SIL" style:font-weight-asian="bold" style:font-name-complex="Abyssinica SIL" style:font-weight-complex="bold"/>
    </style:style>
    <style:style style:name="ce119" style:family="table-cell" style:parent-style-name="Default" style:data-style-name="N111">
      <style:table-cell-properties style:vertical-align="middle"/>
      <style:text-properties style:font-name="Abyssinica SIL" style:font-name-asian="Abyssinica SIL" style:font-name-complex="Abyssinica SIL"/>
    </style:style>
    <style:style style:name="ce125" style:family="table-cell" style:parent-style-name="Default" style:data-style-name="N111">
      <style:table-cell-properties style:text-align-source="fix" style:repeat-content="false" style:vertical-align="middle"/>
      <style:paragraph-properties fo:text-align="center"/>
      <style:text-properties style:font-name="Abyssinica SIL" style:font-name-asian="Abyssinica SIL" style:font-name-complex="Abyssinica SIL"/>
    </style:style>
    <style:style style:name="ce12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Abyssinica SIL" fo:font-weight="bold" style:font-name-asian="Abyssinica SIL" style:font-weight-asian="bold" style:font-name-complex="Abyssinica SIL" style:font-weight-complex="bold"/>
    </style:style>
    <style:style style:name="ce133" style:family="table-cell" style:parent-style-name="Default" style:data-style-name="N111">
      <style:table-cell-properties fo:border-bottom="none" fo:border-left="none" fo:border-right="none" fo:border-top="0.06pt solid #000000" style:vertical-align="middle"/>
      <style:text-properties style:font-name="Abyssinica SIL" fo:font-weight="bold" style:font-name-asian="Abyssinica SIL" style:font-weight-asian="bold" style:font-name-complex="Abyssinica SIL" style:font-weight-complex="bold"/>
    </style:style>
    <style:style style:name="ce143" style:family="table-cell" style:parent-style-name="Default" style:data-style-name="N111">
      <style:table-cell-properties fo:border-bottom="0.06pt solid #000000" fo:border-left="none" fo:border-right="none" fo:border-top="none" style:vertical-align="middle"/>
      <style:text-properties style:font-name="Abyssinica SIL" style:font-name-asian="Abyssinica SIL" style:font-name-complex="Abyssinica SIL"/>
    </style:style>
    <style:style style:name="ce164" style:family="table-cell" style:parent-style-name="Default" style:data-style-name="N20104">
      <style:table-cell-properties fo:border-bottom="0.06pt solid #000000" style:text-align-source="fix" style:repeat-content="false" fo:border-left="none" fo:padding-bottom="0.035cm" fo:padding-left="0.035cm" fo:padding-right="0cm" fo:padding-top="0.035cm" fo:border-right="none" fo:border-top="0.06pt solid #000000" style:vertical-align="middle"/>
      <style:paragraph-properties fo:text-align="end"/>
      <style:text-properties style:font-name="Abyssinica SIL" style:font-name-asian="Abyssinica SIL" style:font-name-complex="Abyssinica SIL"/>
    </style:style>
    <style:style style:name="ce176" style:family="table-cell" style:parent-style-name="Default" style:data-style-name="N111">
      <style:table-cell-properties style:vertical-align="middle"/>
      <style:text-properties style:font-name="Abyssinica SIL" fo:font-weight="bold" style:font-name-asian="Abyssinica SIL" style:font-weight-asian="bold" style:font-name-complex="Abyssinica SIL" style:font-weight-complex="bold"/>
    </style:style>
    <style:style style:name="ce185" style:family="table-cell" style:parent-style-name="Default" style:data-style-name="N20104">
      <style:table-cell-properties style:text-align-source="fix" style:repeat-content="false" fo:padding-bottom="0.035cm" fo:padding-left="0.035cm" fo:padding-right="0cm" fo:padding-top="0.035cm" style:vertical-align="middle"/>
      <style:paragraph-properties fo:text-align="end"/>
      <style:text-properties style:font-name="Abyssinica SIL" style:font-name-asian="Abyssinica SIL" style:font-name-complex="Abyssinica SIL"/>
    </style:style>
    <style:style style:name="ce221" style:family="table-cell" style:parent-style-name="Default" style:data-style-name="N20104">
      <style:table-cell-properties fo:border-bottom="none" style:text-align-source="fix" style:repeat-content="false" fo:background-color="transparent" fo:border-left="none" fo:padding-bottom="0.035cm" fo:padding-left="0.035cm" fo:padding-right="0cm" fo:padding-top="0.035cm" fo:border-right="none" fo:border-top="0.06pt solid #000000" style:vertical-align="middle"/>
      <style:paragraph-properties fo:text-align="end"/>
      <style:text-properties style:font-name="Abyssinica SIL" fo:font-weight="bold" style:font-name-asian="Abyssinica SIL" style:font-weight-asian="bold" style:font-name-complex="Abyssinica SIL" style:font-weight-complex="bold"/>
    </style:style>
    <style:style style:name="ce223" style:family="table-cell" style:parent-style-name="Default" style:data-style-name="N0">
      <style:table-cell-properties fo:background-color="transparent"/>
    </style:style>
    <style:style style:name="ce225" style:family="table-cell" style:parent-style-name="Default" style:data-style-name="N20104">
      <style:table-cell-properties style:text-align-source="fix" style:repeat-content="false" fo:background-color="transparent" fo:padding-bottom="0.035cm" fo:padding-left="0.035cm" fo:padding-right="0cm" fo:padding-top="0.035cm" style:vertical-align="middle"/>
      <style:paragraph-properties fo:text-align="end"/>
      <style:text-properties style:font-name="Abyssinica SIL" fo:font-weight="bold" style:font-name-asian="Abyssinica SIL" style:font-weight-asian="bold" style:font-name-complex="Abyssinica SIL" style:font-weight-complex="bold"/>
    </style:style>
    <style:style style:name="ce144" style:family="table-cell" style:parent-style-name="Default" style:data-style-name="N0">
      <style:table-cell-properties fo:border-bottom="0.06pt solid #000000" fo:border-left="none" fo:border-right="none" fo:border-top="none" style:vertical-align="middle"/>
      <style:text-properties style:font-name="Abyssinica SIL" style:font-name-asian="Abyssinica SIL" style:font-name-complex="Abyssinica SIL"/>
    </style:style>
    <style:style style:name="ce162" style:family="table-cell" style:parent-style-name="Default" style:data-style-name="N20103">
      <style:table-cell-properties style:vertical-align="middle"/>
      <style:text-properties style:font-name="Abyssinica SIL" fo:font-size="7pt" style:font-name-asian="Abyssinica SIL" style:font-size-asian="7pt" style:font-name-complex="Abyssinica SIL" style:font-size-complex="7pt"/>
    </style:style>
    <style:style style:name="ce180" style:family="table-cell" style:parent-style-name="Default" style:data-style-name="N111">
      <style:table-cell-properties style:text-align-source="fix" style:repeat-content="false" fo:padding-bottom="0.035cm" fo:padding-left="0.035cm" fo:padding-right="0cm" fo:padding-top="0.035cm" style:vertical-align="middle"/>
      <style:paragraph-properties fo:text-align="end"/>
      <style:text-properties style:font-name="Abyssinica SIL" fo:font-weight="bold" style:font-name-asian="Abyssinica SIL" style:font-weight-asian="bold" style:font-name-complex="Abyssinica SIL" style:font-weight-complex="bold"/>
    </style:style>
    <style:style style:name="ce218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padding-bottom="0.035cm" fo:padding-left="0.035cm" fo:padding-right="0cm" fo:padding-top="0.035cm" fo:border-right="none" fo:border-top="0.06pt solid #000000" style:vertical-align="middle"/>
      <style:paragraph-properties fo:text-align="end"/>
      <style:text-properties fo:font-weight="bold" style:font-weight-asian="bold" style:font-weight-complex="bold"/>
    </style:style>
    <style:style style:name="ce196" style:family="table-cell" style:parent-style-name="Default" style:data-style-name="N0">
      <style:table-cell-properties fo:border-bottom="0.06pt solid #000000" fo:border-left="0.06pt solid #000000" fo:border-right="none" fo:border-top="none" style:vertical-align="middle"/>
    </style:style>
    <style:style style:name="ce205" style:family="table-cell" style:parent-style-name="Default" style:data-style-name="N0">
      <style:table-cell-properties fo:border-bottom="0.06pt solid #000000" fo:border-left="0.06pt solid #000000" fo:border-right="none" fo:border-top="0.06pt solid #000000" style:vertical-align="middle"/>
    </style:style>
    <style:style style:name="ce134" style:family="table-cell" style:parent-style-name="Default" style:data-style-name="N0">
      <style:table-cell-properties fo:border-bottom="none" style:text-align-source="fix" style:repeat-content="false" fo:border-left="none" fo:padding-bottom="0.035cm" fo:padding-left="0.035cm" fo:padding-right="0cm" fo:padding-top="0.035cm" fo:border-right="none" fo:border-top="0.06pt solid #000000" style:vertical-align="middle"/>
      <style:paragraph-properties fo:text-align="end"/>
      <style:text-properties style:font-name="Abyssinica SIL" fo:font-weight="bold" style:font-name-asian="Abyssinica SIL" style:font-weight-asian="bold" style:font-name-complex="Abyssinica SIL" style:font-weight-complex="bold"/>
    </style:style>
    <style:style style:name="ce165" style:family="table-cell" style:parent-style-name="Default" style:data-style-name="N10000">
      <style:table-cell-properties fo:border-bottom="0.06pt solid #000000" fo:border-left="none" fo:border-right="0.06pt solid #000000" fo:border-top="0.06pt solid #000000" style:vertical-align="middle"/>
      <style:text-properties style:font-name="Abyssinica SIL" style:font-name-asian="Abyssinica SIL" style:font-name-complex="Abyssinica SIL"/>
    </style:style>
    <style:style style:name="ce188" style:family="table-cell" style:parent-style-name="Default" style:data-style-name="N10000">
      <style:table-cell-properties style:text-align-source="fix" style:repeat-content="false" fo:padding-bottom="0.035cm" fo:padding-left="0.035cm" fo:padding-right="0cm" fo:padding-top="0.035cm" style:vertical-align="middle"/>
      <style:paragraph-properties fo:text-align="end"/>
      <style:text-properties style:font-name="Abyssinica SIL" style:font-name-asian="Abyssinica SIL" style:font-name-complex="Abyssinica SIL"/>
    </style:style>
    <style:style style:name="ce197" style:family="table-cell" style:parent-style-name="Default" style:data-style-name="N0">
      <style:table-cell-properties fo:border-bottom="0.06pt solid #000000" fo:border-left="none" fo:border-right="none" fo:border-top="none" style:vertical-align="middle"/>
    </style:style>
    <style:style style:name="ce184" style:family="table-cell" style:parent-style-name="Default" style:data-style-name="N0">
      <style:table-cell-properties fo:border-bottom="0.06pt solid #000000" fo:border-left="none" fo:border-right="none" fo:border-top="0.06pt solid #000000" style:vertical-align="middle"/>
    </style:style>
    <style:style style:name="ce214" style:family="table-cell" style:parent-style-name="Default" style:data-style-name="N10000">
      <style:table-cell-properties fo:border-bottom="0.06pt solid #000000" style:text-align-source="fix" style:repeat-content="false" fo:border-left="none" fo:padding-bottom="0.035cm" fo:padding-left="0.035cm" fo:padding-right="0cm" fo:padding-top="0.035cm" fo:border-right="none" fo:border-top="none" style:vertical-align="middle"/>
      <style:paragraph-properties fo:text-align="end"/>
      <style:text-properties style:font-name="Abyssinica SIL" style:font-name-asian="Abyssinica SIL" style:font-name-complex="Abyssinica SIL"/>
    </style:style>
    <style:style style:name="ce222" style:family="table-cell" style:parent-style-name="Default" style:data-style-name="N10104">
      <style:table-cell-properties fo:border-bottom="none" style:text-align-source="fix" style:repeat-content="false" fo:background-color="transparent" fo:border-left="none" fo:padding-bottom="0.035cm" fo:padding-left="0.035cm" fo:padding-right="0cm" fo:padding-top="0.035cm" fo:border-right="none" fo:border-top="0.06pt solid #000000" style:vertical-align="middle"/>
      <style:paragraph-properties fo:text-align="end"/>
      <style:text-properties style:font-name="Abyssinica SIL" fo:font-weight="bold" style:font-name-asian="Abyssinica SIL" style:font-weight-asian="bold" style:font-name-complex="Abyssinica SIL" style:font-weight-complex="bold"/>
    </style:style>
    <style:style style:name="ce224" style:family="table-cell" style:parent-style-name="Default" style:data-style-name="N10104">
      <style:table-cell-properties style:text-align-source="fix" style:repeat-content="false" fo:background-color="transparent" fo:padding-bottom="0.035cm" fo:padding-left="0.035cm" fo:padding-right="0cm" fo:padding-top="0.035cm" style:vertical-align="middle"/>
      <style:paragraph-properties fo:text-align="end"/>
      <style:text-properties style:font-name="Abyssinica SIL" fo:font-weight="bold" style:font-name-asian="Abyssinica SIL" style:font-weight-asian="bold" style:font-name-complex="Abyssinica SIL" style:font-weight-complex="bold"/>
    </style:style>
    <style:style style:name="ce135" style:family="table-cell" style:parent-style-name="Default" style:data-style-name="N20104">
      <style:table-cell-properties fo:border-bottom="none" fo:border-left="none" fo:border-right="none" fo:border-top="0.06pt solid #000000" style:vertical-align="middle"/>
      <style:text-properties style:font-name="Abyssinica SIL" fo:font-weight="bold" style:font-name-asian="Abyssinica SIL" style:font-weight-asian="bold" style:font-name-complex="Abyssinica SIL" style:font-weight-complex="bold"/>
    </style:style>
    <style:style style:name="ce145" style:family="table-cell" style:parent-style-name="Default" style:data-style-name="N111">
      <style:table-cell-properties fo:border-bottom="0.06pt solid #000000" style:text-align-source="fix" style:repeat-content="false" fo:border-left="none" fo:padding-bottom="0.035cm" fo:padding-left="0.035cm" fo:padding-right="0cm" fo:padding-top="0.035cm" fo:border-right="none" fo:border-top="none" style:vertical-align="middle"/>
      <style:paragraph-properties fo:text-align="end"/>
      <style:text-properties style:font-name="Abyssinica SIL" style:font-name-asian="Abyssinica SIL" style:font-name-complex="Abyssinica SIL"/>
    </style:style>
    <style:style style:name="ce157" style:family="table-cell" style:parent-style-name="Default" style:data-style-name="N10104">
      <style:table-cell-properties style:vertical-align="middle"/>
      <style:text-properties style:font-name="Abyssinica SIL" style:font-name-asian="Abyssinica SIL" style:font-name-complex="Abyssinica SIL"/>
    </style:style>
    <style:style style:name="ce166" style:family="table-cell" style:parent-style-name="Default" style:data-style-name="N10104">
      <style:table-cell-properties fo:border-bottom="0.06pt solid #000000" fo:border-left="none" fo:border-right="0.06pt solid #000000" fo:border-top="0.06pt solid #000000" style:vertical-align="middle"/>
      <style:text-properties style:font-name="Abyssinica SIL" style:font-name-asian="Abyssinica SIL" style:font-name-complex="Abyssinica SIL"/>
    </style:style>
    <style:style style:name="ce181" style:family="table-cell" style:parent-style-name="Default" style:data-style-name="N10104">
      <style:table-cell-properties style:vertical-align="middle"/>
      <style:text-properties style:font-name="Abyssinica SIL" fo:font-weight="bold" style:font-name-asian="Abyssinica SIL" style:font-weight-asian="bold" style:font-name-complex="Abyssinica SIL" style:font-weight-complex="bold"/>
    </style:style>
    <style:style style:name="ce198" style:family="table-cell" style:parent-style-name="Default" style:data-style-name="N0">
      <style:table-cell-properties fo:border-bottom="0.06pt solid #000000" style:text-align-source="fix" style:repeat-content="false" fo:border-left="none" fo:padding-bottom="0.035cm" fo:padding-left="0.035cm" fo:padding-right="0cm" fo:padding-top="0.035cm" fo:border-right="none" fo:border-top="none" style:vertical-align="middle"/>
      <style:paragraph-properties fo:text-align="end"/>
      <style:text-properties fo:font-weight="bold" style:font-weight-asian="bold" style:font-weight-complex="bold"/>
    </style:style>
    <style:style style:name="ce201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middle"/>
      <style:paragraph-properties fo:text-align="end"/>
      <style:text-properties fo:font-weight="bold" style:font-weight-asian="bold" style:font-weight-complex="bold"/>
    </style:style>
    <style:style style:name="ce206" style:family="table-cell" style:parent-style-name="Default" style:data-style-name="N0">
      <style:table-cell-properties fo:border-bottom="0.06pt solid #000000" style:text-align-source="fix" style:repeat-content="false" fo:border-left="none" fo:padding-bottom="0.035cm" fo:padding-left="0.035cm" fo:padding-right="0cm" fo:padding-top="0.035cm" fo:border-right="none" fo:border-top="0.06pt solid #000000" style:vertical-align="middle"/>
      <style:paragraph-properties fo:text-align="end"/>
      <style:text-properties fo:font-weight="bold" style:font-weight-asian="bold" style:font-weight-complex="bold"/>
    </style:style>
    <style:style style:name="ce212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middle"/>
      <style:paragraph-properties fo:text-align="end"/>
      <style:text-properties style:font-name="Abyssinica SIL" fo:font-weight="bold" style:font-name-asian="Abyssinica SIL" style:font-weight-asian="bold" style:font-name-complex="Abyssinica SIL" style:font-weight-complex="bold"/>
    </style:style>
    <style:style style:name="ce215" style:family="table-cell" style:parent-style-name="Default" style:data-style-name="N10104">
      <style:table-cell-properties fo:border-bottom="0.06pt solid #000000" fo:border-left="none" fo:border-right="none" fo:border-top="none" style:vertical-align="middle"/>
      <style:text-properties style:font-name="Abyssinica SIL" style:font-name-asian="Abyssinica SIL" style:font-name-complex="Abyssinica SIL"/>
    </style:style>
    <style:style style:name="ce120" style:family="table-cell" style:parent-style-name="Default" style:data-style-name="N10112">
      <style:table-cell-properties style:vertical-align="middle"/>
      <style:text-properties style:font-name="Abyssinica SIL" style:font-name-asian="Abyssinica SIL" style:font-name-complex="Abyssinica SIL"/>
    </style:style>
    <style:style style:name="ce136" style:family="table-cell" style:parent-style-name="Default" style:data-style-name="N0">
      <style:table-cell-properties fo:border-bottom="none" fo:border-left="0.06pt solid #000000" fo:border-right="0.06pt solid #000000" fo:border-top="0.06pt solid #000000" style:vertical-align="middle"/>
      <style:text-properties style:font-name="Abyssinica SIL" fo:font-weight="bold" style:font-name-asian="Abyssinica SIL" style:font-weight-asian="bold" style:font-name-complex="Abyssinica SIL" style:font-weight-complex="bold"/>
    </style:style>
    <style:style style:name="ce146" style:family="table-cell" style:parent-style-name="Default" style:data-style-name="N0">
      <style:table-cell-properties fo:border-bottom="0.06pt solid #000000" fo:border-left="0.06pt solid #000000" fo:border-right="0.06pt solid #000000" fo:border-top="none" style:vertical-align="middle"/>
      <style:text-properties style:font-name="Abyssinica SIL" style:font-name-asian="Abyssinica SIL" style:font-name-complex="Abyssinica SIL"/>
    </style:style>
    <style:style style:name="ce155" style:family="table-cell" style:parent-style-name="Default" style:data-style-name="N0">
      <style:table-cell-properties fo:border-bottom="none" fo:border-left="0.06pt solid #000000" fo:border-right="0.06pt solid #000000" fo:border-top="none" style:vertical-align="middle"/>
      <style:text-properties style:font-name="Abyssinica SIL" style:font-name-asian="Abyssinica SIL" style:font-name-complex="Abyssinica SIL"/>
    </style:style>
    <style:style style:name="ce161" style:family="table-cell" style:parent-style-name="Default" style:data-style-name="N10112">
      <style:table-cell-properties fo:border-bottom="none" fo:border-left="0.06pt solid #000000" fo:border-right="0.06pt solid #000000" fo:border-top="none" style:vertical-align="middle"/>
      <style:text-properties style:font-name="Abyssinica SIL" style:font-name-asian="Abyssinica SIL" style:font-name-complex="Abyssinica SIL"/>
    </style:style>
    <style:style style:name="ce167" style:family="table-cell" style:parent-style-name="Default" style:data-style-name="N10112">
      <style:table-cell-properties fo:border="0.06pt solid #000000" style:vertical-align="middle"/>
      <style:text-properties style:font-name="Abyssinica SIL" style:font-name-asian="Abyssinica SIL" style:font-name-complex="Abyssinica SIL"/>
    </style:style>
    <style:style style:name="ce172" style:family="table-cell" style:parent-style-name="Default" style:data-style-name="N0">
      <style:table-cell-properties fo:border="0.06pt solid #000000" style:vertical-align="middle"/>
      <style:text-properties style:font-name="Abyssinica SIL" style:font-name-asian="Abyssinica SIL" style:font-name-complex="Abyssinica SIL"/>
    </style:style>
    <style:style style:name="ce190" style:family="table-cell" style:parent-style-name="Default" style:data-style-name="N0">
      <style:table-cell-properties fo:border-bottom="none" fo:border-left="none" fo:border-right="none" fo:border-top="0.06pt solid #000000" style:vertical-align="middle"/>
      <style:text-properties fo:font-weight="bold" style:font-weight-asian="bold" style:font-weight-complex="bold"/>
    </style:style>
    <style:style style:name="ce207" style:family="table-cell" style:parent-style-name="Default" style:data-style-name="N0">
      <style:table-cell-properties fo:border-bottom="0.06pt solid #000000" fo:border-left="none" fo:border-right="none" fo:border-top="0.06pt solid #000000" style:vertical-align="middle"/>
      <style:text-properties style:font-name="Abyssinica SIL" fo:font-weight="bold" style:font-name-asian="Abyssinica SIL" style:font-weight-asian="bold" style:font-name-complex="Abyssinica SIL" style:font-weight-complex="bold"/>
    </style:style>
    <style:style style:name="ce121" style:family="table-cell" style:parent-style-name="Default" style:data-style-name="N11">
      <style:table-cell-properties style:vertical-align="middle"/>
      <style:text-properties style:font-name="Abyssinica SIL" fo:font-size="8pt" style:font-name-asian="Abyssinica SIL" style:font-size-asian="8pt" style:font-name-complex="Abyssinica SIL" style:font-size-complex="8pt"/>
    </style:style>
    <style:style style:name="ce400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/>
      <style:text-properties style:font-name="Abyssinica SIL" fo:font-size="8pt" fo:font-weight="bold" style:font-name-asian="Abyssinica SIL" style:font-size-asian="8pt" style:font-weight-asian="bold" style:font-name-complex="Abyssinica SIL" style:font-size-complex="8pt" style:font-weight-complex="bold"/>
    </style:style>
    <style:style style:name="ce129" style:family="table-cell" style:parent-style-name="Default" style:data-style-name="N11">
      <style:table-cell-properties style:text-align-source="fix" style:repeat-content="false" style:vertical-align="middle"/>
      <style:paragraph-properties fo:text-align="center"/>
      <style:text-properties style:font-name="Abyssinica SIL" fo:font-size="8pt" fo:font-weight="bold" style:font-name-asian="Abyssinica SIL" style:font-size-asian="8pt" style:font-weight-asian="bold" style:font-name-complex="Abyssinica SIL" style:font-size-complex="8pt" style:font-weight-complex="bold"/>
    </style:style>
    <style:style style:name="ce137" style:family="table-cell" style:parent-style-name="Default" style:data-style-name="N11">
      <style:table-cell-properties fo:border-bottom="none" fo:border-left="none" fo:border-right="none" fo:border-top="0.06pt solid #000000" style:vertical-align="middle"/>
      <style:text-properties style:font-name="Abyssinica SIL" fo:font-size="8pt" fo:font-weight="bold" style:font-name-asian="Abyssinica SIL" style:font-size-asian="8pt" style:font-weight-asian="bold" style:font-name-complex="Abyssinica SIL" style:font-size-complex="8pt" style:font-weight-complex="bold"/>
    </style:style>
    <style:style style:name="ce147" style:family="table-cell" style:parent-style-name="Default" style:data-style-name="N112">
      <style:table-cell-properties fo:border-bottom="0.06pt solid #000000" fo:border-left="0.06pt solid #000000" fo:border-right="none" fo:border-top="none" style:vertical-align="middle"/>
      <style:text-properties style:font-name="Abyssinica SIL" fo:font-size="8pt" fo:font-weight="bold" style:font-name-asian="Abyssinica SIL" style:font-size-asian="8pt" style:font-weight-asian="bold" style:font-name-complex="Abyssinica SIL" style:font-size-complex="8pt" style:font-weight-complex="bold"/>
    </style:style>
    <style:style style:name="ce158" style:family="table-cell" style:parent-style-name="Default" style:data-style-name="N11">
      <style:table-cell-properties fo:border-bottom="none" fo:border-left="0.06pt solid #000000" fo:border-right="none" fo:border-top="none" style:vertical-align="middle"/>
      <style:text-properties style:font-name="Abyssinica SIL" fo:font-size="8pt" fo:font-weight="bold" style:font-name-asian="Abyssinica SIL" style:font-size-asian="8pt" style:font-weight-asian="bold" style:font-name-complex="Abyssinica SIL" style:font-size-complex="8pt" style:font-weight-complex="bold"/>
    </style:style>
    <style:style style:name="ce168" style:family="table-cell" style:parent-style-name="Default" style:data-style-name="N11">
      <style:table-cell-properties fo:border-bottom="0.06pt solid #000000" fo:border-left="0.06pt solid #000000" fo:border-right="none" fo:border-top="0.06pt solid #000000" style:vertical-align="middle"/>
      <style:text-properties style:font-name="Abyssinica SIL" fo:font-size="8pt" fo:font-weight="bold" style:font-name-asian="Abyssinica SIL" style:font-size-asian="8pt" style:font-weight-asian="bold" style:font-name-complex="Abyssinica SIL" style:font-size-complex="8pt" style:font-weight-complex="bold"/>
    </style:style>
    <style:style style:name="ce160" style:family="table-cell" style:parent-style-name="Default" style:data-style-name="N11">
      <style:table-cell-properties style:vertical-align="middle"/>
      <style:text-properties style:font-name="Abyssinica SIL" fo:font-size="8pt" fo:font-weight="bold" style:font-name-asian="Abyssinica SIL" style:font-size-asian="8pt" style:font-weight-asian="bold" style:font-name-complex="Abyssinica SIL" style:font-size-complex="8pt" style:font-weight-complex="bold"/>
    </style:style>
    <style:style style:name="ce189" style:family="table-cell" style:parent-style-name="Default" style:data-style-name="N112">
      <style:table-cell-properties fo:border-bottom="none" fo:border-left="0.06pt solid #000000" fo:border-right="none" fo:border-top="none" style:vertical-align="middle"/>
      <style:text-properties style:font-name="Abyssinica SIL" fo:font-size="8pt" fo:font-weight="bold" style:font-name-asian="Abyssinica SIL" style:font-size-asian="8pt" style:font-weight-asian="bold" style:font-name-complex="Abyssinica SIL" style:font-size-complex="8pt" style:font-weight-complex="bold"/>
    </style:style>
    <style:style style:name="ce219" style:family="table-cell" style:parent-style-name="Default" style:data-style-name="N112">
      <style:table-cell-properties fo:border-bottom="0.06pt solid #000000" style:text-align-source="fix" style:repeat-content="false" fo:background-color="transparent" fo:border-left="none" fo:padding-bottom="0.035cm" fo:padding-left="0.035cm" fo:padding-right="0cm" fo:padding-top="0.035cm" fo:border-right="none" fo:border-top="0.06pt solid #000000" style:vertical-align="middle"/>
      <style:paragraph-properties fo:text-align="end"/>
      <style:text-properties fo:font-size="18pt" fo:font-weight="bold" style:font-size-asian="18pt" style:font-weight-asian="bold" style:font-size-complex="18pt" style:font-weight-complex="bold"/>
    </style:style>
    <style:style style:name="ce409" style:family="table-cell" style:parent-style-name="Default" style:data-style-name="N11">
      <style:table-cell-properties fo:border-bottom="none" fo:border-left="0.06pt solid #000000" fo:border-right="none" fo:border-top="none" style:vertical-align="middle"/>
      <style:text-properties style:font-name="Abyssinica SIL" fo:font-size="8pt" style:font-name-asian="Abyssinica SIL" style:font-size-asian="8pt" style:font-name-complex="Abyssinica SIL" style:font-size-complex="8pt"/>
    </style:style>
    <style:style style:name="ce199" style:family="table-cell" style:parent-style-name="Default" style:data-style-name="N114">
      <style:table-cell-properties fo:border-bottom="0.06pt solid #000000" fo:border-left="0.06pt solid #000000" fo:border-right="none" fo:border-top="none" style:vertical-align="middle"/>
      <style:text-properties style:font-name="Abyssinica SIL" fo:font-weight="bold" style:font-name-asian="Abyssinica SIL" style:font-weight-asian="bold" style:font-name-complex="Abyssinica SIL" style:font-weight-complex="bold"/>
    </style:style>
    <style:style style:name="ce138" style:family="table-cell" style:parent-style-name="Default" style:data-style-name="N10112">
      <style:table-cell-properties fo:border-bottom="none" fo:border-left="none" fo:border-right="none" fo:border-top="0.06pt solid #000000" style:vertical-align="middle"/>
      <style:text-properties style:font-name="Abyssinica SIL" fo:font-weight="bold" style:font-name-asian="Abyssinica SIL" style:font-weight-asian="bold" style:font-name-complex="Abyssinica SIL" style:font-weight-complex="bold"/>
    </style:style>
    <style:style style:name="ce148" style:family="table-cell" style:parent-style-name="Default" style:data-style-name="N10104">
      <style:table-cell-properties fo:border-bottom="0.06pt solid #000000" fo:background-color="#e8f2a1" style:text-align-source="fix" style:repeat-content="false" fo:border-left="none" fo:padding-bottom="0.035cm" fo:padding-left="0.035cm" fo:padding-right="0cm" fo:padding-top="0.035cm" fo:border-right="none" fo:border-top="none" style:vertical-align="middle"/>
      <style:paragraph-properties fo:text-align="end"/>
      <style:text-properties style:font-name="Abyssinica SIL" style:font-name-asian="Abyssinica SIL" style:font-name-complex="Abyssinica SIL"/>
    </style:style>
    <style:style style:name="ce183" style:family="table-cell" style:parent-style-name="Default" style:data-style-name="N10112">
      <style:table-cell-properties fo:border-bottom="0.06pt solid #000000" fo:border-left="none" fo:border-right="0.06pt solid #000000" fo:border-top="0.06pt solid #000000" style:vertical-align="middle"/>
      <style:text-properties style:font-name="Abyssinica SIL" style:font-name-asian="Abyssinica SIL" style:font-name-complex="Abyssinica SIL"/>
    </style:style>
    <style:style style:name="ce208" style:family="table-cell" style:parent-style-name="Default" style:data-style-name="N10104">
      <style:table-cell-properties fo:border-bottom="0.06pt solid #000000" fo:border-left="none" fo:border-right="none" fo:border-top="0.06pt solid #000000" style:vertical-align="middle"/>
      <style:text-properties style:font-name="Abyssinica SIL" fo:font-size="8pt" fo:font-weight="bold" style:font-name-asian="Abyssinica SIL" style:font-size-asian="8pt" style:font-weight-asian="bold" style:font-name-complex="Abyssinica SIL" style:font-size-complex="8pt" style:font-weight-complex="bold"/>
    </style:style>
    <style:style style:name="ce192" style:family="table-cell" style:parent-style-name="Default" style:data-style-name="N20103">
      <style:table-cell-properties style:vertical-align="middle"/>
      <style:text-properties style:font-name="Abyssinica SIL" fo:font-weight="bold" style:font-name-asian="Abyssinica SIL" style:font-weight-asian="bold" style:font-name-complex="Abyssinica SIL" style:font-weight-complex="bold"/>
    </style:style>
    <style:style style:name="ce130" style:family="table-cell" style:parent-style-name="Default" style:data-style-name="N20104">
      <style:table-cell-properties style:text-align-source="fix" style:repeat-content="false" style:vertical-align="middle"/>
      <style:paragraph-properties fo:text-align="center"/>
      <style:text-properties style:font-name="Abyssinica SIL" fo:font-weight="bold" style:font-name-asian="Abyssinica SIL" style:font-weight-asian="bold" style:font-name-complex="Abyssinica SIL" style:font-weight-complex="bold"/>
    </style:style>
    <style:style style:name="ce124" style:family="table-cell" style:parent-style-name="Default" style:data-style-name="N20103">
      <style:table-cell-properties style:vertical-align="middle"/>
      <style:text-properties style:font-name="Abyssinica SIL" style:font-name-asian="Abyssinica SIL" style:font-name-complex="Abyssinica SIL"/>
    </style:style>
    <style:style style:name="ce169" style:family="table-cell" style:parent-style-name="Default" style:data-style-name="N20103">
      <style:table-cell-properties fo:border-bottom="0.06pt solid #000000" fo:border-left="none" fo:border-right="none" fo:border-top="0.06pt solid #000000" style:vertical-align="middle"/>
      <style:text-properties style:font-name="Abyssinica SIL" style:font-name-asian="Abyssinica SIL" style:font-name-complex="Abyssinica SIL"/>
    </style:style>
    <style:style style:name="ce202" style:family="table-cell" style:parent-style-name="Default" style:data-style-name="N20103">
      <style:table-cell-properties fo:border-bottom="0.06pt solid #000000" fo:border-left="none" fo:border-right="none" fo:border-top="0.06pt solid #000000" style:vertical-align="middle"/>
      <style:text-properties style:font-name="Abyssinica SIL" fo:font-weight="bold" style:font-name-asian="Abyssinica SIL" style:font-weight-asian="bold" style:font-name-complex="Abyssinica SIL" style:font-weight-complex="bold"/>
    </style:style>
    <style:style style:name="ce209" style:family="table-cell" style:parent-style-name="Default" style:data-style-name="N20103">
      <style:table-cell-properties fo:border-bottom="0.06pt solid #000000" fo:border-left="none" fo:border-right="none" fo:border-top="0.06pt solid #000000" style:vertical-align="middle"/>
      <style:text-properties style:font-name="Abyssinica SIL" fo:font-size="8pt" fo:font-weight="bold" style:font-name-asian="Abyssinica SIL" style:font-size-asian="8pt" style:font-weight-asian="bold" style:font-name-complex="Abyssinica SIL" style:font-size-complex="8pt" style:font-weight-complex="bold"/>
    </style:style>
    <style:style style:name="ce21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Abyssinica SIL" fo:font-weight="bold" style:font-name-asian="Abyssinica SIL" style:font-weight-asian="bold" style:font-name-complex="Abyssinica SIL" style:font-weight-complex="bold"/>
    </style:style>
    <style:style style:name="ce149" style:family="table-cell" style:parent-style-name="Default" style:data-style-name="N20104">
      <style:table-cell-properties fo:border-bottom="0.06pt solid #000000" fo:background-color="#e8f2a1" fo:border-left="none" fo:border-right="0.06pt solid #000000" fo:border-top="none" style:vertical-align="middle"/>
      <style:text-properties style:font-name="Abyssinica SIL" style:font-name-asian="Abyssinica SIL" style:font-name-complex="Abyssinica SIL"/>
    </style:style>
    <style:style style:name="ce170" style:family="table-cell" style:parent-style-name="Default" style:data-style-name="N0">
      <style:table-cell-properties fo:border-bottom="0.06pt solid #000000" fo:border-left="none" fo:border-right="none" fo:border-top="0.06pt solid #000000" style:vertical-align="middle"/>
      <style:text-properties style:font-name="Abyssinica SIL" style:font-name-asian="Abyssinica SIL" style:font-name-complex="Abyssinica SIL"/>
    </style:style>
    <style:style style:name="ce182" style:family="table-cell" style:parent-style-name="Default" style:data-style-name="N10112">
      <style:table-cell-properties fo:border-bottom="0.06pt solid #000000" fo:border-left="none" fo:border-right="none" fo:border-top="0.06pt solid #000000" style:vertical-align="middle"/>
      <style:text-properties style:font-name="Abyssinica SIL" style:font-name-asian="Abyssinica SIL" style:font-name-complex="Abyssinica SIL"/>
    </style:style>
    <style:style style:name="ce187" style:family="table-cell" style:parent-style-name="Default" style:data-style-name="N10112">
      <style:table-cell-properties style:vertical-align="middle"/>
      <style:text-properties style:font-name="Abyssinica SIL" fo:font-weight="bold" style:font-name-asian="Abyssinica SIL" style:font-weight-asian="bold" style:font-name-complex="Abyssinica SIL" style:font-weight-complex="bold"/>
    </style:style>
    <style:style style:name="ce122" style:family="table-cell" style:parent-style-name="Default" style:data-style-name="N20104">
      <style:table-cell-properties style:vertical-align="middle"/>
      <style:text-properties style:font-name="Abyssinica SIL" style:font-name-asian="Abyssinica SIL" style:font-name-complex="Abyssinica SIL"/>
    </style:style>
    <style:style style:name="ce427" style:family="table-cell" style:parent-style-name="Default" style:data-style-name="N20104">
      <style:table-cell-properties fo:border-bottom="none" fo:border-left="none" fo:border-right="0.06pt solid #000000" fo:border-top="none" style:vertical-align="middle"/>
      <style:text-properties style:font-name="Abyssinica SIL" style:font-name-asian="Abyssinica SIL" style:font-name-complex="Abyssinica SIL"/>
    </style:style>
    <style:style style:name="ce150" style:family="table-cell" style:parent-style-name="Default" style:data-style-name="N20104">
      <style:table-cell-properties fo:border-bottom="0.06pt solid #000000" fo:background-color="#d4ea6b" fo:border-left="none" fo:border-right="none" fo:border-top="none" style:vertical-align="middle"/>
      <style:text-properties style:font-name="Abyssinica SIL" fo:font-weight="bold" style:font-name-asian="Abyssinica SIL" style:font-weight-asian="bold" style:font-name-complex="Abyssinica SIL" style:font-weight-complex="bold"/>
    </style:style>
    <style:style style:name="ce156" style:family="table-cell" style:parent-style-name="Default" style:data-style-name="N20104">
      <style:table-cell-properties fo:background-color="transparent" style:vertical-align="middle"/>
      <style:text-properties style:font-name="Abyssinica SIL" fo:font-weight="bold" style:font-name-asian="Abyssinica SIL" style:font-weight-asian="bold" style:font-name-complex="Abyssinica SIL" style:font-weight-complex="bold"/>
    </style:style>
    <style:style style:name="ce159" style:family="table-cell" style:parent-style-name="Default" style:data-style-name="N20104">
      <style:table-cell-properties fo:border-bottom="none" fo:border-left="none" fo:border-right="0.06pt solid #000000" fo:border-top="none" style:vertical-align="middle"/>
      <style:text-properties style:font-name="Abyssinica SIL" style:font-name-asian="Abyssinica SIL" style:font-name-complex="Abyssinica SIL"/>
    </style:style>
    <style:style style:name="ce171" style:family="table-cell" style:parent-style-name="Default" style:data-style-name="N20104">
      <style:table-cell-properties fo:border-bottom="0.06pt solid #000000" fo:border-left="none" fo:border-right="none" fo:border-top="0.06pt solid #000000" style:vertical-align="middle"/>
      <style:text-properties style:font-name="Abyssinica SIL" style:font-name-asian="Abyssinica SIL" style:font-name-complex="Abyssinica SIL"/>
    </style:style>
    <style:style style:name="ce178" style:family="table-cell" style:parent-style-name="Default" style:data-style-name="N20104">
      <style:table-cell-properties fo:border-bottom="0.06pt solid #000000" fo:border-left="none" fo:border-right="0.06pt solid #000000" fo:border-top="0.06pt solid #000000" style:vertical-align="middle"/>
      <style:text-properties style:font-name="Abyssinica SIL" style:font-name-asian="Abyssinica SIL" style:font-name-complex="Abyssinica SIL"/>
    </style:style>
    <style:style style:name="ce191" style:family="table-cell" style:parent-style-name="Default" style:data-style-name="N20104">
      <style:table-cell-properties fo:border-bottom="none" fo:border-left="none" fo:border-right="none" fo:border-top="0.06pt solid #000000" style:vertical-align="middle"/>
      <style:text-properties fo:font-weight="bold" style:font-weight-asian="bold" style:font-weight-complex="bold"/>
    </style:style>
    <style:style style:name="ce195" style:family="table-cell" style:parent-style-name="Default" style:data-style-name="N20104">
      <style:table-cell-properties fo:border-bottom="0.06pt solid #000000" fo:border-left="none" fo:border-right="0.06pt solid #000000" fo:border-top="none" style:vertical-align="middle"/>
      <style:text-properties style:font-name="Abyssinica SIL" fo:font-weight="bold" style:font-name-asian="Abyssinica SIL" style:font-weight-asian="bold" style:font-name-complex="Abyssinica SIL" style:font-weight-complex="bold"/>
    </style:style>
    <style:style style:name="ce203" style:family="table-cell" style:parent-style-name="Default" style:data-style-name="N20104">
      <style:table-cell-properties fo:border-bottom="none" fo:border-left="none" fo:border-right="0.06pt solid #000000" fo:border-top="none" style:vertical-align="middle"/>
      <style:text-properties style:font-name="Abyssinica SIL" fo:font-weight="bold" style:font-name-asian="Abyssinica SIL" style:font-weight-asian="bold" style:font-name-complex="Abyssinica SIL" style:font-weight-complex="bold"/>
    </style:style>
    <style:style style:name="ce210" style:family="table-cell" style:parent-style-name="Default" style:data-style-name="N20104">
      <style:table-cell-properties fo:border-bottom="0.06pt solid #000000" fo:border-left="none" fo:border-right="0.06pt solid #000000" fo:border-top="0.06pt solid #000000" style:vertical-align="middle"/>
      <style:text-properties style:font-name="Abyssinica SIL" fo:font-weight="bold" style:font-name-asian="Abyssinica SIL" style:font-weight-asian="bold" style:font-name-complex="Abyssinica SIL" style:font-weight-complex="bold"/>
    </style:style>
    <style:style style:name="ce139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font-name="Abyssinica SIL" fo:font-weight="bold" style:font-name-asian="Abyssinica SIL" style:font-weight-asian="bold" style:font-name-complex="Abyssinica SIL" style:font-weight-complex="bold"/>
    </style:style>
    <style:style style:name="ce173" style:family="table-cell" style:parent-style-name="Default" style:data-style-name="N11">
      <style:table-cell-properties fo:border-bottom="0.06pt solid #000000" fo:border-left="none" fo:border-right="none" fo:border-top="0.06pt solid #000000" style:vertical-align="middle"/>
      <style:text-properties style:font-name="Abyssinica SIL" fo:font-size="8pt" style:font-name-asian="Abyssinica SIL" style:font-size-asian="8pt" style:font-name-complex="Abyssinica SIL" style:font-size-complex="8pt"/>
    </style:style>
    <style:style style:name="ce220" style:family="table-cell" style:parent-style-name="Default" style:data-style-name="N112">
      <style:table-cell-properties fo:border-bottom="0.06pt solid #000000" style:text-align-source="fix" style:repeat-content="false" fo:background-color="transparent" fo:border-left="none" fo:padding-bottom="0.035cm" fo:padding-left="0.035cm" fo:padding-right="0cm" fo:padding-top="0.035cm" fo:border-right="0.06pt solid #000000" fo:border-top="0.06pt solid #000000" style:vertical-align="middle"/>
      <style:paragraph-properties fo:text-align="end"/>
      <style:text-properties fo:font-size="18pt" fo:font-weight="bold" style:font-size-asian="18pt" style:font-weight-asian="bold" style:font-size-complex="18pt" style:font-weight-complex="bold"/>
    </style:style>
    <style:style style:name="ce123" style:family="table-cell" style:parent-style-name="Excel_20_Built-in_20_Normal" style:data-style-name="N10000">
      <style:table-cell-properties fo:background-color="transparent" style:vertical-align="middle"/>
      <style:text-properties style:font-name="Abyssinica SIL" fo:font-size="10pt" style:font-name-asian="Abyssinica SIL" style:font-size-asian="10pt" style:font-name-complex="Abyssinica SIL" style:font-size-complex="10pt"/>
    </style:style>
    <style:style style:name="ce200" style:family="table-cell" style:parent-style-name="Default" style:data-style-name="N0">
      <style:table-cell-properties fo:border-bottom="0.06pt solid #000000" fo:border-left="none" fo:border-right="0.06pt solid #000000" fo:border-top="none" style:vertical-align="middle"/>
      <style:text-properties style:font-name="Abyssinica SIL" fo:font-weight="bold" style:font-name-asian="Abyssinica SIL" style:font-weight-asian="bold" style:font-name-complex="Abyssinica SIL" style:font-weight-complex="bold"/>
    </style:style>
    <style:style style:name="ce131" style:family="table-cell" style:parent-style-name="Default" style:data-style-name="N20103">
      <style:table-cell-properties style:text-align-source="fix" style:repeat-content="false" style:vertical-align="middle"/>
      <style:paragraph-properties fo:text-align="center"/>
      <style:text-properties style:font-name="Abyssinica SIL" fo:font-weight="bold" style:font-name-asian="Abyssinica SIL" style:font-weight-asian="bold" style:font-name-complex="Abyssinica SIL" style:font-weight-complex="bold"/>
    </style:style>
    <style:style style:name="ce140" style:family="table-cell" style:parent-style-name="Default" style:data-style-name="N20103">
      <style:table-cell-properties fo:border-bottom="none" fo:border-left="none" fo:border-right="none" fo:border-top="0.06pt solid #000000" style:vertical-align="middle"/>
      <style:text-properties style:font-name="Abyssinica SIL" fo:font-weight="bold" style:font-name-asian="Abyssinica SIL" style:font-weight-asian="bold" style:font-name-complex="Abyssinica SIL" style:font-weight-complex="bold"/>
    </style:style>
    <style:style style:name="ce151" style:family="table-cell" style:parent-style-name="Default" style:data-style-name="N20103">
      <style:table-cell-properties fo:border-bottom="0.06pt solid #000000" fo:background-color="#ffd7d7" style:text-align-source="fix" style:repeat-content="false" fo:border-left="none" fo:padding-bottom="0.035cm" fo:padding-left="0.035cm" fo:padding-right="0cm" fo:padding-top="0.035cm" fo:border-right="none" fo:border-top="none" style:vertical-align="middle"/>
      <style:paragraph-properties fo:text-align="end"/>
      <style:text-properties style:font-name="Abyssinica SIL" style:font-name-asian="Abyssinica SIL" style:font-name-complex="Abyssinica SIL"/>
    </style:style>
    <style:style style:name="ce186" style:family="table-cell" style:parent-style-name="Default" style:data-style-name="N20103">
      <style:table-cell-properties style:text-align-source="fix" style:repeat-content="false" fo:padding-bottom="0.035cm" fo:padding-left="0.035cm" fo:padding-right="0cm" fo:padding-top="0.035cm" style:vertical-align="middle"/>
      <style:paragraph-properties fo:text-align="end"/>
      <style:text-properties style:font-name="Abyssinica SIL" style:font-name-asian="Abyssinica SIL" style:font-name-complex="Abyssinica SIL"/>
    </style:style>
    <style:style style:name="ce204" style:family="table-cell" style:parent-style-name="Default" style:data-style-name="N20104">
      <style:table-cell-properties fo:border-bottom="0.06pt solid #000000" fo:border-left="none" fo:border-right="none" fo:border-top="0.06pt solid #000000" style:vertical-align="middle"/>
      <style:text-properties style:font-name="Abyssinica SIL" fo:font-weight="bold" style:font-name-asian="Abyssinica SIL" style:font-weight-asian="bold" style:font-name-complex="Abyssinica SIL" style:font-weight-complex="bold"/>
    </style:style>
    <style:style style:name="ce152" style:family="table-cell" style:parent-style-name="Default" style:data-style-name="N20104">
      <style:table-cell-properties fo:border-bottom="0.06pt solid #000000" fo:background-color="#ffd7d7" fo:border-left="none" fo:border-right="0.06pt solid #000000" fo:border-top="none" style:vertical-align="middle"/>
      <style:text-properties style:font-name="Abyssinica SIL" style:font-name-asian="Abyssinica SIL" style:font-name-complex="Abyssinica SIL"/>
    </style:style>
    <style:style style:name="ce179" style:family="table-cell" style:parent-style-name="Default" style:data-style-name="N10112">
      <style:table-cell-properties fo:border-bottom="0.06pt solid #000000" fo:border-left="none" fo:border-right="none" fo:border-top="0.06pt solid #000000" style:vertical-align="middle"/>
      <style:text-properties style:font-name="Abyssinica SIL" fo:font-weight="bold" style:font-name-asian="Abyssinica SIL" style:font-weight-asian="bold" style:font-name-complex="Abyssinica SIL" style:font-weight-complex="bold"/>
    </style:style>
    <style:style style:name="ce211" style:family="table-cell" style:parent-style-name="Default" style:data-style-name="N0">
      <style:table-cell-properties fo:border-bottom="0.06pt solid #000000" fo:border-left="none" fo:border-right="0.06pt solid #000000" fo:border-top="0.06pt solid #000000" style:vertical-align="middle"/>
      <style:text-properties style:font-name="Abyssinica SIL" fo:font-weight="bold" style:font-name-asian="Abyssinica SIL" style:font-weight-asian="bold" style:font-name-complex="Abyssinica SIL" style:font-weight-complex="bold"/>
    </style:style>
    <style:style style:name="ce450" style:family="table-cell" style:parent-style-name="Default" style:data-style-name="N0">
      <style:table-cell-properties fo:border-bottom="none" fo:border-left="none" fo:border-right="0.06pt solid #000000" fo:border-top="none" style:vertical-align="middle"/>
      <style:text-properties style:font-name="Abyssinica SIL" style:font-name-asian="Abyssinica SIL" style:font-name-complex="Abyssinica SIL"/>
    </style:style>
    <style:style style:name="ce153" style:family="table-cell" style:parent-style-name="Default" style:data-style-name="N20104">
      <style:table-cell-properties fo:border-bottom="0.06pt solid #000000" fo:background-color="#ffd7d7" fo:border-left="none" fo:border-right="none" fo:border-top="none" style:vertical-align="middle"/>
      <style:text-properties style:font-name="Abyssinica SIL" fo:font-weight="bold" style:font-name-asian="Abyssinica SIL" style:font-weight-asian="bold" style:font-name-complex="Abyssinica SIL" style:font-weight-complex="bold"/>
    </style:style>
    <style:style style:name="ce174" style:family="table-cell" style:parent-style-name="Default" style:data-style-name="N0">
      <style:table-cell-properties fo:border-bottom="0.06pt solid #000000" fo:border-left="none" fo:border-right="0.06pt solid #000000" fo:border-top="0.06pt solid #000000" style:vertical-align="middle"/>
      <style:text-properties style:font-name="Abyssinica SIL" style:font-name-asian="Abyssinica SIL" style:font-name-complex="Abyssinica SIL"/>
    </style:style>
    <style:style style:name="ce175" style:family="table-cell" style:parent-style-name="Default" style:data-style-name="N10112">
      <style:table-cell-properties fo:border="0.06pt solid #000000" style:vertical-align="middle"/>
      <style:text-properties style:font-name="Abyssinica SIL" fo:font-weight="bold" style:font-name-asian="Abyssinica SIL" style:font-weight-asian="bold" style:font-name-complex="Abyssinica SIL" style:font-weight-complex="bold"/>
    </style:style>
    <style:style style:name="ce141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  <style:text-properties style:font-name="Abyssinica SIL" fo:font-weight="bold" style:font-name-asian="Abyssinica SIL" style:font-weight-asian="bold" style:font-name-complex="Abyssinica SIL" style:font-weight-complex="bold"/>
    </style:style>
    <style:style style:name="ce154" style:family="table-cell" style:parent-style-name="Default" style:data-style-name="N0">
      <style:table-cell-properties fo:border-bottom="0.06pt solid #000000" fo:border-left="none" fo:border-right="0.06pt solid #000000" fo:border-top="none" style:vertical-align="middle"/>
      <style:text-properties style:font-name="Abyssinica SIL" style:font-name-asian="Abyssinica SIL" style:font-name-complex="Abyssinica SIL"/>
    </style:style>
    <style:style style:name="ce226" style:family="table-cell" style:parent-style-name="Default" style:data-style-name="N115">
      <style:table-cell-properties style:vertical-align="middle"/>
      <style:text-properties style:font-name="Abyssinica SIL" style:font-name-asian="Abyssinica SIL" style:font-name-complex="Abyssinica SIL"/>
    </style:style>
    <style:style style:name="ce227" style:family="table-cell" style:parent-style-name="Default" style:data-style-name="N4">
      <style:table-cell-properties style:vertical-align="middle"/>
      <style:text-properties style:font-name="Abyssinica SIL" style:font-name-asian="Abyssinica SIL" style:font-name-complex="Abyssinica SIL"/>
    </style:style>
    <style:style style:name="ce229" style:family="table-cell" style:parent-style-name="Default" style:data-style-name="N10104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ce231" style:family="table-cell" style:parent-style-name="Excel_20_Built-in_20_Normal" style:data-style-name="N10104">
      <style:table-cell-properties style:text-align-source="fix" style:repeat-content="false" fo:background-color="transparent" fo:padding-bottom="0.035cm" fo:padding-left="0.035cm" fo:padding-right="0cm" fo:padding-top="0.035cm" style:vertical-align="middle"/>
      <style:paragraph-properties fo:text-align="end"/>
      <style:text-properties style:font-name="Abyssinica SIL" fo:font-size="10pt" fo:font-weight="bold" style:font-name-asian="Abyssinica SIL" style:font-size-asian="10pt" style:font-weight-asian="bold" style:font-name-complex="Abyssinica SIL" style:font-size-complex="10pt" style:font-weight-complex="bold"/>
    </style:style>
    <style:style style:name="ce230" style:family="table-cell" style:parent-style-name="Default" style:data-style-name="N10112"/>
    <style:style style:name="ce232" style:family="table-cell" style:parent-style-name="Excel_20_Built-in_20_Normal" style:data-style-name="N20104">
      <style:table-cell-properties style:text-align-source="fix" style:repeat-content="false" fo:background-color="transparent" fo:padding-bottom="0.035cm" fo:padding-left="0.035cm" fo:padding-right="0cm" fo:padding-top="0.035cm" style:vertical-align="middle"/>
      <style:paragraph-properties fo:text-align="end"/>
      <style:text-properties style:font-name="Abyssinica SIL" fo:font-size="10pt" fo:font-weight="bold" style:font-name-asian="Abyssinica SIL" style:font-size-asian="10pt" style:font-weight-asian="bold" style:font-name-complex="Abyssinica SIL" style:font-size-complex="10pt" style:font-weight-complex="bold"/>
    </style:style>
    <style:style style:name="ce228" style:family="table-cell" style:parent-style-name="Default" style:data-style-name="N11">
      <style:table-cell-properties style:vertical-align="middle"/>
      <style:text-properties style:font-name="Abyssinica SIL" style:font-name-asian="Abyssinica SIL" style:font-name-complex="Abyssinica SIL"/>
    </style:style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  <style:style style:name="T1" style:family="text">
      <style:text-properties fo:color="#000000" style:font-name="F" fo:font-size="10pt" fo:font-weight="bold" style:text-underline-style="solid" style:text-underline-width="auto" style:text-underline-color="font-color" style:text-line-through-type="none" fo:font-style="normal" style:text-outline="false" fo:text-shadow="none" style:font-name-asian="F1" style:font-name-complex="F1" style:font-size-asian="10pt" style:font-size-complex="10pt" style:font-weight-asian="bold" style:font-weight-complex="bold" style:font-style-asian="normal" style:font-style-complex="normal"/>
    </style:style>
    <style:style style:name="T2" style:family="text">
      <style:text-properties fo:color="#000000" style:font-name="F" fo:font-size="10pt" fo:font-weight="normal" style:text-underline-style="none" style:text-underline-color="font-color" style:text-line-through-type="none" fo:font-style="normal" style:text-outline="false" fo:text-shadow="none" style:font-name-asian="F1" style:font-name-complex="F1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TPLM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8" table:default-cell-style-name="ce1"/>
        <table:table-row table:style-name="ro1" table:number-rows-repeated="8">
          <table:table-cell table:number-columns-repeated="1024"/>
        </table:table-row>
        <table:table-row table:style-name="ro1">
          <table:table-cell table:style-name="ce2" office:value-type="date" office:date-value="2023-02-10" calcext:value-type="date">
            <text:p>10.02.2023</text:p>
          </table:table-cell>
          <table:table-cell table:style-name="ce3" office:value-type="string" calcext:value-type="string">
            <text:p>tarihine kada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2-23</text:p>
          </table:table-cell>
          <table:table-cell office:value-type="string" calcext:value-type="string">
            <text:p>Kira hesabı</text:p>
          </table:table-cell>
          <table:table-cell table:number-columns-repeated="3"/>
          <table:table-cell table:style-name="ce4" office:value-type="string" calcext:value-type="string">
            <text:p>Alınan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4" office:value-type="string" calcext:value-type="string">
            <text:p>Kira</text:p>
          </table:table-cell>
          <table:table-cell table:style-name="ce4" office:value-type="string" calcext:value-type="string">
            <text:p>Ödeme</text:p>
          </table:table-cell>
          <table:table-cell table:style-name="ce4" office:value-type="string" calcext:value-type="string">
            <text:p>Kalan</text:p>
          </table:table-cell>
          <table:table-cell table:style-name="ce4" office:value-type="string" calcext:value-type="string">
            <text:p>Temin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nyA 22-23</text:p>
          </table:table-cell>
          <table:table-cell office:value-type="string" calcext:value-type="string">
            <text:p>Yıkamacı</text:p>
          </table:table-cell>
          <table:table-cell office:value-type="float" office:value="42000" calcext:value-type="float">
            <text:p>42000</text:p>
          </table:table-cell>
          <table:table-cell office:value-type="float" office:value="40000" calcext:value-type="float">
            <text:p>40000</text:p>
          </table:table-cell>
          <table:table-cell table:style-name="ce5" table:formula="of:=[.C12]-[.D12]" office:value-type="currency" office:currency="TRY" office:value="2000" calcext:value-type="currency">
            <text:p>₺2.000,00</text:p>
          </table:table-cell>
          <table:table-cell table:style-name="ce5" office:value-type="currency" office:currency="TRY" office:value="0" calcext:value-type="currency">
            <text:p>₺0,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nyB 22-23</text:p>
          </table:table-cell>
          <table:table-cell office:value-type="string" calcext:value-type="string">
            <text:p>Motorcu</text:p>
          </table:table-cell>
          <table:table-cell table:number-columns-repeated="2" office:value-type="float" office:value="84000" calcext:value-type="float">
            <text:p>84000</text:p>
          </table:table-cell>
          <table:table-cell table:style-name="ce5" table:formula="of:=[.C13]-[.D13]" office:value-type="currency" office:currency="TRY" office:value="0" calcext:value-type="currency">
            <text:p>₺0,00</text:p>
          </table:table-cell>
          <table:table-cell table:style-name="ce5" office:value-type="currency" office:currency="TRY" office:value="0" calcext:value-type="currency">
            <text:p>₺0,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nyCD 22-23</text:p>
          </table:table-cell>
          <table:table-cell office:value-type="string" calcext:value-type="string">
            <text:p>Hurdacı</text:p>
          </table:table-cell>
          <table:table-cell table:number-columns-repeated="2" office:value-type="float" office:value="82000" calcext:value-type="float">
            <text:p>82000</text:p>
          </table:table-cell>
          <table:table-cell table:style-name="ce5" table:formula="of:=[.C14]-[.D14]" office:value-type="currency" office:currency="TRY" office:value="0" calcext:value-type="currency">
            <text:p>₺0,00</text:p>
          </table:table-cell>
          <table:table-cell table:style-name="ce5" office:value-type="currency" office:currency="TRY" office:value="1200" calcext:value-type="currency">
            <text:p>₺1.200,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nyE 22-23</text:p>
          </table:table-cell>
          <table:table-cell office:value-type="string" calcext:value-type="string">
            <text:p>Motorcu</text:p>
          </table:table-cell>
          <table:table-cell table:number-columns-repeated="2" office:value-type="float" office:value="45000" calcext:value-type="float">
            <text:p>45000</text:p>
          </table:table-cell>
          <table:table-cell table:style-name="ce5" table:formula="of:=[.C15]-[.D15]" office:value-type="currency" office:currency="TRY" office:value="0" calcext:value-type="currency">
            <text:p>₺0,00</text:p>
          </table:table-cell>
          <table:table-cell table:style-name="ce5" office:value-type="currency" office:currency="TRY" office:value="750" calcext:value-type="currency">
            <text:p>₺750,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nyF 22-23</text:p>
          </table:table-cell>
          <table:table-cell office:value-type="string" calcext:value-type="string">
            <text:p>Demirci 9 ay*4000</text:p>
          </table:table-cell>
          <table:table-cell table:number-columns-repeated="2" office:value-type="float" office:value="36000" calcext:value-type="float">
            <text:p>36000</text:p>
          </table:table-cell>
          <table:table-cell table:style-name="ce5" table:formula="of:=[.C16]-[.D16]" office:value-type="currency" office:currency="TRY" office:value="0" calcext:value-type="currency">
            <text:p>₺0,00</text:p>
          </table:table-cell>
          <table:table-cell table:style-name="ce5" office:value-type="currency" office:currency="TRY" office:value="0" calcext:value-type="currency">
            <text:p>₺0,0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emirci 3 ay*6920</text:p>
          </table:table-cell>
          <table:table-cell office:value-type="float" office:value="20760" calcext:value-type="float">
            <text:p>20760</text:p>
          </table:table-cell>
          <table:table-cell office:value-type="float" office:value="6920" calcext:value-type="float">
            <text:p>6920</text:p>
          </table:table-cell>
          <table:table-cell table:style-name="ce5" table:formula="of:=[.C17]-[.D17]" office:value-type="currency" office:currency="TRY" office:value="13840" calcext:value-type="currency">
            <text:p>₺13.840,00</text:p>
          </table:table-cell>
          <table:table-cell table:style-name="ce5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emirci diğer hesap</text:p>
          </table:table-cell>
          <table:table-cell office:value-type="float" office:value="2650" calcext:value-type="float">
            <text:p>2650</text:p>
          </table:table-cell>
          <table:table-cell/>
          <table:table-cell table:style-name="ce5" table:formula="of:=[.C18]-[.D18]" office:value-type="currency" office:currency="TRY" office:value="2650" calcext:value-type="currency">
            <text:p>₺2.650,00</text:p>
          </table:table-cell>
          <table:table-cell table:style-name="ce5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emirci Avukat İcra hesabı</text:p>
          </table:table-cell>
          <table:table-cell table:number-columns-repeated="2"/>
          <table:table-cell table:style-name="ce5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nyG 22-23</text:p>
          </table:table-cell>
          <table:table-cell office:value-type="string" calcext:value-type="string">
            <text:p>Motorcu</text:p>
          </table:table-cell>
          <table:table-cell office:value-type="float" office:value="48000" calcext:value-type="float">
            <text:p>48000</text:p>
          </table:table-cell>
          <table:table-cell office:value-type="float" office:value="44000" calcext:value-type="float">
            <text:p>44000</text:p>
          </table:table-cell>
          <table:table-cell table:style-name="ce5" table:formula="of:=[.C20]-[.D20]" office:value-type="currency" office:currency="TRY" office:value="4000" calcext:value-type="currency">
            <text:p>₺4.000,00</text:p>
          </table:table-cell>
          <table:table-cell table:style-name="ce5" office:value-type="currency" office:currency="TRY" office:value="800" calcext:value-type="currency">
            <text:p>₺800,0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zg 22-23</text:p>
          </table:table-cell>
          <table:table-cell office:value-type="string" calcext:value-type="string">
            <text:p>Kömürcü</text:p>
          </table:table-cell>
          <table:table-cell office:value-type="float" office:value="19800" calcext:value-type="float">
            <text:p>19800</text:p>
          </table:table-cell>
          <table:table-cell office:value-type="float" office:value="18150" calcext:value-type="float">
            <text:p>18150</text:p>
          </table:table-cell>
          <table:table-cell table:style-name="ce5" table:formula="of:=[.C22]-[.D22]" office:value-type="currency" office:currency="TRY" office:value="1650" calcext:value-type="currency">
            <text:p>₺1.65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ğuş 22-23</text:p>
          </table:table-cell>
          <table:table-cell office:value-type="string" calcext:value-type="string">
            <text:p>Kumaşçı</text:p>
          </table:table-cell>
          <table:table-cell office:value-type="float" office:value="60000" calcext:value-type="float">
            <text:p>60000</text:p>
          </table:table-cell>
          <table:table-cell office:value-type="float" office:value="21000" calcext:value-type="float">
            <text:p>21000</text:p>
          </table:table-cell>
          <table:table-cell table:style-name="ce5" table:formula="of:=[.C23]-[.D23]" office:value-type="currency" office:currency="TRY" office:value="39000" calcext:value-type="currency">
            <text:p>₺39.000,00</text:p>
          </table:table-cell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6" office:value-type="string" calcext:value-type="string">
            <text:p>Toplamlar</text:p>
          </table:table-cell>
          <table:table-cell table:style-name="ce7" table:formula="of:=SUM([.C12:.C26])" office:value-type="currency" office:currency="TRY" office:value="440210" calcext:value-type="currency">
            <text:p>₺440.210,00</text:p>
          </table:table-cell>
          <table:table-cell table:style-name="ce7" table:formula="of:=SUM([.D12:.D26])" office:value-type="currency" office:currency="TRY" office:value="377070" calcext:value-type="currency">
            <text:p>₺377.070,00</text:p>
          </table:table-cell>
          <table:table-cell table:style-name="ce7" table:formula="of:=SUM([.E12:.E26])" office:value-type="currency" office:currency="TRY" office:value="63140" calcext:value-type="currency">
            <text:p>₺63.140,00</text:p>
          </table:table-cell>
          <table:table-cell table:style-name="ce7" table:formula="of:=SUM([.F12:.F26])" office:value-type="currency" office:currency="TRY" office:value="2750" calcext:value-type="currency">
            <text:p>₺2.750,00</text:p>
          </table:table-cell>
          <table:table-cell table:number-columns-repeated="1018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nyA105-22" table:style-name="ta1">
        <table:table-column table:style-name="co1" table:default-cell-style-name="ce1"/>
        <table:table-column table:style-name="co7" table:default-cell-style-name="ce1"/>
        <table:table-column table:style-name="co1" table:default-cell-style-name="ce1"/>
        <table:table-column table:style-name="co1" table:default-cell-style-name="ce9"/>
        <table:table-column table:style-name="co1" table:number-columns-repeated="3" table:default-cell-style-name="ce1"/>
        <table:table-column table:style-name="co6" table:number-columns-repeated="1017" table:default-cell-style-name="ce1"/>
        <table:table-row table:style-name="ro2">
          <table:table-cell/>
          <table:table-cell table:style-name="ce8"/>
          <table:table-cell table:style-name="ce9"/>
          <table:table-cell/>
          <table:table-cell table:style-name="ce9" table:number-columns-repeated="3"/>
          <table:table-cell table:number-columns-repeated="1017"/>
        </table:table-row>
        <table:table-row table:style-name="ro2">
          <table:table-cell/>
          <table:table-cell table:style-name="ce8" office:value-type="string" calcext:value-type="string">
            <text:p>SnyA105-22</text:p>
          </table:table-cell>
          <table:table-cell table:style-name="ce10" office:value-type="string" calcext:value-type="string">
            <text:p>Boya kira</text:p>
          </table:table-cell>
          <table:table-cell/>
          <table:table-cell table:style-name="ce9" table:number-columns-repeated="3"/>
          <table:table-cell table:number-columns-repeated="1017"/>
        </table:table-row>
        <table:table-row table:style-name="ro2">
          <table:table-cell/>
          <table:table-cell table:style-name="ce8"/>
          <table:table-cell table:style-name="ce9"/>
          <table:table-cell/>
          <table:table-cell table:style-name="ce9" table:number-columns-repeated="3"/>
          <table:table-cell table:number-columns-repeated="1017"/>
        </table:table-row>
        <table:table-row table:style-name="ro2">
          <table:table-cell/>
          <table:table-cell table:style-name="ce8" office:value-type="string" calcext:value-type="string">
            <text:p>Toplamlar</text:p>
          </table:table-cell>
          <table:table-cell table:number-columns-repeated="2"/>
          <table:table-cell table:style-name="ce10"/>
          <table:table-cell table:style-name="ce9" table:number-columns-repeated="2"/>
          <table:table-cell table:number-columns-repeated="1017"/>
        </table:table-row>
        <table:table-row table:style-name="ro2">
          <table:table-cell/>
          <table:table-cell table:style-name="ce11" office:value-type="string" calcext:value-type="string">
            <text:p>Kira Bedeli</text:p>
          </table:table-cell>
          <table:table-cell table:style-name="ce10" table:formula="of:=SUM([.C84:.C90])" office:value-type="float" office:value="0" calcext:value-type="float">
            <text:p>0,00</text:p>
          </table:table-cell>
          <table:table-cell table:style-name="ce10" table:number-columns-repeated="2"/>
          <table:table-cell table:style-name="ce9" table:number-columns-repeated="2"/>
          <table:table-cell table:number-columns-repeated="1017"/>
        </table:table-row>
        <table:table-row table:style-name="ro2">
          <table:table-cell/>
          <table:table-cell table:style-name="ce11" office:value-type="string" calcext:value-type="string">
            <text:p>Toplam Ödeme</text:p>
          </table:table-cell>
          <table:table-cell table:style-name="ce10" table:formula="of:=SUM([.D30:.D45])" office:value-type="float" office:value="84000" calcext:value-type="float">
            <text:p>84.000,00</text:p>
          </table:table-cell>
          <table:table-cell table:style-name="ce10" table:number-columns-repeated="2"/>
          <table:table-cell table:style-name="ce9" table:number-columns-repeated="2"/>
          <table:table-cell table:number-columns-repeated="1017"/>
        </table:table-row>
        <table:table-row table:style-name="ro2">
          <table:table-cell/>
          <table:table-cell table:style-name="ce11" office:value-type="string" calcext:value-type="string">
            <text:p>Bakiye</text:p>
          </table:table-cell>
          <table:table-cell table:style-name="ce10" table:formula="of:=[.E45]" office:value-type="float" office:value="0" calcext:value-type="float">
            <text:p>0,00</text:p>
          </table:table-cell>
          <table:table-cell table:style-name="ce10" table:number-columns-repeated="2"/>
          <table:table-cell table:style-name="ce9" table:number-columns-repeated="2"/>
          <table:table-cell table:number-columns-repeated="1017"/>
        </table:table-row>
        <table:table-row table:style-name="ro2">
          <table:table-cell/>
          <table:table-cell table:style-name="ce11" office:value-type="string" calcext:value-type="string">
            <text:p><text:s/>Masraf</text:p>
          </table:table-cell>
          <table:table-cell table:style-name="ce10" table:formula="of:=[.D51]" office:value-type="float" office:value="0" calcext:value-type="float">
            <text:p>0,00</text:p>
          </table:table-cell>
          <table:table-cell table:style-name="ce10" table:number-columns-repeated="2"/>
          <table:table-cell table:style-name="ce9" table:number-columns-repeated="2"/>
          <table:table-cell table:number-columns-repeated="1017"/>
        </table:table-row>
        <table:table-row table:style-name="ro2">
          <table:table-cell/>
          <table:table-cell table:style-name="ce12" office:value-type="string" calcext:value-type="string">
            <text:p>Net Kira</text:p>
          </table:table-cell>
          <table:table-cell table:style-name="ce10" table:formula="of:=[.C6]-[.C8]" office:value-type="float" office:value="84000" calcext:value-type="float">
            <text:p>84.000,00</text:p>
          </table:table-cell>
          <table:table-cell/>
          <table:table-cell table:style-name="ce10"/>
          <table:table-cell table:style-name="ce9" table:number-columns-repeated="2"/>
          <table:table-cell table:number-columns-repeated="1017"/>
        </table:table-row>
        <table:table-row table:style-name="ro2">
          <table:table-cell/>
          <table:table-cell table:style-name="ce8"/>
          <table:table-cell table:style-name="ce10" table:number-columns-repeated="3"/>
          <table:table-cell table:style-name="ce9" table:number-columns-repeated="2"/>
          <table:table-cell table:number-columns-repeated="1017"/>
        </table:table-row>
        <table:table-row table:style-name="ro2">
          <table:table-cell/>
          <table:table-cell table:style-name="ce8"/>
          <table:table-cell table:style-name="ce9"/>
          <table:table-cell/>
          <table:table-cell table:style-name="ce9" table:number-columns-repeated="3"/>
          <table:table-cell table:number-columns-repeated="1017"/>
        </table:table-row>
        <table:table-row table:style-name="ro2">
          <table:table-cell table:style-name="ce13" office:value-type="string" calcext:value-type="string">
            <text:p>Tarih</text:p>
          </table:table-cell>
          <table:table-cell table:style-name="ce13" office:value-type="string" calcext:value-type="string">
            <text:p>Açıklama</text:p>
          </table:table-cell>
          <table:table-cell table:style-name="ce12" office:value-type="string" calcext:value-type="string">
            <text:p>Kira bedeli</text:p>
          </table:table-cell>
          <table:table-cell table:style-name="ce12" office:value-type="string" calcext:value-type="string">
            <text:p>Ödeme</text:p>
          </table:table-cell>
          <table:table-cell table:style-name="ce12" office:value-type="string" calcext:value-type="string">
            <text:p>Bakiye</text:p>
          </table:table-cell>
          <table:table-cell table:style-name="ce9" table:number-columns-repeated="2"/>
          <table:table-cell table:number-columns-repeated="1017"/>
        </table:table-row>
        <table:table-row table:style-name="ro2">
          <table:table-cell table:style-name="ce13"/>
          <table:table-cell/>
          <table:table-cell table:style-name="ce12" table:number-columns-repeated="3"/>
          <table:table-cell table:style-name="ce9" table:number-columns-repeated="2"/>
          <table:table-cell table:number-columns-repeated="1017"/>
        </table:table-row>
        <table:table-row table:style-name="ro2">
          <table:table-cell table:style-name="ce13"/>
          <table:table-cell office:value-type="string" calcext:value-type="string">
            <text:p>Samed Turgut - Yıkamacı</text:p>
          </table:table-cell>
          <table:table-cell table:style-name="ce12" table:number-columns-repeated="3"/>
          <table:table-cell table:style-name="ce9" table:number-columns-repeated="2"/>
          <table:table-cell table:number-columns-repeated="1017"/>
        </table:table-row>
        <table:table-row table:style-name="ro2">
          <table:table-cell table:style-name="ce14" office:value-type="date" office:date-value="2023-08-28" calcext:value-type="date">
            <text:p>28.Ağu</text:p>
          </table:table-cell>
          <table:table-cell office:value-type="string" calcext:value-type="string">
            <text:p>Ahmet ilterin devrettiği 3. şahıslardan devralmak için yanıma geldi</text:p>
          </table:table-cell>
          <table:table-cell table:style-name="ce12" table:number-columns-repeated="3"/>
          <table:table-cell table:style-name="ce9" table:number-columns-repeated="2"/>
          <table:table-cell table:number-columns-repeated="1017"/>
        </table:table-row>
        <table:table-row table:style-name="ro2">
          <table:table-cell table:style-name="ce13"/>
          <table:table-cell office:value-type="string" calcext:value-type="string">
            <text:p>Ödeme peşin olursa devralabileceğini söyledim</text:p>
          </table:table-cell>
          <table:table-cell table:style-name="ce12" table:number-columns-repeated="3"/>
          <table:table-cell table:style-name="ce9" table:number-columns-repeated="2"/>
          <table:table-cell table:number-columns-repeated="1017"/>
        </table:table-row>
        <table:table-row table:style-name="ro2">
          <table:table-cell table:style-name="ce13"/>
          <table:table-cell office:value-type="string" calcext:value-type="string">
            <text:p>Ödemeyi 01-09-2023 Cuma günü yapacağını ifade etti. Tamam dedim</text:p>
          </table:table-cell>
          <table:table-cell table:style-name="ce12" table:number-columns-repeated="3"/>
          <table:table-cell table:style-name="ce9" table:number-columns-repeated="2"/>
          <table:table-cell table:number-columns-repeated="1017"/>
        </table:table-row>
        <table:table-row table:style-name="ro2">
          <table:table-cell table:style-name="ce14" office:value-type="date" office:date-value="2023-09-01" calcext:value-type="date">
            <text:p>1.Eyl</text:p>
          </table:table-cell>
          <table:table-cell office:value-type="string" calcext:value-type="string">
            <text:p>Ödeme yapılmadı</text:p>
          </table:table-cell>
          <table:table-cell table:style-name="ce12" table:number-columns-repeated="3"/>
          <table:table-cell table:style-name="ce9" table:number-columns-repeated="2"/>
          <table:table-cell table:number-columns-repeated="1017"/>
        </table:table-row>
        <table:table-row table:style-name="ro2">
          <table:table-cell table:style-name="ce14" office:value-type="date" office:date-value="2023-09-05" calcext:value-type="date">
            <text:p>5.Eyl</text:p>
          </table:table-cell>
          <table:table-cell office:value-type="string" calcext:value-type="string">
            <text:p>Çağırdım. 3. şahıslarla kavga ettiklerini bana ödeyecekleri kira bedelini onlara, aldıklar</text:p>
          </table:table-cell>
          <table:table-cell table:style-name="ce12" table:number-columns-repeated="3"/>
          <table:table-cell table:style-name="ce9" table:number-columns-repeated="2"/>
          <table:table-cell table:number-columns-repeated="1017"/>
        </table:table-row>
        <table:table-row table:style-name="ro2">
          <table:table-cell table:style-name="ce13"/>
          <table:table-cell office:value-type="string" calcext:value-type="string">
            <text:p>malzeme bedeli olarak ödediklerini, şahin marka arabasını satıp bedeli ödeyeceklerini </text:p>
          </table:table-cell>
          <table:table-cell table:style-name="ce12" table:number-columns-repeated="3"/>
          <table:table-cell table:style-name="ce9" table:number-columns-repeated="2"/>
          <table:table-cell table:number-columns-repeated="1017"/>
        </table:table-row>
        <table:table-row table:style-name="ro2">
          <table:table-cell table:style-name="ce13"/>
          <table:table-cell office:value-type="string" calcext:value-type="string">
            <text:p>ama aracında bir arkadaşı tarafından kaza yapıp pert olduğunu söyledi.</text:p>
          </table:table-cell>
          <table:table-cell table:style-name="ce12" table:number-columns-repeated="3"/>
          <table:table-cell table:style-name="ce9" table:number-columns-repeated="2"/>
          <table:table-cell table:number-columns-repeated="1017"/>
        </table:table-row>
        <table:table-row table:style-name="ro2">
          <table:table-cell table:style-name="ce13"/>
          <table:table-cell office:value-type="string" calcext:value-type="string">
            <text:p>Bunun üzerine 30 Eylül 2023 tarine kadar ödeme için süre verdim. </text:p>
          </table:table-cell>
          <table:table-cell table:style-name="ce12" table:number-columns-repeated="3"/>
          <table:table-cell table:style-name="ce9" table:number-columns-repeated="2"/>
          <table:table-cell table:number-columns-repeated="1017"/>
        </table:table-row>
        <table:table-row table:style-name="ro2">
          <table:table-cell table:style-name="ce13"/>
          <table:table-cell office:value-type="string" calcext:value-type="string">
            <text:p>Ekim ayına geçilirse aylık tüfe farkı ekleme yapacağımı söyledim</text:p>
          </table:table-cell>
          <table:table-cell table:style-name="ce12" table:number-columns-repeated="3"/>
          <table:table-cell table:style-name="ce9" table:number-columns-repeated="2"/>
          <table:table-cell table:number-columns-repeated="1017"/>
        </table:table-row>
        <table:table-row table:style-name="ro2">
          <table:table-cell table:style-name="ce13"/>
          <table:table-cell office:value-type="string" calcext:value-type="string">
            <text:p>Eylülde ödeme yapılmazsa ekim başında ahmet ilterin tahliyesini devreye alacam.</text:p>
          </table:table-cell>
          <table:table-cell table:style-name="ce12" table:number-columns-repeated="3"/>
          <table:table-cell table:style-name="ce9" table:number-columns-repeated="2"/>
          <table:table-cell table:number-columns-repeated="1017"/>
        </table:table-row>
        <table:table-row table:style-name="ro2">
          <table:table-cell table:style-name="ce13"/>
          <table:table-cell office:value-type="string" calcext:value-type="string">
            <text:p>Samedle sözleşme yapmadığım için halen ahmet ilter resmen kiracı</text:p>
          </table:table-cell>
          <table:table-cell table:style-name="ce12" table:number-columns-repeated="3"/>
          <table:table-cell table:style-name="ce9" table:number-columns-repeated="2"/>
          <table:table-cell table:number-columns-repeated="1017"/>
        </table:table-row>
        <table:table-row table:style-name="ro2">
          <table:table-cell table:style-name="ce14" office:value-type="date" office:date-value="2023-09-27" calcext:value-type="date">
            <text:p>27.Eyl</text:p>
          </table:table-cell>
          <table:table-cell office:value-type="string" calcext:value-type="string">
            <text:p>Ödeme yapıldı</text:p>
          </table:table-cell>
          <table:table-cell table:style-name="ce12" table:number-columns-repeated="3"/>
          <table:table-cell table:style-name="ce9" table:number-columns-repeated="2"/>
          <table:table-cell table:number-columns-repeated="1017"/>
        </table:table-row>
        <table:table-row table:style-name="ro2" table:number-rows-repeated="3">
          <table:table-cell table:style-name="ce13"/>
          <table:table-cell/>
          <table:table-cell table:style-name="ce12" table:number-columns-repeated="3"/>
          <table:table-cell table:style-name="ce9" table:number-columns-repeated="2"/>
          <table:table-cell table:number-columns-repeated="1017"/>
        </table:table-row>
        <table:table-row table:style-name="ro2">
          <table:table-cell table:number-columns-repeated="2"/>
          <table:table-cell office:value-type="float" office:value="84000" calcext:value-type="float">
            <text:p>84000</text:p>
          </table:table-cell>
          <table:table-cell/>
          <table:table-cell table:formula="of:=[.C30]" office:value-type="float" office:value="84000" calcext:value-type="float">
            <text:p>84000</text:p>
          </table:table-cell>
          <table:table-cell table:style-name="ce9" table:number-columns-repeated="2"/>
          <table:table-cell table:number-columns-repeated="1017"/>
        </table:table-row>
        <table:table-row table:style-name="ro2">
          <table:table-cell table:style-name="ce15" office:value-type="date" office:date-value="2023-09-27" calcext:value-type="date">
            <text:p>27.Eyl</text:p>
          </table:table-cell>
          <table:table-cell office:value-type="string" calcext:value-type="string">
            <text:p>Nakit</text:p>
          </table:table-cell>
          <table:table-cell/>
          <table:table-cell office:value-type="float" office:value="74000" calcext:value-type="float">
            <text:p>74.000,00</text:p>
          </table:table-cell>
          <table:table-cell table:style-name="ce9" table:formula="of:=[.E30]+[.C31]-[.D31]" office:value-type="float" office:value="10000" calcext:value-type="float">
            <text:p>10.000,00</text:p>
          </table:table-cell>
          <table:table-cell table:style-name="ce9" table:number-columns-repeated="2"/>
          <table:table-cell table:number-columns-repeated="1017"/>
        </table:table-row>
        <table:table-row table:style-name="ro2">
          <table:table-cell table:style-name="ce15" office:value-type="date" office:date-value="2023-09-27" calcext:value-type="date">
            <text:p>27.Eyl</text:p>
          </table:table-cell>
          <table:table-cell office:value-type="string" calcext:value-type="string">
            <text:p>Bankadan umuta</text:p>
          </table:table-cell>
          <table:table-cell/>
          <table:table-cell office:value-type="float" office:value="10000" calcext:value-type="float">
            <text:p>10.000,00</text:p>
          </table:table-cell>
          <table:table-cell table:style-name="ce9" table:formula="of:=[.E31]+[.C32]-[.D32]" office:value-type="float" office:value="0" calcext:value-type="float">
            <text:p>0,00</text:p>
          </table:table-cell>
          <table:table-cell table:style-name="ce9" table:number-columns-repeated="2"/>
          <table:table-cell table:number-columns-repeated="1017"/>
        </table:table-row>
        <table:table-row table:style-name="ro2" table:number-rows-repeated="11">
          <table:table-cell table:number-columns-repeated="5"/>
          <table:table-cell table:style-name="ce9" table:number-columns-repeated="2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9" table:number-columns-repeated="2"/>
          <table:table-cell table:style-name="ce16"/>
          <table:table-cell table:style-name="ce17"/>
          <table:table-cell table:number-columns-repeated="1019"/>
        </table:table-row>
        <table:table-row table:style-name="ro2">
          <table:table-cell/>
          <table:table-cell table:style-name="ce9" table:number-columns-repeated="2"/>
          <table:table-cell table:style-name="ce18"/>
          <table:table-cell table:style-name="ce9"/>
          <table:table-cell table:number-columns-repeated="1019"/>
        </table:table-row>
        <table:table-row table:style-name="ro2" table:number-rows-repeated="4">
          <table:table-cell table:style-name="ce19"/>
          <table:table-cell/>
          <table:table-cell table:style-name="ce9"/>
          <table:table-cell/>
          <table:table-cell table:style-name="ce9"/>
          <table:table-cell table:number-columns-repeated="1019"/>
        </table:table-row>
        <table:table-row table:style-name="ro2">
          <table:table-cell table:style-name="ce19"/>
          <table:table-cell table:style-name="ce8" office:value-type="string" calcext:value-type="string">
            <text:p>Masraflar</text:p>
          </table:table-cell>
          <table:table-cell/>
          <table:table-cell table:style-name="ce10" table:formula="of:=SUM([.D52:.D68])" office:value-type="float" office:value="0" calcext:value-type="float">
            <text:p>0,00</text:p>
          </table:table-cell>
          <table:table-cell table:style-name="ce9"/>
          <table:table-cell table:number-columns-repeated="1019"/>
        </table:table-row>
        <table:table-row table:style-name="ro2">
          <table:table-cell table:style-name="ce19"/>
          <table:table-cell table:style-name="ce8"/>
          <table:table-cell/>
          <table:table-cell table:style-name="ce1"/>
          <table:table-cell/>
          <table:table-cell table:style-name="ce9"/>
          <table:table-cell table:number-columns-repeated="1018"/>
        </table:table-row>
        <table:table-row table:style-name="ro2">
          <table:table-cell table:style-name="ce19"/>
          <table:table-cell/>
          <table:table-cell table:style-name="ce9"/>
          <table:table-cell/>
          <table:table-cell table:style-name="ce9"/>
          <table:table-cell table:number-columns-repeated="1019"/>
        </table:table-row>
        <table:table-row table:style-name="ro2">
          <table:table-cell/>
          <table:table-cell table:style-name="ce9" table:number-columns-repeated="2"/>
          <table:table-cell/>
          <table:table-cell table:style-name="ce9"/>
          <table:table-cell table:number-columns-repeated="1019"/>
        </table:table-row>
        <table:table-row table:style-name="ro2">
          <table:table-cell/>
          <table:table-cell table:style-name="ce9" table:number-columns-repeated="2"/>
          <table:table-cell/>
          <table:table-cell table:style-name="ce20"/>
          <table:table-cell table:number-columns-repeated="1019"/>
        </table:table-row>
        <table:table-row table:style-name="ro2" table:number-rows-repeated="2">
          <table:table-cell/>
          <table:table-cell table:style-name="ce9"/>
          <table:table-cell table:style-name="ce8"/>
          <table:table-cell/>
          <table:table-cell table:style-name="ce10"/>
          <table:table-cell table:number-columns-repeated="1019"/>
        </table:table-row>
        <table:table-row table:style-name="ro2" table:number-rows-repeated="5">
          <table:table-cell/>
          <table:table-cell table:style-name="ce9" table:number-columns-repeated="2"/>
          <table:table-cell/>
          <table:table-cell table:style-name="ce8"/>
          <table:table-cell table:style-name="ce21"/>
          <table:table-cell table:style-name="ce10"/>
          <table:table-cell table:number-columns-repeated="1017"/>
        </table:table-row>
        <table:table-row table:style-name="ro2" table:number-rows-repeated="16">
          <table:table-cell/>
          <table:table-cell table:style-name="ce9" table:number-columns-repeated="2"/>
          <table:table-cell/>
          <table:table-cell table:style-name="ce9" table:number-columns-repeated="3"/>
          <table:table-cell table:number-columns-repeated="1017"/>
        </table:table-row>
        <table:table-row table:style-name="ro2">
          <table:table-cell/>
          <table:table-cell table:style-name="ce8" office:value-type="string" calcext:value-type="string">
            <text:p>Yıkamacı</text:p>
          </table:table-cell>
          <table:table-cell table:style-name="ce9"/>
          <table:table-cell/>
          <table:table-cell table:style-name="ce9" table:number-columns-repeated="3"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Ahmet İlter</text:p>
          </table:table-cell>
          <table:table-cell table:style-name="ce9"/>
          <table:table-cell/>
          <table:table-cell table:style-name="ce9" table:number-columns-repeated="3"/>
          <table:table-cell table:number-columns-repeated="1017"/>
        </table:table-row>
        <table:table-row table:style-name="ro2" table:number-rows-repeated="2">
          <table:table-cell table:number-columns-repeated="2"/>
          <table:table-cell table:style-name="ce9"/>
          <table:table-cell/>
          <table:table-cell table:style-name="ce9" table:number-columns-repeated="3"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20-11-2022 – 19-11-2023 Kira Bedeli</text:p>
          </table:table-cell>
          <table:table-cell table:style-name="ce9"/>
          <table:table-cell/>
          <table:table-cell table:style-name="ce9" table:number-columns-repeated="3"/>
          <table:table-cell table:number-columns-repeated="1017"/>
        </table:table-row>
        <table:table-row table:style-name="ro2">
          <table:table-cell table:style-name="ce19" office:value-type="date" office:date-value="2022-11-20" calcext:value-type="date">
            <text:p>20.11.2022</text:p>
          </table:table-cell>
          <table:table-cell office:value-type="string" calcext:value-type="string">
            <text:p>Kira Bedeli 42000</text:p>
          </table:table-cell>
          <table:table-cell table:style-name="ce9"/>
          <table:table-cell/>
          <table:table-cell table:style-name="ce9" table:formula="of:=[.E80]+[.C84]-[.D84]" office:value-type="float" office:value="0" calcext:value-type="float">
            <text:p>0,00</text:p>
          </table:table-cell>
          <table:table-cell table:style-name="ce9" table:number-columns-repeated="2"/>
          <table:table-cell table:number-columns-repeated="1017"/>
        </table:table-row>
        <table:table-row table:style-name="ro2">
          <table:table-cell table:style-name="ce19"/>
          <table:table-cell/>
          <table:table-cell table:style-name="ce9"/>
          <table:table-cell/>
          <table:table-cell table:style-name="ce9" table:formula="of:=[.E84]+[.C85]-[.D85]" office:value-type="float" office:value="0" calcext:value-type="float">
            <text:p>0,00</text:p>
          </table:table-cell>
          <table:table-cell table:style-name="ce9" table:number-columns-repeated="2"/>
          <table:table-cell table:number-columns-repeated="1017"/>
        </table:table-row>
        <table:table-row table:style-name="ro2">
          <table:table-cell table:style-name="ce19"/>
          <table:table-cell/>
          <table:table-cell table:style-name="ce9"/>
          <table:table-cell/>
          <table:table-cell table:style-name="ce9" table:number-columns-repeated="3"/>
          <table:table-cell table:number-columns-repeated="1017"/>
        </table:table-row>
        <table:table-row table:style-name="ro2">
          <table:table-cell table:style-name="ce19"/>
          <table:table-cell office:value-type="string" calcext:value-type="string">
            <text:p>42000 TL OLAN KİRA BEDELİNİN</text:p>
          </table:table-cell>
          <table:table-cell table:style-name="ce9"/>
          <table:table-cell/>
          <table:table-cell table:style-name="ce9" table:number-columns-repeated="3"/>
          <table:table-cell table:number-columns-repeated="1017"/>
        </table:table-row>
        <table:table-row table:style-name="ro2">
          <table:table-cell table:style-name="ce19"/>
          <table:table-cell office:value-type="string" calcext:value-type="string">
            <text:p>2000 TL Sİ ÖDENMEDİĞİ İÇİN</text:p>
          </table:table-cell>
          <table:table-cell table:style-name="ce9"/>
          <table:table-cell/>
          <table:table-cell table:style-name="ce9" table:number-columns-repeated="3"/>
          <table:table-cell table:number-columns-repeated="1017"/>
        </table:table-row>
        <table:table-row table:style-name="ro2">
          <table:table-cell/>
          <table:table-cell table:style-name="ce8" office:value-type="string" calcext:value-type="string">
            <text:p>TARİH</text:p>
          </table:table-cell>
          <table:table-cell table:style-name="ce9"/>
          <table:table-cell/>
          <table:table-cell table:style-name="ce10"/>
          <table:table-cell table:style-name="ce9" table:number-columns-repeated="2"/>
          <table:table-cell table:number-columns-repeated="1017"/>
        </table:table-row>
        <table:table-row table:style-name="ro2">
          <table:table-cell table:style-name="ce19"/>
          <table:table-cell office:value-type="string" calcext:value-type="string">
            <text:p>30-10-2022 – 29-10-2023</text:p>
          </table:table-cell>
          <table:table-cell table:style-name="ce9"/>
          <table:table-cell/>
          <table:table-cell table:style-name="ce10"/>
          <table:table-cell table:style-name="ce9" table:number-columns-repeated="2"/>
          <table:table-cell table:number-columns-repeated="1017"/>
        </table:table-row>
        <table:table-row table:style-name="ro2">
          <table:table-cell table:style-name="ce19"/>
          <table:table-cell table:style-name="ce8" office:value-type="string" calcext:value-type="string">
            <text:p>BEDEL</text:p>
          </table:table-cell>
          <table:table-cell table:number-columns-repeated="2"/>
          <table:table-cell table:style-name="ce10"/>
          <table:table-cell table:style-name="ce9" table:number-columns-repeated="2"/>
          <table:table-cell table:number-columns-repeated="1017"/>
        </table:table-row>
        <table:table-row table:style-name="ro2">
          <table:table-cell table:style-name="ce19"/>
          <table:table-cell office:value-type="string" calcext:value-type="string">
            <text:p>42000 TL</text:p>
          </table:table-cell>
          <table:table-cell table:number-columns-repeated="2"/>
          <table:table-cell table:style-name="ce10"/>
          <table:table-cell table:style-name="ce9" table:number-columns-repeated="2"/>
          <table:table-cell table:number-columns-repeated="1017"/>
        </table:table-row>
        <table:table-row table:style-name="ro2">
          <table:table-cell/>
          <table:table-cell table:style-name="ce8" office:value-type="string" calcext:value-type="string">
            <text:p>Tarih 20 gün geri çekildi</text:p>
          </table:table-cell>
          <table:table-cell/>
          <table:table-cell table:style-name="ce1"/>
          <table:table-cell table:style-name="ce10"/>
          <table:table-cell table:style-name="ce9" table:number-columns-repeated="2"/>
          <table:table-cell table:number-columns-repeated="1017"/>
        </table:table-row>
        <table:table-row table:style-name="ro2">
          <table:table-cell/>
          <table:table-cell table:style-name="ce9" table:number-columns-repeated="2"/>
          <table:table-cell/>
          <table:table-cell table:style-name="ce9" table:number-columns-repeated="3"/>
          <table:table-cell table:number-columns-repeated="1017"/>
        </table:table-row>
        <table:table-row table:style-name="ro2">
          <table:table-cell table:style-name="ce19" office:value-type="date" office:date-value="2023-07-25" calcext:value-type="date">
            <text:p>25.07.2023</text:p>
          </table:table-cell>
          <table:table-cell table:style-name="ce9" office:value-type="string" calcext:value-type="string">
            <text:p>Ahmet ilter ebubekir ve ahmet tolan adında 2 kişiye izinsiz devir yaptı</text:p>
          </table:table-cell>
          <table:table-cell table:style-name="ce9"/>
          <table:table-cell/>
          <table:table-cell table:style-name="ce9" table:number-columns-repeated="3"/>
          <table:table-cell table:number-columns-repeated="1017"/>
        </table:table-row>
        <table:table-row table:style-name="ro2">
          <table:table-cell table:style-name="ce19" office:value-type="date" office:date-value="2023-07-30" calcext:value-type="date">
            <text:p>30.07.2023</text:p>
          </table:table-cell>
          <table:table-cell table:style-name="ce9" office:value-type="string" calcext:value-type="string">
            <text:p>Tahliye taahütnamesine gerekli eklemeler yapılarak avukata verildi.</text:p>
          </table:table-cell>
          <table:table-cell table:style-name="ce9"/>
          <table:table-cell/>
          <table:table-cell table:style-name="ce9" table:number-columns-repeated="3"/>
          <table:table-cell table:number-columns-repeated="1017"/>
        </table:table-row>
        <table:table-row table:style-name="ro2">
          <table:table-cell table:style-name="ce22" office:value-type="date" office:date-value="2023-08-10" calcext:value-type="date">
            <text:p>10.08.2023</text:p>
          </table:table-cell>
          <table:table-cell table:style-name="ce9" office:value-type="string" calcext:value-type="string">
            <text:p>Örnek 14 tahliye emri yollandı</text:p>
          </table:table-cell>
          <table:table-cell table:style-name="ce9"/>
          <table:table-cell/>
          <table:table-cell table:style-name="ce9" table:number-columns-repeated="3"/>
          <table:table-cell table:number-columns-repeated="1017"/>
        </table:table-row>
        <table:table-row table:style-name="ro2">
          <table:table-cell table:style-name="ce15" office:value-type="date" office:date-value="2023-08-22" calcext:value-type="date">
            <text:p>22.Ağu</text:p>
          </table:table-cell>
          <table:table-cell table:style-name="ce9" office:value-type="string" calcext:value-type="string">
            <text:p>10-08 de bilinen adrese yapılan tebligat teslim edilemediğinden</text:p>
          </table:table-cell>
          <table:table-cell table:style-name="ce9"/>
          <table:table-cell/>
          <table:table-cell table:style-name="ce9" table:number-columns-repeated="3"/>
          <table:table-cell table:number-columns-repeated="1017"/>
        </table:table-row>
        <table:table-row table:style-name="ro2">
          <table:table-cell/>
          <table:table-cell table:style-name="ce9" office:value-type="string" calcext:value-type="string">
            <text:p>tebligat mernis adresine tebligat kanunu 22/1 maddesine göre</text:p>
          </table:table-cell>
          <table:table-cell table:style-name="ce9"/>
          <table:table-cell/>
          <table:table-cell table:style-name="ce9" table:number-columns-repeated="3"/>
          <table:table-cell table:number-columns-repeated="1017"/>
        </table:table-row>
        <table:table-row table:style-name="ro2">
          <table:table-cell/>
          <table:table-cell table:style-name="ce9" office:value-type="string" calcext:value-type="string">
            <text:p>gönderildi</text:p>
          </table:table-cell>
          <table:table-cell table:style-name="ce9"/>
          <table:table-cell/>
          <table:table-cell table:style-name="ce9" table:number-columns-repeated="3"/>
          <table:table-cell table:number-columns-repeated="1017"/>
        </table:table-row>
        <table:table-row table:style-name="ro2">
          <table:table-cell/>
          <table:table-cell table:style-name="ce9" office:value-type="string" calcext:value-type="string">
            <text:p>tebligat ilk önce borçlunun bilinen son adresine gönderilir.</text:p>
          </table:table-cell>
          <table:table-cell table:style-name="ce9"/>
          <table:table-cell/>
          <table:table-cell table:style-name="ce9" table:number-columns-repeated="3"/>
          <table:table-cell table:number-columns-repeated="1017"/>
        </table:table-row>
        <table:table-row table:style-name="ro2">
          <table:table-cell/>
          <table:table-cell table:style-name="ce9" office:value-type="string" calcext:value-type="string">
            <text:p>teslim edilemezse tekrar mernis adresine gönderilir ve muhtara bırakılır</text:p>
          </table:table-cell>
          <table:table-cell table:style-name="ce9"/>
          <table:table-cell/>
          <table:table-cell table:style-name="ce9" table:number-columns-repeated="3"/>
          <table:table-cell table:number-columns-repeated="1017"/>
        </table:table-row>
        <table:table-row table:style-name="ro2">
          <table:table-cell/>
          <table:table-cell table:style-name="ce9" office:value-type="string" calcext:value-type="string">
            <text:p>Muhtara teslim tarihi tebliğ tarihidir ve ödeme emrindeki süreler </text:p>
          </table:table-cell>
          <table:table-cell table:style-name="ce9"/>
          <table:table-cell/>
          <table:table-cell table:style-name="ce9" table:number-columns-repeated="3"/>
          <table:table-cell table:number-columns-repeated="1017"/>
        </table:table-row>
        <table:table-row table:style-name="ro2">
          <table:table-cell/>
          <table:table-cell table:style-name="ce9" office:value-type="string" calcext:value-type="string">
            <text:p>bu tarihe göre hesaplanır.</text:p>
          </table:table-cell>
          <table:table-cell table:style-name="ce9"/>
          <table:table-cell/>
          <table:table-cell table:style-name="ce9" table:number-columns-repeated="3"/>
          <table:table-cell table:number-columns-repeated="1017"/>
        </table:table-row>
        <table:table-row table:style-name="ro2">
          <table:table-cell table:style-name="ce15" office:value-type="date" office:date-value="2023-08-29" calcext:value-type="date">
            <text:p>29.Ağu</text:p>
          </table:table-cell>
          <table:table-cell table:style-name="ce9" office:value-type="string" calcext:value-type="string">
            <text:p>İtiraz süresi içerisinde itiraz edilmediği için tahliye kesinleşti.</text:p>
          </table:table-cell>
          <table:table-cell table:style-name="ce9"/>
          <table:table-cell/>
          <table:table-cell table:style-name="ce9" table:number-columns-repeated="3"/>
          <table:table-cell table:number-columns-repeated="1017"/>
        </table:table-row>
        <table:table-row table:style-name="ro2">
          <table:table-cell/>
          <table:table-cell table:style-name="ce9" office:value-type="string" calcext:value-type="string">
            <text:p>Bu aşamada icra dairesi gerekirse kiracıyı zorla çıkarır.</text:p>
          </table:table-cell>
          <table:table-cell table:style-name="ce9"/>
          <table:table-cell/>
          <table:table-cell table:style-name="ce9" table:number-columns-repeated="3"/>
          <table:table-cell table:number-columns-repeated="1017"/>
        </table:table-row>
        <table:table-row table:style-name="ro2">
          <table:table-cell/>
          <table:table-cell table:style-name="ce9" office:value-type="string" calcext:value-type="string">
            <text:p>Biz bu yola gitmeye hazırlanırken 3. şahıslar Samed TURGUT a devir</text:p>
          </table:table-cell>
          <table:table-cell table:style-name="ce9"/>
          <table:table-cell/>
          <table:table-cell table:style-name="ce9" table:number-columns-repeated="3"/>
          <table:table-cell table:number-columns-repeated="1017"/>
        </table:table-row>
        <table:table-row table:style-name="ro2">
          <table:table-cell/>
          <table:table-cell table:style-name="ce9" office:value-type="string" calcext:value-type="string">
            <text:p>yaptılar</text:p>
          </table:table-cell>
          <table:table-cell table:number-columns-repeated="1022"/>
        </table:table-row>
        <table:table-row table:style-name="ro2">
          <table:table-cell>
            <draw:frame draw:z-index="0" draw:name="Resim 1" draw:style-name="gr1" draw:text-style-name="P1" svg:width="18.3cm" svg:height="21.319cm" svg:x="0.116cm" svg:y="0.248cm">
              <draw:image>
                <text:p/>
              </draw:image>
            </draw:frame>
          </table:table-cell>
          <table:table-cell table:number-columns-repeated="1023"/>
        </table:table-row>
        <table:table-row table:style-name="ro2" table:number-rows-repeated="104846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nyB202-22" table:style-name="ta1">
        <table:table-column table:style-name="co1" table:default-cell-style-name="ce1"/>
        <table:table-column table:style-name="co7" table:default-cell-style-name="ce1"/>
        <table:table-column table:style-name="co1" table:default-cell-style-name="ce1"/>
        <table:table-column table:style-name="co1" table:default-cell-style-name="ce9"/>
        <table:table-column table:style-name="co1" table:number-columns-repeated="3" table:default-cell-style-name="ce1"/>
        <table:table-column table:style-name="co6" table:number-columns-repeated="1017" table:default-cell-style-name="ce1"/>
        <table:table-row table:style-name="ro1">
          <table:table-cell/>
          <table:table-cell table:style-name="ce23"/>
          <table:table-cell table:style-name="ce9"/>
          <table:table-cell/>
          <table:table-cell table:style-name="ce9" table:number-columns-repeated="3"/>
          <table:table-cell table:number-columns-repeated="1017"/>
        </table:table-row>
        <table:table-row table:style-name="ro1">
          <table:table-cell/>
          <table:table-cell table:style-name="ce23" office:value-type="string" calcext:value-type="string">
            <text:p>SnyB203-22 <text:s/></text:p>
          </table:table-cell>
          <table:table-cell table:style-name="ce24" office:value-type="string" calcext:value-type="string">
            <text:p>200 m2 Karo kira</text:p>
          </table:table-cell>
          <table:table-cell/>
          <table:table-cell table:style-name="ce9" table:number-columns-repeated="3"/>
          <table:table-cell table:number-columns-repeated="1017"/>
        </table:table-row>
        <table:table-row table:style-name="ro1" table:number-rows-repeated="2">
          <table:table-cell table:number-columns-repeated="2"/>
          <table:table-cell table:style-name="ce24"/>
          <table:table-cell/>
          <table:table-cell table:style-name="ce9" table:number-columns-repeated="3"/>
          <table:table-cell table:number-columns-repeated="1017"/>
        </table:table-row>
        <table:table-row table:style-name="ro1" table:number-rows-repeated="2">
          <table:table-cell/>
          <table:table-cell table:style-name="ce23"/>
          <table:table-cell table:style-name="ce24"/>
          <table:table-cell/>
          <table:table-cell table:style-name="ce9" table:number-columns-repeated="3"/>
          <table:table-cell table:number-columns-repeated="1017"/>
        </table:table-row>
        <table:table-row table:style-name="ro1">
          <table:table-cell/>
          <table:table-cell table:style-name="ce23"/>
          <table:table-cell table:style-name="ce9"/>
          <table:table-cell/>
          <table:table-cell table:style-name="ce9" table:number-columns-repeated="3"/>
          <table:table-cell table:number-columns-repeated="1017"/>
        </table:table-row>
        <table:table-row table:style-name="ro1">
          <table:table-cell/>
          <table:table-cell table:style-name="ce23" office:value-type="string" calcext:value-type="string">
            <text:p>Toplamlar</text:p>
          </table:table-cell>
          <table:table-cell table:number-columns-repeated="2"/>
          <table:table-cell table:style-name="ce24"/>
          <table:table-cell table:style-name="ce9" table:number-columns-repeated="2"/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<text:s/>Kira Bedeli</text:p>
          </table:table-cell>
          <table:table-cell table:style-name="ce24" table:formula="of:=SUM([.C17:.C28])" office:value-type="float" office:value="0" calcext:value-type="float">
            <text:p>0,00</text:p>
          </table:table-cell>
          <table:table-cell table:style-name="ce24" table:number-columns-repeated="2"/>
          <table:table-cell table:style-name="ce9" table:number-columns-repeated="2"/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Toplam Ödeme</text:p>
          </table:table-cell>
          <table:table-cell table:style-name="ce24" table:formula="of:=SUM([.D17:.D27])" office:value-type="float" office:value="0" calcext:value-type="float">
            <text:p>0,00</text:p>
          </table:table-cell>
          <table:table-cell table:style-name="ce24" table:number-columns-repeated="2"/>
          <table:table-cell table:style-name="ce9" table:number-columns-repeated="2"/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Bakiye</text:p>
          </table:table-cell>
          <table:table-cell table:style-name="ce24" table:formula="of:=[.E37]" office:value-type="float" office:value="791.33" calcext:value-type="float">
            <text:p>791,33</text:p>
          </table:table-cell>
          <table:table-cell table:style-name="ce24" table:number-columns-repeated="2"/>
          <table:table-cell table:style-name="ce9" table:number-columns-repeated="2"/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Masraf</text:p>
          </table:table-cell>
          <table:table-cell table:style-name="ce24" table:formula="of:=[.D40]" office:value-type="float" office:value="0" calcext:value-type="float">
            <text:p>0,00</text:p>
          </table:table-cell>
          <table:table-cell table:style-name="ce24" table:number-columns-repeated="2"/>
          <table:table-cell table:style-name="ce9" table:number-columns-repeated="2"/>
          <table:table-cell table:number-columns-repeated="1017"/>
        </table:table-row>
        <table:table-row table:style-name="ro1">
          <table:table-cell/>
          <table:table-cell table:style-name="ce25" office:value-type="string" calcext:value-type="string">
            <text:p>Net Kira</text:p>
          </table:table-cell>
          <table:table-cell table:style-name="ce24" table:formula="of:=[.C10]-[.C12]" office:value-type="float" office:value="0" calcext:value-type="float">
            <text:p>0,00</text:p>
          </table:table-cell>
          <table:table-cell/>
          <table:table-cell table:style-name="ce24"/>
          <table:table-cell table:style-name="ce9" table:number-columns-repeated="2"/>
          <table:table-cell table:number-columns-repeated="1017"/>
        </table:table-row>
        <table:table-row table:style-name="ro1">
          <table:table-cell/>
          <table:table-cell table:style-name="ce23"/>
          <table:table-cell table:style-name="ce24" table:number-columns-repeated="3"/>
          <table:table-cell table:style-name="ce9" table:number-columns-repeated="2"/>
          <table:table-cell table:number-columns-repeated="1017"/>
        </table:table-row>
        <table:table-row table:style-name="ro1">
          <table:table-cell/>
          <table:table-cell table:style-name="ce23"/>
          <table:table-cell table:style-name="ce9"/>
          <table:table-cell/>
          <table:table-cell table:style-name="ce9" table:number-columns-repeated="3"/>
          <table:table-cell table:number-columns-repeated="1017"/>
        </table:table-row>
        <table:table-row table:style-name="ro1">
          <table:table-cell table:style-name="ce26" office:value-type="string" calcext:value-type="string">
            <text:p>Tarih</text:p>
          </table:table-cell>
          <table:table-cell table:style-name="ce26" office:value-type="string" calcext:value-type="string">
            <text:p>Açıklama</text:p>
          </table:table-cell>
          <table:table-cell table:style-name="ce25" office:value-type="string" calcext:value-type="string">
            <text:p>Kira bedeli</text:p>
          </table:table-cell>
          <table:table-cell table:style-name="ce25" office:value-type="string" calcext:value-type="string">
            <text:p>Ödeme</text:p>
          </table:table-cell>
          <table:table-cell table:style-name="ce25" office:value-type="string" calcext:value-type="string">
            <text:p>Bakiye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 table:number-columns-repeated="2"/>
          <table:table-cell table:style-name="ce9"/>
          <table:table-cell/>
          <table:table-cell table:style-name="ce9" table:number-columns-repeated="3"/>
          <table:table-cell table:number-columns-repeated="1017"/>
        </table:table-row>
        <table:table-row table:style-name="ro1">
          <table:table-cell/>
          <table:table-cell table:style-name="ce23" office:value-type="string" calcext:value-type="string">
            <text:p>Salih Ant</text:p>
          </table:table-cell>
          <table:table-cell/>
          <table:table-cell table:style-name="ce1"/>
          <table:table-cell table:style-name="ce24" table:formula="of:=[.C18]-[.D18]+[.E17]" office:value-type="float" office:value="0" calcext:value-type="float">
            <text:p>0,00</text:p>
          </table:table-cell>
          <table:table-cell table:number-columns-repeated="1019"/>
        </table:table-row>
        <table:table-row table:style-name="ro1">
          <table:table-cell table:style-name="ce19"/>
          <table:table-cell table:style-name="ce9"/>
          <table:table-cell/>
          <table:table-cell table:style-name="ce1"/>
          <table:table-cell table:style-name="ce24" table:formula="of:=[.C19]-[.D19]+[.E18]" office:value-type="float" office:value="0" calcext:value-type="float">
            <text:p>0,00</text:p>
          </table:table-cell>
          <table:table-cell table:number-columns-repeated="1019"/>
        </table:table-row>
        <table:table-row table:style-name="ro1">
          <table:table-cell/>
          <table:table-cell table:style-name="ce23" office:value-type="string" calcext:value-type="string">
            <text:p>7-11-22 de anlaşma yapıldı</text:p>
          </table:table-cell>
          <table:table-cell table:style-name="ce9"/>
          <table:table-cell table:style-name="ce18"/>
          <table:table-cell table:style-name="ce24" table:formula="of:=[.C20]-[.D20]+[.E19]" office:value-type="float" office:value="0" calcext:value-type="float">
            <text:p>0,00</text:p>
          </table:table-cell>
          <table:table-cell table:number-columns-repeated="1019"/>
        </table:table-row>
        <table:table-row table:style-name="ro1">
          <table:table-cell table:style-name="ce19" office:value-type="date" office:date-value="2022-11-07" calcext:value-type="date">
            <text:p>07.11.2022</text:p>
          </table:table-cell>
          <table:table-cell table:style-name="ce23" office:value-type="string" calcext:value-type="string">
            <text:p>1-1-23 <text:s/>- <text:s/>31-12-23 kira bedeli</text:p>
          </table:table-cell>
          <table:table-cell/>
          <table:table-cell table:style-name="ce1"/>
          <table:table-cell table:style-name="ce24" table:formula="of:=[.C21]-[.D21]+[.E20]" office:value-type="float" office:value="0" calcext:value-type="float">
            <text:p>0,00</text:p>
          </table:table-cell>
          <table:table-cell table:number-columns-repeated="1019"/>
        </table:table-row>
        <table:table-row table:style-name="ro1">
          <table:table-cell table:style-name="ce19" office:value-type="date" office:date-value="2022-11-30" calcext:value-type="date">
            <text:p>30.11.2022</text:p>
          </table:table-cell>
          <table:table-cell office:value-type="string" calcext:value-type="string">
            <text:p>ödeme nakit</text:p>
          </table:table-cell>
          <table:table-cell table:style-name="ce9"/>
          <table:table-cell table:style-name="ce27"/>
          <table:table-cell table:style-name="ce24" table:formula="of:=[.C22]-[.D22]+[.E21]" office:value-type="float" office:value="0" calcext:value-type="float">
            <text:p>0,00</text:p>
          </table:table-cell>
          <table:table-cell table:number-columns-repeated="1019"/>
        </table:table-row>
        <table:table-row table:style-name="ro1">
          <table:table-cell table:style-name="ce19"/>
          <table:table-cell/>
          <table:table-cell table:style-name="ce9"/>
          <table:table-cell/>
          <table:table-cell table:style-name="ce24" table:formula="of:=[.C23]-[.D23]+[.E22]" office:value-type="float" office:value="0" calcext:value-type="float">
            <text:p>0,00</text:p>
          </table:table-cell>
          <table:table-cell table:number-columns-repeated="1019"/>
        </table:table-row>
        <table:table-row table:style-name="ro1">
          <table:table-cell table:style-name="ce19"/>
          <table:table-cell/>
          <table:table-cell table:style-name="ce9"/>
          <table:table-cell/>
          <table:table-cell table:style-name="ce24" table:formula="of:=[.C24]-[.D24]+[.E23]" office:value-type="float" office:value="0" calcext:value-type="float">
            <text:p>0,00</text:p>
          </table:table-cell>
          <table:table-cell table:number-columns-repeated="1019"/>
        </table:table-row>
        <table:table-row table:style-name="ro1">
          <table:table-cell table:style-name="ce19"/>
          <table:table-cell/>
          <table:table-cell table:style-name="ce9"/>
          <table:table-cell/>
          <table:table-cell table:style-name="ce24" table:formula="of:=[.C25]-[.D25]+[.E24]" office:value-type="float" office:value="0" calcext:value-type="float">
            <text:p>0,00</text:p>
          </table:table-cell>
          <table:table-cell table:number-columns-repeated="1019"/>
        </table:table-row>
        <table:table-row table:style-name="ro1">
          <table:table-cell table:style-name="ce19"/>
          <table:table-cell/>
          <table:table-cell table:style-name="ce9"/>
          <table:table-cell/>
          <table:table-cell table:style-name="ce24" table:formula="of:=[.C26]-[.D26]+[.E25]" office:value-type="float" office:value="0" calcext:value-type="float">
            <text:p>0,00</text:p>
          </table:table-cell>
          <table:table-cell table:number-columns-repeated="1019"/>
        </table:table-row>
        <table:table-row table:style-name="ro1">
          <table:table-cell table:style-name="ce19"/>
          <table:table-cell/>
          <table:table-cell table:style-name="ce9"/>
          <table:table-cell/>
          <table:table-cell table:style-name="ce24" table:formula="of:=[.C27]-[.D27]+[.E26]" office:value-type="float" office:value="0" calcext:value-type="float">
            <text:p>0,00</text:p>
          </table:table-cell>
          <table:table-cell table:number-columns-repeated="1019"/>
        </table:table-row>
        <table:table-row table:style-name="ro1">
          <table:table-cell table:style-name="ce19"/>
          <table:table-cell/>
          <table:table-cell table:style-name="ce9"/>
          <table:table-cell/>
          <table:table-cell table:style-name="ce24" table:formula="of:=[.C28]-[.D28]+[.E27]" office:value-type="float" office:value="0" calcext:value-type="float">
            <text:p>0,00</text:p>
          </table:table-cell>
          <table:table-cell table:number-columns-repeated="1019"/>
        </table:table-row>
        <table:table-row table:style-name="ro1">
          <table:table-cell table:style-name="ce19"/>
          <table:table-cell/>
          <table:table-cell table:style-name="ce9"/>
          <table:table-cell/>
          <table:table-cell table:style-name="ce24" table:formula="of:=[.C29]-[.D29]+[.E28]" office:value-type="float" office:value="0" calcext:value-type="float">
            <text:p>0,00</text:p>
          </table:table-cell>
          <table:table-cell table:number-columns-repeated="1019"/>
        </table:table-row>
        <table:table-row table:style-name="ro1">
          <table:table-cell table:style-name="ce19"/>
          <table:table-cell/>
          <table:table-cell table:style-name="ce9"/>
          <table:table-cell/>
          <table:table-cell table:style-name="ce24" table:formula="of:=[.C30]-[.D30]+[.E29]" office:value-type="float" office:value="0" calcext:value-type="float">
            <text:p>0,00</text:p>
          </table:table-cell>
          <table:table-cell table:number-columns-repeated="1019"/>
        </table:table-row>
        <table:table-row table:style-name="ro1">
          <table:table-cell table:style-name="ce19"/>
          <table:table-cell/>
          <table:table-cell table:style-name="ce9"/>
          <table:table-cell/>
          <table:table-cell table:style-name="ce24" table:formula="of:=[.C31]-[.D31]+[.E30]" office:value-type="float" office:value="0" calcext:value-type="float">
            <text:p>0,00</text:p>
          </table:table-cell>
          <table:table-cell table:number-columns-repeated="1019"/>
        </table:table-row>
        <table:table-row table:style-name="ro1">
          <table:table-cell table:style-name="ce19"/>
          <table:table-cell/>
          <table:table-cell table:style-name="ce9"/>
          <table:table-cell/>
          <table:table-cell table:style-name="ce24" table:formula="of:=[.C32]-[.D32]+[.E31]" office:value-type="float" office:value="0" calcext:value-type="float">
            <text:p>0,00</text:p>
          </table:table-cell>
          <table:table-cell table:number-columns-repeated="1019"/>
        </table:table-row>
        <table:table-row table:style-name="ro1">
          <table:table-cell table:style-name="ce19"/>
          <table:table-cell office:value-type="string" calcext:value-type="string">
            <text:p>ELEKTRİK TEMİNAT BEDELİ</text:p>
          </table:table-cell>
          <table:table-cell table:style-name="ce9" office:value-type="float" office:value="1200" calcext:value-type="float">
            <text:p>1.200,00</text:p>
          </table:table-cell>
          <table:table-cell/>
          <table:table-cell table:style-name="ce24" table:formula="of:=[.C33]-[.D33]+[.E32]" office:value-type="float" office:value="1200" calcext:value-type="float">
            <text:p>1.200,00</text:p>
          </table:table-cell>
          <table:table-cell table:number-columns-repeated="1019"/>
        </table:table-row>
        <table:table-row table:style-name="ro1">
          <table:table-cell table:style-name="ce19" office:value-type="date" office:date-value="2023-06-05" calcext:value-type="date">
            <text:p>05.06.2023</text:p>
          </table:table-cell>
          <table:table-cell office:value-type="string" calcext:value-type="string">
            <text:p>2023-05 tmnt</text:p>
          </table:table-cell>
          <table:table-cell table:style-name="ce9"/>
          <table:table-cell office:value-type="float" office:value="100.01" calcext:value-type="float">
            <text:p>100,01</text:p>
          </table:table-cell>
          <table:table-cell table:style-name="ce24" table:formula="of:=[.C34]-[.D34]+[.E33]" office:value-type="float" office:value="1099.99" calcext:value-type="float">
            <text:p>1.099,99</text:p>
          </table:table-cell>
          <table:table-cell table:number-columns-repeated="1019"/>
        </table:table-row>
        <table:table-row table:style-name="ro1">
          <table:table-cell table:style-name="ce19"/>
          <table:table-cell office:value-type="string" calcext:value-type="string">
            <text:p>2023-06 tmnt</text:p>
          </table:table-cell>
          <table:table-cell table:style-name="ce9"/>
          <table:table-cell office:value-type="float" office:value="100.12" calcext:value-type="float">
            <text:p>100,12</text:p>
          </table:table-cell>
          <table:table-cell table:style-name="ce24" table:formula="of:=[.C35]-[.D35]+[.E34]" office:value-type="float" office:value="999.87" calcext:value-type="float">
            <text:p>999,87</text:p>
          </table:table-cell>
          <table:table-cell table:number-columns-repeated="1019"/>
        </table:table-row>
        <table:table-row table:style-name="ro1">
          <table:table-cell table:style-name="ce19"/>
          <table:table-cell office:value-type="string" calcext:value-type="string">
            <text:p>2023-07 tmnt</text:p>
          </table:table-cell>
          <table:table-cell table:style-name="ce9"/>
          <table:table-cell office:value-type="float" office:value="101.24" calcext:value-type="float">
            <text:p>101,24</text:p>
          </table:table-cell>
          <table:table-cell table:style-name="ce24" table:formula="of:=[.C36]-[.D36]+[.E35]" office:value-type="float" office:value="898.63" calcext:value-type="float">
            <text:p>898,63</text:p>
          </table:table-cell>
          <table:table-cell table:number-columns-repeated="1019"/>
        </table:table-row>
        <table:table-row table:style-name="ro1">
          <table:table-cell table:style-name="ce19"/>
          <table:table-cell office:value-type="string" calcext:value-type="string">
            <text:p>2023-08 tmnt</text:p>
          </table:table-cell>
          <table:table-cell table:style-name="ce9"/>
          <table:table-cell office:value-type="float" office:value="107.3" calcext:value-type="float">
            <text:p>107,30</text:p>
          </table:table-cell>
          <table:table-cell table:style-name="ce24" table:formula="of:=[.C37]-[.D37]+[.E36]" office:value-type="float" office:value="791.33" calcext:value-type="float">
            <text:p>791,33</text:p>
          </table:table-cell>
          <table:table-cell table:number-columns-repeated="1019"/>
        </table:table-row>
        <table:table-row table:style-name="ro1">
          <table:table-cell table:style-name="ce19"/>
          <table:table-cell office:value-type="string" calcext:value-type="string">
            <text:p>2023-09</text:p>
          </table:table-cell>
          <table:table-cell table:style-name="ce9"/>
          <table:table-cell office:value-type="float" office:value="109.73" calcext:value-type="float">
            <text:p>109,73</text:p>
          </table:table-cell>
          <table:table-cell table:style-name="ce24" table:formula="of:=[.C38]-[.D38]+[.E37]" office:value-type="float" office:value="681.6" calcext:value-type="float">
            <text:p>681,60</text:p>
          </table:table-cell>
          <table:table-cell table:number-columns-repeated="1019"/>
        </table:table-row>
        <table:table-row table:style-name="ro1">
          <table:table-cell table:style-name="ce19"/>
          <table:table-cell/>
          <table:table-cell table:style-name="ce9"/>
          <table:table-cell/>
          <table:table-cell table:style-name="ce9"/>
          <table:table-cell table:number-columns-repeated="1019"/>
        </table:table-row>
        <table:table-row table:style-name="ro1">
          <table:table-cell table:style-name="ce19"/>
          <table:table-cell table:style-name="ce23" office:value-type="string" calcext:value-type="string">
            <text:p>Masraflar</text:p>
          </table:table-cell>
          <table:table-cell/>
          <table:table-cell table:style-name="ce24" table:formula="of:=SUM([.D41:.D57])" office:value-type="float" office:value="0" calcext:value-type="float">
            <text:p>0,00</text:p>
          </table:table-cell>
          <table:table-cell table:style-name="ce9"/>
          <table:table-cell table:number-columns-repeated="1019"/>
        </table:table-row>
        <table:table-row table:style-name="ro1" table:number-rows-repeated="2">
          <table:table-cell table:style-name="ce19"/>
          <table:table-cell/>
          <table:table-cell table:style-name="ce9"/>
          <table:table-cell/>
          <table:table-cell table:style-name="ce9"/>
          <table:table-cell table:number-columns-repeated="1019"/>
        </table:table-row>
        <table:table-row table:style-name="ro1">
          <table:table-cell/>
          <table:table-cell table:style-name="ce9" table:number-columns-repeated="2"/>
          <table:table-cell/>
          <table:table-cell table:style-name="ce9"/>
          <table:table-cell table:number-columns-repeated="1019"/>
        </table:table-row>
        <table:table-row table:style-name="ro1">
          <table:table-cell/>
          <table:table-cell table:style-name="ce9" table:number-columns-repeated="2"/>
          <table:table-cell/>
          <table:table-cell table:style-name="ce28"/>
          <table:table-cell table:number-columns-repeated="1019"/>
        </table:table-row>
        <table:table-row table:style-name="ro1" table:number-rows-repeated="2">
          <table:table-cell/>
          <table:table-cell table:style-name="ce9"/>
          <table:table-cell table:style-name="ce23"/>
          <table:table-cell/>
          <table:table-cell table:style-name="ce24"/>
          <table:table-cell table:number-columns-repeated="1019"/>
        </table:table-row>
        <table:table-row table:style-name="ro1" table:number-rows-repeated="5">
          <table:table-cell/>
          <table:table-cell table:style-name="ce9" table:number-columns-repeated="2"/>
          <table:table-cell/>
          <table:table-cell table:style-name="ce23"/>
          <table:table-cell table:style-name="ce21"/>
          <table:table-cell table:style-name="ce24"/>
          <table:table-cell table:number-columns-repeated="1017"/>
        </table:table-row>
        <table:table-row table:style-name="ro1" table:number-rows-repeated="44">
          <table:table-cell/>
          <table:table-cell table:style-name="ce9" table:number-columns-repeated="2"/>
          <table:table-cell/>
          <table:table-cell table:style-name="ce9" table:number-columns-repeated="3"/>
          <table:table-cell table:number-columns-repeated="1017"/>
        </table:table-row>
        <table:table-row table:style-name="ro1" table:number-rows-repeated="104848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nyC301-22" table:style-name="ta1">
        <table:table-column table:style-name="co3" table:default-cell-style-name="ce1"/>
        <table:table-column table:style-name="co8" table:default-cell-style-name="ce9"/>
        <table:table-column table:style-name="co3" table:default-cell-style-name="ce9"/>
        <table:table-column table:style-name="co9" table:default-cell-style-name="ce9"/>
        <table:table-column table:style-name="co1" table:default-cell-style-name="ce9"/>
        <table:table-column table:style-name="co5" table:default-cell-style-name="ce9"/>
        <table:table-column table:style-name="co10" table:default-cell-style-name="ce9"/>
        <table:table-column table:style-name="co1" table:number-columns-repeated="52" table:default-cell-style-name="ce1"/>
        <table:table-column table:style-name="co6" table:number-columns-repeated="965" table:default-cell-style-name="ce1"/>
        <table:table-row table:style-name="ro1">
          <table:table-cell/>
          <table:table-cell table:style-name="ce23"/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Sanayi Vinç</text:p>
          </table:table-cell>
          <table:table-cell table:number-columns-repeated="1022"/>
        </table:table-row>
        <table:table-row table:style-name="ro1">
          <table:table-cell/>
          <table:table-cell table:style-name="ce23"/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Toplamlar</text:p>
          </table:table-cell>
          <table:table-cell table:style-name="ce1" table:number-columns-repeated="2"/>
          <table:table-cell table:style-name="ce24"/>
          <table:table-cell table:number-columns-repeated="1019"/>
        </table:table-row>
        <table:table-row table:style-name="ro1">
          <table:table-cell/>
          <table:table-cell table:style-name="ce6" office:value-type="string" calcext:value-type="string">
            <text:p>2020 Kira Bedeli</text:p>
          </table:table-cell>
          <table:table-cell table:style-name="ce24" table:formula="of:=SUM([.C13:.C17])" office:value-type="float" office:value="0" calcext:value-type="float">
            <text:p>0,00</text:p>
          </table:table-cell>
          <table:table-cell table:style-name="ce24" table:number-columns-repeated="2"/>
          <table:table-cell table:number-columns-repeated="1019"/>
        </table:table-row>
        <table:table-row table:style-name="ro1">
          <table:table-cell/>
          <table:table-cell table:style-name="ce6" office:value-type="string" calcext:value-type="string">
            <text:p>2020 Toplam Ödeme</text:p>
          </table:table-cell>
          <table:table-cell table:style-name="ce24" table:formula="of:=SUM([.D13:.D19])" office:value-type="float" office:value="0" calcext:value-type="float">
            <text:p>0,00</text:p>
          </table:table-cell>
          <table:table-cell table:style-name="ce24" table:number-columns-repeated="2"/>
          <table:table-cell table:number-columns-repeated="1019"/>
        </table:table-row>
        <table:table-row table:style-name="ro1">
          <table:table-cell/>
          <table:table-cell table:style-name="ce6" office:value-type="string" calcext:value-type="string">
            <text:p>Toplam Ödenecek</text:p>
          </table:table-cell>
          <table:table-cell table:style-name="ce24" table:formula="of:=[.E18]" office:value-type="float" office:value="0" calcext:value-type="float">
            <text:p>0,00</text:p>
          </table:table-cell>
          <table:table-cell table:style-name="ce24" table:number-columns-repeated="2"/>
          <table:table-cell table:number-columns-repeated="1019"/>
        </table:table-row>
        <table:table-row table:style-name="ro1">
          <table:table-cell/>
          <table:table-cell table:style-name="ce6" office:value-type="string" calcext:value-type="string">
            <text:p>2020 Masraf</text:p>
          </table:table-cell>
          <table:table-cell table:style-name="ce24" table:formula="of:=[.D82]" office:value-type="float" office:value="0" calcext:value-type="float">
            <text:p>0,00</text:p>
          </table:table-cell>
          <table:table-cell table:style-name="ce24" table:number-columns-repeated="2"/>
          <table:table-cell table:number-columns-repeated="1019"/>
        </table:table-row>
        <table:table-row table:style-name="ro1">
          <table:table-cell/>
          <table:table-cell table:style-name="ce25" office:value-type="string" calcext:value-type="string">
            <text:p>2019-2020 Net Kira</text:p>
          </table:table-cell>
          <table:table-cell table:style-name="ce24" table:formula="of:=[.C6]-[.C8]" office:value-type="float" office:value="0" calcext:value-type="float">
            <text:p>0,00</text:p>
          </table:table-cell>
          <table:table-cell table:style-name="ce1"/>
          <table:table-cell table:style-name="ce24"/>
          <table:table-cell table:number-columns-repeated="1019"/>
        </table:table-row>
        <table:table-row table:style-name="ro1">
          <table:table-cell/>
          <table:table-cell table:style-name="ce23"/>
          <table:table-cell table:style-name="ce24" table:number-columns-repeated="3"/>
          <table:table-cell table:number-columns-repeated="1019"/>
        </table:table-row>
        <table:table-row table:style-name="ro1">
          <table:table-cell/>
          <table:table-cell table:style-name="ce23"/>
          <table:table-cell table:number-columns-repeated="1022"/>
        </table:table-row>
        <table:table-row table:style-name="ro1">
          <table:table-cell table:style-name="ce26" office:value-type="string" calcext:value-type="string">
            <text:p>Tarih</text:p>
          </table:table-cell>
          <table:table-cell table:style-name="ce26" office:value-type="string" calcext:value-type="string">
            <text:p>Açıklama</text:p>
          </table:table-cell>
          <table:table-cell table:style-name="ce25" office:value-type="string" calcext:value-type="string">
            <text:p>Kira bedeli</text:p>
          </table:table-cell>
          <table:table-cell table:style-name="ce25" office:value-type="string" calcext:value-type="string">
            <text:p>Ödeme</text:p>
          </table:table-cell>
          <table:table-cell table:style-name="ce25" office:value-type="string" calcext:value-type="string">
            <text:p>Bakiye</text:p>
          </table:table-cell>
          <table:table-cell table:number-columns-repeated="1019"/>
        </table:table-row>
        <table:table-row table:style-name="ro1">
          <table:table-cell/>
          <table:table-cell table:style-name="ce23" office:value-type="string" calcext:value-type="string">
            <text:p>Hurdacı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Ali Demirel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29-11-2022 – 30-11-2023 Kira Bedeli</text:p>
          </table:table-cell>
          <table:table-cell table:number-columns-repeated="2"/>
          <table:table-cell table:formula="of:=[.E14]+[.C15]-[.D15]" office:value-type="float" office:value="0" calcext:value-type="float">
            <text:p>0,00</text:p>
          </table:table-cell>
          <table:table-cell table:number-columns-repeated="1019"/>
        </table:table-row>
        <table:table-row table:style-name="ro1">
          <table:table-cell table:style-name="ce19"/>
          <table:table-cell table:style-name="ce1" office:value-type="string" calcext:value-type="string">
            <text:p>teminattan</text:p>
          </table:table-cell>
          <table:table-cell/>
          <table:table-cell table:style-name="ce1"/>
          <table:table-cell table:formula="of:=[.E15]+[.C16]-[.D16]" office:value-type="float" office:value="0" calcext:value-type="float">
            <text:p>0,00</text:p>
          </table:table-cell>
          <table:table-cell table:number-columns-repeated="1019"/>
        </table:table-row>
        <table:table-row table:style-name="ro1">
          <table:table-cell table:style-name="ce19"/>
          <table:table-cell table:style-name="ce1" office:value-type="string" calcext:value-type="string">
            <text:p>teminattan</text:p>
          </table:table-cell>
          <table:table-cell/>
          <table:table-cell table:style-name="ce1"/>
          <table:table-cell table:formula="of:=[.E16]+[.C17]-[.D17]" office:value-type="float" office:value="0" calcext:value-type="float">
            <text:p>0,00</text:p>
          </table:table-cell>
          <table:table-cell table:number-columns-repeated="1019"/>
        </table:table-row>
        <table:table-row table:style-name="ro1">
          <table:table-cell table:style-name="ce19"/>
          <table:table-cell table:style-name="ce1"/>
          <table:table-cell/>
          <table:table-cell table:style-name="ce1"/>
          <table:table-cell table:formula="of:=[.E17]+[.C18]-[.D18]" office:value-type="float" office:value="0" calcext:value-type="float">
            <text:p>0,00</text:p>
          </table:table-cell>
          <table:table-cell table:number-columns-repeated="1019"/>
        </table:table-row>
        <table:table-row table:style-name="ro1">
          <table:table-cell table:style-name="ce19"/>
          <table:table-cell table:style-name="ce1" office:value-type="string" calcext:value-type="string">
            <text:p>21-22 kira bedeli 43160 TL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9" table:number-columns-repeated="2"/>
          <table:table-cell/>
          <table:table-cell table:style-name="ce1"/>
          <table:table-cell table:formula="of:=[.E19]+[.C20]-[.D20]" office:value-type="float" office:value="0" calcext:value-type="float">
            <text:p>0,00</text:p>
          </table:table-cell>
          <table:table-cell table:number-columns-repeated="1019"/>
        </table:table-row>
        <table:table-row table:style-name="ro1">
          <table:table-cell table:style-name="ce19"/>
          <table:table-cell table:style-name="ce1" office:value-type="string" calcext:value-type="string">
            <text:p>Ocak 2021- elektrik teminat için</text:p>
          </table:table-cell>
          <table:table-cell office:value-type="float" office:value="1200" calcext:value-type="float">
            <text:p>1.200,00</text:p>
          </table:table-cell>
          <table:table-cell table:style-name="ce1" office:value-type="float" office:value="42.07" calcext:value-type="float">
            <text:p>42,07</text:p>
          </table:table-cell>
          <table:table-cell table:formula="of:=[.E20]+[.C21]-[.D21]" office:value-type="float" office:value="1157.93" calcext:value-type="float">
            <text:p>1.157,93</text:p>
          </table:table-cell>
          <table:table-cell table:number-columns-repeated="1019"/>
        </table:table-row>
        <table:table-row table:style-name="ro1">
          <table:table-cell table:style-name="ce19"/>
          <table:table-cell table:style-name="ce1" office:value-type="string" calcext:value-type="string">
            <text:p>şubat</text:p>
          </table:table-cell>
          <table:table-cell/>
          <table:table-cell table:style-name="ce1" office:value-type="float" office:value="34.45" calcext:value-type="float">
            <text:p>34,45</text:p>
          </table:table-cell>
          <table:table-cell table:formula="of:=[.E21]+[.C22]-[.D22]" office:value-type="float" office:value="1123.48" calcext:value-type="float">
            <text:p>1.123,48</text:p>
          </table:table-cell>
          <table:table-cell table:number-columns-repeated="1019"/>
        </table:table-row>
        <table:table-row table:style-name="ro1">
          <table:table-cell table:style-name="ce19"/>
          <table:table-cell table:style-name="ce1" office:value-type="string" calcext:value-type="string">
            <text:p>mart</text:p>
          </table:table-cell>
          <table:table-cell/>
          <table:table-cell table:style-name="ce1" office:value-type="float" office:value="20.05" calcext:value-type="float">
            <text:p>20,05</text:p>
          </table:table-cell>
          <table:table-cell table:formula="of:=[.E22]+[.C23]-[.D23]" office:value-type="float" office:value="1103.43" calcext:value-type="float">
            <text:p>1.103,43</text:p>
          </table:table-cell>
          <table:table-cell table:number-columns-repeated="1019"/>
        </table:table-row>
        <table:table-row table:style-name="ro1">
          <table:table-cell table:style-name="ce19"/>
          <table:table-cell table:style-name="ce1" office:value-type="string" calcext:value-type="string">
            <text:p>nisan</text:p>
          </table:table-cell>
          <table:table-cell/>
          <table:table-cell table:style-name="ce1" office:value-type="float" office:value="34.7" calcext:value-type="float">
            <text:p>34,7</text:p>
          </table:table-cell>
          <table:table-cell table:formula="of:=[.E23]+[.C24]-[.D24]" office:value-type="float" office:value="1068.73" calcext:value-type="float">
            <text:p>1.068,73</text:p>
          </table:table-cell>
          <table:table-cell table:number-columns-repeated="1019"/>
        </table:table-row>
        <table:table-row table:style-name="ro1">
          <table:table-cell table:style-name="ce19"/>
          <table:table-cell table:style-name="ce1" office:value-type="string" calcext:value-type="string">
            <text:p>mayıs</text:p>
          </table:table-cell>
          <table:table-cell/>
          <table:table-cell table:style-name="ce1" office:value-type="float" office:value="34.34" calcext:value-type="float">
            <text:p>34,34</text:p>
          </table:table-cell>
          <table:table-cell table:formula="of:=[.E24]+[.C25]-[.D25]" office:value-type="float" office:value="1034.39" calcext:value-type="float">
            <text:p>1.034,39</text:p>
          </table:table-cell>
          <table:table-cell table:number-columns-repeated="1019"/>
        </table:table-row>
        <table:table-row table:style-name="ro1">
          <table:table-cell table:style-name="ce19"/>
          <table:table-cell table:style-name="ce1" office:value-type="string" calcext:value-type="string">
            <text:p>haziran</text:p>
          </table:table-cell>
          <table:table-cell/>
          <table:table-cell table:style-name="ce1" office:value-type="float" office:value="-65.91" calcext:value-type="float">
            <text:p>-65,91</text:p>
          </table:table-cell>
          <table:table-cell table:formula="of:=[.E25]+[.C26]-[.D26]" office:value-type="float" office:value="1100.3" calcext:value-type="float">
            <text:p>1.100,30</text:p>
          </table:table-cell>
          <table:table-cell table:number-columns-repeated="1019"/>
        </table:table-row>
        <table:table-row table:style-name="ro1">
          <table:table-cell table:style-name="ce19"/>
          <table:table-cell table:style-name="ce1" office:value-type="string" calcext:value-type="string">
            <text:p>temmuz</text:p>
          </table:table-cell>
          <table:table-cell/>
          <table:table-cell table:style-name="ce1" office:value-type="float" office:value="31.54" calcext:value-type="float">
            <text:p>31,54</text:p>
          </table:table-cell>
          <table:table-cell table:formula="of:=[.E26]+[.C27]-[.D27]" office:value-type="float" office:value="1068.76" calcext:value-type="float">
            <text:p>1.068,76</text:p>
          </table:table-cell>
          <table:table-cell table:number-columns-repeated="1019"/>
        </table:table-row>
        <table:table-row table:style-name="ro1">
          <table:table-cell table:style-name="ce19"/>
          <table:table-cell table:style-name="ce1" office:value-type="string" calcext:value-type="string">
            <text:p>ağustos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formula="of:=[.E27]+[.C28]-[.D28]" office:value-type="float" office:value="1068.76" calcext:value-type="float">
            <text:p>1.068,76</text:p>
          </table:table-cell>
          <table:table-cell table:number-columns-repeated="1019"/>
        </table:table-row>
        <table:table-row table:style-name="ro1">
          <table:table-cell table:style-name="ce19"/>
          <table:table-cell table:style-name="ce1" office:value-type="string" calcext:value-type="string">
            <text:p>eylül</text:p>
          </table:table-cell>
          <table:table-cell/>
          <table:table-cell table:style-name="ce1" office:value-type="float" office:value="45.99" calcext:value-type="float">
            <text:p>45,99</text:p>
          </table:table-cell>
          <table:table-cell table:formula="of:=[.E28]+[.C29]-[.D29]" office:value-type="float" office:value="1022.77" calcext:value-type="float">
            <text:p>1.022,77</text:p>
          </table:table-cell>
          <table:table-cell table:number-columns-repeated="1019"/>
        </table:table-row>
        <table:table-row table:style-name="ro1">
          <table:table-cell table:style-name="ce19"/>
          <table:table-cell table:style-name="ce1" office:value-type="string" calcext:value-type="string">
            <text:p>ekim</text:p>
          </table:table-cell>
          <table:table-cell/>
          <table:table-cell table:style-name="ce1" office:value-type="float" office:value="42.89" calcext:value-type="float">
            <text:p>42,89</text:p>
          </table:table-cell>
          <table:table-cell table:formula="of:=[.E29]+[.C30]-[.D30]" office:value-type="float" office:value="979.88" calcext:value-type="float">
            <text:p>979,88</text:p>
          </table:table-cell>
          <table:table-cell table:number-columns-repeated="1019"/>
        </table:table-row>
        <table:table-row table:style-name="ro1">
          <table:table-cell table:style-name="ce19"/>
          <table:table-cell table:style-name="ce1" office:value-type="string" calcext:value-type="string">
            <text:p>kasım</text:p>
          </table:table-cell>
          <table:table-cell/>
          <table:table-cell table:style-name="ce1" office:value-type="float" office:value="34.98" calcext:value-type="float">
            <text:p>34,98</text:p>
          </table:table-cell>
          <table:table-cell table:formula="of:=[.E30]+[.C31]-[.D31]" office:value-type="float" office:value="944.9" calcext:value-type="float">
            <text:p>944,90</text:p>
          </table:table-cell>
          <table:table-cell table:number-columns-repeated="1019"/>
        </table:table-row>
        <table:table-row table:style-name="ro1">
          <table:table-cell table:style-name="ce19"/>
          <table:table-cell table:style-name="ce1" office:value-type="string" calcext:value-type="string">
            <text:p>aralık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formula="of:=[.E31]+[.C32]-[.D32]" office:value-type="float" office:value="944.9" calcext:value-type="float">
            <text:p>944,90</text:p>
          </table:table-cell>
          <table:table-cell table:number-columns-repeated="1019"/>
        </table:table-row>
        <table:table-row table:style-name="ro1">
          <table:table-cell table:style-name="ce19"/>
          <table:table-cell table:style-name="ce1" office:value-type="string" calcext:value-type="string">
            <text:p>Ocak 2022- elektrik teminat için</text:p>
          </table:table-cell>
          <table:table-cell/>
          <table:table-cell table:style-name="ce1" office:value-type="float" office:value="30.04" calcext:value-type="float">
            <text:p>30,04</text:p>
          </table:table-cell>
          <table:table-cell table:formula="of:=[.E32]+[.C33]-[.D33]" office:value-type="float" office:value="914.86" calcext:value-type="float">
            <text:p>914,86</text:p>
          </table:table-cell>
          <table:table-cell table:number-columns-repeated="1019"/>
        </table:table-row>
        <table:table-row table:style-name="ro1">
          <table:table-cell table:style-name="ce19"/>
          <table:table-cell table:style-name="ce1" office:value-type="string" calcext:value-type="string">
            <text:p>şubat</text:p>
          </table:table-cell>
          <table:table-cell/>
          <table:table-cell table:style-name="ce1" office:value-type="float" office:value="135.32" calcext:value-type="float">
            <text:p>135,32</text:p>
          </table:table-cell>
          <table:table-cell table:formula="of:=[.E33]+[.C34]-[.D34]" office:value-type="float" office:value="779.54" calcext:value-type="float">
            <text:p>779,54</text:p>
          </table:table-cell>
          <table:table-cell table:number-columns-repeated="1019"/>
        </table:table-row>
        <table:table-row table:style-name="ro1">
          <table:table-cell table:style-name="ce19"/>
          <table:table-cell table:style-name="ce1" office:value-type="string" calcext:value-type="string">
            <text:p>mart</text:p>
          </table:table-cell>
          <table:table-cell/>
          <table:table-cell table:style-name="ce1" office:value-type="float" office:value="98.9" calcext:value-type="float">
            <text:p>98,9</text:p>
          </table:table-cell>
          <table:table-cell table:formula="of:=[.E34]+[.C35]-[.D35]" office:value-type="float" office:value="680.64" calcext:value-type="float">
            <text:p>680,64</text:p>
          </table:table-cell>
          <table:table-cell table:number-columns-repeated="1019"/>
        </table:table-row>
        <table:table-row table:style-name="ro1">
          <table:table-cell table:style-name="ce19"/>
          <table:table-cell table:style-name="ce1" office:value-type="string" calcext:value-type="string">
            <text:p>nisan</text:p>
          </table:table-cell>
          <table:table-cell/>
          <table:table-cell table:style-name="ce1" office:value-type="float" office:value="135.6" calcext:value-type="float">
            <text:p>135,6</text:p>
          </table:table-cell>
          <table:table-cell table:formula="of:=[.E35]+[.C36]-[.D36]" office:value-type="float" office:value="545.04" calcext:value-type="float">
            <text:p>545,04</text:p>
          </table:table-cell>
          <table:table-cell table:number-columns-repeated="1019"/>
        </table:table-row>
        <table:table-row table:style-name="ro1">
          <table:table-cell table:style-name="ce19"/>
          <table:table-cell table:style-name="ce1" office:value-type="string" calcext:value-type="string">
            <text:p>Mayıs <text:s text:c="10"/>50 su</text:p>
          </table:table-cell>
          <table:table-cell/>
          <table:table-cell table:style-name="ce1" office:value-type="float" office:value="214.37" calcext:value-type="float">
            <text:p>214,37</text:p>
          </table:table-cell>
          <table:table-cell table:formula="of:=[.E36]+[.C37]-[.D37]" office:value-type="float" office:value="330.67" calcext:value-type="float">
            <text:p>330,67</text:p>
          </table:table-cell>
          <table:table-cell table:number-columns-repeated="1019"/>
        </table:table-row>
        <table:table-row table:style-name="ro1">
          <table:table-cell table:style-name="ce19"/>
          <table:table-cell table:style-name="ce1" office:value-type="string" calcext:value-type="string">
            <text:p>Haziran <text:s text:c="7"/>200 su</text:p>
          </table:table-cell>
          <table:table-cell/>
          <table:table-cell table:style-name="ce1" office:value-type="float" office:value="427.65" calcext:value-type="float">
            <text:p>427,65</text:p>
          </table:table-cell>
          <table:table-cell table:formula="of:=[.E37]+[.C38]-[.D38]" office:value-type="float" office:value="-96.9799999999998" calcext:value-type="float">
            <text:p>-96,98</text:p>
          </table:table-cell>
          <table:table-cell table:number-columns-repeated="1019"/>
        </table:table-row>
        <table:table-row table:style-name="ro1">
          <table:table-cell table:style-name="ce19"/>
          <table:table-cell table:style-name="ce1" office:value-type="string" calcext:value-type="string">
            <text:p>Temmuz <text:s text:c="6"/>200 su</text:p>
          </table:table-cell>
          <table:table-cell/>
          <table:table-cell table:style-name="ce1" office:value-type="float" office:value="446.55" calcext:value-type="float">
            <text:p>446,55</text:p>
          </table:table-cell>
          <table:table-cell table:formula="of:=[.E38]+[.C39]-[.D39]" office:value-type="float" office:value="-543.53" calcext:value-type="float">
            <text:p>-543,53</text:p>
          </table:table-cell>
          <table:table-cell table:number-columns-repeated="1019"/>
        </table:table-row>
        <table:table-row table:style-name="ro1">
          <table:table-cell table:style-name="ce19"/>
          <table:table-cell table:style-name="ce1" office:value-type="string" calcext:value-type="string">
            <text:p>Ağustos <text:s text:c="9"/>50 su</text:p>
          </table:table-cell>
          <table:table-cell/>
          <table:table-cell table:style-name="ce1" office:value-type="float" office:value="333.96" calcext:value-type="float">
            <text:p>333,96</text:p>
          </table:table-cell>
          <table:table-cell table:formula="of:=[.E39]+[.C40]-[.D40]" office:value-type="float" office:value="-877.49" calcext:value-type="float">
            <text:p>-877,49</text:p>
          </table:table-cell>
          <table:table-cell table:number-columns-repeated="1019"/>
        </table:table-row>
        <table:table-row table:style-name="ro1">
          <table:table-cell table:style-name="ce19"/>
          <table:table-cell table:style-name="ce1" office:value-type="string" calcext:value-type="string">
            <text:p>Eylül <text:s text:c="14"/>50 su</text:p>
          </table:table-cell>
          <table:table-cell/>
          <table:table-cell table:style-name="ce1" office:value-type="float" office:value="324.51" calcext:value-type="float">
            <text:p>324,51</text:p>
          </table:table-cell>
          <table:table-cell table:formula="of:=[.E40]+[.C41]-[.D41]" office:value-type="float" office:value="-1202" calcext:value-type="float">
            <text:p>-1.202,00</text:p>
          </table:table-cell>
          <table:table-cell table:number-columns-repeated="1019"/>
        </table:table-row>
        <table:table-row table:style-name="ro1">
          <table:table-cell table:style-name="ce19"/>
          <table:table-cell table:style-name="ce1" office:value-type="string" calcext:value-type="string">
            <text:p>Ekim <text:s text:c="14"/>50 su</text:p>
          </table:table-cell>
          <table:table-cell/>
          <table:table-cell table:style-name="ce1" office:value-type="float" office:value="331.27" calcext:value-type="float">
            <text:p>331,27</text:p>
          </table:table-cell>
          <table:table-cell table:formula="of:=[.E41]+[.C42]-[.D42]" office:value-type="float" office:value="-1533.27" calcext:value-type="float">
            <text:p>-1.533,27</text:p>
          </table:table-cell>
          <table:table-cell table:number-columns-repeated="1019"/>
        </table:table-row>
        <table:table-row table:style-name="ro1">
          <table:table-cell table:style-name="ce19"/>
          <table:table-cell table:style-name="ce1" office:value-type="string" calcext:value-type="string">
            <text:p>su</text:p>
          </table:table-cell>
          <table:table-cell office:value-type="float" office:value="50" calcext:value-type="float">
            <text:p>50,00</text:p>
          </table:table-cell>
          <table:table-cell table:style-name="ce1"/>
          <table:table-cell table:formula="of:=[.E42]+[.C43]-[.D43]" office:value-type="float" office:value="-1483.27" calcext:value-type="float">
            <text:p>-1.483,27</text:p>
          </table:table-cell>
          <table:table-cell table:number-columns-repeated="1019"/>
        </table:table-row>
        <table:table-row table:style-name="ro1">
          <table:table-cell table:style-name="ce19"/>
          <table:table-cell table:style-name="ce1" office:value-type="string" calcext:value-type="string">
            <text:p>kasım</text:p>
          </table:table-cell>
          <table:table-cell/>
          <table:table-cell table:style-name="ce1" office:value-type="float" office:value="412.42" calcext:value-type="float">
            <text:p>412,42</text:p>
          </table:table-cell>
          <table:table-cell table:formula="of:=[.E43]+[.C44]-[.D44]" office:value-type="float" office:value="-1895.69" calcext:value-type="float">
            <text:p>-1.895,69</text:p>
          </table:table-cell>
          <table:table-cell table:number-columns-repeated="1019"/>
        </table:table-row>
        <table:table-row table:style-name="ro1">
          <table:table-cell table:style-name="ce19"/>
          <table:table-cell table:style-name="ce1" office:value-type="string" calcext:value-type="string">
            <text:p>aralık</text:p>
          </table:table-cell>
          <table:table-cell/>
          <table:table-cell table:style-name="ce1" office:value-type="float" office:value="426.12" calcext:value-type="float">
            <text:p>426,12</text:p>
          </table:table-cell>
          <table:table-cell table:formula="of:=[.E44]+[.C45]-[.D45]" office:value-type="float" office:value="-2321.81" calcext:value-type="float">
            <text:p>-2.321,81</text:p>
          </table:table-cell>
          <table:table-cell table:number-columns-repeated="1019"/>
        </table:table-row>
        <table:table-row table:style-name="ro1">
          <table:table-cell table:style-name="ce19"/>
          <table:table-cell table:style-name="ce1" office:value-type="string" calcext:value-type="string">
            <text:p>kiradan kalan</text:p>
          </table:table-cell>
          <table:table-cell office:value-type="float" office:value="2000" calcext:value-type="float">
            <text:p>2.000,00</text:p>
          </table:table-cell>
          <table:table-cell table:style-name="ce1"/>
          <table:table-cell table:formula="of:=[.E45]+[.C46]-[.D46]" office:value-type="float" office:value="-321.81" calcext:value-type="float">
            <text:p>-321,81</text:p>
          </table:table-cell>
          <table:table-cell table:number-columns-repeated="1019"/>
        </table:table-row>
        <table:table-row table:style-name="ro1">
          <table:table-cell table:style-name="ce19"/>
          <table:table-cell table:style-name="ce1" office:value-type="string" calcext:value-type="string">
            <text:p>motorcu tavanı alçıpan hasarı</text:p>
          </table:table-cell>
          <table:table-cell office:value-type="float" office:value="500" calcext:value-type="float">
            <text:p>500,00</text:p>
          </table:table-cell>
          <table:table-cell table:style-name="ce1"/>
          <table:table-cell table:formula="of:=[.E46]+[.C47]-[.D47]" office:value-type="float" office:value="178.19" calcext:value-type="float">
            <text:p>178,19</text:p>
          </table:table-cell>
          <table:table-cell table:number-columns-repeated="1019"/>
        </table:table-row>
        <table:table-row table:style-name="ro1">
          <table:table-cell table:style-name="ce19"/>
          <table:table-cell table:style-name="ce1" office:value-type="string" calcext:value-type="string">
            <text:p>2023-01 tmnt</text:p>
          </table:table-cell>
          <table:table-cell/>
          <table:table-cell table:style-name="ce1" office:value-type="float" office:value="178.19" calcext:value-type="float">
            <text:p>178,19</text:p>
          </table:table-cell>
          <table:table-cell table:formula="of:=[.E47]+[.C48]-[.D48]" office:value-type="float" office:value="0" calcext:value-type="float">
            <text:p>0,00</text:p>
          </table:table-cell>
          <table:table-cell table:number-columns-repeated="1019"/>
        </table:table-row>
        <table:table-row table:style-name="ro1">
          <table:table-cell table:style-name="ce19"/>
          <table:table-cell table:style-name="ce1"/>
          <table:table-cell/>
          <table:table-cell table:style-name="ce1"/>
          <table:table-cell table:formula="of:=[.E48]+[.C49]-[.D49]" office:value-type="float" office:value="0" calcext:value-type="float">
            <text:p>0,00</text:p>
          </table:table-cell>
          <table:table-cell table:number-columns-repeated="1019"/>
        </table:table-row>
        <table:table-row table:style-name="ro1">
          <table:table-cell table:style-name="ce19" office:value-type="date" office:date-value="2023-03-10" calcext:value-type="date">
            <text:p>10.03.2023</text:p>
          </table:table-cell>
          <table:table-cell table:style-name="ce1" office:value-type="string" calcext:value-type="string">
            <text:p>2023-02 tmnt</text:p>
          </table:table-cell>
          <table:table-cell/>
          <table:table-cell table:style-name="ce1" office:value-type="float" office:value="270.52" calcext:value-type="float">
            <text:p>270,52</text:p>
          </table:table-cell>
          <table:table-cell table:formula="of:=[.E49]+[.C50]-[.D50]" office:value-type="float" office:value="-270.52" calcext:value-type="float">
            <text:p>-270,52</text:p>
          </table:table-cell>
          <table:table-cell table:number-columns-repeated="1019"/>
        </table:table-row>
        <table:table-row table:style-name="ro1">
          <table:table-cell table:style-name="ce19"/>
          <table:table-cell table:style-name="ce1" office:value-type="string" calcext:value-type="string">
            <text:p>2023-03 tmnt</text:p>
          </table:table-cell>
          <table:table-cell/>
          <table:table-cell table:style-name="ce1" office:value-type="float" office:value="229.48" calcext:value-type="float">
            <text:p>229,48</text:p>
          </table:table-cell>
          <table:table-cell table:formula="of:=[.E50]+[.C51]-[.D51]" office:value-type="float" office:value="-500" calcext:value-type="float">
            <text:p>-500,00</text:p>
          </table:table-cell>
          <table:table-cell table:number-columns-repeated="1019"/>
        </table:table-row>
        <table:table-row table:style-name="ro1">
          <table:table-cell table:style-name="ce19"/>
          <table:table-cell table:style-name="ce1" office:value-type="string" calcext:value-type="string">
            <text:p>2023-04 tmnt</text:p>
          </table:table-cell>
          <table:table-cell/>
          <table:table-cell table:style-name="ce1" office:value-type="float" office:value="250.02" calcext:value-type="float">
            <text:p>250,02</text:p>
          </table:table-cell>
          <table:table-cell table:formula="of:=[.E51]+[.C52]-[.D52]" office:value-type="float" office:value="-750.02" calcext:value-type="float">
            <text:p>-750,02</text:p>
          </table:table-cell>
          <table:table-cell table:number-columns-repeated="1019"/>
        </table:table-row>
        <table:table-row table:style-name="ro1">
          <table:table-cell table:style-name="ce19"/>
          <table:table-cell table:style-name="ce1" office:value-type="string" calcext:value-type="string">
            <text:p>2023-05 tmnt</text:p>
          </table:table-cell>
          <table:table-cell/>
          <table:table-cell table:style-name="ce1" office:value-type="float" office:value="250.02" calcext:value-type="float">
            <text:p>250,02</text:p>
          </table:table-cell>
          <table:table-cell table:formula="of:=[.E52]+[.C53]-[.D53]" office:value-type="float" office:value="-1000.04" calcext:value-type="float">
            <text:p>-1.000,04</text:p>
          </table:table-cell>
          <table:table-cell table:number-columns-repeated="1019"/>
        </table:table-row>
        <table:table-row table:style-name="ro1">
          <table:table-cell table:style-name="ce19"/>
          <table:table-cell table:style-name="ce1" office:value-type="string" calcext:value-type="string">
            <text:p>2023-06 tmnt</text:p>
          </table:table-cell>
          <table:table-cell/>
          <table:table-cell table:style-name="ce1" office:value-type="float" office:value="250.02" calcext:value-type="float">
            <text:p>250,02</text:p>
          </table:table-cell>
          <table:table-cell table:formula="of:=[.E53]+[.C54]-[.D54]" office:value-type="float" office:value="-1250.06" calcext:value-type="float">
            <text:p>-1.250,06</text:p>
          </table:table-cell>
          <table:table-cell table:number-columns-repeated="1019"/>
        </table:table-row>
        <table:table-row table:style-name="ro1">
          <table:table-cell table:style-name="ce19"/>
          <table:table-cell table:style-name="ce1" office:value-type="string" calcext:value-type="string">
            <text:p>2023-07 tmnt</text:p>
          </table:table-cell>
          <table:table-cell/>
          <table:table-cell table:style-name="ce1" office:value-type="float" office:value="258.44" calcext:value-type="float">
            <text:p>258,44</text:p>
          </table:table-cell>
          <table:table-cell table:formula="of:=[.E54]+[.C55]-[.D55]" office:value-type="float" office:value="-1508.5" calcext:value-type="float">
            <text:p>-1.508,50</text:p>
          </table:table-cell>
          <table:table-cell table:number-columns-repeated="1019"/>
        </table:table-row>
        <table:table-row table:style-name="ro1">
          <table:table-cell table:style-name="ce19"/>
          <table:table-cell table:style-name="ce1" office:value-type="string" calcext:value-type="string">
            <text:p>2023-08 tmnt</text:p>
          </table:table-cell>
          <table:table-cell/>
          <table:table-cell table:style-name="ce1" office:value-type="float" office:value="259.79" calcext:value-type="float">
            <text:p>259,79</text:p>
          </table:table-cell>
          <table:table-cell table:formula="of:=[.E55]+[.C56]-[.D56]" office:value-type="float" office:value="-1768.29" calcext:value-type="float">
            <text:p>-1.768,29</text:p>
          </table:table-cell>
          <table:table-cell table:number-columns-repeated="1019"/>
        </table:table-row>
        <table:table-row table:style-name="ro1">
          <table:table-cell table:style-name="ce19"/>
          <table:table-cell table:style-name="ce1" office:value-type="string" calcext:value-type="string">
            <text:p>2023-09</text:p>
          </table:table-cell>
          <table:table-cell/>
          <table:table-cell table:style-name="ce1" office:value-type="float" office:value="254.64" calcext:value-type="float">
            <text:p>254,64</text:p>
          </table:table-cell>
          <table:table-cell table:formula="of:=[.E56]+[.C57]-[.D57]" office:value-type="float" office:value="-2022.93" calcext:value-type="float">
            <text:p>-2.022,93</text:p>
          </table:table-cell>
          <table:table-cell table:number-columns-repeated="1019"/>
        </table:table-row>
        <table:table-row table:style-name="ro1" table:number-rows-repeated="3">
          <table:table-cell table:style-name="ce19"/>
          <table:table-cell table:style-name="ce1"/>
          <table:table-cell/>
          <table:table-cell table:style-name="ce1"/>
          <table:table-cell table:number-columns-repeated="1020"/>
        </table:table-row>
        <table:table-row table:style-name="ro1">
          <table:table-cell table:style-name="ce19" office:value-type="date" office:date-value="2021-05-05" calcext:value-type="date">
            <text:p>05.05.2021</text:p>
          </table:table-cell>
          <table:table-cell table:style-name="ce1" office:value-type="string" calcext:value-type="string">
            <text:p>Büyük- küçük bina çatı trapez saclarında hasar var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9" office:value-type="date" office:date-value="2021-06-20" calcext:value-type="date">
            <text:p>20.06.2021</text:p>
          </table:table-cell>
          <table:table-cell table:style-name="ce1" office:value-type="string" calcext:value-type="string">
            <text:p>büyük binanın saçağında hasar var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9" office:value-type="date" office:date-value="2021-09-20" calcext:value-type="date">
            <text:p>20.09.2021</text:p>
          </table:table-cell>
          <table:table-cell table:style-name="ce1" office:value-type="string" calcext:value-type="string">
            <text:p>büyük binanın duvarında sıva hasarı var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9" office:value-type="date" office:date-value="2021-09-20" calcext:value-type="date">
            <text:p>20.09.2021</text:p>
          </table:table-cell>
          <table:table-cell table:style-name="ce1" office:value-type="string" calcext:value-type="string">
            <text:p>büyük binanın iç tarafında tuğla ve sıva hasarı var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9" office:value-type="date" office:date-value="2021-08-25" calcext:value-type="date">
            <text:p>25.08.2021</text:p>
          </table:table-cell>
          <table:table-cell table:style-name="ce1" office:value-type="string" calcext:value-type="string">
            <text:p>mutfak tezgahı kırık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9" office:value-type="date" office:date-value="2021-09-10" calcext:value-type="date">
            <text:p>10.09.2021</text:p>
          </table:table-cell>
          <table:table-cell table:style-name="ce1" office:value-type="string" calcext:value-type="string">
            <text:p>paletli iş makinesi ile taban betonu hasarı var</text:p>
          </table:table-cell>
          <table:table-cell/>
          <table:table-cell table:style-name="ce1"/>
          <table:table-cell table:number-columns-repeated="1020"/>
        </table:table-row>
        <table:table-row table:style-name="ro1" table:number-rows-repeated="2">
          <table:table-cell table:style-name="ce19"/>
          <table:table-cell table:style-name="ce1"/>
          <table:table-cell/>
          <table:table-cell table:style-name="ce1"/>
          <table:table-cell table:number-columns-repeated="1020"/>
        </table:table-row>
        <table:table-row table:style-name="ro1">
          <table:table-cell table:style-name="ce19" office:value-type="date" office:date-value="2021-01-05" calcext:value-type="date">
            <text:p>05.01.2021</text:p>
          </table:table-cell>
          <table:table-cell table:style-name="ce1" office:value-type="string" calcext:value-type="string">
            <text:p>motorcunun alçıpanında hasar var ÖDENDİ TMNT</text:p>
          </table:table-cell>
          <table:table-cell/>
          <table:table-cell table:style-name="ce1" office:value-type="float" office:value="500" calcext:value-type="float">
            <text:p>500</text:p>
          </table:table-cell>
          <table:table-cell table:number-columns-repeated="1020"/>
        </table:table-row>
        <table:table-row table:style-name="ro1">
          <table:table-cell table:style-name="ce19" office:value-type="date" office:date-value="2021-01-05" calcext:value-type="date">
            <text:p>05.01.2021</text:p>
          </table:table-cell>
          <table:table-cell table:style-name="ce1" office:value-type="string" calcext:value-type="string">
            <text:p>motorcunun duvarında hasar var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9" office:value-type="date" office:date-value="2021-02-25" calcext:value-type="date">
            <text:p>25.02.2021</text:p>
          </table:table-cell>
          <table:table-cell table:style-name="ce1" office:value-type="string" calcext:value-type="string">
            <text:p>tuvalet için izinsiz kapı açtı</text:p>
          </table:table-cell>
          <table:table-cell/>
          <table:table-cell table:style-name="ce1" office:value-type="string" calcext:value-type="string">
            <text:p>yapıldı</text:p>
          </table:table-cell>
          <table:table-cell table:number-columns-repeated="1020"/>
        </table:table-row>
        <table:table-row table:style-name="ro1">
          <table:table-cell table:style-name="ce19" office:value-type="date" office:date-value="2021-03-30" calcext:value-type="date">
            <text:p>30.03.2021</text:p>
          </table:table-cell>
          <table:table-cell table:style-name="ce1" office:value-type="string" calcext:value-type="string">
            <text:p>2021 de 2022 için ödemesi gereken kiraları ödemedi</text:p>
          </table:table-cell>
          <table:table-cell/>
          <table:table-cell table:style-name="ce1" office:value-type="string" calcext:value-type="string">
            <text:p>*</text:p>
          </table:table-cell>
          <table:table-cell table:number-columns-repeated="1020"/>
        </table:table-row>
        <table:table-row table:style-name="ro1">
          <table:table-cell table:style-name="ce19" office:value-type="date" office:date-value="2021-08-05" calcext:value-type="date">
            <text:p>05.08.2021</text:p>
          </table:table-cell>
          <table:table-cell table:style-name="ce1" office:value-type="string" calcext:value-type="string">
            <text:p>arsa önüne malzeme yığıntısı var OKKK</text:p>
          </table:table-cell>
          <table:table-cell/>
          <table:table-cell table:style-name="ce1" office:value-type="string" calcext:value-type="string">
            <text:p>*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string" calcext:value-type="string">
            <text:p>karonun çatısı kameracı tarafından ezilmiş</text:p>
          </table:table-cell>
          <table:table-cell table:style-name="ce1"/>
          <table:table-cell table:style-name="ce1" office:value-type="string" calcext:value-type="string">
            <text:p>yapıldı</text:p>
          </table:table-cell>
          <table:table-cell table:number-columns-repeated="1020"/>
        </table:table-row>
        <table:table-row table:style-name="ro1" table:number-rows-repeated="7">
          <table:table-cell/>
          <table:table-cell table:style-name="ce1" table:number-columns-repeated="3"/>
          <table:table-cell table:number-columns-repeated="1020"/>
        </table:table-row>
        <table:table-row table:style-name="ro1">
          <table:table-cell/>
          <table:table-cell table:style-name="ce23" office:value-type="string" calcext:value-type="string">
            <text:p>Masraflar</text:p>
          </table:table-cell>
          <table:table-cell table:style-name="ce1"/>
          <table:table-cell table:style-name="ce24" table:formula="of:=SUM([.D84:.D103])" office:value-type="float" office:value="0" calcext:value-type="float">
            <text:p>0,00</text:p>
          </table:table-cell>
          <table:table-cell/>
          <table:table-cell table:style-name="ce1" table:number-columns-repeated="2"/>
          <table:table-cell table:number-columns-repeated="1017"/>
        </table:table-row>
        <table:table-row table:style-name="ro1">
          <table:table-cell table:number-columns-repeated="3"/>
          <table:table-cell table:style-name="ce27"/>
          <table:table-cell/>
          <table:table-cell table:style-name="ce1" table:number-columns-repeated="2"/>
          <table:table-cell table:number-columns-repeated="1017"/>
        </table:table-row>
        <table:table-row table:style-name="ro1">
          <table:table-cell table:number-columns-repeated="3"/>
          <table:table-cell table:style-name="ce18"/>
          <table:table-cell/>
          <table:table-cell table:style-name="ce1" table:number-columns-repeated="2"/>
          <table:table-cell table:number-columns-repeated="1017"/>
        </table:table-row>
        <table:table-row table:style-name="ro1" table:number-rows-repeated="7">
          <table:table-cell table:style-name="ce19"/>
          <table:table-cell table:style-name="ce1"/>
          <table:table-cell table:number-columns-repeated="3"/>
          <table:table-cell table:style-name="ce1" table:number-columns-repeated="2"/>
          <table:table-cell table:number-columns-repeated="1017"/>
        </table:table-row>
        <table:table-row table:style-name="ro1">
          <table:table-cell table:number-columns-repeated="5"/>
          <table:table-cell table:style-name="ce1" table:number-columns-repeated="2"/>
          <table:table-cell table:number-columns-repeated="1017"/>
        </table:table-row>
        <table:table-row table:style-name="ro1" table:number-rows-repeated="5">
          <table:table-cell table:number-columns-repeated="4"/>
          <table:table-cell table:style-name="ce23"/>
          <table:table-cell table:style-name="ce21"/>
          <table:table-cell table:style-name="ce24"/>
          <table:table-cell table:number-columns-repeated="1017"/>
        </table:table-row>
        <table:table-row table:style-name="ro1" table:number-rows-repeated="10484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nyE502-22" table:style-name="ta1">
        <table:table-column table:style-name="co3" table:default-cell-style-name="ce1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1" table:default-cell-style-name="ce9"/>
        <table:table-column table:style-name="co14" table:default-cell-style-name="ce9"/>
        <table:table-column table:style-name="co5" table:default-cell-style-name="ce9"/>
        <table:table-column table:style-name="co10" table:default-cell-style-name="ce9"/>
        <table:table-column table:style-name="co1" table:number-columns-repeated="52" table:default-cell-style-name="ce1"/>
        <table:table-column table:style-name="co6" table:number-columns-repeated="964" table:default-cell-style-name="ce1"/>
        <table:table-row table:style-name="ro1">
          <table:table-cell/>
          <table:table-cell table:style-name="ce23" table:number-columns-repeated="2"/>
          <table:table-cell table:number-columns-repeated="1021"/>
        </table:table-row>
        <table:table-row table:style-name="ro1">
          <table:table-cell/>
          <table:table-cell table:style-name="ce23" office:value-type="string" calcext:value-type="string">
            <text:p>SnE este</text:p>
          </table:table-cell>
          <table:table-cell table:style-name="ce23"/>
          <table:table-cell table:number-columns-repeated="1021"/>
        </table:table-row>
        <table:table-row table:style-name="ro1">
          <table:table-cell/>
          <table:table-cell table:style-name="ce23" table:number-columns-repeated="2"/>
          <table:table-cell table:number-columns-repeated="1021"/>
        </table:table-row>
        <table:table-row table:style-name="ro1">
          <table:table-cell/>
          <table:table-cell table:style-name="ce23" office:value-type="string" calcext:value-type="string">
            <text:p>Toplamlar</text:p>
          </table:table-cell>
          <table:table-cell table:style-name="ce23"/>
          <table:table-cell table:style-name="ce1" table:number-columns-repeated="2"/>
          <table:table-cell table:style-name="ce24"/>
          <table:table-cell table:number-columns-repeated="1018"/>
        </table:table-row>
        <table:table-row table:style-name="ro1">
          <table:table-cell/>
          <table:table-cell table:style-name="ce1"/>
          <table:table-cell table:style-name="ce6" office:value-type="string" calcext:value-type="string">
            <text:p>Kira Bedeli</text:p>
          </table:table-cell>
          <table:table-cell table:style-name="ce24" table:formula="of:=SUM([.D32:.D41])" office:value-type="float" office:value="96000" calcext:value-type="float">
            <text:p>96.000,00</text:p>
          </table:table-cell>
          <table:table-cell table:style-name="ce24" table:number-columns-repeated="2"/>
          <table:table-cell table:number-columns-repeated="1018"/>
        </table:table-row>
        <table:table-row table:style-name="ro1">
          <table:table-cell/>
          <table:table-cell table:style-name="ce1"/>
          <table:table-cell table:style-name="ce6" office:value-type="string" calcext:value-type="string">
            <text:p>Toplam Ödeme</text:p>
          </table:table-cell>
          <table:table-cell table:style-name="ce24" table:formula="of:=SUM([.E32:.E42])" office:value-type="float" office:value="65000" calcext:value-type="float">
            <text:p>65.000,00</text:p>
          </table:table-cell>
          <table:table-cell table:style-name="ce24" table:number-columns-repeated="2"/>
          <table:table-cell table:number-columns-repeated="1018"/>
        </table:table-row>
        <table:table-row table:style-name="ro1">
          <table:table-cell/>
          <table:table-cell table:style-name="ce1"/>
          <table:table-cell table:style-name="ce6" office:value-type="string" calcext:value-type="string">
            <text:p>Toplam Ödenecek</text:p>
          </table:table-cell>
          <table:table-cell table:style-name="ce24" table:formula="of:=[.F42]" office:value-type="float" office:value="31000" calcext:value-type="float">
            <text:p>31.000,00</text:p>
          </table:table-cell>
          <table:table-cell table:style-name="ce24" table:number-columns-repeated="2"/>
          <table:table-cell table:number-columns-repeated="1018"/>
        </table:table-row>
        <table:table-row table:style-name="ro1">
          <table:table-cell/>
          <table:table-cell table:style-name="ce1"/>
          <table:table-cell table:style-name="ce6" office:value-type="string" calcext:value-type="string">
            <text:p><text:s/>Masraf</text:p>
          </table:table-cell>
          <table:table-cell table:style-name="ce24" table:formula="of:=[.E58]" office:value-type="float" office:value="0" calcext:value-type="float">
            <text:p>0,00</text:p>
          </table:table-cell>
          <table:table-cell table:style-name="ce24" table:number-columns-repeated="2"/>
          <table:table-cell table:number-columns-repeated="1018"/>
        </table:table-row>
        <table:table-row table:style-name="ro1">
          <table:table-cell/>
          <table:table-cell table:style-name="ce1"/>
          <table:table-cell table:style-name="ce25" office:value-type="string" calcext:value-type="string">
            <text:p><text:s/>Net Kira</text:p>
          </table:table-cell>
          <table:table-cell table:style-name="ce24" table:formula="of:=[.D6]-[.D8]" office:value-type="float" office:value="65000" calcext:value-type="float">
            <text:p>65.000,00</text:p>
          </table:table-cell>
          <table:table-cell table:style-name="ce1"/>
          <table:table-cell table:style-name="ce24"/>
          <table:table-cell table:number-columns-repeated="1018"/>
        </table:table-row>
        <table:table-row table:style-name="ro1">
          <table:table-cell/>
          <table:table-cell table:style-name="ce23" table:number-columns-repeated="2"/>
          <table:table-cell table:style-name="ce24" table:number-columns-repeated="3"/>
          <table:table-cell table:number-columns-repeated="1018"/>
        </table:table-row>
        <table:table-row table:style-name="ro1">
          <table:table-cell/>
          <table:table-cell table:style-name="ce23" table:number-columns-repeated="2"/>
          <table:table-cell table:number-columns-repeated="1021"/>
        </table:table-row>
        <table:table-row table:style-name="ro1">
          <table:table-cell table:style-name="ce26" office:value-type="string" calcext:value-type="string">
            <text:p>Tarih</text:p>
          </table:table-cell>
          <table:table-cell table:style-name="ce26" office:value-type="string" calcext:value-type="string">
            <text:p>Açıklama</text:p>
          </table:table-cell>
          <table:table-cell table:style-name="ce26"/>
          <table:table-cell table:style-name="ce25" office:value-type="string" calcext:value-type="string">
            <text:p>Kira bedeli</text:p>
          </table:table-cell>
          <table:table-cell table:style-name="ce25" office:value-type="string" calcext:value-type="string">
            <text:p>Ödeme</text:p>
          </table:table-cell>
          <table:table-cell table:style-name="ce25" office:value-type="string" calcext:value-type="string">
            <text:p>Bakiye</text:p>
          </table:table-cell>
          <table:table-cell table:number-columns-repeated="1018"/>
        </table:table-row>
        <table:table-row table:style-name="ro1">
          <table:table-cell table:style-name="ce26" table:number-columns-repeated="3"/>
          <table:table-cell table:style-name="ce25" table:number-columns-repeated="3"/>
          <table:table-cell table:number-columns-repeated="1018"/>
        </table:table-row>
        <table:table-row table:style-name="ro1">
          <table:table-cell/>
          <table:table-cell table:style-name="ce23" office:value-type="string" calcext:value-type="string">
            <text:p>Motorcu</text:p>
          </table:table-cell>
          <table:table-cell table:style-name="ce23"/>
          <table:table-cell table:number-columns-repeated="1021"/>
        </table:table-row>
        <table:table-row table:style-name="ro1">
          <table:table-cell table:style-name="ce19" office:value-type="date" office:date-value="2022-08-01" calcext:value-type="date">
            <text:p>01.08.2022</text:p>
          </table:table-cell>
          <table:table-cell table:style-name="ce1" office:value-type="string" calcext:value-type="string">
            <text:p>Cihan Çam</text:p>
          </table:table-cell>
          <table:table-cell table:style-name="ce1"/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22-23 kira bedeli 45000 TL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9" office:value-type="date" office:date-value="2022-08-01" calcext:value-type="date">
            <text:p>01.08.2022</text:p>
          </table:table-cell>
          <table:table-cell table:style-name="ce1" office:value-type="string" calcext:value-type="string">
            <text:p>Anlaşma yapıldı</text:p>
          </table:table-cell>
          <table:table-cell table:style-name="ce1"/>
          <table:table-cell table:number-columns-repeated="2"/>
          <table:table-cell table:formula="of:=[.F16]+[.D17]-[.E17]" office:value-type="float" office:value="0" calcext:value-type="float">
            <text:p>0,00</text:p>
          </table:table-cell>
          <table:table-cell table:number-columns-repeated="1018"/>
        </table:table-row>
        <table:table-row table:style-name="ro1">
          <table:table-cell table:style-name="ce19"/>
          <table:table-cell table:style-name="ce1" office:value-type="string" calcext:value-type="string">
            <text:p>Elektrik Teminat Bedeli</text:p>
          </table:table-cell>
          <table:table-cell table:style-name="ce1"/>
          <table:table-cell table:number-columns-repeated="2"/>
          <table:table-cell table:formula="of:=[.F17]+[.D18]-[.E18]" office:value-type="float" office:value="0" calcext:value-type="float">
            <text:p>0,00</text:p>
          </table:table-cell>
          <table:table-cell table:number-columns-repeated="1018"/>
        </table:table-row>
        <table:table-row table:style-name="ro1">
          <table:table-cell table:style-name="ce19" office:value-type="date" office:date-value="2022-08-30" calcext:value-type="date">
            <text:p>30.08.2022</text:p>
          </table:table-cell>
          <table:table-cell table:style-name="ce1" office:value-type="string" calcext:value-type="string">
            <text:p>Kira Başlangıç Tarihi</text:p>
          </table:table-cell>
          <table:table-cell table:style-name="ce1"/>
          <table:table-cell table:number-columns-repeated="2"/>
          <table:table-cell table:formula="of:=[.F18]+[.D19]-[.E19]" office:value-type="float" office:value="0" calcext:value-type="float">
            <text:p>0,00</text:p>
          </table:table-cell>
          <table:table-cell table:number-columns-repeated="1018"/>
        </table:table-row>
        <table:table-row table:style-name="ro1">
          <table:table-cell table:style-name="ce19" office:value-type="date" office:date-value="2023-08-29" calcext:value-type="date">
            <text:p>29.08.2023</text:p>
          </table:table-cell>
          <table:table-cell table:style-name="ce1" office:value-type="string" calcext:value-type="string">
            <text:p>Kira Bitiş Tarihi</text:p>
          </table:table-cell>
          <table:table-cell table:style-name="ce1"/>
          <table:table-cell/>
          <table:table-cell table:style-name="ce1"/>
          <table:table-cell table:formula="of:=[.F19]+[.D20]-[.E20]" office:value-type="float" office:value="0" calcext:value-type="float">
            <text:p>0,00</text:p>
          </table:table-cell>
          <table:table-cell table:number-columns-repeated="1018"/>
        </table:table-row>
        <table:table-row table:style-name="ro1">
          <table:table-cell table:style-name="ce19"/>
          <table:table-cell table:style-name="ce1" office:value-type="string" calcext:value-type="string">
            <text:p>Kira gün sayısı (1 ay ek süre verildi)</text:p>
          </table:table-cell>
          <table:table-cell table:style-name="ce1" table:formula="of:=[.A20]-[.A17]" office:value-type="float" office:value="393" calcext:value-type="float">
            <text:p>393</text:p>
          </table:table-cell>
          <table:table-cell table:style-name="ce1" table:number-columns-repeated="2"/>
          <table:table-cell table:formula="of:=[.F20]+[.D21]-[.E21]" office:value-type="float" office:value="0" calcext:value-type="float">
            <text:p>0,00</text:p>
          </table:table-cell>
          <table:table-cell table:number-columns-repeated="1018"/>
        </table:table-row>
        <table:table-row table:style-name="ro1">
          <table:table-cell table:style-name="ce19"/>
          <table:table-cell table:style-name="ce1" office:value-type="string" calcext:value-type="string">
            <text:p>22-23 günlük kira bedeli TL</text:p>
          </table:table-cell>
          <table:table-cell table:style-name="ce1" table:formula="of:=[.D17]/[.C21]" office:value-type="float" office:value="0" calcext:value-type="float">
            <text:p>0</text:p>
          </table:table-cell>
          <table:table-cell/>
          <table:table-cell table:style-name="ce1"/>
          <table:table-cell table:formula="of:=[.F21]+[.D22]-[.E22]" office:value-type="float" office:value="0" calcext:value-type="float">
            <text:p>0,00</text:p>
          </table:table-cell>
          <table:table-cell table:number-columns-repeated="1018"/>
        </table:table-row>
        <table:table-row table:style-name="ro1">
          <table:table-cell table:style-name="ce19" office:value-type="date" office:date-value="2022-08-01" calcext:value-type="date">
            <text:p>01.08.2022</text:p>
          </table:table-cell>
          <table:table-cell table:style-name="ce1" office:value-type="string" calcext:value-type="string">
            <text:p>Nakit Ödeme</text:p>
          </table:table-cell>
          <table:table-cell table:style-name="ce1"/>
          <table:table-cell table:number-columns-repeated="2"/>
          <table:table-cell table:formula="of:=[.F22]+[.D23]-[.E23]" office:value-type="float" office:value="0" calcext:value-type="float">
            <text:p>0,00</text:p>
          </table:table-cell>
          <table:table-cell table:number-columns-repeated="1018"/>
        </table:table-row>
        <table:table-row table:style-name="ro1">
          <table:table-cell table:style-name="ce19" office:value-type="date" office:date-value="2022-08-05" calcext:value-type="date">
            <text:p>05.08.2022</text:p>
          </table:table-cell>
          <table:table-cell table:style-name="ce1" office:value-type="string" calcext:value-type="string">
            <text:p>Nakit Ödeme</text:p>
          </table:table-cell>
          <table:table-cell table:style-name="ce1"/>
          <table:table-cell table:number-columns-repeated="2"/>
          <table:table-cell table:formula="of:=[.F23]+[.D24]-[.E24]" office:value-type="float" office:value="0" calcext:value-type="float">
            <text:p>0,00</text:p>
          </table:table-cell>
          <table:table-cell table:number-columns-repeated="1018"/>
        </table:table-row>
        <table:table-row table:style-name="ro1">
          <table:table-cell table:style-name="ce19"/>
          <table:table-cell table:style-name="ce1" table:number-columns-repeated="4"/>
          <table:table-cell table:formula="of:=[.F24]+[.D25]-[.E25]" office:value-type="float" office:value="0" calcext:value-type="float">
            <text:p>0,00</text:p>
          </table:table-cell>
          <table:table-cell table:number-columns-repeated="1018"/>
        </table:table-row>
        <table:table-row table:style-name="ro1">
          <table:table-cell table:style-name="ce19" office:value-type="date" office:date-value="2023-07-20" calcext:value-type="date">
            <text:p>20.07.2023</text:p>
          </table:table-cell>
          <table:table-cell table:style-name="ce1" office:value-type="string" calcext:value-type="string">
            <text:p>şu an 84000 TL dedim</text:p>
          </table:table-cell>
          <table:table-cell table:style-name="ce1" table:number-columns-repeated="3"/>
          <table:table-cell table:formula="of:=[.F25]+[.D26]-[.E26]" office:value-type="float" office:value="0" calcext:value-type="float">
            <text:p>0,00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string" calcext:value-type="string">
            <text:p>1-2 güne getir 80 000 olur dedim</text:p>
          </table:table-cell>
          <table:table-cell table:style-name="ce1" table:number-columns-repeated="3"/>
          <table:table-cell table:formula="of:=[.F26]+[.D27]-[.E27]" office:value-type="float" office:value="0" calcext:value-type="float">
            <text:p>0,00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string" calcext:value-type="string">
            <text:p>30-8 de değişebilir dedim - temmuz enflasyonu %9,46 oldu</text:p>
          </table:table-cell>
          <table:table-cell table:style-name="ce1" table:number-columns-repeated="3"/>
          <table:table-cell table:formula="of:=[.F27]+[.D28]-[.E28]" office:value-type="float" office:value="0" calcext:value-type="float">
            <text:p>0,00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string" calcext:value-type="string">
            <text:p>31-8 akşamı ne oldu diye ben aradım- kiranın 96000 olacağını söyledim</text:p>
          </table:table-cell>
          <table:table-cell table:style-name="ce1" table:number-columns-repeated="3"/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30-8-2023-29-08-2024 Kira Bedeli</text:p>
          </table:table-cell>
          <table:table-cell table:style-name="ce1"/>
          <table:table-cell table:style-name="ce1" office:value-type="float" office:value="96000" calcext:value-type="float">
            <text:p>96000</text:p>
          </table:table-cell>
          <table:table-cell table:style-name="ce1"/>
          <table:table-cell table:number-columns-repeated="1019"/>
        </table:table-row>
        <table:table-row table:style-name="ro1">
          <table:table-cell/>
          <table:table-cell table:style-name="ce1" table:number-columns-repeated="4"/>
          <table:table-cell table:number-columns-repeated="1019"/>
        </table:table-row>
        <table:table-row table:style-name="ro1">
          <table:table-cell table:style-name="ce15" office:value-type="date" office:date-value="2023-08-30" calcext:value-type="date">
            <text:p>30.Ağu</text:p>
          </table:table-cell>
          <table:table-cell table:style-name="ce1" office:value-type="string" calcext:value-type="string">
            <text:p>Peşin alınacak Kira Bedeli</text:p>
          </table:table-cell>
          <table:table-cell table:style-name="ce1"/>
          <table:table-cell table:style-name="ce1" office:value-type="float" office:value="65000" calcext:value-type="float">
            <text:p>65000</text:p>
          </table:table-cell>
          <table:table-cell table:style-name="ce1"/>
          <table:table-cell table:formula="of:=[.F28]+[.D32]-[.E32]" office:value-type="float" office:value="65000" calcext:value-type="float">
            <text:p>65.000,00</text:p>
          </table:table-cell>
          <table:table-cell table:number-columns-repeated="1018"/>
        </table:table-row>
        <table:table-row table:style-name="ro1">
          <table:table-cell table:style-name="ce15" office:value-type="date" office:date-value="2023-09-02" calcext:value-type="date">
            <text:p>2.Eyl</text:p>
          </table:table-cell>
          <table:table-cell table:style-name="ce1" office:value-type="string" calcext:value-type="string">
            <text:p>Nakit elden</text:p>
          </table:table-cell>
          <table:table-cell table:style-name="ce1" table:number-columns-repeated="2"/>
          <table:table-cell table:style-name="ce1" office:value-type="float" office:value="65000" calcext:value-type="float">
            <text:p>65000</text:p>
          </table:table-cell>
          <table:table-cell table:formula="of:=[.F32]+[.D33]-[.E33]" office:value-type="float" office:value="0" calcext:value-type="float">
            <text:p>0,00</text:p>
          </table:table-cell>
          <table:table-cell table:number-columns-repeated="1018"/>
        </table:table-row>
        <table:table-row table:style-name="ro1">
          <table:table-cell table:style-name="ce15" office:value-type="date" office:date-value="2023-09-30" calcext:value-type="date">
            <text:p>30.Eyl</text:p>
          </table:table-cell>
          <table:table-cell table:style-name="ce1" office:value-type="string" calcext:value-type="string">
            <text:p>Kira Bedeli senet 1/5</text:p>
          </table:table-cell>
          <table:table-cell table:style-name="ce1"/>
          <table:table-cell table:style-name="ce1" office:value-type="float" office:value="6000" calcext:value-type="float">
            <text:p>6000</text:p>
          </table:table-cell>
          <table:table-cell table:style-name="ce1"/>
          <table:table-cell table:formula="of:=[.F33]+[.D34]-[.E34]" office:value-type="float" office:value="6000" calcext:value-type="float">
            <text:p>6.000,00</text:p>
          </table:table-cell>
          <table:table-cell table:number-columns-repeated="1018"/>
        </table:table-row>
        <table:table-row table:style-name="ro1">
          <table:table-cell table:style-name="ce15" office:value-type="date" office:date-value="2023-10-30" calcext:value-type="date">
            <text:p>30.Eki</text:p>
          </table:table-cell>
          <table:table-cell table:style-name="ce1" office:value-type="string" calcext:value-type="string">
            <text:p>Kira Bedeli senet 2/5</text:p>
          </table:table-cell>
          <table:table-cell table:style-name="ce1"/>
          <table:table-cell table:style-name="ce1" office:value-type="float" office:value="6000" calcext:value-type="float">
            <text:p>6000</text:p>
          </table:table-cell>
          <table:table-cell table:style-name="ce1"/>
          <table:table-cell table:formula="of:=[.F34]+[.D35]-[.E35]" office:value-type="float" office:value="12000" calcext:value-type="float">
            <text:p>12.000,00</text:p>
          </table:table-cell>
          <table:table-cell table:number-columns-repeated="1018"/>
        </table:table-row>
        <table:table-row table:style-name="ro1">
          <table:table-cell table:style-name="ce15" office:value-type="date" office:date-value="2023-11-30" calcext:value-type="date">
            <text:p>30.Kas</text:p>
          </table:table-cell>
          <table:table-cell table:style-name="ce1" office:value-type="string" calcext:value-type="string">
            <text:p>Kira Bedeli senet 3/5</text:p>
          </table:table-cell>
          <table:table-cell table:style-name="ce1"/>
          <table:table-cell table:style-name="ce1" office:value-type="float" office:value="6000" calcext:value-type="float">
            <text:p>6000</text:p>
          </table:table-cell>
          <table:table-cell table:style-name="ce1"/>
          <table:table-cell table:formula="of:=[.F35]+[.D36]-[.E36]" office:value-type="float" office:value="18000" calcext:value-type="float">
            <text:p>18.000,00</text:p>
          </table:table-cell>
          <table:table-cell table:number-columns-repeated="1018"/>
        </table:table-row>
        <table:table-row table:style-name="ro1">
          <table:table-cell table:style-name="ce15" office:value-type="date" office:date-value="2023-12-30" calcext:value-type="date">
            <text:p>30.Ara</text:p>
          </table:table-cell>
          <table:table-cell table:style-name="ce1" office:value-type="string" calcext:value-type="string">
            <text:p>Kira Bedeli senet 4/5</text:p>
          </table:table-cell>
          <table:table-cell table:style-name="ce1"/>
          <table:table-cell table:style-name="ce1" office:value-type="float" office:value="6000" calcext:value-type="float">
            <text:p>6000</text:p>
          </table:table-cell>
          <table:table-cell table:style-name="ce1"/>
          <table:table-cell table:formula="of:=[.F36]+[.D37]-[.E37]" office:value-type="float" office:value="24000" calcext:value-type="float">
            <text:p>24.000,00</text:p>
          </table:table-cell>
          <table:table-cell table:number-columns-repeated="1018"/>
        </table:table-row>
        <table:table-row table:style-name="ro1">
          <table:table-cell table:style-name="ce15" office:value-type="date" office:date-value="2023-01-30" calcext:value-type="date">
            <text:p>30.Oca</text:p>
          </table:table-cell>
          <table:table-cell table:style-name="ce1" office:value-type="string" calcext:value-type="string">
            <text:p>Kira Bedeli senet 5/5</text:p>
          </table:table-cell>
          <table:table-cell table:style-name="ce1"/>
          <table:table-cell table:style-name="ce1" office:value-type="float" office:value="7000" calcext:value-type="float">
            <text:p>7000</text:p>
          </table:table-cell>
          <table:table-cell table:style-name="ce1"/>
          <table:table-cell table:formula="of:=[.F37]+[.D38]-[.E38]" office:value-type="float" office:value="31000" calcext:value-type="float">
            <text:p>31.000,00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1" table:number-columns-repeated="4"/>
          <table:table-cell table:formula="of:=[.F38]+[.D39]-[.E39]" office:value-type="float" office:value="31000" calcext:value-type="float">
            <text:p>31.000,00</text:p>
          </table:table-cell>
          <table:table-cell table:number-columns-repeated="1018"/>
        </table:table-row>
        <table:table-row table:style-name="ro1">
          <table:table-cell/>
          <table:table-cell table:style-name="ce1" table:number-columns-repeated="4"/>
          <table:table-cell table:formula="of:=[.F39]+[.D40]-[.E40]" office:value-type="float" office:value="31000" calcext:value-type="float">
            <text:p>31.000,00</text:p>
          </table:table-cell>
          <table:table-cell table:number-columns-repeated="1018"/>
        </table:table-row>
        <table:table-row table:style-name="ro1">
          <table:table-cell/>
          <table:table-cell table:style-name="ce1" table:number-columns-repeated="4"/>
          <table:table-cell table:formula="of:=[.F40]+[.D41]-[.E41]" office:value-type="float" office:value="31000" calcext:value-type="float">
            <text:p>31.000,00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Kalan Bakiye</text:p>
          </table:table-cell>
          <table:table-cell table:style-name="ce1" table:number-columns-repeated="3"/>
          <table:table-cell table:formula="of:=[.F41]+[.D42]-[.E42]" office:value-type="float" office:value="31000" calcext:value-type="float">
            <text:p>31.000,00</text:p>
          </table:table-cell>
          <table:table-cell table:number-columns-repeated="1018"/>
        </table:table-row>
        <table:table-row table:style-name="ro1">
          <table:table-cell/>
          <table:table-cell table:style-name="ce1" table:number-columns-repeated="4"/>
          <table:table-cell table:number-columns-repeated="1019"/>
        </table:table-row>
        <table:table-row table:style-name="ro1">
          <table:table-cell/>
          <table:table-cell table:style-name="ce23" table:number-columns-repeated="2"/>
          <table:table-cell table:style-name="ce1" table:number-columns-repeated="2"/>
          <table:table-cell table:formula="of:=[.F28]+[.D44]-[.E44]" office:value-type="float" office:value="0" calcext:value-type="float">
            <text:p>0,00</text:p>
          </table:table-cell>
          <table:table-cell table:number-columns-repeated="1018"/>
        </table:table-row>
        <table:table-row table:style-name="ro1">
          <table:table-cell/>
          <table:table-cell table:style-name="ce23" office:value-type="string" calcext:value-type="string">
            <text:p>Elektrik Teminat Bedeli</text:p>
          </table:table-cell>
          <table:table-cell table:style-name="ce23"/>
          <table:table-cell table:style-name="ce1" office:value-type="float" office:value="800" calcext:value-type="float">
            <text:p>800</text:p>
          </table:table-cell>
          <table:table-cell table:style-name="ce1"/>
          <table:table-cell table:formula="of:=[.F44]+[.D45]-[.E45]" office:value-type="float" office:value="800" calcext:value-type="float">
            <text:p>800,00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string" calcext:value-type="string">
            <text:p>2022-8 elektrik tmnt</text:p>
          </table:table-cell>
          <table:table-cell table:style-name="ce1"/>
          <table:table-cell/>
          <table:table-cell table:style-name="ce1" office:value-type="float" office:value="32.35" calcext:value-type="float">
            <text:p>32,35</text:p>
          </table:table-cell>
          <table:table-cell table:formula="of:=[.F45]+[.D46]-[.E46]" office:value-type="float" office:value="767.65" calcext:value-type="float">
            <text:p>767,6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string" calcext:value-type="string">
            <text:p>2022-9 elektrik tmnt</text:p>
          </table:table-cell>
          <table:table-cell table:style-name="ce1"/>
          <table:table-cell/>
          <table:table-cell table:style-name="ce1" office:value-type="float" office:value="39.91" calcext:value-type="float">
            <text:p>39,91</text:p>
          </table:table-cell>
          <table:table-cell table:formula="of:=[.F46]+[.D47]-[.E47]" office:value-type="float" office:value="727.74" calcext:value-type="float">
            <text:p>727,74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string" calcext:value-type="string">
            <text:p>2022-10 elektrik tmnt</text:p>
          </table:table-cell>
          <table:table-cell table:style-name="ce1"/>
          <table:table-cell/>
          <table:table-cell office:value-type="float" office:value="8.99" calcext:value-type="float">
            <text:p>8,99</text:p>
          </table:table-cell>
          <table:table-cell table:formula="of:=[.F47]+[.D48]-[.E48]" office:value-type="float" office:value="718.75" calcext:value-type="float">
            <text:p>718,7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string" calcext:value-type="string">
            <text:p>2022-11 elektrik tmnt</text:p>
          </table:table-cell>
          <table:table-cell table:style-name="ce1"/>
          <table:table-cell/>
          <table:table-cell office:value-type="float" office:value="60.27" calcext:value-type="float">
            <text:p>60,27</text:p>
          </table:table-cell>
          <table:table-cell table:formula="of:=[.F48]+[.D49]-[.E49]" office:value-type="float" office:value="658.48" calcext:value-type="float">
            <text:p>658,48</text:p>
          </table:table-cell>
          <table:table-cell table:style-name="ce1" table:number-columns-repeated="2"/>
          <table:table-cell table:number-columns-repeated="1016"/>
        </table:table-row>
        <table:table-row table:style-name="ro1">
          <table:table-cell table:style-name="ce19"/>
          <table:table-cell table:style-name="ce1" office:value-type="string" calcext:value-type="string">
            <text:p>toyota işçilik</text:p>
          </table:table-cell>
          <table:table-cell table:style-name="ce1" table:number-columns-repeated="2"/>
          <table:table-cell table:style-name="ce1" office:value-type="float" office:value="500" calcext:value-type="float">
            <text:p>500</text:p>
          </table:table-cell>
          <table:table-cell table:formula="of:=[.F49]+[.D50]-[.E50]" office:value-type="float" office:value="158.48" calcext:value-type="float">
            <text:p>158,48</text:p>
          </table:table-cell>
          <table:table-cell table:style-name="ce1" table:number-columns-repeated="2"/>
          <table:table-cell table:number-columns-repeated="1016"/>
        </table:table-row>
        <table:table-row table:style-name="ro1">
          <table:table-cell table:style-name="ce19"/>
          <table:table-cell table:style-name="ce1" office:value-type="string" calcext:value-type="string">
            <text:p>2022-12 elektrik tmnt</text:p>
          </table:table-cell>
          <table:table-cell table:style-name="ce1" table:number-columns-repeated="2"/>
          <table:table-cell table:style-name="ce1" office:value-type="float" office:value="58.48" calcext:value-type="float">
            <text:p>58,48</text:p>
          </table:table-cell>
          <table:table-cell table:formula="of:=[.F50]+[.D51]-[.E51]" office:value-type="float" office:value="100" calcext:value-type="float">
            <text:p>100,00</text:p>
          </table:table-cell>
          <table:table-cell table:style-name="ce1" table:number-columns-repeated="2"/>
          <table:table-cell table:number-columns-repeated="1016"/>
        </table:table-row>
        <table:table-row table:style-name="ro1">
          <table:table-cell table:style-name="ce19"/>
          <table:table-cell table:style-name="ce1" office:value-type="string" calcext:value-type="string">
            <text:p>2023-01 elektrik tmnt</text:p>
          </table:table-cell>
          <table:table-cell table:style-name="ce1" table:number-columns-repeated="2"/>
          <table:table-cell table:style-name="ce1" office:value-type="float" office:value="50" calcext:value-type="float">
            <text:p>50</text:p>
          </table:table-cell>
          <table:table-cell table:formula="of:=[.F51]+[.D52]-[.E52]" office:value-type="float" office:value="50" calcext:value-type="float">
            <text:p>50,00</text:p>
          </table:table-cell>
          <table:table-cell table:style-name="ce1" table:number-columns-repeated="2"/>
          <table:table-cell table:number-columns-repeated="1016"/>
        </table:table-row>
        <table:table-row table:style-name="ro1">
          <table:table-cell table:style-name="ce19"/>
          <table:table-cell table:style-name="ce1" office:value-type="string" calcext:value-type="string">
            <text:p>2023-02 elektrik tmnt</text:p>
          </table:table-cell>
          <table:table-cell table:style-name="ce1" table:number-columns-repeated="2"/>
          <table:table-cell table:style-name="ce1" office:value-type="float" office:value="37.76" calcext:value-type="float">
            <text:p>37,76</text:p>
          </table:table-cell>
          <table:table-cell table:formula="of:=[.F52]+[.D53]-[.E53]" office:value-type="float" office:value="12.24" calcext:value-type="float">
            <text:p>12,24</text:p>
          </table:table-cell>
          <table:table-cell table:style-name="ce1" table:number-columns-repeated="2"/>
          <table:table-cell table:number-columns-repeated="1016"/>
        </table:table-row>
        <table:table-row table:style-name="ro1">
          <table:table-cell table:style-name="ce19"/>
          <table:table-cell table:style-name="ce1" office:value-type="string" calcext:value-type="string">
            <text:p>2023-03 tmnt</text:p>
          </table:table-cell>
          <table:table-cell table:style-name="ce1" table:number-columns-repeated="2"/>
          <table:table-cell table:style-name="ce1" office:value-type="float" office:value="12.24" calcext:value-type="float">
            <text:p>12,24</text:p>
          </table:table-cell>
          <table:table-cell table:formula="of:=[.F53]+[.D54]-[.E54]" office:value-type="float" office:value="0.00000000000003019807" calcext:value-type="float">
            <text:p>0,00</text:p>
          </table:table-cell>
          <table:table-cell table:style-name="ce1" table:number-columns-repeated="2"/>
          <table:table-cell table:number-columns-repeated="1016"/>
        </table:table-row>
        <table:table-row table:style-name="ro1">
          <table:table-cell table:style-name="ce19"/>
          <table:table-cell table:style-name="ce1" table:number-columns-repeated="4"/>
          <table:table-cell/>
          <table:table-cell table:style-name="ce1" table:number-columns-repeated="2"/>
          <table:table-cell table:number-columns-repeated="1016"/>
        </table:table-row>
        <table:table-row table:style-name="ro1">
          <table:table-cell table:number-columns-repeated="4"/>
          <table:table-cell table:style-name="ce18"/>
          <table:table-cell/>
          <table:table-cell table:style-name="ce1" table:number-columns-repeated="2"/>
          <table:table-cell table:number-columns-repeated="1016"/>
        </table:table-row>
        <table:table-row table:style-name="ro1">
          <table:table-cell table:style-name="ce19"/>
          <table:table-cell table:style-name="ce1" table:number-columns-repeated="4"/>
          <table:table-cell/>
          <table:table-cell table:style-name="ce1" table:number-columns-repeated="2"/>
          <table:table-cell table:number-columns-repeated="1016"/>
        </table:table-row>
        <table:table-row table:style-name="ro1">
          <table:table-cell table:style-name="ce19"/>
          <table:table-cell table:style-name="ce23" office:value-type="string" calcext:value-type="string">
            <text:p>Masraflar</text:p>
          </table:table-cell>
          <table:table-cell table:style-name="ce23"/>
          <table:table-cell table:style-name="ce1"/>
          <table:table-cell table:style-name="ce24" table:formula="of:=SUM([.E59:.E78])" office:value-type="float" office:value="0" calcext:value-type="float">
            <text:p>0,00</text:p>
          </table:table-cell>
          <table:table-cell/>
          <table:table-cell table:style-name="ce1" table:number-columns-repeated="2"/>
          <table:table-cell table:number-columns-repeated="1016"/>
        </table:table-row>
        <table:table-row table:style-name="ro1" table:number-rows-repeated="5">
          <table:table-cell table:style-name="ce19"/>
          <table:table-cell table:style-name="ce1" table:number-columns-repeated="2"/>
          <table:table-cell table:number-columns-repeated="3"/>
          <table:table-cell table:style-name="ce1" table:number-columns-repeated="2"/>
          <table:table-cell table:number-columns-repeated="1016"/>
        </table:table-row>
        <table:table-row table:style-name="ro1">
          <table:table-cell table:number-columns-repeated="6"/>
          <table:table-cell table:style-name="ce1" table:number-columns-repeated="2"/>
          <table:table-cell table:number-columns-repeated="1016"/>
        </table:table-row>
        <table:table-row table:style-name="ro1" table:number-rows-repeated="5">
          <table:table-cell table:number-columns-repeated="5"/>
          <table:table-cell table:style-name="ce23"/>
          <table:table-cell table:style-name="ce21"/>
          <table:table-cell table:style-name="ce24"/>
          <table:table-cell table:number-columns-repeated="1016"/>
        </table:table-row>
        <table:table-row table:style-name="ro1" table:number-rows-repeated="104850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nyF601-22" table:style-name="ta1">
        <table:table-column table:style-name="co15" table:default-cell-style-name="ce4"/>
        <table:table-column table:style-name="co16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15" table:default-cell-style-name="ce9"/>
        <table:table-column table:style-name="co5" table:default-cell-style-name="ce9"/>
        <table:table-column table:style-name="co10" table:default-cell-style-name="ce9"/>
        <table:table-column table:style-name="co1" table:number-columns-repeated="52" table:default-cell-style-name="ce1"/>
        <table:table-column table:style-name="co6" table:number-columns-repeated="964" table:default-cell-style-name="ce1"/>
        <table:table-row table:style-name="ro1">
          <table:table-cell/>
          <table:table-cell table:style-name="ce23" office:value-type="string" calcext:value-type="string">
            <text:p>Sanayi pano</text:p>
          </table:table-cell>
          <table:table-cell table:style-name="ce23"/>
          <table:table-cell table:number-columns-repeated="1021"/>
        </table:table-row>
        <table:table-row table:style-name="ro1">
          <table:table-cell/>
          <table:table-cell table:style-name="ce1" table:number-columns-repeated="2"/>
          <table:table-cell table:number-columns-repeated="1021"/>
        </table:table-row>
        <table:table-row table:style-name="ro3">
          <table:table-cell/>
          <table:table-cell table:style-name="ce29" office:value-type="string" calcext:value-type="string">
            <text:p>MERDAL KİPEL 2022-2023</text:p>
          </table:table-cell>
          <table:table-cell table:style-name="ce23"/>
          <table:table-cell table:number-columns-repeated="1021"/>
        </table:table-row>
        <table:table-row table:style-name="ro1">
          <table:table-cell/>
          <table:table-cell table:style-name="ce23" office:value-type="string" calcext:value-type="string">
            <text:p>Toplamlar</text:p>
          </table:table-cell>
          <table:table-cell table:style-name="ce23"/>
          <table:table-cell table:number-columns-repeated="2"/>
          <table:table-cell table:style-name="ce24"/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<text:s/>Bedeli</text:p>
          </table:table-cell>
          <table:table-cell table:style-name="ce6"/>
          <table:table-cell table:style-name="ce24" table:formula="of:=SUM([.D28])" office:value-type="float" office:value="83160" calcext:value-type="float">
            <text:p>83.160,00</text:p>
          </table:table-cell>
          <table:table-cell table:style-name="ce24" table:number-columns-repeated="2"/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<text:s/>Toplam Ödeme</text:p>
          </table:table-cell>
          <table:table-cell table:style-name="ce6"/>
          <table:table-cell table:style-name="ce24" table:formula="of:=SUM([.E28:.E44])-[.F27]" office:value-type="float" office:value="93431.46" calcext:value-type="float">
            <text:p>93.431,46</text:p>
          </table:table-cell>
          <table:table-cell table:style-name="ce24" table:number-columns-repeated="2"/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Toplam Ödenecek</text:p>
          </table:table-cell>
          <table:table-cell table:style-name="ce6"/>
          <table:table-cell table:style-name="ce24" table:formula="of:=#REF!" office:value-type="string" office:string-value="#BAŞV!" calcext:value-type="string">
            <text:p>#BAŞV!</text:p>
          </table:table-cell>
          <table:table-cell table:style-name="ce24" table:number-columns-repeated="2"/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<text:s/>Masraf</text:p>
          </table:table-cell>
          <table:table-cell table:style-name="ce6"/>
          <table:table-cell table:style-name="ce24" table:formula="of:=[.E82]" office:value-type="float" office:value="0" calcext:value-type="float">
            <text:p>0,00</text:p>
          </table:table-cell>
          <table:table-cell table:style-name="ce24" table:number-columns-repeated="2"/>
          <table:table-cell table:number-columns-repeated="1018"/>
        </table:table-row>
        <table:table-row table:style-name="ro1">
          <table:table-cell/>
          <table:table-cell table:style-name="ce25" office:value-type="string" calcext:value-type="string">
            <text:p>Net Kira</text:p>
          </table:table-cell>
          <table:table-cell table:style-name="ce25"/>
          <table:table-cell table:style-name="ce24" table:formula="of:=[.D6]-[.D8]" office:value-type="float" office:value="93431.46" calcext:value-type="float">
            <text:p>93.431,46</text:p>
          </table:table-cell>
          <table:table-cell/>
          <table:table-cell table:style-name="ce24"/>
          <table:table-cell table:number-columns-repeated="1018"/>
        </table:table-row>
        <table:table-row table:style-name="ro1">
          <table:table-cell/>
          <table:table-cell table:style-name="ce23" table:number-columns-repeated="2"/>
          <table:table-cell table:number-columns-repeated="1021"/>
        </table:table-row>
        <table:table-row table:style-name="ro1">
          <table:table-cell table:style-name="ce30" office:value-type="string" calcext:value-type="string">
            <text:p>Tarih</text:p>
          </table:table-cell>
          <table:table-cell table:style-name="ce26" office:value-type="string" calcext:value-type="string">
            <text:p>Açıklama</text:p>
          </table:table-cell>
          <table:table-cell table:style-name="ce26"/>
          <table:table-cell table:style-name="ce25" office:value-type="string" calcext:value-type="string">
            <text:p>Kira bedeli</text:p>
          </table:table-cell>
          <table:table-cell table:style-name="ce25" office:value-type="string" calcext:value-type="string">
            <text:p>Ödeme</text:p>
          </table:table-cell>
          <table:table-cell table:style-name="ce25" office:value-type="string" calcext:value-type="string">
            <text:p>Bakiye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string" calcext:value-type="string">
            <text:p>31-3 31-12-2022 9 aylık kira bedeli 36000</text:p>
          </table:table-cell>
          <table:table-cell table:style-name="ce1"/>
          <table:table-cell office:value-type="float" office:value="36000" calcext:value-type="float">
            <text:p>36.000,00</text:p>
          </table:table-cell>
          <table:table-cell/>
          <table:table-cell table:formula="of:=[.D12]-[.E12]" office:value-type="float" office:value="36000" calcext:value-type="float">
            <text:p>36.000,00</text:p>
          </table:table-cell>
          <table:table-cell table:number-columns-repeated="1018"/>
        </table:table-row>
        <table:table-row table:style-name="ro1">
          <table:table-cell/>
          <table:table-cell table:style-name="ce1" table:number-columns-repeated="2"/>
          <table:table-cell/>
          <table:table-cell table:style-name="ce24" office:value-type="float" office:value="28000" calcext:value-type="float">
            <text:p>28.000,00</text:p>
          </table:table-cell>
          <table:table-cell table:formula="of:=[.F12]+[.D13]-[.E13]" office:value-type="float" office:value="8000" calcext:value-type="float">
            <text:p>8.000,00</text:p>
          </table:table-cell>
          <table:table-cell table:number-columns-repeated="1018"/>
        </table:table-row>
        <table:table-row table:style-name="ro1">
          <table:table-cell/>
          <table:table-cell table:style-name="ce1" table:number-columns-repeated="2"/>
          <table:table-cell/>
          <table:table-cell table:style-name="ce24" office:value-type="float" office:value="4000" calcext:value-type="float">
            <text:p>4.000,00</text:p>
          </table:table-cell>
          <table:table-cell table:formula="of:=[.F13]+[.D14]-[.E14]" office:value-type="float" office:value="4000" calcext:value-type="float">
            <text:p>4.000,00</text:p>
          </table:table-cell>
          <table:table-cell table:number-columns-repeated="1018"/>
        </table:table-row>
        <table:table-row table:style-name="ro1">
          <table:table-cell/>
          <table:table-cell table:style-name="ce1" table:number-columns-repeated="2"/>
          <table:table-cell/>
          <table:table-cell table:style-name="ce24" office:value-type="float" office:value="4000" calcext:value-type="float">
            <text:p>4.000,00</text:p>
          </table:table-cell>
          <table:table-cell table:formula="of:=[.F14]+[.D15]-[.E15]" office:value-type="float" office:value="0" calcext:value-type="float">
            <text:p>0,00</text:p>
          </table:table-cell>
          <table:table-cell table:number-columns-repeated="1018"/>
        </table:table-row>
        <table:table-row table:style-name="ro1">
          <table:table-cell table:style-name="ce31" office:value-type="date" office:date-value="2022-12-31" calcext:value-type="date">
            <text:p>31.12.2022</text:p>
          </table:table-cell>
          <table:table-cell table:style-name="ce1" office:value-type="string" calcext:value-type="string">
            <text:p>Ocak Kira Bedeli <text:s text:c="26"/></text:p>
          </table:table-cell>
          <table:table-cell table:style-name="ce1"/>
          <table:table-cell office:value-type="float" office:value="6928" calcext:value-type="float">
            <text:p>6.928,00</text:p>
          </table:table-cell>
          <table:table-cell/>
          <table:table-cell table:formula="of:=[.F15]+[.D16]-[.E16]" office:value-type="float" office:value="6928" calcext:value-type="float">
            <text:p>6.928,00</text:p>
          </table:table-cell>
          <table:table-cell table:number-columns-repeated="1018"/>
        </table:table-row>
        <table:table-row table:style-name="ro1">
          <table:table-cell table:style-name="ce32" office:value-type="date" office:date-value="2023-01-30" calcext:value-type="date">
            <text:p>30.01.2023</text:p>
          </table:table-cell>
          <table:table-cell table:style-name="ce23" office:value-type="string" calcext:value-type="string">
            <text:p>Ödeme Bankadan</text:p>
          </table:table-cell>
          <table:table-cell table:style-name="ce23"/>
          <table:table-cell table:style-name="ce24"/>
          <table:table-cell table:style-name="ce24" office:value-type="float" office:value="6920" calcext:value-type="float">
            <text:p>6.920,00</text:p>
          </table:table-cell>
          <table:table-cell table:formula="of:=[.F16]+[.D17]-[.E17]" office:value-type="float" office:value="8" calcext:value-type="float">
            <text:p>8,00</text:p>
          </table:table-cell>
          <table:table-cell table:number-columns-repeated="1018"/>
        </table:table-row>
        <table:table-row table:style-name="ro1">
          <table:table-cell table:style-name="ce31" office:value-type="date" office:date-value="2023-01-30" calcext:value-type="date">
            <text:p>30.01.2023</text:p>
          </table:table-cell>
          <table:table-cell table:style-name="ce1" office:value-type="string" calcext:value-type="string">
            <text:p>Şubat Kira Bedeli</text:p>
          </table:table-cell>
          <table:table-cell table:style-name="ce1"/>
          <table:table-cell table:formula="of:=[.D16]" office:value-type="float" office:value="6928" calcext:value-type="float">
            <text:p>6.928,00</text:p>
          </table:table-cell>
          <table:table-cell/>
          <table:table-cell table:formula="of:=[.F17]+[.D18]-[.E18]" office:value-type="float" office:value="6936" calcext:value-type="float">
            <text:p>6.936,00</text:p>
          </table:table-cell>
          <table:table-cell table:number-columns-repeated="1018"/>
        </table:table-row>
        <table:table-row table:style-name="ro1">
          <table:table-cell table:style-name="ce31" office:value-type="date" office:date-value="2023-02-28" calcext:value-type="date">
            <text:p>28.02.2023</text:p>
          </table:table-cell>
          <table:table-cell table:style-name="ce1" office:value-type="string" calcext:value-type="string">
            <text:p>Mart Kira Bedeli</text:p>
          </table:table-cell>
          <table:table-cell table:style-name="ce1"/>
          <table:table-cell table:formula="of:=[.D18]" office:value-type="float" office:value="6928" calcext:value-type="float">
            <text:p>6.928,00</text:p>
          </table:table-cell>
          <table:table-cell/>
          <table:table-cell table:formula="of:=[.F18]+[.D19]-[.E19]" office:value-type="float" office:value="13864" calcext:value-type="float">
            <text:p>13.864,00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string" calcext:value-type="string">
            <text:p>icra dosya açma ücreti</text:p>
          </table:table-cell>
          <table:table-cell table:style-name="ce1"/>
          <table:table-cell office:value-type="float" office:value="500" calcext:value-type="float">
            <text:p>500,00</text:p>
          </table:table-cell>
          <table:table-cell/>
          <table:table-cell table:formula="of:=[.F19]+[.D20]-[.E20]" office:value-type="float" office:value="14364" calcext:value-type="float">
            <text:p>14.364,00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string" calcext:value-type="string">
            <text:p>noter sözleşmenin yenilenmeyeceği ihtarname bedeli</text:p>
          </table:table-cell>
          <table:table-cell table:style-name="ce1"/>
          <table:table-cell office:value-type="float" office:value="752.54" calcext:value-type="float">
            <text:p>752,54</text:p>
          </table:table-cell>
          <table:table-cell/>
          <table:table-cell table:formula="of:=[.F20]+[.D21]-[.E21]" office:value-type="float" office:value="15116.54" calcext:value-type="float">
            <text:p>15.116,54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string" calcext:value-type="string">
            <text:p>2022 den kalann mermer hesabı</text:p>
          </table:table-cell>
          <table:table-cell table:style-name="ce1"/>
          <table:table-cell office:value-type="float" office:value="375" calcext:value-type="float">
            <text:p>375,00</text:p>
          </table:table-cell>
          <table:table-cell/>
          <table:table-cell table:formula="of:=[.F21]+[.D22]-[.E22]" office:value-type="float" office:value="15491.54" calcext:value-type="float">
            <text:p>15.491,54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string" calcext:value-type="string">
            <text:p>2022 den 5 boy profil</text:p>
          </table:table-cell>
          <table:table-cell table:style-name="ce1"/>
          <table:table-cell office:value-type="float" office:value="1500" calcext:value-type="float">
            <text:p>1.500,00</text:p>
          </table:table-cell>
          <table:table-cell/>
          <table:table-cell table:formula="of:=[.F22]+[.D23]-[.E23]" office:value-type="float" office:value="16991.54" calcext:value-type="float">
            <text:p>16.991,54</text:p>
          </table:table-cell>
          <table:table-cell table:number-columns-repeated="1018"/>
        </table:table-row>
        <table:table-row table:style-name="ro1">
          <table:table-cell table:style-name="ce31" office:value-type="date" office:date-value="2023-04-13" calcext:value-type="date">
            <text:p>13.04.2023</text:p>
          </table:table-cell>
          <table:table-cell table:style-name="ce1" office:value-type="string" calcext:value-type="string">
            <text:p>Mart ayı elektrik bedeli</text:p>
          </table:table-cell>
          <table:table-cell table:style-name="ce1"/>
          <table:table-cell office:value-type="float" office:value="1447" calcext:value-type="float">
            <text:p>1.447,00</text:p>
          </table:table-cell>
          <table:table-cell/>
          <table:table-cell table:formula="of:=[.F23]+[.D24]-[.E24]" office:value-type="float" office:value="18438.54" calcext:value-type="float">
            <text:p>18.438,54</text:p>
          </table:table-cell>
          <table:table-cell table:number-columns-repeated="1018"/>
        </table:table-row>
        <table:table-row table:style-name="ro1">
          <table:table-cell table:style-name="ce32" office:value-type="date" office:date-value="2023-04-13" calcext:value-type="date">
            <text:p>13.04.2023</text:p>
          </table:table-cell>
          <table:table-cell table:style-name="ce23" office:value-type="string" calcext:value-type="string">
            <text:p>avukattan</text:p>
          </table:table-cell>
          <table:table-cell table:style-name="ce23"/>
          <table:table-cell/>
          <table:table-cell table:style-name="ce24" office:value-type="float" office:value="13000" calcext:value-type="float">
            <text:p>13.000,00</text:p>
          </table:table-cell>
          <table:table-cell table:formula="of:=[.F24]+[.D25]-[.E25]" office:value-type="float" office:value="5438.54" calcext:value-type="float">
            <text:p>5.438,54</text:p>
          </table:table-cell>
          <table:table-cell table:number-columns-repeated="1018"/>
        </table:table-row>
        <table:table-row table:style-name="ro1">
          <table:table-cell table:style-name="ce33" office:value-type="date" office:date-value="2023-04-19" calcext:value-type="date">
            <text:p>19.04.2023</text:p>
          </table:table-cell>
          <table:table-cell table:style-name="ce23" office:value-type="string" calcext:value-type="string">
            <text:p>Bankadan 28080 = 5438,54 + 22641,46</text:p>
          </table:table-cell>
          <table:table-cell table:style-name="ce23"/>
          <table:table-cell table:style-name="ce1"/>
          <table:table-cell table:style-name="ce24" office:value-type="float" office:value="5438.54" calcext:value-type="float">
            <text:p>5.438,54</text:p>
          </table:table-cell>
          <table:table-cell table:formula="of:=[.F25]+[.D26]-[.E26]" office:value-type="float" office:value="0" calcext:value-type="float">
            <text:p>0,00</text:p>
          </table:table-cell>
          <table:table-cell table:number-columns-repeated="1018"/>
        </table:table-row>
        <table:table-row table:style-name="ro1">
          <table:table-cell table:style-name="ce34" office:value-type="date" office:date-value="2023-03-31" calcext:value-type="date">
            <text:p>31.03.2023</text:p>
          </table:table-cell>
          <table:table-cell table:style-name="ce35" office:value-type="string" calcext:value-type="string">
            <text:p>2022 kira Sonu Kalan borç Toplamı</text:p>
          </table:table-cell>
          <table:table-cell table:style-name="ce35"/>
          <table:table-cell table:style-name="ce36" table:number-columns-repeated="2"/>
          <table:table-cell table:style-name="ce37" table:formula="of:=[.F26]+[.D27]-[.E27]" office:value-type="float" office:value="0" calcext:value-type="float">
            <text:p>0,00</text:p>
          </table:table-cell>
          <table:table-cell table:number-columns-repeated="1018"/>
        </table:table-row>
        <table:table-row table:style-name="ro1">
          <table:table-cell table:style-name="ce31" office:value-type="date" office:date-value="2023-03-31" calcext:value-type="date">
            <text:p>31.03.2023</text:p>
          </table:table-cell>
          <table:table-cell table:style-name="ce23" office:value-type="string" calcext:value-type="string">
            <text:p>2023-24 Kira Bedeli</text:p>
          </table:table-cell>
          <table:table-cell table:style-name="ce1"/>
          <table:table-cell office:value-type="float" office:value="83160" calcext:value-type="float">
            <text:p>83.160,00</text:p>
          </table:table-cell>
          <table:table-cell/>
          <table:table-cell table:formula="of:=[.F27]+[.D28]-[.E28]" office:value-type="float" office:value="83160" calcext:value-type="float">
            <text:p>83.160,00</text:p>
          </table:table-cell>
          <table:table-cell table:number-columns-repeated="1018"/>
        </table:table-row>
        <table:table-row table:style-name="ro1">
          <table:table-cell table:style-name="ce31" office:value-type="date" office:date-value="2023-03-31" calcext:value-type="date">
            <text:p>31.03.2023</text:p>
          </table:table-cell>
          <table:table-cell/>
          <table:table-cell table:style-name="ce1"/>
          <table:table-cell table:number-columns-repeated="2"/>
          <table:table-cell table:formula="of:=[.F28]+[.D29]-[.E29]" office:value-type="float" office:value="83160" calcext:value-type="float">
            <text:p>83.160,00</text:p>
          </table:table-cell>
          <table:table-cell table:number-columns-repeated="1018"/>
        </table:table-row>
        <table:table-row table:style-name="ro1">
          <table:table-cell table:style-name="ce31" office:value-type="date" office:date-value="2023-05-03" calcext:value-type="date">
            <text:p>03.05.2023</text:p>
          </table:table-cell>
          <table:table-cell table:style-name="ce38" office:value-type="string" calcext:value-type="string">
            <text:p>Nisan Tüfe farkı 19 gün</text:p>
          </table:table-cell>
          <table:table-cell table:style-name="ce39" office:value-type="float" office:value="2.39" calcext:value-type="float">
            <text:p>2,39</text:p>
          </table:table-cell>
          <table:table-cell table:style-name="ce40" table:formula="of:=[.F28]*[.C30]/100/30*19" office:value-type="float" office:value="1258.7652" calcext:value-type="float">
            <text:p>1.258,77</text:p>
          </table:table-cell>
          <table:table-cell table:style-name="ce24"/>
          <table:table-cell table:formula="of:=[.F29]+[.D30]-[.E30]" office:value-type="float" office:value="84418.7652" calcext:value-type="float">
            <text:p>84.418,77</text:p>
          </table:table-cell>
          <table:table-cell table:number-columns-repeated="1018"/>
        </table:table-row>
        <table:table-row table:style-name="ro1">
          <table:table-cell table:style-name="ce33" office:value-type="date" office:date-value="2023-04-19" calcext:value-type="date">
            <text:p>19.04.2023</text:p>
          </table:table-cell>
          <table:table-cell table:style-name="ce41" office:value-type="string" calcext:value-type="string">
            <text:p>bankadan</text:p>
          </table:table-cell>
          <table:table-cell table:style-name="ce23"/>
          <table:table-cell table:style-name="ce1"/>
          <table:table-cell table:style-name="ce24" table:formula="of:=28080-5438.54" office:value-type="float" office:value="22641.46" calcext:value-type="float">
            <text:p>22.641,46</text:p>
          </table:table-cell>
          <table:table-cell table:formula="of:=[.F30]+[.D31]-[.E31]" office:value-type="float" office:value="61777.3052" calcext:value-type="float">
            <text:p>61.777,31</text:p>
          </table:table-cell>
          <table:table-cell table:number-columns-repeated="1018"/>
        </table:table-row>
        <table:table-row table:style-name="ro1">
          <table:table-cell table:style-name="ce31" office:value-type="date" office:date-value="2023-05-03" calcext:value-type="date">
            <text:p>03.05.2023</text:p>
          </table:table-cell>
          <table:table-cell table:style-name="ce38" office:value-type="string" calcext:value-type="string">
            <text:p>Nisan Tüfe farkı 11 gün</text:p>
          </table:table-cell>
          <table:table-cell table:style-name="ce39" office:value-type="float" office:value="2.39" calcext:value-type="float">
            <text:p>2,39</text:p>
          </table:table-cell>
          <table:table-cell table:style-name="ce40" table:formula="of:=[.F31]*[.C32]/100/30*11" office:value-type="float" office:value="541.375117902667" calcext:value-type="float">
            <text:p>541,38</text:p>
          </table:table-cell>
          <table:table-cell/>
          <table:table-cell table:formula="of:=[.F31]+[.D32]-[.E32]" office:value-type="float" office:value="62318.6803179027" calcext:value-type="float">
            <text:p>62.318,68</text:p>
          </table:table-cell>
          <table:table-cell table:number-columns-repeated="1018"/>
        </table:table-row>
        <table:table-row table:style-name="ro1">
          <table:table-cell table:style-name="ce31" office:value-type="date" office:date-value="2023-06-03" calcext:value-type="date">
            <text:p>03.06.2023</text:p>
          </table:table-cell>
          <table:table-cell table:style-name="ce1" office:value-type="string" calcext:value-type="string">
            <text:p>Mayıs ayı tüfe farkı</text:p>
          </table:table-cell>
          <table:table-cell table:style-name="ce1" office:value-type="float" office:value="5.32" calcext:value-type="float">
            <text:p>5,32</text:p>
          </table:table-cell>
          <table:table-cell table:style-name="ce40" table:formula="of:=[.F32]*[.C33]/100" office:value-type="float" office:value="3315.35379291242" calcext:value-type="float">
            <text:p>3.315,35</text:p>
          </table:table-cell>
          <table:table-cell/>
          <table:table-cell table:formula="of:=[.F32]+[.D33]-[.E33]" office:value-type="float" office:value="65634.0341108151" calcext:value-type="float">
            <text:p>65.634,03</text:p>
          </table:table-cell>
          <table:table-cell table:number-columns-repeated="1018"/>
        </table:table-row>
        <table:table-row table:style-name="ro1">
          <table:table-cell table:style-name="ce31" office:value-type="date" office:date-value="2023-07-03" calcext:value-type="date">
            <text:p>03.07.2023</text:p>
          </table:table-cell>
          <table:table-cell table:style-name="ce1" office:value-type="string" calcext:value-type="string">
            <text:p>Haziran Tüfe farkı <text:s/></text:p>
          </table:table-cell>
          <table:table-cell table:style-name="ce1" office:value-type="float" office:value="3.92" calcext:value-type="float">
            <text:p>3,92</text:p>
          </table:table-cell>
          <table:table-cell table:style-name="ce40" table:formula="of:=[.F33]*[.C34]/100" office:value-type="float" office:value="2572.85413714395" calcext:value-type="float">
            <text:p>2.572,85</text:p>
          </table:table-cell>
          <table:table-cell/>
          <table:table-cell table:formula="of:=[.F33]+[.D34]-[.E34]" office:value-type="float" office:value="68206.888247959" calcext:value-type="float">
            <text:p>68.206,89</text:p>
          </table:table-cell>
          <table:table-cell table:number-columns-repeated="1018"/>
        </table:table-row>
        <table:table-row table:style-name="ro1">
          <table:table-cell table:style-name="ce31" office:value-type="date" office:date-value="2023-08-03" calcext:value-type="date">
            <text:p>03.08.2023</text:p>
          </table:table-cell>
          <table:table-cell table:style-name="ce1" office:value-type="string" calcext:value-type="string">
            <text:p>Temmuz ayı tüfe farkı 15 günlük </text:p>
          </table:table-cell>
          <table:table-cell table:style-name="ce42" office:value-type="float" office:value="9.49" calcext:value-type="float">
            <text:p>9,49</text:p>
          </table:table-cell>
          <table:table-cell table:style-name="ce40" table:formula="of:=[.F34]*[.C35]/100/30*15" office:value-type="float" office:value="3236.41684736566" calcext:value-type="float">
            <text:p>3.236,42</text:p>
          </table:table-cell>
          <table:table-cell/>
          <table:table-cell table:formula="of:=[.F34]+[.D35]-[.E35]" office:value-type="float" office:value="71443.3050953247" calcext:value-type="float">
            <text:p>71.443,31</text:p>
          </table:table-cell>
          <table:table-cell table:number-columns-repeated="1018"/>
        </table:table-row>
        <table:table-row table:style-name="ro1">
          <table:table-cell table:style-name="ce31" office:value-type="date" office:date-value="2023-07-15" calcext:value-type="date">
            <text:p>15.07.2023</text:p>
          </table:table-cell>
          <table:table-cell table:style-name="ce43" office:value-type="string" calcext:value-type="string">
            <text:p>Çek ödendi Ziraat banktan </text:p>
          </table:table-cell>
          <table:table-cell table:style-name="ce43" table:number-columns-repeated="2"/>
          <table:table-cell table:style-name="ce44" office:value-type="float" office:value="50000" calcext:value-type="float">
            <text:p>50.000,00</text:p>
          </table:table-cell>
          <table:table-cell table:formula="of:=[.F35]+[.D36]-[.E36]" office:value-type="float" office:value="21443.3050953247" calcext:value-type="float">
            <text:p>21.443,31</text:p>
          </table:table-cell>
          <table:table-cell table:number-columns-repeated="1018"/>
        </table:table-row>
        <table:table-row table:style-name="ro1">
          <table:table-cell table:style-name="ce31" office:value-type="date" office:date-value="2023-08-03" calcext:value-type="date">
            <text:p>03.08.2023</text:p>
          </table:table-cell>
          <table:table-cell table:style-name="ce1" office:value-type="string" calcext:value-type="string">
            <text:p>Temmuz ayı tüfe farkı 15 günlük </text:p>
          </table:table-cell>
          <table:table-cell table:style-name="ce42" office:value-type="float" office:value="9.49" calcext:value-type="float">
            <text:p>9,49</text:p>
          </table:table-cell>
          <table:table-cell table:style-name="ce40" table:formula="of:=[.F36]*[.C37]/100/30*15" office:value-type="float" office:value="1017.48482677316" calcext:value-type="float">
            <text:p>1.017,48</text:p>
          </table:table-cell>
          <table:table-cell table:style-name="ce45"/>
          <table:table-cell table:formula="of:=[.F36]+[.D37]-[.E37]" office:value-type="float" office:value="22460.7899220979" calcext:value-type="float">
            <text:p>22.460,79</text:p>
          </table:table-cell>
          <table:table-cell table:style-name="ce46" table:number-columns-repeated="2"/>
          <table:table-cell table:style-name="ce43" table:number-columns-repeated="1016"/>
        </table:table-row>
        <table:table-row table:style-name="ro1">
          <table:table-cell table:style-name="ce31"/>
          <table:table-cell table:style-name="ce1" office:value-type="string" calcext:value-type="string">
            <text:p>maliye ceza</text:p>
          </table:table-cell>
          <table:table-cell table:style-name="ce1"/>
          <table:table-cell office:value-type="float" office:value="600" calcext:value-type="float">
            <text:p>600,00</text:p>
          </table:table-cell>
          <table:table-cell/>
          <table:table-cell table:formula="of:=[.F37]+[.D38]-[.E38]" office:value-type="float" office:value="23060.7899220979" calcext:value-type="float">
            <text:p>23.060,79</text:p>
          </table:table-cell>
          <table:table-cell table:number-columns-repeated="1018"/>
        </table:table-row>
        <table:table-row table:style-name="ro1">
          <table:table-cell table:style-name="ce31" office:value-type="date" office:date-value="2023-09-03" calcext:value-type="date">
            <text:p>03.09.2023</text:p>
          </table:table-cell>
          <table:table-cell table:style-name="ce1" office:value-type="string" calcext:value-type="string">
            <text:p>Ağustos Tüfe Farkı </text:p>
          </table:table-cell>
          <table:table-cell table:style-name="ce1" office:value-type="float" office:value="9.09" calcext:value-type="float">
            <text:p>9,09</text:p>
          </table:table-cell>
          <table:table-cell table:style-name="ce40" table:formula="of:=[.F38]*[.C39]/100" office:value-type="float" office:value="2096.2258039187" calcext:value-type="float">
            <text:p>2.096,23</text:p>
          </table:table-cell>
          <table:table-cell/>
          <table:table-cell table:formula="of:=[.F38]+[.D39]-[.E39]" office:value-type="float" office:value="25157.0157260166" calcext:value-type="float">
            <text:p>25.157,02</text:p>
          </table:table-cell>
          <table:table-cell table:number-columns-repeated="1018"/>
        </table:table-row>
        <table:table-row table:style-name="ro1">
          <table:table-cell table:style-name="ce31" office:value-type="date" office:date-value="2023-10-03" calcext:value-type="date">
            <text:p>03.10.2023</text:p>
          </table:table-cell>
          <table:table-cell table:style-name="ce1" office:value-type="string" calcext:value-type="string">
            <text:p>Eylül Tüfe Farkı </text:p>
          </table:table-cell>
          <table:table-cell table:style-name="ce1" office:value-type="float" office:value="9" calcext:value-type="float">
            <text:p>9</text:p>
          </table:table-cell>
          <table:table-cell table:style-name="ce40" table:formula="of:=[.F39]*[.C40]/100" office:value-type="float" office:value="2264.13141534149" calcext:value-type="float">
            <text:p>2.264,13</text:p>
          </table:table-cell>
          <table:table-cell/>
          <table:table-cell table:formula="of:=[.F39]+[.D40]-[.E40]" office:value-type="float" office:value="27421.147141358" calcext:value-type="float">
            <text:p>27.421,15</text:p>
          </table:table-cell>
          <table:table-cell table:number-columns-repeated="1018"/>
        </table:table-row>
        <table:table-row table:style-name="ro1">
          <table:table-cell table:style-name="ce31" office:value-type="date" office:date-value="2023-10-03" calcext:value-type="date">
            <text:p>03.10.2023</text:p>
          </table:table-cell>
          <table:table-cell table:style-name="ce23" office:value-type="string" calcext:value-type="string">
            <text:p>ödeme yapılamdı 3 ay geri sözleşme 31-12-23</text:p>
          </table:table-cell>
          <table:table-cell table:style-name="ce1"/>
          <table:table-cell table:style-name="ce40" table:formula="of:=[.F40]*[.C41]/100" office:value-type="float" office:value="0" calcext:value-type="float">
            <text:p>0,00</text:p>
          </table:table-cell>
          <table:table-cell table:formula="of:=[.D28]/12*3" office:value-type="float" office:value="20790" calcext:value-type="float">
            <text:p>20.790,00</text:p>
          </table:table-cell>
          <table:table-cell table:formula="of:=[.F40]+[.D41]-[.E41]" office:value-type="float" office:value="6631.14714135804" calcext:value-type="float">
            <text:p>6.631,15</text:p>
          </table:table-cell>
          <table:table-cell table:number-columns-repeated="1018"/>
        </table:table-row>
        <table:table-row table:style-name="ro1" table:number-rows-repeated="2">
          <table:table-cell table:style-name="ce31"/>
          <table:table-cell table:style-name="ce1" table:number-columns-repeated="2"/>
          <table:table-cell table:style-name="ce40"/>
          <table:table-cell table:number-columns-repeated="1020"/>
        </table:table-row>
        <table:table-row table:style-name="ro1" table:number-rows-repeated="3">
          <table:table-cell table:style-name="ce47"/>
          <table:table-cell table:style-name="ce1" table:number-columns-repeated="2"/>
          <table:table-cell table:style-name="ce40"/>
          <table:table-cell table:number-columns-repeated="1020"/>
        </table:table-row>
        <table:table-row table:style-name="ro1" table:number-rows-repeated="2">
          <table:table-cell/>
          <table:table-cell table:style-name="ce1" table:number-columns-repeated="3"/>
          <table:table-cell table:number-columns-repeated="1020"/>
        </table:table-row>
        <table:table-row table:style-name="ro1">
          <table:table-cell/>
          <table:table-cell table:style-name="ce48" office:value-type="string" calcext:value-type="string">
            <text:p>2023 ten yapılan ödeme miktarı</text:p>
          </table:table-cell>
          <table:table-cell table:style-name="ce1"/>
          <table:table-cell table:style-name="ce49" table:formula="of:=[.E31]+[.E36]" office:value-type="float" office:value="72641.46" calcext:value-type="float">
            <text:p>72.641,46</text:p>
          </table:table-cell>
          <table:table-cell table:number-columns-repeated="1020"/>
        </table:table-row>
        <table:table-row table:style-name="ro1">
          <table:table-cell/>
          <table:table-cell table:style-name="ce50" office:value-type="string" calcext:value-type="string">
            <text:p>ödeme yapılmış ay sayısı</text:p>
          </table:table-cell>
          <table:table-cell table:style-name="ce1"/>
          <table:table-cell table:style-name="ce51" table:formula="of:=[.D49]/[.D19]" office:value-type="float" office:value="10.4851991916859" calcext:value-type="float">
            <text:p>10,49</text:p>
          </table:table-cell>
          <table:table-cell table:number-columns-repeated="1020"/>
        </table:table-row>
        <table:table-row table:style-name="ro1">
          <table:table-cell/>
          <table:table-cell table:style-name="ce52" office:value-type="string" calcext:value-type="string">
            <text:p>nisan - 2023</text:p>
          </table:table-cell>
          <table:table-cell table:style-name="ce1"/>
          <table:table-cell table:style-name="ce53" table:formula="of:=[.D50]-1" office:value-type="float" office:value="9.48519919168591" calcext:value-type="float">
            <text:p>9,49</text:p>
          </table:table-cell>
          <table:table-cell table:number-columns-repeated="1020"/>
        </table:table-row>
        <table:table-row table:style-name="ro1">
          <table:table-cell/>
          <table:table-cell table:style-name="ce52" office:value-type="string" calcext:value-type="string">
            <text:p>mayıs - 2023</text:p>
          </table:table-cell>
          <table:table-cell table:style-name="ce1"/>
          <table:table-cell table:style-name="ce53" table:formula="of:=[.D51]-1" office:value-type="float" office:value="8.48519919168591" calcext:value-type="float">
            <text:p>8,49</text:p>
          </table:table-cell>
          <table:table-cell table:number-columns-repeated="1020"/>
        </table:table-row>
        <table:table-row table:style-name="ro1">
          <table:table-cell/>
          <table:table-cell table:style-name="ce52" office:value-type="string" calcext:value-type="string">
            <text:p>haziran - 2023</text:p>
          </table:table-cell>
          <table:table-cell table:style-name="ce1"/>
          <table:table-cell table:style-name="ce53" table:formula="of:=[.D52]-1" office:value-type="float" office:value="7.48519919168591" calcext:value-type="float">
            <text:p>7,49</text:p>
          </table:table-cell>
          <table:table-cell table:number-columns-repeated="1020"/>
        </table:table-row>
        <table:table-row table:style-name="ro1">
          <table:table-cell/>
          <table:table-cell table:style-name="ce54" office:value-type="string" calcext:value-type="string">
            <text:p>temmuz - 2023</text:p>
          </table:table-cell>
          <table:table-cell table:style-name="ce1"/>
          <table:table-cell table:style-name="ce55" table:formula="of:=[.D53]-1" office:value-type="float" office:value="6.48519919168591" calcext:value-type="float">
            <text:p>6,49</text:p>
          </table:table-cell>
          <table:table-cell table:number-columns-repeated="1020"/>
        </table:table-row>
        <table:table-row table:style-name="ro1">
          <table:table-cell/>
          <table:table-cell table:style-name="ce52" office:value-type="string" calcext:value-type="string">
            <text:p><text:s/>ağustos - 2023</text:p>
          </table:table-cell>
          <table:table-cell table:style-name="ce1"/>
          <table:table-cell table:style-name="ce55" table:formula="of:=[.D54]-1" office:value-type="float" office:value="5.48519919168591" calcext:value-type="float">
            <text:p>5,49</text:p>
          </table:table-cell>
          <table:table-cell table:number-columns-repeated="1020"/>
        </table:table-row>
        <table:table-row table:style-name="ro1">
          <table:table-cell/>
          <table:table-cell table:style-name="ce54" office:value-type="string" calcext:value-type="string">
            <text:p><text:s/>eylül <text:s/>- 2023</text:p>
          </table:table-cell>
          <table:table-cell table:style-name="ce1"/>
          <table:table-cell table:style-name="ce55" table:formula="of:=[.D55]-1" office:value-type="float" office:value="4.48519919168591" calcext:value-type="float">
            <text:p>4,49</text:p>
          </table:table-cell>
          <table:table-cell table:number-columns-repeated="1020"/>
        </table:table-row>
        <table:table-row table:style-name="ro1">
          <table:table-cell/>
          <table:table-cell table:style-name="ce52" office:value-type="string" calcext:value-type="string">
            <text:p><text:s/>ekim - 2023</text:p>
          </table:table-cell>
          <table:table-cell table:style-name="ce1"/>
          <table:table-cell table:style-name="ce55" table:formula="of:=[.D56]-1" office:value-type="float" office:value="3.48519919168591" calcext:value-type="float">
            <text:p>3,49</text:p>
          </table:table-cell>
          <table:table-cell table:number-columns-repeated="1020"/>
        </table:table-row>
        <table:table-row table:style-name="ro1">
          <table:table-cell/>
          <table:table-cell table:style-name="ce54" office:value-type="string" calcext:value-type="string">
            <text:p><text:s/>kasım - 2023</text:p>
          </table:table-cell>
          <table:table-cell table:style-name="ce1"/>
          <table:table-cell table:style-name="ce55" table:formula="of:=[.D57]-1" office:value-type="float" office:value="2.48519919168591" calcext:value-type="float">
            <text:p>2,49</text:p>
          </table:table-cell>
          <table:table-cell table:number-columns-repeated="1020"/>
        </table:table-row>
        <table:table-row table:style-name="ro1">
          <table:table-cell/>
          <table:table-cell table:style-name="ce54" office:value-type="string" calcext:value-type="string">
            <text:p><text:s/>aralık - 2023</text:p>
          </table:table-cell>
          <table:table-cell table:style-name="ce1"/>
          <table:table-cell table:style-name="ce55" table:formula="of:=[.D58]-1" office:value-type="float" office:value="1.48519919168591" calcext:value-type="float">
            <text:p>1,49</text:p>
          </table:table-cell>
          <table:table-cell table:number-columns-repeated="1020"/>
        </table:table-row>
        <table:table-row table:style-name="ro1">
          <table:table-cell table:style-name="ce31"/>
          <table:table-cell table:style-name="ce54" office:value-type="string" calcext:value-type="string">
            <text:p><text:s/>ocak -2024</text:p>
          </table:table-cell>
          <table:table-cell table:style-name="ce1"/>
          <table:table-cell table:style-name="ce55" table:formula="of:=[.D59]-1" office:value-type="float" office:value="0.485199191685911" calcext:value-type="float">
            <text:p>0,49</text:p>
          </table:table-cell>
          <table:table-cell table:number-columns-repeated="1020"/>
        </table:table-row>
        <table:table-row table:style-name="ro1">
          <table:table-cell table:style-name="ce31"/>
          <table:table-cell table:style-name="ce1" table:number-columns-repeated="2"/>
          <table:table-cell table:number-columns-repeated="1021"/>
        </table:table-row>
        <table:table-row table:style-name="ro1">
          <table:table-cell/>
          <table:table-cell office:value-type="string" calcext:value-type="string">
            <text:p>Elektrik Teminat</text:p>
          </table:table-cell>
          <table:table-cell/>
          <table:table-cell office:value-type="float" office:value="1800" calcext:value-type="float">
            <text:p>1.800,00</text:p>
          </table:table-cell>
          <table:table-cell/>
          <table:table-cell table:formula="of:=[.F61]+[.D62]-[.E62]" office:value-type="float" office:value="1800" calcext:value-type="float">
            <text:p>1.800,00</text:p>
          </table:table-cell>
          <table:table-cell table:number-columns-repeated="1018"/>
        </table:table-row>
        <table:table-row table:style-name="ro1">
          <table:table-cell table:style-name="ce31"/>
          <table:table-cell table:style-name="ce1" office:value-type="string" calcext:value-type="string">
            <text:p>2022-4 elektrik tmnt</text:p>
          </table:table-cell>
          <table:table-cell table:style-name="ce1"/>
          <table:table-cell/>
          <table:table-cell office:value-type="float" office:value="20.95" calcext:value-type="float">
            <text:p>20,95</text:p>
          </table:table-cell>
          <table:table-cell table:formula="of:=[.F62]+[.D63]-[.E63]" office:value-type="float" office:value="1779.05" calcext:value-type="float">
            <text:p>1.779,05</text:p>
          </table:table-cell>
          <table:table-cell table:number-columns-repeated="1018"/>
        </table:table-row>
        <table:table-row table:style-name="ro1">
          <table:table-cell table:style-name="ce31"/>
          <table:table-cell table:style-name="ce1" office:value-type="string" calcext:value-type="string">
            <text:p>2022-5 elektrik tmnt</text:p>
          </table:table-cell>
          <table:table-cell table:style-name="ce1"/>
          <table:table-cell/>
          <table:table-cell office:value-type="float" office:value="11.93" calcext:value-type="float">
            <text:p>11,93</text:p>
          </table:table-cell>
          <table:table-cell table:formula="of:=[.F63]+[.D64]-[.E64]" office:value-type="float" office:value="1767.12" calcext:value-type="float">
            <text:p>1.767,12</text:p>
          </table:table-cell>
          <table:table-cell table:number-columns-repeated="1018"/>
        </table:table-row>
        <table:table-row table:style-name="ro1">
          <table:table-cell table:style-name="ce31"/>
          <table:table-cell table:style-name="ce1" office:value-type="string" calcext:value-type="string">
            <text:p>2022-6 elektrik tmnt</text:p>
          </table:table-cell>
          <table:table-cell table:style-name="ce1"/>
          <table:table-cell/>
          <table:table-cell office:value-type="float" office:value="0" calcext:value-type="float">
            <text:p>0,00</text:p>
          </table:table-cell>
          <table:table-cell table:formula="of:=[.F64]+[.D65]-[.E65]" office:value-type="float" office:value="1767.12" calcext:value-type="float">
            <text:p>1.767,12</text:p>
          </table:table-cell>
          <table:table-cell table:number-columns-repeated="1018"/>
        </table:table-row>
        <table:table-row table:style-name="ro1">
          <table:table-cell table:style-name="ce31"/>
          <table:table-cell table:style-name="ce1" office:value-type="string" calcext:value-type="string">
            <text:p>2022-7 elektrik tmnt</text:p>
          </table:table-cell>
          <table:table-cell table:style-name="ce1"/>
          <table:table-cell/>
          <table:table-cell office:value-type="float" office:value="23.25" calcext:value-type="float">
            <text:p>23,25</text:p>
          </table:table-cell>
          <table:table-cell table:formula="of:=[.F65]+[.D66]-[.E66]" office:value-type="float" office:value="1743.87" calcext:value-type="float">
            <text:p>1.743,87</text:p>
          </table:table-cell>
          <table:table-cell table:number-columns-repeated="1018"/>
        </table:table-row>
        <table:table-row table:style-name="ro1">
          <table:table-cell table:style-name="ce31"/>
          <table:table-cell table:style-name="ce1" office:value-type="string" calcext:value-type="string">
            <text:p>2022-8 elektrik tmnt</text:p>
          </table:table-cell>
          <table:table-cell table:style-name="ce1"/>
          <table:table-cell/>
          <table:table-cell office:value-type="float" office:value="42.14" calcext:value-type="float">
            <text:p>42,14</text:p>
          </table:table-cell>
          <table:table-cell table:formula="of:=[.F66]+[.D67]-[.E67]" office:value-type="float" office:value="1701.73" calcext:value-type="float">
            <text:p>1.701,73</text:p>
          </table:table-cell>
          <table:table-cell table:number-columns-repeated="1018"/>
        </table:table-row>
        <table:table-row table:style-name="ro1">
          <table:table-cell table:style-name="ce31"/>
          <table:table-cell table:style-name="ce1" office:value-type="string" calcext:value-type="string">
            <text:p>2022-9 elektrik tmnt</text:p>
          </table:table-cell>
          <table:table-cell table:style-name="ce1"/>
          <table:table-cell/>
          <table:table-cell office:value-type="float" office:value="39.37" calcext:value-type="float">
            <text:p>39,37</text:p>
          </table:table-cell>
          <table:table-cell table:formula="of:=[.F67]+[.D68]-[.E68]" office:value-type="float" office:value="1662.36" calcext:value-type="float">
            <text:p>1.662,36</text:p>
          </table:table-cell>
          <table:table-cell table:number-columns-repeated="1018"/>
        </table:table-row>
        <table:table-row table:style-name="ro1">
          <table:table-cell table:style-name="ce31"/>
          <table:table-cell table:style-name="ce1" office:value-type="string" calcext:value-type="string">
            <text:p>2022-10 elektrik tmnt</text:p>
          </table:table-cell>
          <table:table-cell table:style-name="ce1"/>
          <table:table-cell/>
          <table:table-cell office:value-type="float" office:value="150.16" calcext:value-type="float">
            <text:p>150,16</text:p>
          </table:table-cell>
          <table:table-cell table:formula="of:=[.F68]+[.D69]-[.E69]" office:value-type="float" office:value="1512.2" calcext:value-type="float">
            <text:p>1.512,20</text:p>
          </table:table-cell>
          <table:table-cell table:number-columns-repeated="1018"/>
        </table:table-row>
        <table:table-row table:style-name="ro1">
          <table:table-cell table:style-name="ce31"/>
          <table:table-cell table:style-name="ce1" office:value-type="string" calcext:value-type="string">
            <text:p>2022-11 elektrik tmnt</text:p>
          </table:table-cell>
          <table:table-cell table:style-name="ce1"/>
          <table:table-cell/>
          <table:table-cell office:value-type="float" office:value="216.76" calcext:value-type="float">
            <text:p>216,76</text:p>
          </table:table-cell>
          <table:table-cell table:formula="of:=[.F69]+[.D70]-[.E70]" office:value-type="float" office:value="1295.44" calcext:value-type="float">
            <text:p>1.295,44</text:p>
          </table:table-cell>
          <table:table-cell table:number-columns-repeated="1018"/>
        </table:table-row>
        <table:table-row table:style-name="ro1">
          <table:table-cell table:style-name="ce31"/>
          <table:table-cell table:style-name="ce1" office:value-type="string" calcext:value-type="string">
            <text:p>2022-12 elkrrik tmnt</text:p>
          </table:table-cell>
          <table:table-cell table:style-name="ce1"/>
          <table:table-cell/>
          <table:table-cell office:value-type="float" office:value="132.72" calcext:value-type="float">
            <text:p>132,72</text:p>
          </table:table-cell>
          <table:table-cell table:formula="of:=[.F70]+[.D71]-[.E71]" office:value-type="float" office:value="1162.72" calcext:value-type="float">
            <text:p>1.162,72</text:p>
          </table:table-cell>
          <table:table-cell table:number-columns-repeated="1018"/>
        </table:table-row>
        <table:table-row table:style-name="ro1">
          <table:table-cell table:style-name="ce31"/>
          <table:table-cell table:style-name="ce1" office:value-type="string" calcext:value-type="string">
            <text:p>23-01 tmnt</text:p>
          </table:table-cell>
          <table:table-cell table:style-name="ce1"/>
          <table:table-cell/>
          <table:table-cell office:value-type="float" office:value="142.48" calcext:value-type="float">
            <text:p>142,48</text:p>
          </table:table-cell>
          <table:table-cell table:formula="of:=[.F71]+[.D72]-[.E72]" office:value-type="float" office:value="1020.24" calcext:value-type="float">
            <text:p>1.020,24</text:p>
          </table:table-cell>
          <table:table-cell table:number-columns-repeated="1018"/>
        </table:table-row>
        <table:table-row table:style-name="ro1">
          <table:table-cell table:style-name="ce31"/>
          <table:table-cell table:style-name="ce23" office:value-type="string" calcext:value-type="string">
            <text:p>Duvar Sıva-alçıpan tamiri cihan</text:p>
          </table:table-cell>
          <table:table-cell table:style-name="ce23"/>
          <table:table-cell office:value-type="float" office:value="404.76" calcext:value-type="float">
            <text:p>404,76</text:p>
          </table:table-cell>
          <table:table-cell/>
          <table:table-cell table:formula="of:=[.F72]+[.D73]-[.E73]" office:value-type="float" office:value="1425" calcext:value-type="float">
            <text:p>1.425,00</text:p>
          </table:table-cell>
          <table:table-cell table:number-columns-repeated="1018"/>
        </table:table-row>
        <table:table-row table:style-name="ro1">
          <table:table-cell table:style-name="ce31"/>
          <table:table-cell table:style-name="ce23" office:value-type="string" calcext:value-type="string">
            <text:p>23-02 tmnt</text:p>
          </table:table-cell>
          <table:table-cell table:style-name="ce23"/>
          <table:table-cell/>
          <table:table-cell office:value-type="float" office:value="100.78" calcext:value-type="float">
            <text:p>100,78</text:p>
          </table:table-cell>
          <table:table-cell table:formula="of:=[.F73]+[.D74]-[.E74]" office:value-type="float" office:value="1324.22" calcext:value-type="float">
            <text:p>1.324,22</text:p>
          </table:table-cell>
          <table:table-cell table:number-columns-repeated="1018"/>
        </table:table-row>
        <table:table-row table:style-name="ro1">
          <table:table-cell table:style-name="ce31" office:value-type="date" office:date-value="2023-04-04" calcext:value-type="date">
            <text:p>04.04.2023</text:p>
          </table:table-cell>
          <table:table-cell table:style-name="ce23" office:value-type="string" calcext:value-type="string">
            <text:p>23-03 tmnt</text:p>
          </table:table-cell>
          <table:table-cell table:style-name="ce23"/>
          <table:table-cell/>
          <table:table-cell office:value-type="float" office:value="124.22" calcext:value-type="float">
            <text:p>124,22</text:p>
          </table:table-cell>
          <table:table-cell table:style-name="ce46" table:formula="of:=[.F74]+[.D75]-[.E75]" office:value-type="float" office:value="1200" calcext:value-type="float">
            <text:p>1.200,00</text:p>
          </table:table-cell>
          <table:table-cell table:number-columns-repeated="1018"/>
        </table:table-row>
        <table:table-row table:style-name="ro1">
          <table:table-cell table:style-name="ce31" office:value-type="date" office:date-value="2023-05-04" calcext:value-type="date">
            <text:p>04.05.2023</text:p>
          </table:table-cell>
          <table:table-cell table:style-name="ce23" office:value-type="string" calcext:value-type="string">
            <text:p>23-04 tmnt</text:p>
          </table:table-cell>
          <table:table-cell table:style-name="ce23"/>
          <table:table-cell/>
          <table:table-cell office:value-type="float" office:value="250.01" calcext:value-type="float">
            <text:p>250,01</text:p>
          </table:table-cell>
          <table:table-cell table:style-name="ce46" table:formula="of:=[.F75]+[.D76]-[.E76]" office:value-type="float" office:value="949.99" calcext:value-type="float">
            <text:p>949,99</text:p>
          </table:table-cell>
          <table:table-cell table:number-columns-repeated="1018"/>
        </table:table-row>
        <table:table-row table:style-name="ro1">
          <table:table-cell table:style-name="ce31" office:value-type="date" office:date-value="2023-06-02" calcext:value-type="date">
            <text:p>02.06.2023</text:p>
          </table:table-cell>
          <table:table-cell table:style-name="ce23" office:value-type="string" calcext:value-type="string">
            <text:p>23-05 tmnt</text:p>
          </table:table-cell>
          <table:table-cell table:style-name="ce23"/>
          <table:table-cell/>
          <table:table-cell office:value-type="float" office:value="250.87" calcext:value-type="float">
            <text:p>250,87</text:p>
          </table:table-cell>
          <table:table-cell table:style-name="ce46" table:formula="of:=[.F76]+[.D77]-[.E77]" office:value-type="float" office:value="699.12" calcext:value-type="float">
            <text:p>699,12</text:p>
          </table:table-cell>
          <table:table-cell table:number-columns-repeated="1018"/>
        </table:table-row>
        <table:table-row table:style-name="ro1">
          <table:table-cell/>
          <table:table-cell table:style-name="ce23" office:value-type="string" calcext:value-type="string">
            <text:p>23-06 tmnt</text:p>
          </table:table-cell>
          <table:table-cell table:style-name="ce23"/>
          <table:table-cell/>
          <table:table-cell office:value-type="float" office:value="250.3" calcext:value-type="float">
            <text:p>250,30</text:p>
          </table:table-cell>
          <table:table-cell table:style-name="ce46" table:formula="of:=[.F77]+[.D78]-[.E78]" office:value-type="float" office:value="448.82" calcext:value-type="float">
            <text:p>448,82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string" calcext:value-type="string">
            <text:p>2023-07 tmnt</text:p>
          </table:table-cell>
          <table:table-cell table:style-name="ce23"/>
          <table:table-cell/>
          <table:table-cell office:value-type="float" office:value="253.91" calcext:value-type="float">
            <text:p>253,91</text:p>
          </table:table-cell>
          <table:table-cell table:style-name="ce46" table:formula="of:=[.F78]+[.D79]-[.E79]" office:value-type="float" office:value="194.91" calcext:value-type="float">
            <text:p>194,91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string" calcext:value-type="string">
            <text:p>2023-08 tmnt</text:p>
          </table:table-cell>
          <table:table-cell table:style-name="ce23"/>
          <table:table-cell/>
          <table:table-cell office:value-type="float" office:value="194.91" calcext:value-type="float">
            <text:p>194,91</text:p>
          </table:table-cell>
          <table:table-cell table:style-name="ce46" table:formula="of:=[.F79]+[.D80]-[.E80]" office:value-type="float" office:value="-0.00000000000022737368" calcext:value-type="float">
            <text:p>0,00</text:p>
          </table:table-cell>
          <table:table-cell table:number-columns-repeated="1018"/>
        </table:table-row>
        <table:table-row table:style-name="ro1">
          <table:table-cell/>
          <table:table-cell table:style-name="ce23" office:value-type="string" calcext:value-type="string">
            <text:p>2023-09</text:p>
          </table:table-cell>
          <table:table-cell table:style-name="ce23"/>
          <table:table-cell/>
          <table:table-cell office:value-type="float" office:value="0" calcext:value-type="float">
            <text:p>0,00</text:p>
          </table:table-cell>
          <table:table-cell table:style-name="ce46"/>
          <table:table-cell table:number-columns-repeated="1018"/>
        </table:table-row>
        <table:table-row table:style-name="ro1">
          <table:table-cell/>
          <table:table-cell table:style-name="ce23" office:value-type="string" calcext:value-type="string">
            <text:p>Masraflar</text:p>
          </table:table-cell>
          <table:table-cell table:style-name="ce23"/>
          <table:table-cell/>
          <table:table-cell table:style-name="ce24" table:formula="of:=SUM([.E83:.E85])" office:value-type="float" office:value="0" calcext:value-type="float">
            <text:p>0,00</text:p>
          </table:table-cell>
          <table:table-cell/>
          <table:table-cell table:style-name="ce1" table:number-columns-repeated="2"/>
          <table:table-cell table:number-columns-repeated="1016"/>
        </table:table-row>
        <table:table-row table:style-name="ro1">
          <table:table-cell table:number-columns-repeated="4"/>
          <table:table-cell table:style-name="ce27"/>
          <table:table-cell/>
          <table:table-cell table:style-name="ce1" table:number-columns-repeated="2"/>
          <table:table-cell table:number-columns-repeated="1016"/>
        </table:table-row>
        <table:table-row table:style-name="ro1" table:number-rows-repeated="2">
          <table:table-cell table:style-name="ce31"/>
          <table:table-cell table:number-columns-repeated="5"/>
          <table:table-cell table:style-name="ce1" table:number-columns-repeated="2"/>
          <table:table-cell table:number-columns-repeated="1016"/>
        </table:table-row>
        <table:table-row table:style-name="ro1">
          <table:table-cell table:style-name="ce31"/>
          <table:table-cell table:number-columns-repeated="6"/>
          <table:table-cell table:style-name="ce5" table:number-columns-repeated="2"/>
          <table:table-cell table:number-columns-repeated="1015"/>
        </table:table-row>
        <table:table-row table:style-name="ro1">
          <table:table-cell table:style-name="ce31"/>
          <table:table-cell table:style-name="ce1"/>
          <table:table-cell table:number-columns-repeated="2"/>
          <table:table-cell table:style-name="ce24"/>
          <table:table-cell table:number-columns-repeated="1019"/>
        </table:table-row>
        <table:table-row table:style-name="ro1">
          <table:table-cell table:style-name="ce1"/>
          <table:table-cell table:style-name="ce1" office:value-type="string" calcext:value-type="string">
            <text:p>resmi işlem</text:p>
          </table:table-cell>
          <table:table-cell table:style-name="ce1"/>
          <table:table-cell/>
          <table:table-cell table:style-name="ce24"/>
          <table:table-cell table:number-columns-repeated="1019"/>
        </table:table-row>
        <table:table-row table:style-name="ro1">
          <table:table-cell table:style-name="ce1"/>
          <table:table-cell table:style-name="ce56" office:value-type="string" calcext:value-type="string">
            <text:p>2022-23 Kira Bedeli</text:p>
          </table:table-cell>
          <table:table-cell table:style-name="ce1"/>
          <table:table-cell table:style-name="ce57" office:value-type="float" office:value="48000" calcext:value-type="float">
            <text:p>48.000,00</text:p>
          </table:table-cell>
          <table:table-cell table:style-name="ce58" table:formula="of:=[.D89]" office:value-type="float" office:value="48000" calcext:value-type="float">
            <text:p>48.000,00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/>
          <table:table-cell table:style-name="ce59" office:value-type="string" calcext:value-type="string">
            <text:p>ödeme bankadan</text:p>
          </table:table-cell>
          <table:table-cell table:style-name="ce1"/>
          <table:table-cell office:value-type="float" office:value="6920" calcext:value-type="float">
            <text:p>6.920,00</text:p>
          </table:table-cell>
          <table:table-cell table:style-name="ce60" table:formula="of:=[.E89]-[.D90]" office:value-type="float" office:value="41080" calcext:value-type="float">
            <text:p>41.080,00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/>
          <table:table-cell table:style-name="ce61" office:value-type="string" calcext:value-type="string">
            <text:p>ödeme icradan</text:p>
          </table:table-cell>
          <table:table-cell table:style-name="ce1"/>
          <table:table-cell office:value-type="float" office:value="13000" calcext:value-type="float">
            <text:p>13.000,00</text:p>
          </table:table-cell>
          <table:table-cell table:style-name="ce60" table:formula="of:=[.E90]-[.D91]" office:value-type="float" office:value="28080" calcext:value-type="float">
            <text:p>28.080,00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/>
          <table:table-cell table:style-name="ce62" office:value-type="string" calcext:value-type="string">
            <text:p>2022-23 Kira Bedelinden kalan</text:p>
          </table:table-cell>
          <table:table-cell table:style-name="ce1" table:number-columns-repeated="2"/>
          <table:table-cell table:style-name="ce63" table:formula="of:=[.E91]-[.D92]" office:value-type="float" office:value="28080" calcext:value-type="float">
            <text:p>28.080,00</text:p>
          </table:table-cell>
          <table:table-cell table:number-columns-repeated="1019"/>
        </table:table-row>
        <table:table-row table:style-name="ro1">
          <table:table-cell table:style-name="ce1"/>
          <table:table-cell table:style-name="ce59" office:value-type="string" calcext:value-type="string">
            <text:p>TR <text:s/>3100 0640 0000 1580 0126 8616</text:p>
          </table:table-cell>
          <table:table-cell table:style-name="ce1" table:number-columns-repeated="2"/>
          <table:table-cell table:style-name="ce63" table:formula="of:=[.E92]-[.D93]" office:value-type="float" office:value="28080" calcext:value-type="float">
            <text:p>28.080,00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/>
          <table:table-cell table:style-name="ce59" office:value-type="string" calcext:value-type="string">
            <text:p>Ali Umut BALCI İşbank hesabına yollanacak</text:p>
          </table:table-cell>
          <table:table-cell table:style-name="ce1" table:number-columns-repeated="2"/>
          <table:table-cell table:style-name="ce63" table:formula="of:=[.E93]-[.D94]" office:value-type="float" office:value="28080" calcext:value-type="float">
            <text:p>28.080,00</text:p>
          </table:table-cell>
          <table:table-cell table:style-name="ce24"/>
          <table:table-cell table:number-columns-repeated="1018"/>
        </table:table-row>
        <table:table-row table:style-name="ro4">
          <table:table-cell/>
          <table:table-cell table:style-name="ce64" office:value-type="string" calcext:value-type="string">
            <text:p>Açıklamaya “<text:span text:style-name="T1">2022-23 kira bedeli kalanı</text:span>”</text:p>
          </table:table-cell>
          <table:table-cell table:style-name="ce1" table:number-columns-repeated="2"/>
          <table:table-cell table:style-name="ce63" table:formula="of:=[.E94]-[.D95]" office:value-type="float" office:value="28080" calcext:value-type="float">
            <text:p>28.080,00</text:p>
          </table:table-cell>
          <table:table-cell table:style-name="ce24"/>
          <table:table-cell table:number-columns-repeated="1018"/>
        </table:table-row>
        <table:table-row table:style-name="ro1">
          <table:table-cell/>
          <table:table-cell table:style-name="ce59" office:value-type="string" calcext:value-type="string">
            <text:p>yazılacak</text:p>
          </table:table-cell>
          <table:table-cell table:style-name="ce1" table:number-columns-repeated="2"/>
          <table:table-cell table:style-name="ce63" table:formula="of:=[.E95]-[.D96]" office:value-type="float" office:value="28080" calcext:value-type="float">
            <text:p>28.080,00</text:p>
          </table:table-cell>
          <table:table-cell table:style-name="ce24"/>
          <table:table-cell table:number-columns-repeated="1018"/>
        </table:table-row>
        <table:table-row table:style-name="ro1">
          <table:table-cell/>
          <table:table-cell table:style-name="ce59" office:value-type="string" calcext:value-type="string">
            <text:p>19-4-23 banka havalesi</text:p>
          </table:table-cell>
          <table:table-cell table:style-name="ce1"/>
          <table:table-cell table:style-name="ce1" office:value-type="float" office:value="28080" calcext:value-type="float">
            <text:p>28080</text:p>
          </table:table-cell>
          <table:table-cell table:style-name="ce63" table:formula="of:=[.E96]-[.D97]" office:value-type="float" office:value="0" calcext:value-type="float">
            <text:p>0,00</text:p>
          </table:table-cell>
          <table:table-cell table:style-name="ce24"/>
          <table:table-cell table:number-columns-repeated="1018"/>
        </table:table-row>
        <table:table-row table:style-name="ro1" table:number-rows-repeated="3">
          <table:table-cell/>
          <table:table-cell table:style-name="ce59"/>
          <table:table-cell table:style-name="ce1" table:number-columns-repeated="2"/>
          <table:table-cell table:style-name="ce63"/>
          <table:table-cell table:style-name="ce24"/>
          <table:table-cell table:number-columns-repeated="1018"/>
        </table:table-row>
        <table:table-row table:style-name="ro1">
          <table:table-cell/>
          <table:table-cell table:style-name="ce62" office:value-type="string" calcext:value-type="string">
            <text:p>Diğer Hesap</text:p>
          </table:table-cell>
          <table:table-cell table:style-name="ce1" table:number-columns-repeated="2"/>
          <table:table-cell table:style-name="ce63"/>
          <table:table-cell table:style-name="ce24"/>
          <table:table-cell table:number-columns-repeated="1018"/>
        </table:table-row>
        <table:table-row table:style-name="ro1">
          <table:table-cell/>
          <table:table-cell table:style-name="ce59" office:value-type="string" calcext:value-type="string">
            <text:p>mermer</text:p>
          </table:table-cell>
          <table:table-cell table:style-name="ce1"/>
          <table:table-cell office:value-type="float" office:value="375" calcext:value-type="float">
            <text:p>375,00</text:p>
          </table:table-cell>
          <table:table-cell table:style-name="ce60" table:formula="of:=[.E101]+[.D102]" office:value-type="float" office:value="375" calcext:value-type="float">
            <text:p>375,00</text:p>
          </table:table-cell>
          <table:table-cell table:style-name="ce24"/>
          <table:table-cell table:number-columns-repeated="1018"/>
        </table:table-row>
        <table:table-row table:style-name="ro1">
          <table:table-cell/>
          <table:table-cell table:style-name="ce59" office:value-type="string" calcext:value-type="string">
            <text:p>Noter-icra dosya</text:p>
          </table:table-cell>
          <table:table-cell table:style-name="ce1"/>
          <table:table-cell office:value-type="float" office:value="1252.54" calcext:value-type="float">
            <text:p>1.252,54</text:p>
          </table:table-cell>
          <table:table-cell table:style-name="ce60" table:formula="of:=[.E102]+[.D103]" office:value-type="float" office:value="1627.54" calcext:value-type="float">
            <text:p>1.627,54</text:p>
          </table:table-cell>
          <table:table-cell table:style-name="ce24"/>
          <table:table-cell table:number-columns-repeated="1018"/>
        </table:table-row>
        <table:table-row table:style-name="ro1">
          <table:table-cell/>
          <table:table-cell table:style-name="ce61" office:value-type="string" calcext:value-type="string">
            <text:p>Mart 2023 elektrik</text:p>
          </table:table-cell>
          <table:table-cell table:style-name="ce1"/>
          <table:table-cell office:value-type="float" office:value="1447" calcext:value-type="float">
            <text:p>1.447,00</text:p>
          </table:table-cell>
          <table:table-cell table:style-name="ce60" table:formula="of:=[.E103]+[.D104]" office:value-type="float" office:value="3074.54" calcext:value-type="float">
            <text:p>3.074,54</text:p>
          </table:table-cell>
          <table:table-cell table:style-name="ce24"/>
          <table:table-cell table:number-columns-repeated="1018"/>
        </table:table-row>
        <table:table-row table:style-name="ro1">
          <table:table-cell/>
          <table:table-cell table:style-name="ce61" office:value-type="string" calcext:value-type="string">
            <text:p>profil</text:p>
          </table:table-cell>
          <table:table-cell table:style-name="ce1"/>
          <table:table-cell office:value-type="float" office:value="1400" calcext:value-type="float">
            <text:p>1.400,00</text:p>
          </table:table-cell>
          <table:table-cell table:style-name="ce60" table:formula="of:=[.E104]+[.D105]" office:value-type="float" office:value="4474.54" calcext:value-type="float">
            <text:p>4.474,54</text:p>
          </table:table-cell>
          <table:table-cell table:style-name="ce65"/>
          <table:table-cell table:number-columns-repeated="1018"/>
        </table:table-row>
        <table:table-row table:style-name="ro1">
          <table:table-cell/>
          <table:table-cell table:style-name="ce59"/>
          <table:table-cell table:style-name="ce1" table:number-columns-repeated="2"/>
          <table:table-cell table:style-name="ce63"/>
          <table:table-cell table:style-name="ce65"/>
          <table:table-cell table:number-columns-repeated="1018"/>
        </table:table-row>
        <table:table-row table:style-name="ro1">
          <table:table-cell/>
          <table:table-cell table:style-name="ce66" office:value-type="string" calcext:value-type="string">
            <text:p>2023-24 Kira Bedeli</text:p>
          </table:table-cell>
          <table:table-cell table:style-name="ce1"/>
          <table:table-cell table:style-name="ce24" office:value-type="float" office:value="83000" calcext:value-type="float">
            <text:p>83.000,00</text:p>
          </table:table-cell>
          <table:table-cell table:style-name="ce63" office:value-type="float" office:value="83000" calcext:value-type="float">
            <text:p>83.000,00</text:p>
          </table:table-cell>
          <table:table-cell/>
          <table:table-cell table:style-name="ce1"/>
          <table:table-cell table:number-columns-repeated="1017"/>
        </table:table-row>
        <table:table-row table:style-name="ro1">
          <table:table-cell/>
          <table:table-cell table:style-name="ce59" office:value-type="string" calcext:value-type="string">
            <text:p>TR <text:s/>3100 0640 0000 1580 0126 8616</text:p>
          </table:table-cell>
          <table:table-cell table:style-name="ce1" table:number-columns-repeated="2"/>
          <table:table-cell table:style-name="ce63" table:formula="of:=[.E107]-[.D108]" office:value-type="float" office:value="83000" calcext:value-type="float">
            <text:p>83.000,00</text:p>
          </table:table-cell>
          <table:table-cell table:style-name="ce1"/>
          <table:table-cell table:number-columns-repeated="1018"/>
        </table:table-row>
        <table:table-row table:style-name="ro1">
          <table:table-cell/>
          <table:table-cell table:style-name="ce59" office:value-type="string" calcext:value-type="string">
            <text:p>Ali Umut BALCI İşbank hesabına yollanacak</text:p>
          </table:table-cell>
          <table:table-cell table:style-name="ce1" table:number-columns-repeated="2"/>
          <table:table-cell table:style-name="ce63" table:formula="of:=[.E108]-[.D109]" office:value-type="float" office:value="83000" calcext:value-type="float">
            <text:p>83.000,00</text:p>
          </table:table-cell>
          <table:table-cell table:style-name="ce24"/>
          <table:table-cell table:number-columns-repeated="1018"/>
        </table:table-row>
        <table:table-row table:style-name="ro4">
          <table:table-cell/>
          <table:table-cell table:style-name="ce67" office:value-type="string" calcext:value-type="string">
            <text:p>Açıklamaya “<text:span text:style-name="T1">2023-24 kira bedeli kalanı</text:span>”</text:p>
          </table:table-cell>
          <table:table-cell table:style-name="ce1" table:number-columns-repeated="2"/>
          <table:table-cell table:style-name="ce63" table:formula="of:=[.E109]-[.D110]" office:value-type="float" office:value="83000" calcext:value-type="float">
            <text:p>83.000,00</text:p>
          </table:table-cell>
          <table:table-cell table:style-name="ce24"/>
          <table:table-cell table:number-columns-repeated="1018"/>
        </table:table-row>
        <table:table-row table:style-name="ro1">
          <table:table-cell/>
          <table:table-cell table:style-name="ce67" office:value-type="string" calcext:value-type="string">
            <text:p>yazılacak</text:p>
          </table:table-cell>
          <table:table-cell table:style-name="ce1" table:number-columns-repeated="2"/>
          <table:table-cell table:style-name="ce63" table:formula="of:=[.E110]-[.D111]" office:value-type="float" office:value="83000" calcext:value-type="float">
            <text:p>83.000,00</text:p>
          </table:table-cell>
          <table:table-cell table:style-name="ce24"/>
          <table:table-cell table:number-columns-repeated="1018"/>
        </table:table-row>
        <table:table-row table:style-name="ro1">
          <table:table-cell/>
          <table:table-cell table:style-name="ce67"/>
          <table:table-cell table:style-name="ce1"/>
          <table:table-cell/>
          <table:table-cell table:style-name="ce63" table:formula="of:=[.E111]-[.D112]" office:value-type="float" office:value="83000" calcext:value-type="float">
            <text:p>83.000,00</text:p>
          </table:table-cell>
          <table:table-cell table:style-name="ce24"/>
          <table:table-cell table:number-columns-repeated="1018"/>
        </table:table-row>
        <table:table-row table:style-name="ro1" table:number-rows-repeated="2">
          <table:table-cell/>
          <table:table-cell table:style-name="ce67"/>
          <table:table-cell table:style-name="ce1" table:number-columns-repeated="2"/>
          <table:table-cell table:style-name="ce63"/>
          <table:table-cell table:style-name="ce24"/>
          <table:table-cell table:number-columns-repeated="1018"/>
        </table:table-row>
        <table:table-row table:style-name="ro1">
          <table:table-cell/>
          <table:table-cell table:style-name="ce68"/>
          <table:table-cell table:style-name="ce1"/>
          <table:table-cell table:style-name="ce69"/>
          <table:table-cell table:style-name="ce70"/>
          <table:table-cell table:style-name="ce24"/>
          <table:table-cell table:number-columns-repeated="1018"/>
        </table:table-row>
        <table:table-row table:style-name="ro1">
          <table:table-cell/>
          <table:table-cell table:style-name="ce1" table:number-columns-repeated="3"/>
          <table:table-cell/>
          <table:table-cell table:style-name="ce24"/>
          <table:table-cell table:number-columns-repeated="1018"/>
        </table:table-row>
        <table:table-row table:style-name="ro1">
          <table:table-cell/>
          <table:table-cell table:style-name="ce1" table:number-columns-repeated="4"/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Aşağıdaki bilgiler mesaj olarak yollandı</text:p>
          </table:table-cell>
          <table:table-cell table:style-name="ce1" table:number-columns-repeated="2"/>
          <table:table-cell table:number-columns-repeated="1020"/>
        </table:table-row>
        <table:table-row table:style-name="ro1">
          <table:table-cell/>
          <table:table-cell table:style-name="ce56" office:value-type="string" calcext:value-type="string">
            <text:p>2022-23 Kira Bedeli</text:p>
          </table:table-cell>
          <table:table-cell table:style-name="ce1"/>
          <table:table-cell table:style-name="ce57" office:value-type="float" office:value="48000" calcext:value-type="float">
            <text:p>48.000,00</text:p>
          </table:table-cell>
          <table:table-cell table:style-name="ce58" table:formula="of:=[.D119]" office:value-type="float" office:value="48000" calcext:value-type="float">
            <text:p>48.000,00</text:p>
          </table:table-cell>
          <table:table-cell table:number-columns-repeated="1019"/>
        </table:table-row>
        <table:table-row table:style-name="ro1">
          <table:table-cell/>
          <table:table-cell table:style-name="ce59" office:value-type="string" calcext:value-type="string">
            <text:p>ödeme bankadan</text:p>
          </table:table-cell>
          <table:table-cell table:style-name="ce1"/>
          <table:table-cell office:value-type="float" office:value="6920" calcext:value-type="float">
            <text:p>6.920,00</text:p>
          </table:table-cell>
          <table:table-cell table:style-name="ce60" table:formula="of:=[.E119]-[.D120]" office:value-type="float" office:value="41080" calcext:value-type="float">
            <text:p>41.080,00</text:p>
          </table:table-cell>
          <table:table-cell table:number-columns-repeated="1019"/>
        </table:table-row>
        <table:table-row table:style-name="ro1">
          <table:table-cell/>
          <table:table-cell table:style-name="ce61" office:value-type="string" calcext:value-type="string">
            <text:p>ödeme icradan</text:p>
          </table:table-cell>
          <table:table-cell table:style-name="ce1"/>
          <table:table-cell office:value-type="float" office:value="13000" calcext:value-type="float">
            <text:p>13.000,00</text:p>
          </table:table-cell>
          <table:table-cell table:style-name="ce60" table:formula="of:=[.E120]-[.D121]" office:value-type="float" office:value="28080" calcext:value-type="float">
            <text:p>28.080,00</text:p>
          </table:table-cell>
          <table:table-cell table:style-name="ce24"/>
          <table:table-cell table:number-columns-repeated="1018"/>
        </table:table-row>
        <table:table-row table:style-name="ro1">
          <table:table-cell/>
          <table:table-cell table:style-name="ce62" office:value-type="string" calcext:value-type="string">
            <text:p>2022-23 Kira Bedelinden kalan</text:p>
          </table:table-cell>
          <table:table-cell table:style-name="ce1" table:number-columns-repeated="2"/>
          <table:table-cell table:style-name="ce63" table:formula="of:=[.E121]-[.D122]" office:value-type="float" office:value="28080" calcext:value-type="float">
            <text:p>28.080,00</text:p>
          </table:table-cell>
          <table:table-cell table:number-columns-repeated="1019"/>
        </table:table-row>
        <table:table-row table:style-name="ro1">
          <table:table-cell/>
          <table:table-cell table:style-name="ce59" office:value-type="string" calcext:value-type="string">
            <text:p>TR <text:s/>3100 0640 0000 1580 0126 8616</text:p>
          </table:table-cell>
          <table:table-cell table:style-name="ce1" table:number-columns-repeated="2"/>
          <table:table-cell table:style-name="ce63"/>
          <table:table-cell table:style-name="ce1"/>
          <table:table-cell table:number-columns-repeated="1018"/>
        </table:table-row>
        <table:table-row table:style-name="ro1">
          <table:table-cell/>
          <table:table-cell table:style-name="ce59" office:value-type="string" calcext:value-type="string">
            <text:p>Ali Umut BALCI İşbank hesabına yollanacak</text:p>
          </table:table-cell>
          <table:table-cell table:style-name="ce1" table:number-columns-repeated="2"/>
          <table:table-cell table:style-name="ce63"/>
          <table:table-cell table:number-columns-repeated="1019"/>
        </table:table-row>
        <table:table-row table:style-name="ro4">
          <table:table-cell/>
          <table:table-cell table:style-name="ce64" office:value-type="string" calcext:value-type="string">
            <text:p>Açıklamaya “<text:span text:style-name="T1">2022-23 kira bedeli kalanı</text:span>”</text:p>
          </table:table-cell>
          <table:table-cell table:style-name="ce1" table:number-columns-repeated="2"/>
          <table:table-cell table:style-name="ce63"/>
          <table:table-cell table:number-columns-repeated="1019"/>
        </table:table-row>
        <table:table-row table:style-name="ro1">
          <table:table-cell/>
          <table:table-cell table:style-name="ce59" office:value-type="string" calcext:value-type="string">
            <text:p>yazılacak</text:p>
          </table:table-cell>
          <table:table-cell table:style-name="ce1" table:number-columns-repeated="2"/>
          <table:table-cell table:style-name="ce63"/>
          <table:table-cell table:number-columns-repeated="1019"/>
        </table:table-row>
        <table:table-row table:style-name="ro1">
          <table:table-cell/>
          <table:table-cell table:style-name="ce59"/>
          <table:table-cell table:style-name="ce1" table:number-columns-repeated="2"/>
          <table:table-cell table:style-name="ce63"/>
          <table:table-cell table:number-columns-repeated="1019"/>
        </table:table-row>
        <table:table-row table:style-name="ro1">
          <table:table-cell/>
          <table:table-cell table:style-name="ce62" office:value-type="string" calcext:value-type="string">
            <text:p>Diğer Hesap</text:p>
          </table:table-cell>
          <table:table-cell table:style-name="ce1" table:number-columns-repeated="2"/>
          <table:table-cell table:style-name="ce63"/>
          <table:table-cell table:number-columns-repeated="1019"/>
        </table:table-row>
        <table:table-row table:style-name="ro1">
          <table:table-cell table:style-name="ce1"/>
          <table:table-cell table:style-name="ce59" office:value-type="string" calcext:value-type="string">
            <text:p>mermer</text:p>
          </table:table-cell>
          <table:table-cell table:style-name="ce1"/>
          <table:table-cell office:value-type="float" office:value="375" calcext:value-type="float">
            <text:p>375,00</text:p>
          </table:table-cell>
          <table:table-cell table:style-name="ce60" table:formula="of:=[.E128]+[.D129]" office:value-type="float" office:value="375" calcext:value-type="float">
            <text:p>375,00</text:p>
          </table:table-cell>
          <table:table-cell table:number-columns-repeated="1019"/>
        </table:table-row>
        <table:table-row table:style-name="ro1">
          <table:table-cell table:style-name="ce1"/>
          <table:table-cell table:style-name="ce59" office:value-type="string" calcext:value-type="string">
            <text:p>Noter-icra dosya</text:p>
          </table:table-cell>
          <table:table-cell table:style-name="ce1"/>
          <table:table-cell office:value-type="float" office:value="1252.54" calcext:value-type="float">
            <text:p>1.252,54</text:p>
          </table:table-cell>
          <table:table-cell table:style-name="ce60" table:formula="of:=[.E129]+[.D130]" office:value-type="float" office:value="1627.54" calcext:value-type="float">
            <text:p>1.627,54</text:p>
          </table:table-cell>
          <table:table-cell table:number-columns-repeated="1019"/>
        </table:table-row>
        <table:table-row table:style-name="ro1">
          <table:table-cell table:style-name="ce1"/>
          <table:table-cell table:style-name="ce61" office:value-type="string" calcext:value-type="string">
            <text:p>Mart 2023 elektrik</text:p>
          </table:table-cell>
          <table:table-cell table:style-name="ce1"/>
          <table:table-cell office:value-type="float" office:value="1447" calcext:value-type="float">
            <text:p>1.447,00</text:p>
          </table:table-cell>
          <table:table-cell table:style-name="ce60" table:formula="of:=[.E130]+[.D131]" office:value-type="float" office:value="3074.54" calcext:value-type="float">
            <text:p>3.074,54</text:p>
          </table:table-cell>
          <table:table-cell table:number-columns-repeated="1019"/>
        </table:table-row>
        <table:table-row table:style-name="ro1">
          <table:table-cell table:style-name="ce1"/>
          <table:table-cell table:style-name="ce61" office:value-type="string" calcext:value-type="string">
            <text:p>profil</text:p>
          </table:table-cell>
          <table:table-cell table:style-name="ce1"/>
          <table:table-cell office:value-type="float" office:value="1400" calcext:value-type="float">
            <text:p>1.400,00</text:p>
          </table:table-cell>
          <table:table-cell table:style-name="ce60" table:formula="of:=[.E131]+[.D132]" office:value-type="float" office:value="4474.54" calcext:value-type="float">
            <text:p>4.474,54</text:p>
          </table:table-cell>
          <table:table-cell table:number-columns-repeated="1019"/>
        </table:table-row>
        <table:table-row table:style-name="ro1">
          <table:table-cell table:style-name="ce1"/>
          <table:table-cell table:style-name="ce59"/>
          <table:table-cell table:style-name="ce1" table:number-columns-repeated="2"/>
          <table:table-cell table:style-name="ce63"/>
          <table:table-cell table:number-columns-repeated="1019"/>
        </table:table-row>
        <table:table-row table:style-name="ro1">
          <table:table-cell table:style-name="ce1"/>
          <table:table-cell table:style-name="ce66" office:value-type="string" calcext:value-type="string">
            <text:p>2023-24 Kira Bedeli</text:p>
          </table:table-cell>
          <table:table-cell table:style-name="ce1"/>
          <table:table-cell table:style-name="ce24" office:value-type="float" office:value="83000" calcext:value-type="float">
            <text:p>83.000,00</text:p>
          </table:table-cell>
          <table:table-cell table:style-name="ce63" office:value-type="float" office:value="83000" calcext:value-type="float">
            <text:p>83.000,00</text:p>
          </table:table-cell>
          <table:table-cell table:number-columns-repeated="1019"/>
        </table:table-row>
        <table:table-row table:style-name="ro1">
          <table:table-cell table:style-name="ce1"/>
          <table:table-cell table:style-name="ce59" office:value-type="string" calcext:value-type="string">
            <text:p>TR <text:s/>3100 0640 0000 1580 0126 8616</text:p>
          </table:table-cell>
          <table:table-cell table:style-name="ce1" table:number-columns-repeated="2"/>
          <table:table-cell table:style-name="ce63"/>
          <table:table-cell table:number-columns-repeated="1019"/>
        </table:table-row>
        <table:table-row table:style-name="ro1">
          <table:table-cell table:style-name="ce1"/>
          <table:table-cell table:style-name="ce59" office:value-type="string" calcext:value-type="string">
            <text:p>Ali Umut BALCI İşbank hesabına yollanacak</text:p>
          </table:table-cell>
          <table:table-cell table:style-name="ce1" table:number-columns-repeated="2"/>
          <table:table-cell table:style-name="ce63"/>
          <table:table-cell table:number-columns-repeated="1019"/>
        </table:table-row>
        <table:table-row table:style-name="ro4">
          <table:table-cell table:style-name="ce1"/>
          <table:table-cell table:style-name="ce67" office:value-type="string" calcext:value-type="string">
            <text:p>Açıklamaya “<text:span text:style-name="T1">2023-24 kira bedeli kalanı</text:span>”</text:p>
          </table:table-cell>
          <table:table-cell table:style-name="ce1" table:number-columns-repeated="2"/>
          <table:table-cell table:style-name="ce63"/>
          <table:table-cell table:number-columns-repeated="1019"/>
        </table:table-row>
        <table:table-row table:style-name="ro1">
          <table:table-cell table:style-name="ce1"/>
          <table:table-cell table:style-name="ce68" office:value-type="string" calcext:value-type="string">
            <text:p>yazılacak</text:p>
          </table:table-cell>
          <table:table-cell table:style-name="ce1"/>
          <table:table-cell table:style-name="ce69"/>
          <table:table-cell table:style-name="ce70"/>
          <table:table-cell table:number-columns-repeated="1019"/>
        </table:table-row>
        <table:table-row table:style-name="ro1">
          <table:table-cell table:style-name="ce31"/>
          <table:table-cell table:style-name="ce1" table:number-columns-repeated="3"/>
          <table:table-cell table:style-name="ce24"/>
          <table:table-cell table:number-columns-repeated="1019"/>
        </table:table-row>
        <table:table-row table:style-name="ro1" table:number-rows-repeated="2">
          <table:table-cell table:style-name="ce31"/>
          <table:table-cell table:style-name="ce23" table:number-columns-repeated="2"/>
          <table:table-cell table:number-columns-repeated="1021"/>
        </table:table-row>
        <table:table-row table:style-name="ro1" table:number-rows-repeated="9">
          <table:table-cell/>
          <table:table-cell table:style-name="ce23" table:number-columns-repeated="2"/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59">
          <table:table-cell table:style-name="ce9"/>
          <table:table-cell table:number-columns-repeated="4"/>
          <table:table-cell table:style-name="ce1" table:number-columns-repeated="3"/>
          <table:table-cell table:number-columns-repeated="1016"/>
        </table:table-row>
        <table:table-row table:style-name="ro1" table:number-rows-repeated="10483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nyG702-22" table:style-name="ta1">
        <table:table-column table:style-name="co1" table:default-cell-style-name="ce1"/>
        <table:table-column table:style-name="co20" table:default-cell-style-name="ce1"/>
        <table:table-column table:style-name="co1" table:number-columns-repeated="4" table:default-cell-style-name="ce1"/>
        <table:table-column table:style-name="co6" table:number-columns-repeated="1018" table:default-cell-style-name="ce1"/>
        <table:table-row table:style-name="ro1">
          <table:table-cell office:value-type="string" calcext:value-type="string">
            <text:p>SnyG702-22</text:p>
          </table:table-cell>
          <table:table-cell table:style-name="ce23" office:value-type="string" calcext:value-type="string">
            <text:p>Sanayi pano</text:p>
          </table:table-cell>
          <table:table-cell table:style-name="ce9" table:number-columns-repeated="4"/>
          <table:table-cell table:number-columns-repeated="1018"/>
        </table:table-row>
        <table:table-row table:style-name="ro1">
          <table:table-cell/>
          <table:table-cell table:style-name="ce71" office:value-type="string" calcext:value-type="string">
            <text:p>30 Eylül 2022 – 29 Eylül 2023</text:p>
          </table:table-cell>
          <table:table-cell table:style-name="ce9" table:number-columns-repeated="4"/>
          <table:table-cell table:number-columns-repeated="1018"/>
        </table:table-row>
        <table:table-row table:style-name="ro1">
          <table:table-cell/>
          <table:table-cell table:style-name="ce23" office:value-type="string" calcext:value-type="string">
            <text:p>Metin Çelik 2022-2023</text:p>
          </table:table-cell>
          <table:table-cell table:style-name="ce9" table:number-columns-repeated="4"/>
          <table:table-cell table:number-columns-repeated="1018"/>
        </table:table-row>
        <table:table-row table:style-name="ro1">
          <table:table-cell/>
          <table:table-cell table:style-name="ce23" office:value-type="string" calcext:value-type="string">
            <text:p>Toplamlar</text:p>
          </table:table-cell>
          <table:table-cell table:number-columns-repeated="2"/>
          <table:table-cell table:style-name="ce24"/>
          <table:table-cell table:style-name="ce9"/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<text:s/>Kira Bedeli</text:p>
          </table:table-cell>
          <table:table-cell table:style-name="ce24" table:formula="of:=SUM([.C12:.C19])" office:value-type="float" office:value="96000" calcext:value-type="float">
            <text:p>96.000,00</text:p>
          </table:table-cell>
          <table:table-cell table:style-name="ce24" table:number-columns-repeated="2"/>
          <table:table-cell table:style-name="ce9"/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<text:s/>Toplam Ödeme</text:p>
          </table:table-cell>
          <table:table-cell table:style-name="ce24" table:formula="of:=SUM([.D12:.D20])" office:value-type="float" office:value="86000" calcext:value-type="float">
            <text:p>86.000,00</text:p>
          </table:table-cell>
          <table:table-cell table:style-name="ce24" table:number-columns-repeated="2"/>
          <table:table-cell table:style-name="ce9"/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Toplam Ödenecek</text:p>
          </table:table-cell>
          <table:table-cell table:style-name="ce24" table:formula="of:=[.E20]" office:value-type="float" office:value="10000" calcext:value-type="float">
            <text:p>10.000,00</text:p>
          </table:table-cell>
          <table:table-cell table:style-name="ce24" table:number-columns-repeated="2"/>
          <table:table-cell table:style-name="ce9"/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<text:s/>Masraf</text:p>
          </table:table-cell>
          <table:table-cell table:style-name="ce24" table:formula="of:=[.D23]" office:value-type="float" office:value="0" calcext:value-type="float">
            <text:p>0,00</text:p>
          </table:table-cell>
          <table:table-cell table:style-name="ce24" table:number-columns-repeated="2"/>
          <table:table-cell table:style-name="ce9"/>
          <table:table-cell table:number-columns-repeated="1018"/>
        </table:table-row>
        <table:table-row table:style-name="ro1">
          <table:table-cell/>
          <table:table-cell table:style-name="ce25" office:value-type="string" calcext:value-type="string">
            <text:p>Net Kira</text:p>
          </table:table-cell>
          <table:table-cell table:style-name="ce24" table:formula="of:=[.C6]-[.C8]" office:value-type="float" office:value="86000" calcext:value-type="float">
            <text:p>86.000,00</text:p>
          </table:table-cell>
          <table:table-cell/>
          <table:table-cell table:style-name="ce24"/>
          <table:table-cell table:style-name="ce9"/>
          <table:table-cell table:number-columns-repeated="1018"/>
        </table:table-row>
        <table:table-row table:style-name="ro1">
          <table:table-cell/>
          <table:table-cell table:style-name="ce23"/>
          <table:table-cell table:style-name="ce9" table:number-columns-repeated="4"/>
          <table:table-cell table:number-columns-repeated="1018"/>
        </table:table-row>
        <table:table-row table:style-name="ro1">
          <table:table-cell table:style-name="ce26" office:value-type="string" calcext:value-type="string">
            <text:p>Tarih</text:p>
          </table:table-cell>
          <table:table-cell table:style-name="ce26" office:value-type="string" calcext:value-type="string">
            <text:p>Açıklama</text:p>
          </table:table-cell>
          <table:table-cell table:style-name="ce25" office:value-type="string" calcext:value-type="string">
            <text:p>Kira bedeli</text:p>
          </table:table-cell>
          <table:table-cell table:style-name="ce25" office:value-type="string" calcext:value-type="string">
            <text:p>Ödeme</text:p>
          </table:table-cell>
          <table:table-cell table:style-name="ce25" office:value-type="string" calcext:value-type="string">
            <text:p>Bakiye</text:p>
          </table:table-cell>
          <table:table-cell table:style-name="ce9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-09-2023 – 29-09-2024</text:p>
          </table:table-cell>
          <table:table-cell table:style-name="ce9" table:number-columns-repeated="4"/>
          <table:table-cell table:number-columns-repeated="1018"/>
        </table:table-row>
        <table:table-row table:style-name="ro1">
          <table:table-cell/>
          <table:table-cell table:style-name="ce23" office:value-type="string" calcext:value-type="string">
            <text:p>1200 TL Elektrik Teminat Bedeli alındı</text:p>
          </table:table-cell>
          <table:table-cell table:style-name="ce9" table:number-columns-repeated="4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kira bedeli 96000 </text:p>
          </table:table-cell>
          <table:table-cell table:style-name="ce9" office:value-type="float" office:value="96000" calcext:value-type="float">
            <text:p>96.000,00</text:p>
          </table:table-cell>
          <table:table-cell table:style-name="ce9"/>
          <table:table-cell table:style-name="ce9" table:formula="of:=[.E12]+[.C14]-[.D14]" office:value-type="float" office:value="96000" calcext:value-type="float">
            <text:p>96.000,00</text:p>
          </table:table-cell>
          <table:table-cell table:style-name="ce9"/>
          <table:table-cell table:number-columns-repeated="1018"/>
        </table:table-row>
        <table:table-row table:style-name="ro1">
          <table:table-cell table:style-name="ce19" office:value-type="date" office:date-value="2023-09-25" calcext:value-type="date">
            <text:p>25.09.2023</text:p>
          </table:table-cell>
          <table:table-cell/>
          <table:table-cell table:style-name="ce9"/>
          <table:table-cell office:value-type="float" office:value="83000" calcext:value-type="float">
            <text:p>83000</text:p>
          </table:table-cell>
          <table:table-cell table:style-name="ce9" table:formula="of:=[.E14]+[.C15]-[.D15]" office:value-type="float" office:value="13000" calcext:value-type="float">
            <text:p>13.000,00</text:p>
          </table:table-cell>
          <table:table-cell table:style-name="ce9"/>
          <table:table-cell table:number-columns-repeated="1018"/>
        </table:table-row>
        <table:table-row table:style-name="ro1">
          <table:table-cell table:style-name="ce19" office:value-type="date" office:date-value="2023-09-26" calcext:value-type="date">
            <text:p>26.09.2023</text:p>
          </table:table-cell>
          <table:table-cell/>
          <table:table-cell table:style-name="ce9"/>
          <table:table-cell office:value-type="float" office:value="3000" calcext:value-type="float">
            <text:p>3000</text:p>
          </table:table-cell>
          <table:table-cell table:style-name="ce9" table:formula="of:=[.E15]+[.C16]-[.D16]" office:value-type="float" office:value="10000" calcext:value-type="float">
            <text:p>10.000,00</text:p>
          </table:table-cell>
          <table:table-cell table:style-name="ce9"/>
          <table:table-cell table:number-columns-repeated="1018"/>
        </table:table-row>
        <table:table-row table:style-name="ro1">
          <table:table-cell table:style-name="ce19" office:value-type="date" office:date-value="2023-10-30" calcext:value-type="date">
            <text:p>30.10.2023</text:p>
          </table:table-cell>
          <table:table-cell office:value-type="string" calcext:value-type="string">
            <text:p>10000 bankadan</text:p>
          </table:table-cell>
          <table:table-cell table:style-name="ce9"/>
          <table:table-cell/>
          <table:table-cell table:style-name="ce9" table:formula="of:=[.E16]+[.C17]-[.D17]" office:value-type="float" office:value="10000" calcext:value-type="float">
            <text:p>10.000,00</text:p>
          </table:table-cell>
          <table:table-cell table:style-name="ce9"/>
          <table:table-cell table:number-columns-repeated="1018"/>
        </table:table-row>
        <table:table-row table:style-name="ro1">
          <table:table-cell table:style-name="ce19" office:value-type="date" office:date-value="2023-03-30" calcext:value-type="date">
            <text:p>30.03.2023</text:p>
          </table:table-cell>
          <table:table-cell/>
          <table:table-cell table:style-name="ce9" table:number-columns-repeated="2"/>
          <table:table-cell table:style-name="ce9" table:formula="of:=[.E17]+[.C18]-[.D18]" office:value-type="float" office:value="10000" calcext:value-type="float">
            <text:p>10.000,00</text:p>
          </table:table-cell>
          <table:table-cell table:style-name="ce9"/>
          <table:table-cell table:number-columns-repeated="1018"/>
        </table:table-row>
        <table:table-row table:style-name="ro1">
          <table:table-cell table:style-name="ce19" office:value-type="date" office:date-value="2023-04-30" calcext:value-type="date">
            <text:p>30.04.2023</text:p>
          </table:table-cell>
          <table:table-cell/>
          <table:table-cell table:style-name="ce9" table:number-columns-repeated="2"/>
          <table:table-cell table:style-name="ce9" table:formula="of:=[.E18]+[.C19]-[.D19]" office:value-type="float" office:value="10000" calcext:value-type="float">
            <text:p>10.000,00</text:p>
          </table:table-cell>
          <table:table-cell table:style-name="ce9"/>
          <table:table-cell table:number-columns-repeated="1018"/>
        </table:table-row>
        <table:table-row table:style-name="ro1">
          <table:table-cell table:style-name="ce19"/>
          <table:table-cell table:number-columns-repeated="3"/>
          <table:table-cell table:style-name="ce24" table:formula="of:=[.E19]+[.C20]-[.D20]" office:value-type="float" office:value="10000" calcext:value-type="float">
            <text:p>10.000,00</text:p>
          </table:table-cell>
          <table:table-cell table:style-name="ce9"/>
          <table:table-cell table:number-columns-repeated="1018"/>
        </table:table-row>
        <table:table-row table:style-name="ro1" table:number-rows-repeated="2">
          <table:table-cell/>
          <table:table-cell table:style-name="ce23"/>
          <table:table-cell table:number-columns-repeated="2"/>
          <table:table-cell table:style-name="ce9" table:number-columns-repeated="2"/>
          <table:table-cell table:number-columns-repeated="1018"/>
        </table:table-row>
        <table:table-row table:style-name="ro1">
          <table:table-cell/>
          <table:table-cell table:style-name="ce23" office:value-type="string" calcext:value-type="string">
            <text:p>Masraflar</text:p>
          </table:table-cell>
          <table:table-cell/>
          <table:table-cell table:style-name="ce24" table:formula="of:=SUM([.D25:.D44])" office:value-type="float" office:value="0" calcext:value-type="float">
            <text:p>0,00</text:p>
          </table:table-cell>
          <table:table-cell table:style-name="ce9"/>
          <table:table-cell table:number-columns-repeated="1019"/>
        </table:table-row>
        <table:table-row table:style-name="ro1">
          <table:table-cell/>
          <table:table-cell table:style-name="ce9" table:number-columns-repeated="2"/>
          <table:table-cell table:style-name="ce27"/>
          <table:table-cell table:style-name="ce9"/>
          <table:table-cell table:number-columns-repeated="1019"/>
        </table:table-row>
        <table:table-row table:style-name="ro1">
          <table:table-cell table:style-name="ce19"/>
          <table:table-cell table:style-name="ce9" table:number-columns-repeated="2"/>
          <table:table-cell table:style-name="ce27"/>
          <table:table-cell table:style-name="ce9"/>
          <table:table-cell table:number-columns-repeated="1019"/>
        </table:table-row>
        <table:table-row table:style-name="ro1">
          <table:table-cell table:style-name="ce19"/>
          <table:table-cell table:style-name="ce9" table:number-columns-repeated="2"/>
          <table:table-cell table:style-name="ce18"/>
          <table:table-cell table:style-name="ce9"/>
          <table:table-cell table:number-columns-repeated="1019"/>
        </table:table-row>
        <table:table-row table:style-name="ro1" table:number-rows-repeated="7">
          <table:table-cell table:style-name="ce19"/>
          <table:table-cell table:style-name="ce9" table:number-columns-repeated="4"/>
          <table:table-cell table:number-columns-repeated="1019"/>
        </table:table-row>
        <table:table-row table:style-name="ro1" table:number-rows-repeated="3">
          <table:table-cell table:style-name="ce19"/>
          <table:table-cell table:style-name="ce9" table:number-columns-repeated="3"/>
          <table:table-cell table:style-name="ce23"/>
          <table:table-cell table:style-name="ce21"/>
          <table:table-cell table:number-columns-repeated="1018"/>
        </table:table-row>
        <table:table-row table:style-name="ro1" table:number-rows-repeated="2">
          <table:table-cell/>
          <table:table-cell table:style-name="ce9" table:number-columns-repeated="3"/>
          <table:table-cell table:style-name="ce23"/>
          <table:table-cell table:style-name="ce21"/>
          <table:table-cell table:number-columns-repeated="1018"/>
        </table:table-row>
        <table:table-row table:style-name="ro1" table:number-rows-repeated="3">
          <table:table-cell/>
          <table:table-cell table:style-name="ce9" table:number-columns-repeated="5"/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30-09-2022 – 29-09-2023</text:p>
          </table:table-cell>
          <table:table-cell table:style-name="ce9" table:number-columns-repeated="3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bedeli 48000 den kalan 4000</text:p>
          </table:table-cell>
          <table:table-cell table:style-name="ce9" table:number-columns-repeated="2"/>
          <table:table-cell table:style-name="ce9" table:formula="of:=[.E45]+[.C46]-[.D46]" office:value-type="float" office:value="0" calcext:value-type="float">
            <text:p>0,00</text:p>
          </table:table-cell>
          <table:table-cell table:number-columns-repeated="1019"/>
        </table:table-row>
        <table:table-row table:style-name="ro1">
          <table:table-cell table:style-name="ce19"/>
          <table:table-cell/>
          <table:table-cell table:style-name="ce9"/>
          <table:table-cell/>
          <table:table-cell table:style-name="ce9" table:formula="of:=[.E46]+[.C47]-[.D47]" office:value-type="float" office:value="0" calcext:value-type="float">
            <text:p>0,00</text:p>
          </table:table-cell>
          <table:table-cell table:number-columns-repeated="1019"/>
        </table:table-row>
        <table:table-row table:style-name="ro1">
          <table:table-cell table:style-name="ce19" office:value-type="date" office:date-value="2023-01-30" calcext:value-type="date">
            <text:p>30.01.2023</text:p>
          </table:table-cell>
          <table:table-cell office:value-type="string" calcext:value-type="string">
            <text:p><text:s/>2022 kiradan kalan 1000 5/8</text:p>
          </table:table-cell>
          <table:table-cell table:style-name="ce9" office:value-type="float" office:value="1000" calcext:value-type="float">
            <text:p>1.000,00</text:p>
          </table:table-cell>
          <table:table-cell/>
          <table:table-cell table:style-name="ce9" table:formula="of:=[.E47]+[.C48]-[.D48]" office:value-type="float" office:value="1000" calcext:value-type="float">
            <text:p>1.000,00</text:p>
          </table:table-cell>
          <table:table-cell table:number-columns-repeated="1019"/>
        </table:table-row>
        <table:table-row table:style-name="ro1">
          <table:table-cell table:style-name="ce19" office:value-type="date" office:date-value="2023-02-28" calcext:value-type="date">
            <text:p>28.02.2023</text:p>
          </table:table-cell>
          <table:table-cell office:value-type="string" calcext:value-type="string">
            <text:p><text:s/>2022 kiradan kalan 1000 6/8</text:p>
          </table:table-cell>
          <table:table-cell table:style-name="ce9" office:value-type="float" office:value="1000" calcext:value-type="float">
            <text:p>1.000,00</text:p>
          </table:table-cell>
          <table:table-cell/>
          <table:table-cell table:style-name="ce9" table:formula="of:=[.E48]+[.C49]-[.D49]" office:value-type="float" office:value="2000" calcext:value-type="float">
            <text:p>2.000,00</text:p>
          </table:table-cell>
          <table:table-cell table:number-columns-repeated="1019"/>
        </table:table-row>
        <table:table-row table:style-name="ro1">
          <table:table-cell table:style-name="ce19" office:value-type="date" office:date-value="2023-03-30" calcext:value-type="date">
            <text:p>30.03.2023</text:p>
          </table:table-cell>
          <table:table-cell office:value-type="string" calcext:value-type="string">
            <text:p><text:s/>2022 kiradan kalan 1000 7/8</text:p>
          </table:table-cell>
          <table:table-cell table:style-name="ce9" office:value-type="float" office:value="1000" calcext:value-type="float">
            <text:p>1.000,00</text:p>
          </table:table-cell>
          <table:table-cell table:style-name="ce9"/>
          <table:table-cell table:style-name="ce9" table:formula="of:=[.E49]+[.C50]-[.D50]" office:value-type="float" office:value="3000" calcext:value-type="float">
            <text:p>3.000,00</text:p>
          </table:table-cell>
          <table:table-cell table:number-columns-repeated="1019"/>
        </table:table-row>
        <table:table-row table:style-name="ro1">
          <table:table-cell table:style-name="ce19" office:value-type="date" office:date-value="2023-04-30" calcext:value-type="date">
            <text:p>30.04.2023</text:p>
          </table:table-cell>
          <table:table-cell office:value-type="string" calcext:value-type="string">
            <text:p><text:s/>2022 kiradan kalan 1000 8/8</text:p>
          </table:table-cell>
          <table:table-cell table:style-name="ce9" office:value-type="float" office:value="1000" calcext:value-type="float">
            <text:p>1.000,00</text:p>
          </table:table-cell>
          <table:table-cell table:style-name="ce9"/>
          <table:table-cell table:style-name="ce9" table:formula="of:=[.E50]+[.C51]-[.D51]" office:value-type="float" office:value="4000" calcext:value-type="float">
            <text:p>4.000,00</text:p>
          </table:table-cell>
          <table:table-cell table:number-columns-repeated="1019"/>
        </table:table-row>
        <table:table-row table:style-name="ro1">
          <table:table-cell table:style-name="ce19"/>
          <table:table-cell table:number-columns-repeated="3"/>
          <table:table-cell table:style-name="ce9" table:formula="of:=[.E51]+[.C52]-[.D52]" office:value-type="float" office:value="4000" calcext:value-type="float">
            <text:p>4.000,00</text:p>
          </table:table-cell>
          <table:table-cell table:number-columns-repeated="1019"/>
        </table:table-row>
        <table:table-row table:style-name="ro1">
          <table:table-cell table:style-name="ce19"/>
          <table:table-cell table:style-name="ce23" office:value-type="string" calcext:value-type="string">
            <text:p>1200 TL Elektrik Teminat Bedelinden kalan</text:p>
          </table:table-cell>
          <table:table-cell table:style-name="ce9" office:value-type="float" office:value="400" calcext:value-type="float">
            <text:p>400,00</text:p>
          </table:table-cell>
          <table:table-cell/>
          <table:table-cell table:style-name="ce9" table:formula="of:=[.E52]+[.C53]-[.D53]" office:value-type="float" office:value="4400" calcext:value-type="float">
            <text:p>4.400,00</text:p>
          </table:table-cell>
          <table:table-cell table:number-columns-repeated="1019"/>
        </table:table-row>
        <table:table-row table:style-name="ro1">
          <table:table-cell table:style-name="ce19"/>
          <table:table-cell office:value-type="string" calcext:value-type="string">
            <text:p>2023-01 elektrik tmnt 200 5/6</text:p>
          </table:table-cell>
          <table:table-cell table:style-name="ce9" table:number-columns-repeated="2"/>
          <table:table-cell table:style-name="ce9" table:formula="of:=[.E53]+[.C54]-[.D54]" office:value-type="float" office:value="4400" calcext:value-type="float">
            <text:p>4.400,00</text:p>
          </table:table-cell>
          <table:table-cell table:number-columns-repeated="1019"/>
        </table:table-row>
        <table:table-row table:style-name="ro1">
          <table:table-cell table:style-name="ce19"/>
          <table:table-cell office:value-type="string" calcext:value-type="string">
            <text:p>2023-02 elektrik tmnt 200 6/6</text:p>
          </table:table-cell>
          <table:table-cell table:style-name="ce9" table:number-columns-repeated="2"/>
          <table:table-cell table:style-name="ce9" table:formula="of:=[.E54]+[.C55]-[.D55]" office:value-type="float" office:value="4400" calcext:value-type="float">
            <text:p>4.400,00</text:p>
          </table:table-cell>
          <table:table-cell table:number-columns-repeated="1019"/>
        </table:table-row>
        <table:table-row table:style-name="ro1">
          <table:table-cell table:style-name="ce19"/>
          <table:table-cell/>
          <table:table-cell table:style-name="ce9"/>
          <table:table-cell/>
          <table:table-cell table:style-name="ce9" table:formula="of:=[.E55]+[.C56]-[.D56]" office:value-type="float" office:value="4400" calcext:value-type="float">
            <text:p>4.400,00</text:p>
          </table:table-cell>
          <table:table-cell table:number-columns-repeated="1019"/>
        </table:table-row>
        <table:table-row table:style-name="ro1">
          <table:table-cell table:style-name="ce19" office:value-type="date" office:date-value="2023-03-13" calcext:value-type="date">
            <text:p>13.03.2023</text:p>
          </table:table-cell>
          <table:table-cell office:value-type="string" calcext:value-type="string">
            <text:p>bankadan havale alumba hesabına</text:p>
          </table:table-cell>
          <table:table-cell table:style-name="ce9"/>
          <table:table-cell office:value-type="float" office:value="2400" calcext:value-type="float">
            <text:p>2400</text:p>
          </table:table-cell>
          <table:table-cell table:style-name="ce9" table:formula="of:=[.E56]+[.C57]-[.D57]" office:value-type="float" office:value="2000" calcext:value-type="float">
            <text:p>2.000,00</text:p>
          </table:table-cell>
          <table:table-cell table:number-columns-repeated="1019"/>
        </table:table-row>
        <table:table-row table:style-name="ro1">
          <table:table-cell table:style-name="ce19" office:value-type="date" office:date-value="2023-03-13" calcext:value-type="date">
            <text:p>13.03.2023</text:p>
          </table:table-cell>
          <table:table-cell office:value-type="string" calcext:value-type="string">
            <text:p>bankadan havale alumba hesabına</text:p>
          </table:table-cell>
          <table:table-cell/>
          <table:table-cell office:value-type="float" office:value="2400" calcext:value-type="float">
            <text:p>2400</text:p>
          </table:table-cell>
          <table:table-cell table:style-name="ce9" table:formula="of:=[.E57]+[.C58]-[.D58]" office:value-type="float" office:value="-400" calcext:value-type="float">
            <text:p>-400,00</text:p>
          </table:table-cell>
          <table:table-cell table:number-columns-repeated="1019"/>
        </table:table-row>
        <table:table-row table:style-name="ro1">
          <table:table-cell/>
          <table:table-cell table:style-name="ce23" office:value-type="string" calcext:value-type="string">
            <text:p>2023 şubat elektrik</text:p>
          </table:table-cell>
          <table:table-cell/>
          <table:table-cell office:value-type="float" office:value="-342.4" calcext:value-type="float">
            <text:p>-342,4</text:p>
          </table:table-cell>
          <table:table-cell table:style-name="ce9" table:formula="of:=[.E58]+[.C59]-[.D59]" office:value-type="float" office:value="-57.6" calcext:value-type="float">
            <text:p>-57,60</text:p>
          </table:table-cell>
          <table:table-cell table:number-columns-repeated="1019"/>
        </table:table-row>
        <table:table-row table:style-name="ro1">
          <table:table-cell/>
          <table:table-cell table:style-name="ce23" office:value-type="string" calcext:value-type="string">
            <text:p>elden nakit iade</text:p>
          </table:table-cell>
          <table:table-cell/>
          <table:table-cell office:value-type="float" office:value="-57.6" calcext:value-type="float">
            <text:p>-57,6</text:p>
          </table:table-cell>
          <table:table-cell table:style-name="ce9" table:formula="of:=[.E59]+[.C60]-[.D60]" office:value-type="float" office:value="0" calcext:value-type="float">
            <text:p>0,00</text:p>
          </table:table-cell>
          <table:table-cell table:number-columns-repeated="1019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nH_yazıhane" table:style-name="ta1">
        <table:table-column table:style-name="co21" table:default-cell-style-name="ce1"/>
        <table:table-column table:style-name="co22" table:default-cell-style-name="ce1"/>
        <table:table-column table:style-name="co4" table:default-cell-style-name="ce9"/>
        <table:table-column table:style-name="co5" table:default-cell-style-name="ce9"/>
        <table:table-column table:style-name="co23" table:default-cell-style-name="ce9"/>
        <table:table-column table:style-name="co5" table:default-cell-style-name="ce9"/>
        <table:table-column table:style-name="co10" table:default-cell-style-name="ce9"/>
        <table:table-column table:style-name="co1" table:number-columns-repeated="52" table:default-cell-style-name="ce1"/>
        <table:table-column table:style-name="co6" table:number-columns-repeated="965" table:default-cell-style-name="ce1"/>
        <table:table-row table:style-name="ro1">
          <table:table-cell/>
          <table:table-cell table:style-name="ce23"/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Sanayi 1 Yazıhane</text:p>
          </table:table-cell>
          <table:table-cell/>
          <table:table-cell office:value-type="string" calcext:value-type="string">
            <text:p>300 m2</text:p>
          </table:table-cell>
          <table:table-cell/>
          <table:table-cell table:style-name="ce24" table:formula="of:=SUM([.F6:.F55])" office:value-type="float" office:value="594.06" calcext:value-type="float">
            <text:p>594,06</text:p>
          </table:table-cell>
          <table:table-cell table:style-name="ce24" table:formula="of:=[.G21]" office:value-type="float" office:value="-594.06" calcext:value-type="float">
            <text:p>-594,06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6" office:value-type="string" calcext:value-type="string">
            <text:p>Tarih</text:p>
          </table:table-cell>
          <table:table-cell table:style-name="ce26" office:value-type="string" calcext:value-type="string">
            <text:p>Açıklama</text:p>
          </table:table-cell>
          <table:table-cell table:style-name="ce25" office:value-type="string" calcext:value-type="string">
            <text:p>Kira bedeli</text:p>
          </table:table-cell>
          <table:table-cell table:style-name="ce25" office:value-type="string" calcext:value-type="string">
            <text:p>Ödeme</text:p>
          </table:table-cell>
          <table:table-cell table:style-name="ce25" office:value-type="string" calcext:value-type="string">
            <text:p>Bakiye</text:p>
          </table:table-cell>
          <table:table-cell table:style-name="ce25" office:value-type="string" calcext:value-type="string">
            <text:p>Masraf</text:p>
          </table:table-cell>
          <table:table-cell table:style-name="ce25" office:value-type="string" calcext:value-type="string">
            <text:p>Bakiye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27"/>
          <table:table-cell table:style-name="ce24"/>
          <table:table-cell table:number-columns-repeated="1017"/>
        </table:table-row>
        <table:table-row table:style-name="ro1">
          <table:table-cell table:style-name="ce19" office:value-type="date" office:date-value="2023-01-30" calcext:value-type="date">
            <text:p>30.01.2023</text:p>
          </table:table-cell>
          <table:table-cell office:value-type="string" calcext:value-type="string">
            <text:p>Elektrik 1-2022</text:p>
          </table:table-cell>
          <table:table-cell table:style-name="ce1" table:number-columns-repeated="2"/>
          <table:table-cell/>
          <table:table-cell office:value-type="float" office:value="183.26" calcext:value-type="float">
            <text:p>183,26</text:p>
          </table:table-cell>
          <table:table-cell table:formula="of:=[.G5]+[.E6]-[.F6]" office:value-type="float" office:value="-183.26" calcext:value-type="float">
            <text:p>-183,26</text:p>
          </table:table-cell>
          <table:table-cell table:number-columns-repeated="1017"/>
        </table:table-row>
        <table:table-row table:style-name="ro1">
          <table:table-cell table:style-name="ce19" office:value-type="date" office:date-value="2023-02-28" calcext:value-type="date">
            <text:p>28.02.2023</text:p>
          </table:table-cell>
          <table:table-cell office:value-type="string" calcext:value-type="string">
            <text:p>Elektrik 2-2022</text:p>
          </table:table-cell>
          <table:table-cell table:style-name="ce1" table:number-columns-repeated="2"/>
          <table:table-cell/>
          <table:table-cell office:value-type="float" office:value="87.69" calcext:value-type="float">
            <text:p>87,69</text:p>
          </table:table-cell>
          <table:table-cell table:formula="of:=[.G6]+[.E7]-[.F7]" office:value-type="float" office:value="-270.95" calcext:value-type="float">
            <text:p>-270,95</text:p>
          </table:table-cell>
          <table:table-cell table:number-columns-repeated="1017"/>
        </table:table-row>
        <table:table-row table:style-name="ro1">
          <table:table-cell table:style-name="ce19" office:value-type="date" office:date-value="2023-03-30" calcext:value-type="date">
            <text:p>30.03.2023</text:p>
          </table:table-cell>
          <table:table-cell office:value-type="string" calcext:value-type="string">
            <text:p>Elektrik 3-2022</text:p>
          </table:table-cell>
          <table:table-cell table:style-name="ce1" table:number-columns-repeated="2"/>
          <table:table-cell/>
          <table:table-cell office:value-type="float" office:value="64.93" calcext:value-type="float">
            <text:p>64,93</text:p>
          </table:table-cell>
          <table:table-cell table:formula="of:=[.G7]+[.E8]-[.F8]" office:value-type="float" office:value="-335.88" calcext:value-type="float">
            <text:p>-335,88</text:p>
          </table:table-cell>
          <table:table-cell table:number-columns-repeated="1017"/>
        </table:table-row>
        <table:table-row table:style-name="ro1">
          <table:table-cell table:style-name="ce19" office:value-type="date" office:date-value="2023-04-30" calcext:value-type="date">
            <text:p>30.04.2023</text:p>
          </table:table-cell>
          <table:table-cell office:value-type="string" calcext:value-type="string">
            <text:p>Elektrik 4-2022</text:p>
          </table:table-cell>
          <table:table-cell table:style-name="ce1" table:number-columns-repeated="2"/>
          <table:table-cell/>
          <table:table-cell office:value-type="float" office:value="107.14" calcext:value-type="float">
            <text:p>107,14</text:p>
          </table:table-cell>
          <table:table-cell table:formula="of:=[.G8]+[.E9]-[.F9]" office:value-type="float" office:value="-443.02" calcext:value-type="float">
            <text:p>-443,02</text:p>
          </table:table-cell>
          <table:table-cell table:number-columns-repeated="1017"/>
        </table:table-row>
        <table:table-row table:style-name="ro1">
          <table:table-cell table:style-name="ce19" office:value-type="date" office:date-value="2023-05-30" calcext:value-type="date">
            <text:p>30.05.2023</text:p>
          </table:table-cell>
          <table:table-cell office:value-type="string" calcext:value-type="string">
            <text:p>Elektrik 5-2022</text:p>
          </table:table-cell>
          <table:table-cell table:style-name="ce1" table:number-columns-repeated="2"/>
          <table:table-cell/>
          <table:table-cell office:value-type="float" office:value="109.31" calcext:value-type="float">
            <text:p>109,31</text:p>
          </table:table-cell>
          <table:table-cell table:formula="of:=[.G9]+[.E10]-[.F10]" office:value-type="float" office:value="-552.33" calcext:value-type="float">
            <text:p>-552,33</text:p>
          </table:table-cell>
          <table:table-cell table:number-columns-repeated="1017"/>
        </table:table-row>
        <table:table-row table:style-name="ro1">
          <table:table-cell table:style-name="ce33" office:value-type="date" office:date-value="2023-05-14" calcext:value-type="date">
            <text:p>14.05.2023</text:p>
          </table:table-cell>
          <table:table-cell table:style-name="ce23" office:value-type="string" calcext:value-type="string">
            <text:p>Bina Vergisi 1</text:p>
          </table:table-cell>
          <table:table-cell table:style-name="ce1" table:number-columns-repeated="2"/>
          <table:table-cell/>
          <table:table-cell table:style-name="ce1"/>
          <table:table-cell table:formula="of:=[.G10]+[.E11]-[.F11]" office:value-type="float" office:value="-552.33" calcext:value-type="float">
            <text:p>-552,33</text:p>
          </table:table-cell>
          <table:table-cell table:number-columns-repeated="1017"/>
        </table:table-row>
        <table:table-row table:style-name="ro1">
          <table:table-cell table:style-name="ce33" office:value-type="date" office:date-value="2023-05-14" calcext:value-type="date">
            <text:p>14.05.2023</text:p>
          </table:table-cell>
          <table:table-cell table:style-name="ce23" office:value-type="string" calcext:value-type="string">
            <text:p>Kültür Vergisi 1</text:p>
          </table:table-cell>
          <table:table-cell table:style-name="ce1" table:number-columns-repeated="2"/>
          <table:table-cell table:number-columns-repeated="2"/>
          <table:table-cell table:formula="of:=[.G11]+[.E12]-[.F12]" office:value-type="float" office:value="-552.33" calcext:value-type="float">
            <text:p>-552,33</text:p>
          </table:table-cell>
          <table:table-cell table:number-columns-repeated="1017"/>
        </table:table-row>
        <table:table-row table:style-name="ro1">
          <table:table-cell table:style-name="ce19" office:value-type="date" office:date-value="2023-05-30" calcext:value-type="date">
            <text:p>30.05.2023</text:p>
          </table:table-cell>
          <table:table-cell office:value-type="string" calcext:value-type="string">
            <text:p>Elektrik 6–2022</text:p>
          </table:table-cell>
          <table:table-cell table:style-name="ce1" table:number-columns-repeated="2"/>
          <table:table-cell table:number-columns-repeated="2"/>
          <table:table-cell table:formula="of:=[.G12]+[.E13]-[.F13]" office:value-type="float" office:value="-552.33" calcext:value-type="float">
            <text:p>-552,33</text:p>
          </table:table-cell>
          <table:table-cell table:number-columns-repeated="1017"/>
        </table:table-row>
        <table:table-row table:style-name="ro1">
          <table:table-cell table:style-name="ce19" office:value-type="date" office:date-value="2023-06-30" calcext:value-type="date">
            <text:p>30.06.2023</text:p>
          </table:table-cell>
          <table:table-cell office:value-type="string" calcext:value-type="string">
            <text:p>Elektrik 7–2022</text:p>
          </table:table-cell>
          <table:table-cell table:style-name="ce1" table:number-columns-repeated="2"/>
          <table:table-cell table:number-columns-repeated="2"/>
          <table:table-cell table:formula="of:=[.G13]+[.E14]-[.F14]" office:value-type="float" office:value="-552.33" calcext:value-type="float">
            <text:p>-552,33</text:p>
          </table:table-cell>
          <table:table-cell table:number-columns-repeated="1017"/>
        </table:table-row>
        <table:table-row table:style-name="ro1">
          <table:table-cell table:style-name="ce19" office:value-type="date" office:date-value="2023-07-30" calcext:value-type="date">
            <text:p>30.07.2023</text:p>
          </table:table-cell>
          <table:table-cell office:value-type="string" calcext:value-type="string">
            <text:p>Elektrik 8-2022</text:p>
          </table:table-cell>
          <table:table-cell table:style-name="ce1" table:number-columns-repeated="2"/>
          <table:table-cell/>
          <table:table-cell office:value-type="float" office:value="41.73" calcext:value-type="float">
            <text:p>41,73</text:p>
          </table:table-cell>
          <table:table-cell table:formula="of:=[.G14]+[.E15]-[.F15]" office:value-type="float" office:value="-594.06" calcext:value-type="float">
            <text:p>-594,06</text:p>
          </table:table-cell>
          <table:table-cell table:number-columns-repeated="1017"/>
        </table:table-row>
        <table:table-row table:style-name="ro1">
          <table:table-cell table:style-name="ce19" office:value-type="date" office:date-value="2023-08-30" calcext:value-type="date">
            <text:p>30.08.2023</text:p>
          </table:table-cell>
          <table:table-cell office:value-type="string" calcext:value-type="string">
            <text:p>Elektrik 9-2022</text:p>
          </table:table-cell>
          <table:table-cell table:style-name="ce1" table:number-columns-repeated="2"/>
          <table:table-cell table:number-columns-repeated="2"/>
          <table:table-cell table:formula="of:=[.G15]+[.E16]-[.F16]" office:value-type="float" office:value="-594.06" calcext:value-type="float">
            <text:p>-594,06</text:p>
          </table:table-cell>
          <table:table-cell table:number-columns-repeated="1017"/>
        </table:table-row>
        <table:table-row table:style-name="ro1">
          <table:table-cell table:style-name="ce19" office:value-type="date" office:date-value="2023-09-30" calcext:value-type="date">
            <text:p>30.09.2023</text:p>
          </table:table-cell>
          <table:table-cell office:value-type="string" calcext:value-type="string">
            <text:p>Elektrik 10-2022</text:p>
          </table:table-cell>
          <table:table-cell table:style-name="ce1" table:number-columns-repeated="2"/>
          <table:table-cell table:number-columns-repeated="2"/>
          <table:table-cell table:formula="of:=[.G16]+[.E17]-[.F17]" office:value-type="float" office:value="-594.06" calcext:value-type="float">
            <text:p>-594,06</text:p>
          </table:table-cell>
          <table:table-cell table:number-columns-repeated="1017"/>
        </table:table-row>
        <table:table-row table:style-name="ro1">
          <table:table-cell table:style-name="ce19" office:value-type="date" office:date-value="2023-10-30" calcext:value-type="date">
            <text:p>30.10.2023</text:p>
          </table:table-cell>
          <table:table-cell office:value-type="string" calcext:value-type="string">
            <text:p>Elektrik 11-2022</text:p>
          </table:table-cell>
          <table:table-cell table:style-name="ce1" table:number-columns-repeated="2"/>
          <table:table-cell table:number-columns-repeated="2"/>
          <table:table-cell table:formula="of:=[.G17]+[.E18]-[.F18]" office:value-type="float" office:value="-594.06" calcext:value-type="float">
            <text:p>-594,06</text:p>
          </table:table-cell>
          <table:table-cell table:number-columns-repeated="1017"/>
        </table:table-row>
        <table:table-row table:style-name="ro1">
          <table:table-cell table:style-name="ce33" office:value-type="date" office:date-value="2023-10-14" calcext:value-type="date">
            <text:p>14.10.2023</text:p>
          </table:table-cell>
          <table:table-cell table:style-name="ce23" office:value-type="string" calcext:value-type="string">
            <text:p>Bina Vergisi 2</text:p>
          </table:table-cell>
          <table:table-cell table:style-name="ce1" table:number-columns-repeated="2"/>
          <table:table-cell/>
          <table:table-cell table:style-name="ce1"/>
          <table:table-cell table:formula="of:=[.G18]+[.E19]-[.F19]" office:value-type="float" office:value="-594.06" calcext:value-type="float">
            <text:p>-594,06</text:p>
          </table:table-cell>
          <table:table-cell table:number-columns-repeated="1017"/>
        </table:table-row>
        <table:table-row table:style-name="ro1">
          <table:table-cell table:style-name="ce33" office:value-type="date" office:date-value="2023-10-14" calcext:value-type="date">
            <text:p>14.10.2023</text:p>
          </table:table-cell>
          <table:table-cell table:style-name="ce23" office:value-type="string" calcext:value-type="string">
            <text:p>Kültür Vergisi 2</text:p>
          </table:table-cell>
          <table:table-cell table:style-name="ce1" table:number-columns-repeated="2"/>
          <table:table-cell/>
          <table:table-cell table:style-name="ce1"/>
          <table:table-cell table:formula="of:=[.G19]+[.E20]-[.F20]" office:value-type="float" office:value="-594.06" calcext:value-type="float">
            <text:p>-594,06</text:p>
          </table:table-cell>
          <table:table-cell table:number-columns-repeated="1017"/>
        </table:table-row>
        <table:table-row table:style-name="ro1">
          <table:table-cell table:style-name="ce19" office:value-type="date" office:date-value="2023-12-30" calcext:value-type="date">
            <text:p>30.12.2023</text:p>
          </table:table-cell>
          <table:table-cell office:value-type="string" calcext:value-type="string">
            <text:p>Elektrik 12-2022</text:p>
          </table:table-cell>
          <table:table-cell table:style-name="ce1"/>
          <table:table-cell table:number-columns-repeated="3"/>
          <table:table-cell table:formula="of:=[.G20]+[.E21]-[.F21]" office:value-type="float" office:value="-594.06" calcext:value-type="float">
            <text:p>-594,06</text:p>
          </table:table-cell>
          <table:table-cell table:number-columns-repeated="1017"/>
        </table:table-row>
        <table:table-row table:style-name="ro1" table:number-rows-repeated="2">
          <table:table-cell table:number-columns-repeated="2"/>
          <table:table-cell table:style-name="ce1" table:number-columns-repeated="4"/>
          <table:table-cell table:number-columns-repeated="1018"/>
        </table:table-row>
        <table:table-row table:style-name="ro1">
          <table:table-cell table:number-columns-repeated="3"/>
          <table:table-cell table:style-name="ce1"/>
          <table:table-cell table:number-columns-repeated="1020"/>
        </table:table-row>
        <table:table-row table:style-name="ro1">
          <table:table-cell table:style-name="ce19"/>
          <table:table-cell table:number-columns-repeated="1023"/>
        </table:table-row>
        <table:table-row table:style-name="ro1" table:number-rows-repeated="2">
          <table:table-cell table:style-name="ce19"/>
          <table:table-cell table:style-name="ce9"/>
          <table:table-cell/>
          <table:table-cell table:style-name="ce1"/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3">
          <table:table-cell table:number-columns-repeated="4"/>
          <table:table-cell table:style-name="ce23"/>
          <table:table-cell table:number-columns-repeated="1019"/>
        </table:table-row>
        <table:table-row table:style-name="ro1" table:number-rows-repeated="2">
          <table:table-cell table:style-name="ce19"/>
          <table:table-cell table:number-columns-repeated="3"/>
          <table:table-cell table:style-name="ce23"/>
          <table:table-cell table:number-columns-repeated="1019"/>
        </table:table-row>
        <table:table-row table:style-name="ro1">
          <table:table-cell table:number-columns-repeated="4"/>
          <table:table-cell table:style-name="ce23"/>
          <table:table-cell table:number-columns-repeated="1019"/>
        </table:table-row>
        <table:table-row table:style-name="ro1">
          <table:table-cell table:style-name="ce19"/>
          <table:table-cell table:number-columns-repeated="3"/>
          <table:table-cell table:style-name="ce23"/>
          <table:table-cell table:number-columns-repeated="1019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6"/>
          <table:table-cell table:style-name="ce24"/>
          <table:table-cell table:number-columns-repeated="1017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2-10-TPLM" table:style-name="ta1">
        <table:table-column table:style-name="co24" table:default-cell-style-name="ce1"/>
        <table:table-column table:style-name="co23" table:number-columns-repeated="2" table:default-cell-style-name="ce1"/>
        <table:table-column table:style-name="co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6" table:default-cell-style-name="ce1"/>
        <table:table-column table:style-name="co5" table:default-cell-style-name="ce1"/>
        <table:table-column table:style-name="co23" table:default-cell-style-name="ce1"/>
        <table:table-column table:style-name="co28" table:default-cell-style-name="ce1"/>
        <table:table-column table:style-name="co6" table:number-columns-repeated="1013" table:default-cell-style-name="ce1"/>
        <table:table-row table:style-name="ro1">
          <table:table-cell table:style-name="ce23" table:number-columns-repeated="3"/>
          <table:table-cell table:style-name="ce9" table:number-columns-repeated="5"/>
          <table:table-cell table:number-columns-repeated="2"/>
          <table:table-cell table:style-name="ce9" table:number-columns-repeated="2"/>
          <table:table-cell table:number-columns-repeated="1012"/>
        </table:table-row>
        <table:table-row table:style-name="ro1">
          <table:table-cell table:style-name="ce23" office:value-type="string" calcext:value-type="string">
            <text:p>Sanayi 1200 m2 kira</text:p>
          </table:table-cell>
          <table:table-cell table:style-name="ce23" table:number-columns-repeated="2"/>
          <table:table-cell table:style-name="ce9" table:number-columns-repeated="5"/>
          <table:table-cell table:number-columns-repeated="2"/>
          <table:table-cell table:style-name="ce9" table:number-columns-repeated="2"/>
          <table:table-cell table:number-columns-repeated="1012"/>
        </table:table-row>
        <table:table-row table:style-name="ro1">
          <table:table-cell table:style-name="ce26" office:value-type="string" calcext:value-type="string">
            <text:p>Açıklama</text:p>
          </table:table-cell>
          <table:table-cell table:style-name="ce26" office:value-type="string" calcext:value-type="string">
            <text:p>Başl.</text:p>
          </table:table-cell>
          <table:table-cell table:style-name="ce26" office:value-type="string" calcext:value-type="string">
            <text:p>bitiş</text:p>
          </table:table-cell>
          <table:table-cell table:style-name="ce25" office:value-type="string" calcext:value-type="string">
            <text:p>Kira bedeli</text:p>
          </table:table-cell>
          <table:table-cell table:style-name="ce25" office:value-type="string" calcext:value-type="string">
            <text:p>Ödeme</text:p>
          </table:table-cell>
          <table:table-cell table:style-name="ce25" office:value-type="string" calcext:value-type="string">
            <text:p>Bakiye</text:p>
          </table:table-cell>
          <table:table-cell table:style-name="ce25" office:value-type="string" calcext:value-type="string">
            <text:p>Masraf</text:p>
          </table:table-cell>
          <table:table-cell table:style-name="ce25" office:value-type="string" calcext:value-type="string">
            <text:p>Net Kira</text:p>
          </table:table-cell>
          <table:table-cell table:number-columns-repeated="2"/>
          <table:table-cell table:style-name="ce9"/>
          <table:table-cell table:style-name="ce18"/>
          <table:table-cell table:number-columns-repeated="1012"/>
        </table:table-row>
        <table:table-row table:style-name="ro1">
          <table:table-cell table:style-name="ce23" office:value-type="string" calcext:value-type="string">
            <text:p>2022 Kira</text:p>
          </table:table-cell>
          <table:table-cell table:style-name="ce23" table:number-columns-repeated="2"/>
          <table:table-cell table:style-name="ce9" table:number-columns-repeated="5"/>
          <table:table-cell table:number-columns-repeated="2"/>
          <table:table-cell table:style-name="ce9" table:number-columns-repeated="2"/>
          <table:table-cell table:number-columns-repeated="1012"/>
        </table:table-row>
        <table:table-row table:style-name="ro1">
          <table:table-cell table:style-name="ce23"/>
          <table:table-cell table:style-name="ce72" table:number-columns-repeated="2"/>
          <table:table-cell table:style-name="ce9" table:number-columns-repeated="5"/>
          <table:table-cell table:style-name="ce73" table:number-columns-repeated="2"/>
          <table:table-cell table:style-name="ce9" table:number-columns-repeated="2"/>
          <table:table-cell table:number-columns-repeated="1012"/>
        </table:table-row>
        <table:table-row table:style-name="ro1">
          <table:table-cell table:style-name="ce23" office:value-type="string" calcext:value-type="string">
            <text:p>SnA_Boya</text:p>
          </table:table-cell>
          <table:table-cell table:style-name="ce72" office:value-type="date" office:date-value="2022-11-20" calcext:value-type="date">
            <text:p>20.11.22</text:p>
          </table:table-cell>
          <table:table-cell table:style-name="ce72" office:value-type="date" office:date-value="2023-11-01" calcext:value-type="date">
            <text:p>1.11.23</text:p>
          </table:table-cell>
          <table:table-cell table:style-name="ce74" table:formula="of:=['SnyA105-22'.C5]" office:value-type="float" office:value="0" calcext:value-type="float">
            <text:p>0</text:p>
          </table:table-cell>
          <table:table-cell table:style-name="ce74" table:formula="of:=['SnyA105-22'.C6]" office:value-type="float" office:value="84000" calcext:value-type="float">
            <text:p>84.000</text:p>
          </table:table-cell>
          <table:table-cell table:style-name="ce74" table:formula="of:=['SnyA105-22'.C7]" office:value-type="float" office:value="0" calcext:value-type="float">
            <text:p>0</text:p>
          </table:table-cell>
          <table:table-cell table:style-name="ce74" table:formula="of:=['SnyA105-22'.C8]" office:value-type="float" office:value="0" calcext:value-type="float">
            <text:p>0</text:p>
          </table:table-cell>
          <table:table-cell table:style-name="ce74" table:formula="of:=[.E6]-[.G6]" office:value-type="float" office:value="84000" calcext:value-type="float">
            <text:p>84.000</text:p>
          </table:table-cell>
          <table:table-cell table:style-name="ce9" table:number-columns-repeated="4"/>
          <table:table-cell table:number-columns-repeated="1012"/>
        </table:table-row>
        <table:table-row table:style-name="ro1">
          <table:table-cell table:style-name="ce23" office:value-type="string" calcext:value-type="string">
            <text:p>SnB_Karo</text:p>
          </table:table-cell>
          <table:table-cell table:style-name="ce72" office:value-type="date" office:date-value="2023-01-01" calcext:value-type="date">
            <text:p>1.1.23</text:p>
          </table:table-cell>
          <table:table-cell table:style-name="ce72" office:value-type="date" office:date-value="2023-12-31" calcext:value-type="date">
            <text:p>31.12.23</text:p>
          </table:table-cell>
          <table:table-cell table:style-name="ce74" table:formula="of:=['SnyB202-22'.C9]" office:value-type="float" office:value="0" calcext:value-type="float">
            <text:p>0</text:p>
          </table:table-cell>
          <table:table-cell table:style-name="ce74" table:formula="of:=['SnyB202-22'.C10]" office:value-type="float" office:value="0" calcext:value-type="float">
            <text:p>0</text:p>
          </table:table-cell>
          <table:table-cell table:style-name="ce74" table:formula="of:=['SnyB202-22'.C11]" office:value-type="float" office:value="791.33" calcext:value-type="float">
            <text:p>791</text:p>
          </table:table-cell>
          <table:table-cell table:style-name="ce74" table:formula="of:=['SnyB202-22'.C12]" office:value-type="float" office:value="0" calcext:value-type="float">
            <text:p>0</text:p>
          </table:table-cell>
          <table:table-cell table:style-name="ce74" table:formula="of:=[.E7]-[.G7]" office:value-type="float" office:value="0" calcext:value-type="float">
            <text:p>0</text:p>
          </table:table-cell>
          <table:table-cell table:style-name="ce9" table:number-columns-repeated="4"/>
          <table:table-cell table:number-columns-repeated="1012"/>
        </table:table-row>
        <table:table-row table:style-name="ro1">
          <table:table-cell table:style-name="ce23" office:value-type="string" calcext:value-type="string">
            <text:p>SnCD_Vinç</text:p>
          </table:table-cell>
          <table:table-cell table:style-name="ce72" office:value-type="date" office:date-value="2022-11-30" calcext:value-type="date">
            <text:p>30.11.22</text:p>
          </table:table-cell>
          <table:table-cell table:style-name="ce72" office:value-type="date" office:date-value="2023-11-29" calcext:value-type="date">
            <text:p>29.11.23</text:p>
          </table:table-cell>
          <table:table-cell table:style-name="ce74" table:formula="of:=['SnyC301-22'.C5]" office:value-type="float" office:value="0" calcext:value-type="float">
            <text:p>0</text:p>
          </table:table-cell>
          <table:table-cell table:style-name="ce74" table:formula="of:=['SnyC301-22'.C6]" office:value-type="float" office:value="0" calcext:value-type="float">
            <text:p>0</text:p>
          </table:table-cell>
          <table:table-cell table:style-name="ce74" table:formula="of:=['SnyC301-22'.C7]" office:value-type="float" office:value="0" calcext:value-type="float">
            <text:p>0</text:p>
          </table:table-cell>
          <table:table-cell table:style-name="ce74" table:formula="of:=['SnyC301-22'.C8]" office:value-type="float" office:value="0" calcext:value-type="float">
            <text:p>0</text:p>
          </table:table-cell>
          <table:table-cell table:style-name="ce74" table:formula="of:=[.E8]-[.G8]" office:value-type="float" office:value="0" calcext:value-type="float">
            <text:p>0</text:p>
          </table:table-cell>
          <table:table-cell table:style-name="ce9" table:number-columns-repeated="4"/>
          <table:table-cell table:number-columns-repeated="1012"/>
        </table:table-row>
        <table:table-row table:style-name="ro1">
          <table:table-cell table:style-name="ce23" office:value-type="string" calcext:value-type="string">
            <text:p>SnE_Este</text:p>
          </table:table-cell>
          <table:table-cell table:style-name="ce72" office:value-type="date" office:date-value="2022-08-30" calcext:value-type="date">
            <text:p>30.8.22</text:p>
          </table:table-cell>
          <table:table-cell table:style-name="ce72" office:value-type="date" office:date-value="2023-08-29" calcext:value-type="date">
            <text:p>29.8.23</text:p>
          </table:table-cell>
          <table:table-cell table:style-name="ce74" table:formula="of:=['SnyE502-22'.D5]" office:value-type="float" office:value="96000" calcext:value-type="float">
            <text:p>96.000</text:p>
          </table:table-cell>
          <table:table-cell table:style-name="ce74" table:formula="of:=['SnyE502-22'.D6]" office:value-type="float" office:value="65000" calcext:value-type="float">
            <text:p>65.000</text:p>
          </table:table-cell>
          <table:table-cell table:style-name="ce74" table:formula="of:=['SnyE502-22'.D7]" office:value-type="float" office:value="31000" calcext:value-type="float">
            <text:p>31.000</text:p>
          </table:table-cell>
          <table:table-cell table:style-name="ce74" table:formula="of:=['SnyE502-22'.D8]" office:value-type="float" office:value="0" calcext:value-type="float">
            <text:p>0</text:p>
          </table:table-cell>
          <table:table-cell table:style-name="ce74" table:formula="of:=[.E9]-[.G9]" office:value-type="float" office:value="65000" calcext:value-type="float">
            <text:p>65.000</text:p>
          </table:table-cell>
          <table:table-cell table:style-name="ce9" table:number-columns-repeated="4"/>
          <table:table-cell table:number-columns-repeated="1012"/>
        </table:table-row>
        <table:table-row table:style-name="ro1">
          <table:table-cell table:style-name="ce23" office:value-type="string" calcext:value-type="string">
            <text:p>SnF_Pano</text:p>
          </table:table-cell>
          <table:table-cell table:style-name="ce72" office:value-type="date" office:date-value="2022-03-31" calcext:value-type="date">
            <text:p>31.3.22</text:p>
          </table:table-cell>
          <table:table-cell table:style-name="ce72" office:value-type="date" office:date-value="2023-03-30" calcext:value-type="date">
            <text:p>30.3.23</text:p>
          </table:table-cell>
          <table:table-cell table:style-name="ce74" table:formula="of:=['SnyF601-22'.D5]" office:value-type="float" office:value="83160" calcext:value-type="float">
            <text:p>83.160</text:p>
          </table:table-cell>
          <table:table-cell table:style-name="ce74" table:formula="of:=['SnyF601-22'.D6]" office:value-type="float" office:value="93431.46" calcext:value-type="float">
            <text:p>93.431</text:p>
          </table:table-cell>
          <table:table-cell table:style-name="ce74" table:formula="of:=['SnyF601-22'.D7]" office:value-type="string" office:string-value="#BAŞV!" calcext:value-type="string">
            <text:p>#BAŞV!</text:p>
          </table:table-cell>
          <table:table-cell table:style-name="ce74" table:formula="of:=['SnyF601-22'.D8]" office:value-type="float" office:value="0" calcext:value-type="float">
            <text:p>0</text:p>
          </table:table-cell>
          <table:table-cell table:style-name="ce74" table:formula="of:=[.E10]-[.G10]" office:value-type="float" office:value="93431.46" calcext:value-type="float">
            <text:p>93.431</text:p>
          </table:table-cell>
          <table:table-cell table:style-name="ce9" table:number-columns-repeated="4"/>
          <table:table-cell table:number-columns-repeated="1012"/>
        </table:table-row>
        <table:table-row table:style-name="ro1">
          <table:table-cell table:style-name="ce23" office:value-type="string" calcext:value-type="string">
            <text:p>SnG_Silim</text:p>
          </table:table-cell>
          <table:table-cell table:style-name="ce72" office:value-type="date" office:date-value="2022-09-30" calcext:value-type="date">
            <text:p>30.9.22</text:p>
          </table:table-cell>
          <table:table-cell table:style-name="ce72" office:value-type="date" office:date-value="2023-09-29" calcext:value-type="date">
            <text:p>29.9.23</text:p>
          </table:table-cell>
          <table:table-cell table:style-name="ce74" table:formula="of:=['SnyG702-22'.C5]" office:value-type="float" office:value="96000" calcext:value-type="float">
            <text:p>96.000</text:p>
          </table:table-cell>
          <table:table-cell table:style-name="ce74" table:formula="of:=['SnyG702-22'.C6]" office:value-type="float" office:value="86000" calcext:value-type="float">
            <text:p>86.000</text:p>
          </table:table-cell>
          <table:table-cell table:style-name="ce74" table:formula="of:=['SnyG702-22'.C7]" office:value-type="float" office:value="10000" calcext:value-type="float">
            <text:p>10.000</text:p>
          </table:table-cell>
          <table:table-cell table:style-name="ce74" table:formula="of:=['SnyG702-22'.C8]" office:value-type="float" office:value="0" calcext:value-type="float">
            <text:p>0</text:p>
          </table:table-cell>
          <table:table-cell table:style-name="ce74" table:formula="of:=[.E11]-[.G11]" office:value-type="float" office:value="86000" calcext:value-type="float">
            <text:p>86.000</text:p>
          </table:table-cell>
          <table:table-cell table:style-name="ce9" table:number-columns-repeated="4"/>
          <table:table-cell table:number-columns-repeated="1012"/>
        </table:table-row>
        <table:table-row table:style-name="ro1">
          <table:table-cell table:style-name="ce23"/>
          <table:table-cell table:style-name="ce72" table:number-columns-repeated="2"/>
          <table:table-cell table:style-name="ce74" table:number-columns-repeated="5"/>
          <table:table-cell table:style-name="ce9" table:number-columns-repeated="4"/>
          <table:table-cell table:number-columns-repeated="1012"/>
        </table:table-row>
        <table:table-row table:style-name="ro1">
          <table:table-cell table:style-name="ce23" office:value-type="string" calcext:value-type="string">
            <text:p>SnH_Yazıhane</text:p>
          </table:table-cell>
          <table:table-cell table:style-name="ce72" table:number-columns-repeated="2"/>
          <table:table-cell table:style-name="ce74"/>
          <table:table-cell table:style-name="ce74" office:value-type="float" office:value="0" calcext:value-type="float">
            <text:p>0</text:p>
          </table:table-cell>
          <table:table-cell table:style-name="ce74"/>
          <table:table-cell table:style-name="ce74" table:formula="of:=[SnH_yazıhane.F2]*-1" office:value-type="float" office:value="-594.06" calcext:value-type="float">
            <text:p>-594</text:p>
          </table:table-cell>
          <table:table-cell table:style-name="ce74" table:formula="of:=[.E13]-[.G13]" office:value-type="float" office:value="594.06" calcext:value-type="float">
            <text:p>594</text:p>
          </table:table-cell>
          <table:table-cell table:style-name="ce9" table:number-columns-repeated="4"/>
          <table:table-cell table:number-columns-repeated="1012"/>
        </table:table-row>
        <table:table-row table:style-name="ro1">
          <table:table-cell table:number-columns-repeated="3"/>
          <table:table-cell table:style-name="ce74" table:number-columns-repeated="5"/>
          <table:table-cell table:style-name="ce9" table:number-columns-repeated="3"/>
          <table:table-cell table:style-name="ce27"/>
          <table:table-cell table:number-columns-repeated="1012"/>
        </table:table-row>
        <table:table-row table:style-name="ro1">
          <table:table-cell table:style-name="ce23" office:value-type="string" calcext:value-type="string">
            <text:p>Toplamlar</text:p>
          </table:table-cell>
          <table:table-cell table:style-name="ce23" table:number-columns-repeated="2"/>
          <table:table-cell table:style-name="ce75" table:formula="of:=SUM([.D4:.D14])" office:value-type="float" office:value="275160" calcext:value-type="float">
            <text:p>275.160</text:p>
          </table:table-cell>
          <table:table-cell table:style-name="ce75" table:formula="of:=SUM([.E4:.E14])" office:value-type="float" office:value="328431.46" calcext:value-type="float">
            <text:p>328.431</text:p>
          </table:table-cell>
          <table:table-cell table:style-name="ce76" table:formula="of:=SUM([.F4:.F14])" office:value-type="string" office:string-value="#BAŞV!" calcext:value-type="string">
            <text:p>#BAŞV!</text:p>
          </table:table-cell>
          <table:table-cell table:style-name="ce75" table:formula="of:=SUM([.G4:.G14])" office:value-type="float" office:value="-594.06" calcext:value-type="float">
            <text:p>-594</text:p>
          </table:table-cell>
          <table:table-cell table:style-name="ce75" table:formula="of:=SUM([.H4:.H14])" office:value-type="float" office:value="329025.52" calcext:value-type="float">
            <text:p>329.026</text:p>
          </table:table-cell>
          <table:table-cell table:style-name="ce9" table:number-columns-repeated="4"/>
          <table:table-cell table:number-columns-repeated="1012"/>
        </table:table-row>
        <table:table-row table:style-name="ro1">
          <table:table-cell table:style-name="ce23" table:number-columns-repeated="3"/>
          <table:table-cell table:style-name="ce75" table:number-columns-repeated="2"/>
          <table:table-cell table:style-name="ce77"/>
          <table:table-cell table:style-name="ce75" table:number-columns-repeated="2"/>
          <table:table-cell table:style-name="ce9" table:number-columns-repeated="4"/>
          <table:table-cell table:number-columns-repeated="1012"/>
        </table:table-row>
        <table:table-row table:style-name="ro1">
          <table:table-cell table:number-columns-repeated="3"/>
          <table:table-cell table:style-name="ce74" table:number-columns-repeated="3"/>
          <table:table-cell table:style-name="ce78" office:value-type="string" calcext:value-type="string">
            <text:p>Sanayi 2022 Toplam Kira Geliri</text:p>
          </table:table-cell>
          <table:table-cell table:style-name="ce75" table:formula="of:=[.H15]" office:value-type="float" office:value="329025.52" calcext:value-type="float">
            <text:p>329.026</text:p>
          </table:table-cell>
          <table:table-cell table:style-name="ce9" table:number-columns-repeated="4"/>
          <table:table-cell table:number-columns-repeated="1012"/>
        </table:table-row>
        <table:table-row table:style-name="ro1">
          <table:table-cell table:number-columns-repeated="3"/>
          <table:table-cell table:style-name="ce74" table:number-columns-repeated="3"/>
          <table:table-cell table:style-name="ce78"/>
          <table:table-cell table:style-name="ce75"/>
          <table:table-cell table:style-name="ce9" table:number-columns-repeated="4"/>
          <table:table-cell table:number-columns-repeated="1012"/>
        </table:table-row>
        <table:table-row table:style-name="ro1">
          <table:table-cell table:number-columns-repeated="3"/>
          <table:table-cell table:style-name="ce74" table:number-columns-repeated="3"/>
          <table:table-cell table:style-name="ce73"/>
          <table:table-cell table:style-name="ce74"/>
          <table:table-cell table:style-name="ce9" table:number-columns-repeated="4"/>
          <table:table-cell table:number-columns-repeated="1012"/>
        </table:table-row>
        <table:table-row table:style-name="ro1">
          <table:table-cell table:number-columns-repeated="3"/>
          <table:table-cell table:style-name="ce74" table:number-columns-repeated="3"/>
          <table:table-cell table:style-name="ce21"/>
          <table:table-cell table:style-name="ce74"/>
          <table:table-cell table:style-name="ce9" table:number-columns-repeated="4"/>
          <table:table-cell table:number-columns-repeated="1012"/>
        </table:table-row>
        <table:table-row table:style-name="ro1">
          <table:table-cell table:number-columns-repeated="5"/>
          <table:table-cell table:style-name="ce9" table:number-columns-repeated="7"/>
          <table:table-cell table:number-columns-repeated="1012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2-11-GLR" table:style-name="ta1">
        <table:table-column table:style-name="co29" table:default-cell-style-name="ce1"/>
        <table:table-column table:style-name="co30" table:default-cell-style-name="ce1"/>
        <table:table-column table:style-name="co10" table:default-cell-style-name="ce1"/>
        <table:table-column table:style-name="co31" table:default-cell-style-name="ce1"/>
        <table:table-column table:style-name="co32" table:default-cell-style-name="ce1"/>
        <table:table-column table:style-name="co30" table:default-cell-style-name="ce5"/>
        <table:table-column table:style-name="co33" table:default-cell-style-name="ce5"/>
        <table:table-column table:style-name="co5" table:default-cell-style-name="ce1"/>
        <table:table-column table:style-name="co34" table:default-cell-style-name="ce1"/>
        <table:table-column table:style-name="co18" table:default-cell-style-name="ce9"/>
        <table:table-column table:style-name="co28" table:default-cell-style-name="ce1"/>
        <table:table-column table:style-name="co13" table:default-cell-style-name="ce9"/>
        <table:table-column table:style-name="co1" table:default-cell-style-name="ce1"/>
        <table:table-column table:style-name="co6" table:number-columns-repeated="1011" table:default-cell-style-name="ce1"/>
        <table:table-row table:style-name="ro5">
          <table:table-cell table:number-columns-repeated="5"/>
          <table:table-cell table:style-name="ce79" office:value-type="string" calcext:value-type="string">
            <text:p>kira bedeli</text:p>
          </table:table-cell>
          <table:table-cell table:style-name="ce79" office:value-type="string" calcext:value-type="string">
            <text:p>tahsilat</text:p>
          </table:table-cell>
          <table:table-cell table:style-name="ce80" office:value-type="string" calcext:value-type="string">
            <text:p>alacak bakiye</text:p>
          </table:table-cell>
          <table:table-cell table:style-name="ce6"/>
          <table:table-cell table:style-name="ce81"/>
          <table:table-cell table:number-columns-repeated="1014"/>
        </table:table-row>
        <table:table-row table:style-name="ro3">
          <table:table-cell table:number-columns-repeated="2"/>
          <table:table-cell table:style-name="ce82" office:value-type="float" office:value="2018" calcext:value-type="float">
            <text:p>2018</text:p>
          </table:table-cell>
          <table:table-cell table:number-columns-repeated="2"/>
          <table:table-cell table:number-columns-repeated="2" table:style-name="ce83" office:value-type="string" calcext:value-type="string">
            <text:p>TL</text:p>
          </table:table-cell>
          <table:table-cell table:style-name="ce6" office:value-type="string" calcext:value-type="string">
            <text:p>TL</text:p>
          </table:table-cell>
          <table:table-cell table:style-name="ce6" office:value-type="string" calcext:value-type="string">
            <text:p>$-TL</text:p>
          </table:table-cell>
          <table:table-cell table:style-name="ce84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nyG701-18</text:p>
          </table:table-cell>
          <table:table-cell table:style-name="ce19" office:value-type="date" office:date-value="2018-10-30" calcext:value-type="date">
            <text:p>30.10.2018</text:p>
          </table:table-cell>
          <table:table-cell office:value-type="string" calcext:value-type="string">
            <text:p>Dursun Durmuş 18-19 Kira Bedeli</text:p>
          </table:table-cell>
          <table:table-cell/>
          <table:table-cell office:value-type="currency" office:currency="TRY" office:value="25000" calcext:value-type="currency">
            <text:p>₺25.000,00</text:p>
          </table:table-cell>
          <table:table-cell/>
          <table:table-cell table:style-name="ce9" table:formula="of:=[.F3]-[.G3]" office:value-type="float" office:value="25000" calcext:value-type="float">
            <text:p>25.000,00</text:p>
          </table:table-cell>
          <table:table-cell/>
          <table:table-cell table:style-name="ce46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nyG701-18</text:p>
          </table:table-cell>
          <table:table-cell table:style-name="ce19" office:value-type="date" office:date-value="2018-10-30" calcext:value-type="date">
            <text:p>30.10.2018</text:p>
          </table:table-cell>
          <table:table-cell office:value-type="string" calcext:value-type="string">
            <text:p><text:s/>ödeme 18</text:p>
          </table:table-cell>
          <table:table-cell table:number-columns-repeated="2"/>
          <table:table-cell office:value-type="currency" office:currency="TRY" office:value="7500" calcext:value-type="currency">
            <text:p>₺7.500,00</text:p>
          </table:table-cell>
          <table:table-cell table:style-name="ce9" table:formula="of:=[.H3]+[.F4]-[.G4]" office:value-type="float" office:value="17500" calcext:value-type="float">
            <text:p>17.500,00</text:p>
          </table:table-cell>
          <table:table-cell office:value-type="float" office:value="5.52" calcext:value-type="float">
            <text:p>5,52</text:p>
          </table:table-cell>
          <table:table-cell table:style-name="ce85" table:formula="of:=[.G4]/[.I4]" office:value-type="currency" office:currency="USD" office:value="1358.69565217391" calcext:value-type="currency">
            <text:p>$1,358.7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nyG701-18</text:p>
          </table:table-cell>
          <table:table-cell table:style-name="ce19" office:value-type="date" office:date-value="2018-12-27" calcext:value-type="date">
            <text:p>27.12.2018</text:p>
          </table:table-cell>
          <table:table-cell office:value-type="string" calcext:value-type="string">
            <text:p>ödeme 18</text:p>
          </table:table-cell>
          <table:table-cell table:number-columns-repeated="2"/>
          <table:table-cell office:value-type="currency" office:currency="TRY" office:value="13500" calcext:value-type="currency">
            <text:p>₺13.500,00</text:p>
          </table:table-cell>
          <table:table-cell table:style-name="ce9" table:formula="of:=[.H4]+[.F5]-[.G5]" office:value-type="float" office:value="4000" calcext:value-type="float">
            <text:p>4.000,00</text:p>
          </table:table-cell>
          <table:table-cell office:value-type="float" office:value="5.28" calcext:value-type="float">
            <text:p>5,28</text:p>
          </table:table-cell>
          <table:table-cell table:style-name="ce85" table:formula="of:=[.G5]/[.I5]" office:value-type="currency" office:currency="USD" office:value="2556.81818181818" calcext:value-type="currency">
            <text:p>$2,556.82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19"/>
          <table:table-cell table:style-name="ce27" office:value-type="string" calcext:value-type="string">
            <text:p>TOPLAM</text:p>
          </table:table-cell>
          <table:table-cell/>
          <table:table-cell table:style-name="ce7" table:formula="of:=SUM([.F3:.F5])" office:value-type="currency" office:currency="TRY" office:value="25000" calcext:value-type="currency">
            <text:p>₺25.000,00</text:p>
          </table:table-cell>
          <table:table-cell table:style-name="ce7" table:formula="of:=SUM([.G4:.G5])" office:value-type="currency" office:currency="TRY" office:value="21000" calcext:value-type="currency">
            <text:p>₺21.000,00</text:p>
          </table:table-cell>
          <table:table-cell table:style-name="ce24"/>
          <table:table-cell table:style-name="ce23"/>
          <table:table-cell table:style-name="ce86" table:formula="of:=SUM([.J4:.J5])" office:value-type="currency" office:currency="USD" office:value="3915.5138339921" calcext:value-type="currency">
            <text:p>$3,915.51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19"/>
          <table:table-cell table:style-name="ce27"/>
          <table:table-cell/>
          <table:table-cell table:style-name="ce7" table:number-columns-repeated="2"/>
          <table:table-cell table:style-name="ce24"/>
          <table:table-cell table:style-name="ce23"/>
          <table:table-cell table:style-name="ce86"/>
          <table:table-cell table:number-columns-repeated="1014"/>
        </table:table-row>
        <table:table-row table:style-name="ro3">
          <table:table-cell table:number-columns-repeated="2"/>
          <table:table-cell table:style-name="ce82" office:value-type="float" office:value="2019" calcext:value-type="float">
            <text:p>2019</text:p>
          </table:table-cell>
          <table:table-cell table:number-columns-repeated="4"/>
          <table:table-cell table:style-name="ce9"/>
          <table:table-cell/>
          <table:table-cell table:style-name="ce85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nyG701-18</text:p>
          </table:table-cell>
          <table:table-cell table:style-name="ce19" office:value-type="date" office:date-value="2019-05-10" calcext:value-type="date">
            <text:p>10.05.2019</text:p>
          </table:table-cell>
          <table:table-cell office:value-type="string" calcext:value-type="string">
            <text:p><text:s/>ödeme 18</text:p>
          </table:table-cell>
          <table:table-cell table:number-columns-repeated="2"/>
          <table:table-cell office:value-type="currency" office:currency="TRY" office:value="2000" calcext:value-type="currency">
            <text:p>₺2.000,00</text:p>
          </table:table-cell>
          <table:table-cell table:style-name="ce9" table:formula="of:=[.H5]+[.F9]-[.G9]" office:value-type="float" office:value="2000" calcext:value-type="float">
            <text:p>2.000,00</text:p>
          </table:table-cell>
          <table:table-cell office:value-type="float" office:value="6.11" calcext:value-type="float">
            <text:p>6,11</text:p>
          </table:table-cell>
          <table:table-cell table:style-name="ce85" table:formula="of:=[.G9]/[.I9]" office:value-type="currency" office:currency="USD" office:value="327.332242225859" calcext:value-type="currency">
            <text:p>$327.33</text:p>
          </table:table-cell>
          <table:table-cell table:number-columns-repeated="1014"/>
        </table:table-row>
        <table:table-row table:style-name="ro1">
          <table:table-cell/>
          <table:table-cell table:style-name="ce43" office:value-type="string" calcext:value-type="string">
            <text:p>SnyG701-18</text:p>
          </table:table-cell>
          <table:table-cell table:style-name="ce19" office:value-type="date" office:date-value="2019-09-10" calcext:value-type="date">
            <text:p>10.09.2019</text:p>
          </table:table-cell>
          <table:table-cell office:value-type="string" calcext:value-type="string">
            <text:p><text:s/>ödeme 18</text:p>
          </table:table-cell>
          <table:table-cell table:number-columns-repeated="2"/>
          <table:table-cell office:value-type="currency" office:currency="TRY" office:value="2000" calcext:value-type="currency">
            <text:p>₺2.000,00</text:p>
          </table:table-cell>
          <table:table-cell table:style-name="ce9" table:formula="of:=[.H9]+[.F10]-[.G10]" office:value-type="float" office:value="0" calcext:value-type="float">
            <text:p>0,00</text:p>
          </table:table-cell>
          <table:table-cell office:value-type="float" office:value="5.82" calcext:value-type="float">
            <text:p>5,82</text:p>
          </table:table-cell>
          <table:table-cell table:style-name="ce85" table:formula="of:=[.G10]/[.I10]" office:value-type="currency" office:currency="USD" office:value="343.642611683849" calcext:value-type="currency">
            <text:p>$343.64</text:p>
          </table:table-cell>
          <table:table-cell table:number-columns-repeated="1014"/>
        </table:table-row>
        <table:table-row table:style-name="ro1">
          <table:table-cell/>
          <table:table-cell table:style-name="ce43" office:value-type="string" calcext:value-type="string">
            <text:p>SnyG701-19</text:p>
          </table:table-cell>
          <table:table-cell table:style-name="ce19" office:value-type="date" office:date-value="2019-10-30" calcext:value-type="date">
            <text:p>30.10.2019</text:p>
          </table:table-cell>
          <table:table-cell office:value-type="string" calcext:value-type="string">
            <text:p><text:s/>Dursun Durmuş 2019-20 Kira</text:p>
          </table:table-cell>
          <table:table-cell/>
          <table:table-cell table:style-name="ce87" office:value-type="currency" office:currency="TRY" office:value="30645" calcext:value-type="currency">
            <text:p>₺30.645,00</text:p>
          </table:table-cell>
          <table:table-cell table:style-name="ce87"/>
          <table:table-cell table:style-name="ce9" table:formula="of:=[.H10]+[.F11]-[.G11]" office:value-type="float" office:value="30645" calcext:value-type="float">
            <text:p>30.645,00</text:p>
          </table:table-cell>
          <table:table-cell/>
          <table:table-cell table:style-name="ce85"/>
          <table:table-cell table:number-columns-repeated="1014"/>
        </table:table-row>
        <table:table-row table:style-name="ro1">
          <table:table-cell/>
          <table:table-cell table:style-name="ce43" office:value-type="string" calcext:value-type="string">
            <text:p>SnyA101-19</text:p>
          </table:table-cell>
          <table:table-cell table:style-name="ce19" office:value-type="date" office:date-value="2019-11-30" calcext:value-type="date">
            <text:p>30.11.2019</text:p>
          </table:table-cell>
          <table:table-cell office:value-type="string" calcext:value-type="string">
            <text:p><text:s/>Fatih Uzun Parçacı</text:p>
          </table:table-cell>
          <table:table-cell table:style-name="ce9" office:value-type="string" calcext:value-type="string">
            <text:p>4ay</text:p>
          </table:table-cell>
          <table:table-cell table:style-name="ce87" office:value-type="currency" office:currency="TRY" office:value="4000" calcext:value-type="currency">
            <text:p>₺4.000,00</text:p>
          </table:table-cell>
          <table:table-cell table:style-name="ce87"/>
          <table:table-cell table:style-name="ce9" table:formula="of:=[.H11]+[.F12]-[.G12]" office:value-type="float" office:value="34645" calcext:value-type="float">
            <text:p>34.645,00</text:p>
          </table:table-cell>
          <table:table-cell/>
          <table:table-cell table:style-name="ce85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nyA101-19</text:p>
          </table:table-cell>
          <table:table-cell table:style-name="ce19" office:value-type="date" office:date-value="2019-11-30" calcext:value-type="date">
            <text:p>30.11.2019</text:p>
          </table:table-cell>
          <table:table-cell office:value-type="string" calcext:value-type="string">
            <text:p><text:s/>ödeme 19</text:p>
          </table:table-cell>
          <table:table-cell table:style-name="ce9"/>
          <table:table-cell table:style-name="ce87"/>
          <table:table-cell table:style-name="ce87" office:value-type="currency" office:currency="TRY" office:value="4000" calcext:value-type="currency">
            <text:p>₺4.000,00</text:p>
          </table:table-cell>
          <table:table-cell table:style-name="ce9" table:formula="of:=[.H12]+[.F13]-[.G13]" office:value-type="float" office:value="30645" calcext:value-type="float">
            <text:p>30.645,00</text:p>
          </table:table-cell>
          <table:table-cell office:value-type="float" office:value="5.73" calcext:value-type="float">
            <text:p>5,73</text:p>
          </table:table-cell>
          <table:table-cell table:style-name="ce85" table:formula="of:=[.G13]/[.I13]" office:value-type="currency" office:currency="USD" office:value="698.080279232112" calcext:value-type="currency">
            <text:p>$698.08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nyG701-19</text:p>
          </table:table-cell>
          <table:table-cell table:style-name="ce19" office:value-type="date" office:date-value="2019-11-12" calcext:value-type="date">
            <text:p>12.11.2019</text:p>
          </table:table-cell>
          <table:table-cell office:value-type="string" calcext:value-type="string">
            <text:p><text:s/>ödeme birkan postane</text:p>
          </table:table-cell>
          <table:table-cell office:value-type="string" calcext:value-type="string">
            <text:p>ödeme</text:p>
          </table:table-cell>
          <table:table-cell table:style-name="ce87"/>
          <table:table-cell table:style-name="ce87" office:value-type="currency" office:currency="TRY" office:value="18500" calcext:value-type="currency">
            <text:p>₺18.500,00</text:p>
          </table:table-cell>
          <table:table-cell table:style-name="ce9" table:formula="of:=[.H13]+[.F14]-[.G14]" office:value-type="float" office:value="12145" calcext:value-type="float">
            <text:p>12.145,00</text:p>
          </table:table-cell>
          <table:table-cell office:value-type="float" office:value="5.79" calcext:value-type="float">
            <text:p>5,79</text:p>
          </table:table-cell>
          <table:table-cell table:style-name="ce85" table:formula="of:=[.G14]/[.I14]" office:value-type="currency" office:currency="USD" office:value="3195.16407599309" calcext:value-type="currency">
            <text:p>$3,195.16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19"/>
          <table:table-cell table:style-name="ce27" office:value-type="string" calcext:value-type="string">
            <text:p>TOPLAM</text:p>
          </table:table-cell>
          <table:table-cell/>
          <table:table-cell table:style-name="ce88" table:formula="of:=SUM([.F9:.F14])" office:value-type="currency" office:currency="TRY" office:value="34645" calcext:value-type="currency">
            <text:p>₺34.645,00</text:p>
          </table:table-cell>
          <table:table-cell table:style-name="ce88" table:formula="of:=SUM([.G9:.G14])" office:value-type="currency" office:currency="TRY" office:value="26500" calcext:value-type="currency">
            <text:p>₺26.500,00</text:p>
          </table:table-cell>
          <table:table-cell table:style-name="ce24"/>
          <table:table-cell table:style-name="ce23"/>
          <table:table-cell table:style-name="ce86" table:formula="of:=SUM([.J9:.J14])" office:value-type="currency" office:currency="USD" office:value="4564.21920913491" calcext:value-type="currency">
            <text:p>$4,564.22</text:p>
          </table:table-cell>
          <table:table-cell table:number-columns-repeated="1014"/>
        </table:table-row>
        <table:table-row table:style-name="ro3">
          <table:table-cell table:number-columns-repeated="2"/>
          <table:table-cell table:style-name="ce82" office:value-type="float" office:value="2020" calcext:value-type="float">
            <text:p>2020</text:p>
          </table:table-cell>
          <table:table-cell table:style-name="ce9"/>
          <table:table-cell table:style-name="ce27"/>
          <table:table-cell table:style-name="ce89"/>
          <table:table-cell table:style-name="ce87"/>
          <table:table-cell table:style-name="ce9"/>
          <table:table-cell/>
          <table:table-cell table:style-name="ce90"/>
          <table:table-cell table:number-columns-repeated="1014"/>
        </table:table-row>
        <table:table-row table:style-name="ro1">
          <table:table-cell table:number-columns-repeated="2"/>
          <table:table-cell table:style-name="ce19"/>
          <table:table-cell table:style-name="ce9" office:value-type="string" calcext:value-type="string">
            <text:p>2019 dan devreden alacak</text:p>
          </table:table-cell>
          <table:table-cell table:style-name="ce27"/>
          <table:table-cell table:style-name="ce89"/>
          <table:table-cell table:style-name="ce87"/>
          <table:table-cell table:style-name="ce9" table:formula="of:=[.H14]+[.F17]-[.G17]" office:value-type="float" office:value="12145" calcext:value-type="float">
            <text:p>12.145,00</text:p>
          </table:table-cell>
          <table:table-cell/>
          <table:table-cell table:style-name="ce90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nyA102-20</text:p>
          </table:table-cell>
          <table:table-cell table:style-name="ce19" office:value-type="date" office:date-value="2020-03-30" calcext:value-type="date">
            <text:p>30.03.2020</text:p>
          </table:table-cell>
          <table:table-cell office:value-type="string" calcext:value-type="string">
            <text:p>Sefa Kani Narlıgöl Yıkama</text:p>
          </table:table-cell>
          <table:table-cell office:value-type="string" calcext:value-type="string">
            <text:p>7 ay</text:p>
          </table:table-cell>
          <table:table-cell table:style-name="ce87" office:value-type="currency" office:currency="TRY" office:value="6200" calcext:value-type="currency">
            <text:p>₺6.200,00</text:p>
          </table:table-cell>
          <table:table-cell table:style-name="ce87"/>
          <table:table-cell table:style-name="ce9" table:formula="of:=[.H17]+[.F18]-[.G18]" office:value-type="float" office:value="18345" calcext:value-type="float">
            <text:p>18.345,00</text:p>
          </table:table-cell>
          <table:table-cell/>
          <table:table-cell table:style-name="ce85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nyA102-20</text:p>
          </table:table-cell>
          <table:table-cell table:style-name="ce19" office:value-type="date" office:date-value="2020-03-30" calcext:value-type="date">
            <text:p>30.03.2020</text:p>
          </table:table-cell>
          <table:table-cell office:value-type="string" calcext:value-type="string">
            <text:p>Sefa Kani Narlıgöl Yıkama</text:p>
          </table:table-cell>
          <table:table-cell/>
          <table:table-cell table:style-name="ce87"/>
          <table:table-cell table:style-name="ce87" office:value-type="currency" office:currency="TRY" office:value="6200" calcext:value-type="currency">
            <text:p>₺6.200,00</text:p>
          </table:table-cell>
          <table:table-cell table:style-name="ce9" table:formula="of:=[.H18]+[.F19]-[.G19]" office:value-type="float" office:value="12145" calcext:value-type="float">
            <text:p>12.145,00</text:p>
          </table:table-cell>
          <table:table-cell office:value-type="float" office:value="6.43" calcext:value-type="float">
            <text:p>6,43</text:p>
          </table:table-cell>
          <table:table-cell table:style-name="ce85" table:formula="of:=[.G19]/[.I19]" office:value-type="currency" office:currency="USD" office:value="964.230171073095" calcext:value-type="currency">
            <text:p>$964.23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nyG701-20</text:p>
          </table:table-cell>
          <table:table-cell table:style-name="ce19" office:value-type="date" office:date-value="2020-04-01" calcext:value-type="date">
            <text:p>01.04.2020</text:p>
          </table:table-cell>
          <table:table-cell office:value-type="string" calcext:value-type="string">
            <text:p><text:s/>ödeme birkan postane</text:p>
          </table:table-cell>
          <table:table-cell/>
          <table:table-cell table:style-name="ce87"/>
          <table:table-cell table:style-name="ce87" office:value-type="currency" office:currency="TRY" office:value="5000" calcext:value-type="currency">
            <text:p>₺5.000,00</text:p>
          </table:table-cell>
          <table:table-cell table:style-name="ce46" table:formula="of:=[.H19]+[.F20]-[.G20]" office:value-type="float" office:value="7145" calcext:value-type="float">
            <text:p>7.145,00</text:p>
          </table:table-cell>
          <table:table-cell office:value-type="float" office:value="6.64" calcext:value-type="float">
            <text:p>6,64</text:p>
          </table:table-cell>
          <table:table-cell table:style-name="ce85" table:formula="of:=[.G20]/[.I20]" office:value-type="currency" office:currency="USD" office:value="753.012048192771" calcext:value-type="currency">
            <text:p>$753.0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nyB201-20</text:p>
          </table:table-cell>
          <table:table-cell table:style-name="ce19" office:value-type="date" office:date-value="2020-08-30" calcext:value-type="date">
            <text:p>30.08.2020</text:p>
          </table:table-cell>
          <table:table-cell office:value-type="string" calcext:value-type="string">
            <text:p><text:s/>Fatih Arslantaş 20-21 KB</text:p>
          </table:table-cell>
          <table:table-cell/>
          <table:table-cell table:style-name="ce87" office:value-type="currency" office:currency="TRY" office:value="30000" calcext:value-type="currency">
            <text:p>₺30.000,00</text:p>
          </table:table-cell>
          <table:table-cell table:style-name="ce87"/>
          <table:table-cell table:style-name="ce9" table:formula="of:=[.H20]+[.F21]-[.G21]" office:value-type="float" office:value="37145" calcext:value-type="float">
            <text:p>37.145,00</text:p>
          </table:table-cell>
          <table:table-cell/>
          <table:table-cell table:style-name="ce90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nyB201-20</text:p>
          </table:table-cell>
          <table:table-cell table:style-name="ce19" office:value-type="date" office:date-value="2020-08-20" calcext:value-type="date">
            <text:p>20.08.2020</text:p>
          </table:table-cell>
          <table:table-cell office:value-type="string" calcext:value-type="string">
            <text:p>nakit ödeme 20-3-7/12</text:p>
          </table:table-cell>
          <table:table-cell table:style-name="ce9"/>
          <table:table-cell table:style-name="ce87"/>
          <table:table-cell table:style-name="ce87" office:value-type="currency" office:currency="TRY" office:value="15000" calcext:value-type="currency">
            <text:p>₺15.000,00</text:p>
          </table:table-cell>
          <table:table-cell table:style-name="ce9" table:formula="of:=[.H21]+[.F22]-[.G22]" office:value-type="float" office:value="22145" calcext:value-type="float">
            <text:p>22.145,00</text:p>
          </table:table-cell>
          <table:table-cell office:value-type="float" office:value="7.34" calcext:value-type="float">
            <text:p>7,34</text:p>
          </table:table-cell>
          <table:table-cell table:style-name="ce85" table:formula="of:=[.G22]/[.I22]" office:value-type="currency" office:currency="USD" office:value="2043.59673024523" calcext:value-type="currency">
            <text:p>$2,043.6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nyB201-20</text:p>
          </table:table-cell>
          <table:table-cell table:style-name="ce19" office:value-type="date" office:date-value="2020-09-30" calcext:value-type="date">
            <text:p>30.09.2020</text:p>
          </table:table-cell>
          <table:table-cell office:value-type="string" calcext:value-type="string">
            <text:p>Kira Ödemesii 20-8/12</text:p>
          </table:table-cell>
          <table:table-cell table:style-name="ce9"/>
          <table:table-cell table:style-name="ce87"/>
          <table:table-cell table:style-name="ce87" office:value-type="currency" office:currency="TRY" office:value="3000" calcext:value-type="currency">
            <text:p>₺3.000,00</text:p>
          </table:table-cell>
          <table:table-cell table:style-name="ce9" table:formula="of:=[.H22]+[.F23]-[.G23]" office:value-type="float" office:value="19145" calcext:value-type="float">
            <text:p>19.145,00</text:p>
          </table:table-cell>
          <table:table-cell office:value-type="float" office:value="7.8" calcext:value-type="float">
            <text:p>7,8</text:p>
          </table:table-cell>
          <table:table-cell table:style-name="ce85" table:formula="of:=[.G23]/[.I23]" office:value-type="currency" office:currency="USD" office:value="384.615384615385" calcext:value-type="currency">
            <text:p>$384.6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nyA103-20</text:p>
          </table:table-cell>
          <table:table-cell table:style-name="ce19" office:value-type="date" office:date-value="2020-10-30" calcext:value-type="date">
            <text:p>30.10.2020</text:p>
          </table:table-cell>
          <table:table-cell office:value-type="string" calcext:value-type="string">
            <text:p>Kemal Kükrer Yıkama</text:p>
          </table:table-cell>
          <table:table-cell office:value-type="string" calcext:value-type="string">
            <text:p>6 ay</text:p>
          </table:table-cell>
          <table:table-cell table:style-name="ce87" office:value-type="currency" office:currency="TRY" office:value="7800" calcext:value-type="currency">
            <text:p>₺7.800,00</text:p>
          </table:table-cell>
          <table:table-cell table:style-name="ce87"/>
          <table:table-cell table:style-name="ce9" table:formula="of:=[.H23]+[.F24]-[.G24]" office:value-type="float" office:value="26945" calcext:value-type="float">
            <text:p>26.945,00</text:p>
          </table:table-cell>
          <table:table-cell/>
          <table:table-cell table:style-name="ce90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nyA103-20</text:p>
          </table:table-cell>
          <table:table-cell table:style-name="ce19" office:value-type="date" office:date-value="2020-10-30" calcext:value-type="date">
            <text:p>30.10.2020</text:p>
          </table:table-cell>
          <table:table-cell office:value-type="string" calcext:value-type="string">
            <text:p>Kemal Kükrer Yıkama</text:p>
          </table:table-cell>
          <table:table-cell/>
          <table:table-cell table:style-name="ce87"/>
          <table:table-cell table:style-name="ce87" office:value-type="currency" office:currency="TRY" office:value="7800" calcext:value-type="currency">
            <text:p>₺7.800,00</text:p>
          </table:table-cell>
          <table:table-cell table:style-name="ce9" table:formula="of:=[.H24]+[.F25]-[.G25]" office:value-type="float" office:value="19145" calcext:value-type="float">
            <text:p>19.145,00</text:p>
          </table:table-cell>
          <table:table-cell office:value-type="float" office:value="7.8" calcext:value-type="float">
            <text:p>7,8</text:p>
          </table:table-cell>
          <table:table-cell table:style-name="ce85" table:formula="of:=[.G25]/[.I25]" office:value-type="currency" office:currency="USD" office:value="1000" calcext:value-type="currency">
            <text:p>$1,000.0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nyG701-20</text:p>
          </table:table-cell>
          <table:table-cell table:style-name="ce19" office:value-type="date" office:date-value="2020-10-30" calcext:value-type="date">
            <text:p>30.10.2020</text:p>
          </table:table-cell>
          <table:table-cell office:value-type="string" calcext:value-type="string">
            <text:p>Kasım 2020 kira bedeli</text:p>
          </table:table-cell>
          <table:table-cell/>
          <table:table-cell table:style-name="ce87" office:value-type="currency" office:currency="TRY" office:value="3014" calcext:value-type="currency">
            <text:p>₺3.014,00</text:p>
          </table:table-cell>
          <table:table-cell table:style-name="ce87"/>
          <table:table-cell table:style-name="ce9" table:formula="of:=[.H25]+[.F26]-[.G26]" office:value-type="float" office:value="22159" calcext:value-type="float">
            <text:p>22.159,00</text:p>
          </table:table-cell>
          <table:table-cell/>
          <table:table-cell table:style-name="ce90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nyG701-20</text:p>
          </table:table-cell>
          <table:table-cell table:style-name="ce19" office:value-type="date" office:date-value="2020-11-16" calcext:value-type="date">
            <text:p>16.11.2020</text:p>
          </table:table-cell>
          <table:table-cell office:value-type="string" calcext:value-type="string">
            <text:p><text:s/>işyeri boşaltıldı 16 günlük kira</text:p>
          </table:table-cell>
          <table:table-cell/>
          <table:table-cell table:style-name="ce87" office:value-type="currency" office:currency="TRY" office:value="1610" calcext:value-type="currency">
            <text:p>₺1.610,00</text:p>
          </table:table-cell>
          <table:table-cell table:style-name="ce87"/>
          <table:table-cell table:style-name="ce9" table:formula="of:=[.H26]+[.F27]-[.G27]" office:value-type="float" office:value="23769" calcext:value-type="float">
            <text:p>23.769,00</text:p>
          </table:table-cell>
          <table:table-cell/>
          <table:table-cell table:style-name="ce90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nyC301-20</text:p>
          </table:table-cell>
          <table:table-cell table:style-name="ce19" office:value-type="date" office:date-value="2020-10-20" calcext:value-type="date">
            <text:p>20.10.2020</text:p>
          </table:table-cell>
          <table:table-cell office:value-type="string" calcext:value-type="string">
            <text:p><text:s/>Ali Demirel Hurdacı 20-21 KB</text:p>
          </table:table-cell>
          <table:table-cell/>
          <table:table-cell table:style-name="ce87" office:value-type="currency" office:currency="TRY" office:value="35000" calcext:value-type="currency">
            <text:p>₺35.000,00</text:p>
          </table:table-cell>
          <table:table-cell table:style-name="ce87"/>
          <table:table-cell table:style-name="ce9" table:formula="of:=[.H27]+[.F28]-[.G28]" office:value-type="float" office:value="58769" calcext:value-type="float">
            <text:p>58.769,00</text:p>
          </table:table-cell>
          <table:table-cell/>
          <table:table-cell table:style-name="ce90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nyC301-20</text:p>
          </table:table-cell>
          <table:table-cell table:style-name="ce19" office:value-type="date" office:date-value="2020-10-20" calcext:value-type="date">
            <text:p>20.10.2020</text:p>
          </table:table-cell>
          <table:table-cell office:value-type="string" calcext:value-type="string">
            <text:p>20-21 Kira Bedeli 20-1-7/12</text:p>
          </table:table-cell>
          <table:table-cell/>
          <table:table-cell table:style-name="ce87"/>
          <table:table-cell table:style-name="ce87" office:value-type="currency" office:currency="TRY" office:value="20000" calcext:value-type="currency">
            <text:p>₺20.000,00</text:p>
          </table:table-cell>
          <table:table-cell table:style-name="ce9" table:formula="of:=[.H28]+[.F29]-[.G29]" office:value-type="float" office:value="38769" calcext:value-type="float">
            <text:p>38.769,00</text:p>
          </table:table-cell>
          <table:table-cell office:value-type="float" office:value="7.87" calcext:value-type="float">
            <text:p>7,87</text:p>
          </table:table-cell>
          <table:table-cell table:style-name="ce85" table:formula="of:=[.G29]/[.I29]" office:value-type="currency" office:currency="USD" office:value="2541.29606099111" calcext:value-type="currency">
            <text:p>$2,541.3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nyC301-20</text:p>
          </table:table-cell>
          <table:table-cell table:style-name="ce19" office:value-type="date" office:date-value="2020-11-30" calcext:value-type="date">
            <text:p>30.11.2020</text:p>
          </table:table-cell>
          <table:table-cell office:value-type="string" calcext:value-type="string">
            <text:p>20-21 Kira Bedeli 20-8/12</text:p>
          </table:table-cell>
          <table:table-cell/>
          <table:table-cell table:style-name="ce87"/>
          <table:table-cell table:style-name="ce87" office:value-type="currency" office:currency="TRY" office:value="3000" calcext:value-type="currency">
            <text:p>₺3.000,00</text:p>
          </table:table-cell>
          <table:table-cell table:style-name="ce9" table:formula="of:=[.H29]+[.F30]-[.G30]" office:value-type="float" office:value="35769" calcext:value-type="float">
            <text:p>35.769,00</text:p>
          </table:table-cell>
          <table:table-cell office:value-type="float" office:value="7.79" calcext:value-type="float">
            <text:p>7,79</text:p>
          </table:table-cell>
          <table:table-cell table:style-name="ce85" table:formula="of:=[.G30]/[.I30]" office:value-type="currency" office:currency="USD" office:value="385.109114249037" calcext:value-type="currency">
            <text:p>$385.1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nyB201-20</text:p>
          </table:table-cell>
          <table:table-cell table:style-name="ce19" office:value-type="date" office:date-value="2020-11-12" calcext:value-type="date">
            <text:p>12.11.2020</text:p>
          </table:table-cell>
          <table:table-cell office:value-type="string" calcext:value-type="string">
            <text:p>Kira Ödemesi 20-9/12</text:p>
          </table:table-cell>
          <table:table-cell table:style-name="ce9"/>
          <table:table-cell table:style-name="ce87"/>
          <table:table-cell table:style-name="ce87" office:value-type="currency" office:currency="TRY" office:value="3000" calcext:value-type="currency">
            <text:p>₺3.000,00</text:p>
          </table:table-cell>
          <table:table-cell table:style-name="ce9" table:formula="of:=[.H30]+[.F31]-[.G31]" office:value-type="float" office:value="32769" calcext:value-type="float">
            <text:p>32.769,00</text:p>
          </table:table-cell>
          <table:table-cell office:value-type="float" office:value="8" calcext:value-type="float">
            <text:p>8</text:p>
          </table:table-cell>
          <table:table-cell table:style-name="ce85" table:formula="of:=[.G31]/[.I31]" office:value-type="currency" office:currency="USD" office:value="375" calcext:value-type="currency">
            <text:p>$375.0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nyB201-20</text:p>
          </table:table-cell>
          <table:table-cell table:style-name="ce19" office:value-type="date" office:date-value="2020-12-12" calcext:value-type="date">
            <text:p>12.12.2020</text:p>
          </table:table-cell>
          <table:table-cell office:value-type="string" calcext:value-type="string">
            <text:p>Kira Ödemesi 20-10/12</text:p>
          </table:table-cell>
          <table:table-cell table:style-name="ce9"/>
          <table:table-cell table:style-name="ce87"/>
          <table:table-cell table:style-name="ce87" office:value-type="currency" office:currency="TRY" office:value="1500" calcext:value-type="currency">
            <text:p>₺1.500,00</text:p>
          </table:table-cell>
          <table:table-cell table:style-name="ce9" table:formula="of:=[.H31]+[.F32]-[.G32]" office:value-type="float" office:value="31269" calcext:value-type="float">
            <text:p>31.269,00</text:p>
          </table:table-cell>
          <table:table-cell office:value-type="float" office:value="8" calcext:value-type="float">
            <text:p>8</text:p>
          </table:table-cell>
          <table:table-cell table:style-name="ce85" table:formula="of:=[.G32]/[.I32]" office:value-type="currency" office:currency="USD" office:value="187.5" calcext:value-type="currency">
            <text:p>$187.50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27" office:value-type="string" calcext:value-type="string">
            <text:p>TOPLAM</text:p>
          </table:table-cell>
          <table:table-cell/>
          <table:table-cell table:style-name="ce88" table:formula="of:=SUM([.F18:.F32])" office:value-type="currency" office:currency="TRY" office:value="83624" calcext:value-type="currency">
            <text:p>₺83.624,00</text:p>
          </table:table-cell>
          <table:table-cell table:style-name="ce88" table:formula="of:=SUM([.G18:.G32])" office:value-type="currency" office:currency="TRY" office:value="64500" calcext:value-type="currency">
            <text:p>₺64.500,00</text:p>
          </table:table-cell>
          <table:table-cell table:style-name="ce9"/>
          <table:table-cell/>
          <table:table-cell table:style-name="ce86" table:formula="of:=SUM([.J17:.J32])" office:value-type="currency" office:currency="USD" office:value="8634.35950936663" calcext:value-type="currency">
            <text:p>$8,634.36</text:p>
          </table:table-cell>
          <table:table-cell/>
          <table:table-cell table:style-name="ce1"/>
          <table:table-cell table:number-columns-repeated="1012"/>
        </table:table-row>
        <table:table-row table:style-name="ro1">
          <table:table-cell table:number-columns-repeated="2"/>
          <table:table-cell table:style-name="ce9"/>
          <table:table-cell table:style-name="ce27"/>
          <table:table-cell table:style-name="ce24"/>
          <table:table-cell table:style-name="ce87" table:number-columns-repeated="2"/>
          <table:table-cell/>
          <table:table-cell table:style-name="ce46"/>
          <table:table-cell table:style-name="ce90"/>
          <table:table-cell/>
          <table:table-cell table:style-name="ce1"/>
          <table:table-cell table:number-columns-repeated="1012"/>
        </table:table-row>
        <table:table-row table:style-name="ro3">
          <table:table-cell table:number-columns-repeated="2"/>
          <table:table-cell table:style-name="ce82" office:value-type="float" office:value="2021" calcext:value-type="float">
            <text:p>2021</text:p>
          </table:table-cell>
          <table:table-cell table:number-columns-repeated="2"/>
          <table:table-cell table:style-name="ce87" table:number-columns-repeated="2"/>
          <table:table-cell table:style-name="ce9"/>
          <table:table-cell/>
          <table:table-cell table:style-name="ce90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nyC301-21</text:p>
          </table:table-cell>
          <table:table-cell table:style-name="ce19" office:value-type="date" office:date-value="2021-01-30" calcext:value-type="date">
            <text:p>30.01.2021</text:p>
          </table:table-cell>
          <table:table-cell office:value-type="string" calcext:value-type="string">
            <text:p>2020-21 Kira Bedeli 9-10/12 senetli</text:p>
          </table:table-cell>
          <table:table-cell/>
          <table:table-cell table:style-name="ce87"/>
          <table:table-cell table:style-name="ce87" office:value-type="currency" office:currency="TRY" office:value="6000" calcext:value-type="currency">
            <text:p>₺6.000,00</text:p>
          </table:table-cell>
          <table:table-cell table:style-name="ce9" table:formula="of:=[.H32]+[.F36]-[.G36]" office:value-type="float" office:value="25269" calcext:value-type="float">
            <text:p>25.269,00</text:p>
          </table:table-cell>
          <table:table-cell office:value-type="float" office:value="8.5" calcext:value-type="float">
            <text:p>8,5</text:p>
          </table:table-cell>
          <table:table-cell table:style-name="ce85" table:formula="of:=[.G36]/[.I36]" office:value-type="currency" office:currency="USD" office:value="705.882352941176" calcext:value-type="currency">
            <text:p>$705.88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nyC301-21</text:p>
          </table:table-cell>
          <table:table-cell table:style-name="ce19" office:value-type="date" office:date-value="2021-03-30" calcext:value-type="date">
            <text:p>30.03.2021</text:p>
          </table:table-cell>
          <table:table-cell office:value-type="string" calcext:value-type="string">
            <text:p>2020-21 Kira Bedeli 11-12/12 senetli</text:p>
          </table:table-cell>
          <table:table-cell/>
          <table:table-cell table:style-name="ce87"/>
          <table:table-cell table:style-name="ce87" office:value-type="currency" office:currency="TRY" office:value="6000" calcext:value-type="currency">
            <text:p>₺6.000,00</text:p>
          </table:table-cell>
          <table:table-cell table:style-name="ce9" table:formula="of:=[.H36]+[.F37]-[.G37]" office:value-type="float" office:value="19269" calcext:value-type="float">
            <text:p>19.269,00</text:p>
          </table:table-cell>
          <table:table-cell office:value-type="float" office:value="8.5" calcext:value-type="float">
            <text:p>8,5</text:p>
          </table:table-cell>
          <table:table-cell table:style-name="ce85" table:formula="of:=[.G37]/[.I37]" office:value-type="currency" office:currency="USD" office:value="705.882352941176" calcext:value-type="currency">
            <text:p>$705.88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nyA104-21</text:p>
          </table:table-cell>
          <table:table-cell table:style-name="ce19" office:value-type="date" office:date-value="2021-04-30" calcext:value-type="date">
            <text:p>30.04.2021</text:p>
          </table:table-cell>
          <table:table-cell office:value-type="string" calcext:value-type="string">
            <text:p>Saliha Şahin (Ali) Yıkama</text:p>
          </table:table-cell>
          <table:table-cell office:value-type="string" calcext:value-type="string">
            <text:p>4ay22gun</text:p>
          </table:table-cell>
          <table:table-cell table:style-name="ce87" office:value-type="currency" office:currency="TRY" office:value="6800" calcext:value-type="currency">
            <text:p>₺6.800,00</text:p>
          </table:table-cell>
          <table:table-cell table:style-name="ce87"/>
          <table:table-cell table:style-name="ce9" table:formula="of:=[.H37]+[.F38]-[.G38]" office:value-type="float" office:value="26069" calcext:value-type="float">
            <text:p>26.069,00</text:p>
          </table:table-cell>
          <table:table-cell/>
          <table:table-cell table:style-name="ce90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nyA104-21</text:p>
          </table:table-cell>
          <table:table-cell table:style-name="ce19" office:value-type="date" office:date-value="2021-04-30" calcext:value-type="date">
            <text:p>30.04.2021</text:p>
          </table:table-cell>
          <table:table-cell office:value-type="string" calcext:value-type="string">
            <text:p>Saliha Şahin (Ali) Yıkama</text:p>
          </table:table-cell>
          <table:table-cell/>
          <table:table-cell table:style-name="ce87"/>
          <table:table-cell table:style-name="ce87" office:value-type="currency" office:currency="TRY" office:value="6800" calcext:value-type="currency">
            <text:p>₺6.800,00</text:p>
          </table:table-cell>
          <table:table-cell table:style-name="ce9" table:formula="of:=[.H38]+[.F39]-[.G39]" office:value-type="float" office:value="19269" calcext:value-type="float">
            <text:p>19.269,00</text:p>
          </table:table-cell>
          <table:table-cell office:value-type="float" office:value="8.5" calcext:value-type="float">
            <text:p>8,5</text:p>
          </table:table-cell>
          <table:table-cell table:style-name="ce85" table:formula="of:=[.G39]/[.I39]" office:value-type="currency" office:currency="USD" office:value="800" calcext:value-type="currency">
            <text:p>$800.0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nyA105-21</text:p>
          </table:table-cell>
          <table:table-cell table:style-name="ce19" office:value-type="date" office:date-value="2021-09-18" calcext:value-type="date">
            <text:p>18.09.2021</text:p>
          </table:table-cell>
          <table:table-cell office:value-type="string" calcext:value-type="string">
            <text:p>Fehmi Arat Yıkama</text:p>
          </table:table-cell>
          <table:table-cell/>
          <table:table-cell table:style-name="ce87" office:value-type="currency" office:currency="TRY" office:value="24000" calcext:value-type="currency">
            <text:p>₺24.000,00</text:p>
          </table:table-cell>
          <table:table-cell table:style-name="ce87"/>
          <table:table-cell table:style-name="ce9" table:formula="of:=[.H39]+[.F40]-[.G40]" office:value-type="float" office:value="43269" calcext:value-type="float">
            <text:p>43.269,00</text:p>
          </table:table-cell>
          <table:table-cell/>
          <table:table-cell table:style-name="ce90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nyA105-21</text:p>
          </table:table-cell>
          <table:table-cell table:style-name="ce19" office:value-type="date" office:date-value="2021-09-18" calcext:value-type="date">
            <text:p>18.09.2021</text:p>
          </table:table-cell>
          <table:table-cell office:value-type="string" calcext:value-type="string">
            <text:p>Fehmi Arat Yıkama</text:p>
          </table:table-cell>
          <table:table-cell/>
          <table:table-cell table:style-name="ce87"/>
          <table:table-cell table:style-name="ce87" office:value-type="currency" office:currency="TRY" office:value="24000" calcext:value-type="currency">
            <text:p>₺24.000,00</text:p>
          </table:table-cell>
          <table:table-cell table:style-name="ce9" table:formula="of:=[.H40]+[.F41]-[.G41]" office:value-type="float" office:value="19269" calcext:value-type="float">
            <text:p>19.269,00</text:p>
          </table:table-cell>
          <table:table-cell office:value-type="float" office:value="8.5" calcext:value-type="float">
            <text:p>8,5</text:p>
          </table:table-cell>
          <table:table-cell table:style-name="ce85" table:formula="of:=[.G41]/[.I41]" office:value-type="currency" office:currency="USD" office:value="2823.52941176471" calcext:value-type="currency">
            <text:p>$2,823.53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nyB201-21</text:p>
          </table:table-cell>
          <table:table-cell table:style-name="ce19" office:value-type="date" office:date-value="2021-03-12" calcext:value-type="date">
            <text:p>12.03.2021</text:p>
          </table:table-cell>
          <table:table-cell office:value-type="string" calcext:value-type="string">
            <text:p>Fatih forklift</text:p>
          </table:table-cell>
          <table:table-cell/>
          <table:table-cell table:style-name="ce87"/>
          <table:table-cell table:style-name="ce87" office:value-type="currency" office:currency="TRY" office:value="1750" calcext:value-type="currency">
            <text:p>₺1.750,00</text:p>
          </table:table-cell>
          <table:table-cell table:style-name="ce9" table:formula="of:=[.H41]+[.F42]-[.G42]" office:value-type="float" office:value="17519" calcext:value-type="float">
            <text:p>17.519,00</text:p>
          </table:table-cell>
          <table:table-cell office:value-type="float" office:value="8.5" calcext:value-type="float">
            <text:p>8,5</text:p>
          </table:table-cell>
          <table:table-cell table:style-name="ce85" table:formula="of:=[.G42]/[.I42]" office:value-type="currency" office:currency="USD" office:value="205.882352941176" calcext:value-type="currency">
            <text:p>$205.88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nyB201-21</text:p>
          </table:table-cell>
          <table:table-cell table:style-name="ce19" office:value-type="date" office:date-value="2022-04-21" calcext:value-type="date">
            <text:p>21.04.2022</text:p>
          </table:table-cell>
          <table:table-cell office:value-type="string" calcext:value-type="string">
            <text:p>fatih nakit</text:p>
          </table:table-cell>
          <table:table-cell/>
          <table:table-cell table:style-name="ce87"/>
          <table:table-cell table:style-name="ce87" office:value-type="currency" office:currency="TRY" office:value="3000" calcext:value-type="currency">
            <text:p>₺3.000,00</text:p>
          </table:table-cell>
          <table:table-cell table:style-name="ce9" table:formula="of:=[.H42]+[.F43]-[.G43]" office:value-type="float" office:value="14519" calcext:value-type="float">
            <text:p>14.519,00</text:p>
          </table:table-cell>
          <table:table-cell office:value-type="float" office:value="8.5" calcext:value-type="float">
            <text:p>8,5</text:p>
          </table:table-cell>
          <table:table-cell table:style-name="ce85" table:formula="of:=[.G43]/[.I43]" office:value-type="currency" office:currency="USD" office:value="352.941176470588" calcext:value-type="currency">
            <text:p>$352.94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nyB201-21</text:p>
          </table:table-cell>
          <table:table-cell table:style-name="ce19" office:value-type="date" office:date-value="2022-06-05" calcext:value-type="date">
            <text:p>05.06.2022</text:p>
          </table:table-cell>
          <table:table-cell office:value-type="string" calcext:value-type="string">
            <text:p>fatih nakit</text:p>
          </table:table-cell>
          <table:table-cell/>
          <table:table-cell table:style-name="ce87"/>
          <table:table-cell table:style-name="ce87" office:value-type="currency" office:currency="TRY" office:value="2750" calcext:value-type="currency">
            <text:p>₺2.750,00</text:p>
          </table:table-cell>
          <table:table-cell table:style-name="ce9" table:formula="of:=[.H43]+[.F44]-[.G44]" office:value-type="float" office:value="11769" calcext:value-type="float">
            <text:p>11.769,00</text:p>
          </table:table-cell>
          <table:table-cell office:value-type="float" office:value="8.5" calcext:value-type="float">
            <text:p>8,5</text:p>
          </table:table-cell>
          <table:table-cell table:style-name="ce85" table:formula="of:=[.G44]/[.I44]" office:value-type="currency" office:currency="USD" office:value="323.529411764706" calcext:value-type="currency">
            <text:p>$323.53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nyB202-21</text:p>
          </table:table-cell>
          <table:table-cell table:style-name="ce19" office:value-type="date" office:date-value="2021-08-30" calcext:value-type="date">
            <text:p>30.08.2021</text:p>
          </table:table-cell>
          <table:table-cell office:value-type="string" calcext:value-type="string">
            <text:p>Mesut DELİDUMAN motorcu</text:p>
          </table:table-cell>
          <table:table-cell/>
          <table:table-cell table:style-name="ce87" office:value-type="currency" office:currency="TRY" office:value="28800" calcext:value-type="currency">
            <text:p>₺28.800,00</text:p>
          </table:table-cell>
          <table:table-cell table:style-name="ce87"/>
          <table:table-cell table:style-name="ce9" table:formula="of:=[.H44]+[.F45]-[.G45]" office:value-type="float" office:value="40569" calcext:value-type="float">
            <text:p>40.569,00</text:p>
          </table:table-cell>
          <table:table-cell/>
          <table:table-cell table:style-name="ce90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nyB202-21</text:p>
          </table:table-cell>
          <table:table-cell table:style-name="ce19" office:value-type="date" office:date-value="2021-08-30" calcext:value-type="date">
            <text:p>30.08.2021</text:p>
          </table:table-cell>
          <table:table-cell office:value-type="string" calcext:value-type="string">
            <text:p>Mesut DELİDUMAN motorcu</text:p>
          </table:table-cell>
          <table:table-cell/>
          <table:table-cell table:style-name="ce87"/>
          <table:table-cell table:style-name="ce87" office:value-type="currency" office:currency="TRY" office:value="28800" calcext:value-type="currency">
            <text:p>₺28.800,00</text:p>
          </table:table-cell>
          <table:table-cell table:style-name="ce9" table:formula="of:=[.H45]+[.F46]-[.G46]" office:value-type="float" office:value="11769" calcext:value-type="float">
            <text:p>11.769,00</text:p>
          </table:table-cell>
          <table:table-cell office:value-type="float" office:value="8.5" calcext:value-type="float">
            <text:p>8,5</text:p>
          </table:table-cell>
          <table:table-cell table:style-name="ce85" table:formula="of:=[.G46]/[.I46]" office:value-type="currency" office:currency="USD" office:value="3388.23529411765" calcext:value-type="currency">
            <text:p>$3,388.24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nyC301-21</text:p>
          </table:table-cell>
          <table:table-cell table:style-name="ce19" office:value-type="date" office:date-value="2022-11-29" calcext:value-type="date">
            <text:p>29.11.2022</text:p>
          </table:table-cell>
          <table:table-cell office:value-type="string" calcext:value-type="string">
            <text:p>Ali Demirel 21-22 kira bedeli</text:p>
          </table:table-cell>
          <table:table-cell/>
          <table:table-cell table:style-name="ce87" office:value-type="currency" office:currency="TRY" office:value="43160" calcext:value-type="currency">
            <text:p>₺43.160,00</text:p>
          </table:table-cell>
          <table:table-cell table:style-name="ce87"/>
          <table:table-cell table:style-name="ce9" table:formula="of:=[.H46]+[.F47]-[.G47]" office:value-type="float" office:value="54929" calcext:value-type="float">
            <text:p>54.929,00</text:p>
          </table:table-cell>
          <table:table-cell/>
          <table:table-cell table:style-name="ce90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nyC301-21</text:p>
          </table:table-cell>
          <table:table-cell table:style-name="ce19" office:value-type="date" office:date-value="2022-11-29" calcext:value-type="date">
            <text:p>29.11.2022</text:p>
          </table:table-cell>
          <table:table-cell office:value-type="string" calcext:value-type="string">
            <text:p>Ali Demirel 21-22 kira bedeli</text:p>
          </table:table-cell>
          <table:table-cell/>
          <table:table-cell table:style-name="ce87"/>
          <table:table-cell table:style-name="ce87" office:value-type="currency" office:currency="TRY" office:value="43160" calcext:value-type="currency">
            <text:p>₺43.160,00</text:p>
          </table:table-cell>
          <table:table-cell table:style-name="ce9" table:formula="of:=[.H47]+[.F48]-[.G48]" office:value-type="float" office:value="11769" calcext:value-type="float">
            <text:p>11.769,00</text:p>
          </table:table-cell>
          <table:table-cell office:value-type="float" office:value="8.5" calcext:value-type="float">
            <text:p>8,5</text:p>
          </table:table-cell>
          <table:table-cell table:style-name="ce85" table:formula="of:=[.G48]/[.I48]" office:value-type="currency" office:currency="USD" office:value="5077.64705882353" calcext:value-type="currency">
            <text:p>$5,077.65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nyE501-21</text:p>
          </table:table-cell>
          <table:table-cell table:style-name="ce19" office:value-type="date" office:date-value="2021-08-05" calcext:value-type="date">
            <text:p>05.08.2021</text:p>
          </table:table-cell>
          <table:table-cell office:value-type="string" calcext:value-type="string">
            <text:p>Emre Aktaş motorcu</text:p>
          </table:table-cell>
          <table:table-cell/>
          <table:table-cell table:style-name="ce87" office:value-type="currency" office:currency="TRY" office:value="30000" calcext:value-type="currency">
            <text:p>₺30.000,00</text:p>
          </table:table-cell>
          <table:table-cell table:style-name="ce87"/>
          <table:table-cell table:style-name="ce9" table:formula="of:=[.H48]+[.F49]-[.G49]" office:value-type="float" office:value="41769" calcext:value-type="float">
            <text:p>41.769,00</text:p>
          </table:table-cell>
          <table:table-cell/>
          <table:table-cell table:style-name="ce90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nyE501-21</text:p>
          </table:table-cell>
          <table:table-cell table:style-name="ce19" office:value-type="date" office:date-value="2021-08-05" calcext:value-type="date">
            <text:p>05.08.2021</text:p>
          </table:table-cell>
          <table:table-cell office:value-type="string" calcext:value-type="string">
            <text:p>Emre Aktaş motorcu</text:p>
          </table:table-cell>
          <table:table-cell/>
          <table:table-cell table:style-name="ce87"/>
          <table:table-cell table:style-name="ce87" office:value-type="currency" office:currency="TRY" office:value="30000" calcext:value-type="currency">
            <text:p>₺30.000,00</text:p>
          </table:table-cell>
          <table:table-cell table:style-name="ce9" table:formula="of:=[.H49]+[.F50]-[.G50]" office:value-type="float" office:value="11769" calcext:value-type="float">
            <text:p>11.769,00</text:p>
          </table:table-cell>
          <table:table-cell office:value-type="float" office:value="8.5" calcext:value-type="float">
            <text:p>8,5</text:p>
          </table:table-cell>
          <table:table-cell table:style-name="ce85" table:formula="of:=[.G50]/[.I50]" office:value-type="currency" office:currency="USD" office:value="3529.41176470588" calcext:value-type="currency">
            <text:p>$3,529.41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19"/>
          <table:table-cell table:number-columns-repeated="2"/>
          <table:table-cell table:style-name="ce87" table:number-columns-repeated="2"/>
          <table:table-cell table:style-name="ce9"/>
          <table:table-cell/>
          <table:table-cell table:style-name="ce85"/>
          <table:table-cell table:number-columns-repeated="1014"/>
        </table:table-row>
        <table:table-row table:style-name="ro1">
          <table:table-cell table:number-columns-repeated="3"/>
          <table:table-cell table:style-name="ce27" office:value-type="string" calcext:value-type="string">
            <text:p>2021 YIL KİRA TUTARI</text:p>
          </table:table-cell>
          <table:table-cell/>
          <table:table-cell table:style-name="ce88" table:formula="of:=SUM([.F36:.F50])" office:value-type="currency" office:currency="TRY" office:value="132760" calcext:value-type="currency">
            <text:p>₺132.760,00</text:p>
          </table:table-cell>
          <table:table-cell table:style-name="ce87"/>
          <table:table-cell table:style-name="ce9"/>
          <table:table-cell/>
          <table:table-cell table:style-name="ce86" table:formula="of:=SUM([.J36:.J51])" office:value-type="currency" office:currency="USD" office:value="17912.9411764706" calcext:value-type="currency">
            <text:p>$17,912.94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27" office:value-type="string" calcext:value-type="string">
            <text:p>2021 YILI TOPLAM GELİR</text:p>
          </table:table-cell>
          <table:table-cell/>
          <table:table-cell table:style-name="ce87"/>
          <table:table-cell table:style-name="ce88" table:formula="of:=SUM([.G36:.G50])" office:value-type="currency" office:currency="TRY" office:value="152260" calcext:value-type="currency">
            <text:p>₺152.260,00</text:p>
          </table:table-cell>
          <table:table-cell table:number-columns-repeated="2"/>
          <table:table-cell table:style-name="ce90"/>
          <table:table-cell table:number-columns-repeated="1014"/>
        </table:table-row>
        <table:table-row table:style-name="ro1" table:number-rows-repeated="5">
          <table:table-cell table:number-columns-repeated="5"/>
          <table:table-cell table:style-name="ce87" table:number-columns-repeated="2"/>
          <table:table-cell table:number-columns-repeated="2"/>
          <table:table-cell table:style-name="ce90"/>
          <table:table-cell table:number-columns-repeated="1014"/>
        </table:table-row>
        <table:table-row table:style-name="ro3">
          <table:table-cell table:number-columns-repeated="2"/>
          <table:table-cell table:style-name="ce82" office:value-type="float" office:value="2022" calcext:value-type="float">
            <text:p>2022</text:p>
          </table:table-cell>
          <table:table-cell table:number-columns-repeated="2"/>
          <table:table-cell table:style-name="ce87" table:number-columns-repeated="2"/>
          <table:table-cell table:number-columns-repeated="2"/>
          <table:table-cell table:style-name="ce90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nyF601-22</text:p>
          </table:table-cell>
          <table:table-cell table:style-name="ce19" office:value-type="date" office:date-value="2022-03-31" calcext:value-type="date">
            <text:p>31.03.2022</text:p>
          </table:table-cell>
          <table:table-cell office:value-type="string" calcext:value-type="string">
            <text:p>Merdal KİPEL metal</text:p>
          </table:table-cell>
          <table:table-cell/>
          <table:table-cell table:style-name="ce91" office:value-type="currency" office:currency="TRY" office:value="36000" calcext:value-type="currency">
            <text:p>₺36.000,00</text:p>
          </table:table-cell>
          <table:table-cell table:style-name="ce87"/>
          <table:table-cell table:style-name="ce9" table:formula="of:=[.H50]+[.F60]-[.G60]" office:value-type="float" office:value="47769" calcext:value-type="float">
            <text:p>47.769,00</text:p>
          </table:table-cell>
          <table:table-cell/>
          <table:table-cell table:style-name="ce90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nyF601-22</text:p>
          </table:table-cell>
          <table:table-cell table:style-name="ce19" office:value-type="date" office:date-value="2022-03-31" calcext:value-type="date">
            <text:p>31.03.2022</text:p>
          </table:table-cell>
          <table:table-cell office:value-type="string" calcext:value-type="string">
            <text:p>Merdal KİPEL metal</text:p>
          </table:table-cell>
          <table:table-cell/>
          <table:table-cell table:style-name="ce87"/>
          <table:table-cell table:style-name="ce91" office:value-type="currency" office:currency="TRY" office:value="28000" calcext:value-type="currency">
            <text:p>₺28.000,00</text:p>
          </table:table-cell>
          <table:table-cell table:style-name="ce9" table:formula="of:=[.H60]+[.F61]-[.G61]" office:value-type="float" office:value="19769" calcext:value-type="float">
            <text:p>19.769,00</text:p>
          </table:table-cell>
          <table:table-cell office:value-type="float" office:value="18.5" calcext:value-type="float">
            <text:p>18,5</text:p>
          </table:table-cell>
          <table:table-cell table:style-name="ce85" table:formula="of:=[.G61]/[.I61]" office:value-type="currency" office:currency="USD" office:value="1513.51351351351" calcext:value-type="currency">
            <text:p>$1,513.5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nyF601-22</text:p>
          </table:table-cell>
          <table:table-cell table:style-name="ce19" office:value-type="date" office:date-value="2022-04-30" calcext:value-type="date">
            <text:p>30.04.2022</text:p>
          </table:table-cell>
          <table:table-cell office:value-type="string" calcext:value-type="string">
            <text:p>Merdal KİPEL metal</text:p>
          </table:table-cell>
          <table:table-cell/>
          <table:table-cell table:style-name="ce87"/>
          <table:table-cell table:style-name="ce91" office:value-type="currency" office:currency="TRY" office:value="4000" calcext:value-type="currency">
            <text:p>₺4.000,00</text:p>
          </table:table-cell>
          <table:table-cell table:style-name="ce9" table:formula="of:=[.H61]+[.F62]-[.G62]" office:value-type="float" office:value="15769" calcext:value-type="float">
            <text:p>15.769,00</text:p>
          </table:table-cell>
          <table:table-cell office:value-type="float" office:value="18.5" calcext:value-type="float">
            <text:p>18,5</text:p>
          </table:table-cell>
          <table:table-cell table:style-name="ce85" table:formula="of:=[.G62]/[.I62]" office:value-type="currency" office:currency="USD" office:value="216.216216216216" calcext:value-type="currency">
            <text:p>$216.22</text:p>
          </table:table-cell>
          <table:table-cell/>
          <table:table-cell table:style-name="ce1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nyF601-22</text:p>
          </table:table-cell>
          <table:table-cell table:style-name="ce19" office:value-type="date" office:date-value="2022-05-30" calcext:value-type="date">
            <text:p>30.05.2022</text:p>
          </table:table-cell>
          <table:table-cell office:value-type="string" calcext:value-type="string">
            <text:p>Merdal KİPEL metal</text:p>
          </table:table-cell>
          <table:table-cell/>
          <table:table-cell table:style-name="ce87"/>
          <table:table-cell table:style-name="ce91" office:value-type="currency" office:currency="TRY" office:value="4000" calcext:value-type="currency">
            <text:p>₺4.000,00</text:p>
          </table:table-cell>
          <table:table-cell table:style-name="ce9" table:formula="of:=[.H62]+[.F63]-[.G63]" office:value-type="float" office:value="11769" calcext:value-type="float">
            <text:p>11.769,00</text:p>
          </table:table-cell>
          <table:table-cell office:value-type="float" office:value="18.5" calcext:value-type="float">
            <text:p>18,5</text:p>
          </table:table-cell>
          <table:table-cell table:style-name="ce85" table:formula="of:=[.G63]/[.I63]" office:value-type="currency" office:currency="USD" office:value="216.216216216216" calcext:value-type="currency">
            <text:p>$216.22</text:p>
          </table:table-cell>
          <table:table-cell/>
          <table:table-cell table:style-name="ce1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nyE502-22</text:p>
          </table:table-cell>
          <table:table-cell table:style-name="ce19" office:value-type="date" office:date-value="2022-08-01" calcext:value-type="date">
            <text:p>01.08.2022</text:p>
          </table:table-cell>
          <table:table-cell office:value-type="string" calcext:value-type="string">
            <text:p>Cihan ÇAM</text:p>
          </table:table-cell>
          <table:table-cell/>
          <table:table-cell table:style-name="ce87" office:value-type="currency" office:currency="TRY" office:value="45000" calcext:value-type="currency">
            <text:p>₺45.000,00</text:p>
          </table:table-cell>
          <table:table-cell table:style-name="ce87"/>
          <table:table-cell table:style-name="ce9" table:formula="of:=[.H63]+[.F64]-[.G64]" office:value-type="float" office:value="56769" calcext:value-type="float">
            <text:p>56.769,00</text:p>
          </table:table-cell>
          <table:table-cell/>
          <table:table-cell table:style-name="ce90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nyE502-22</text:p>
          </table:table-cell>
          <table:table-cell table:style-name="ce19" office:value-type="date" office:date-value="2022-08-01" calcext:value-type="date">
            <text:p>01.08.2022</text:p>
          </table:table-cell>
          <table:table-cell office:value-type="string" calcext:value-type="string">
            <text:p>Cihan ÇAM</text:p>
          </table:table-cell>
          <table:table-cell/>
          <table:table-cell table:style-name="ce87"/>
          <table:table-cell table:style-name="ce87" office:value-type="currency" office:currency="TRY" office:value="20000" calcext:value-type="currency">
            <text:p>₺20.000,00</text:p>
          </table:table-cell>
          <table:table-cell table:style-name="ce9" table:formula="of:=[.H64]+[.F65]-[.G65]" office:value-type="float" office:value="36769" calcext:value-type="float">
            <text:p>36.769,00</text:p>
          </table:table-cell>
          <table:table-cell office:value-type="float" office:value="18.5" calcext:value-type="float">
            <text:p>18,5</text:p>
          </table:table-cell>
          <table:table-cell table:style-name="ce85" table:formula="of:=[.G65]/[.I65]" office:value-type="currency" office:currency="USD" office:value="1081.08108108108" calcext:value-type="currency">
            <text:p>$1,081.08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nyE502-22</text:p>
          </table:table-cell>
          <table:table-cell table:style-name="ce19" office:value-type="date" office:date-value="2022-08-05" calcext:value-type="date">
            <text:p>05.08.2022</text:p>
          </table:table-cell>
          <table:table-cell office:value-type="string" calcext:value-type="string">
            <text:p>Cihan ÇAM</text:p>
          </table:table-cell>
          <table:table-cell/>
          <table:table-cell table:style-name="ce87"/>
          <table:table-cell table:style-name="ce87" office:value-type="currency" office:currency="TRY" office:value="25000" calcext:value-type="currency">
            <text:p>₺25.000,00</text:p>
          </table:table-cell>
          <table:table-cell table:style-name="ce9" table:formula="of:=[.H65]+[.F66]-[.G66]" office:value-type="float" office:value="11769" calcext:value-type="float">
            <text:p>11.769,00</text:p>
          </table:table-cell>
          <table:table-cell office:value-type="float" office:value="18.5" calcext:value-type="float">
            <text:p>18,5</text:p>
          </table:table-cell>
          <table:table-cell table:style-name="ce85" table:formula="of:=[.G66]/[.I66]" office:value-type="currency" office:currency="USD" office:value="1351.35135135135" calcext:value-type="currency">
            <text:p>$1,351.35</text:p>
          </table:table-cell>
          <table:table-cell/>
          <table:table-cell table:style-name="ce1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nyG701-22</text:p>
          </table:table-cell>
          <table:table-cell table:style-name="ce19" office:value-type="date" office:date-value="2022-08-25" calcext:value-type="date">
            <text:p>25.08.2022</text:p>
          </table:table-cell>
          <table:table-cell office:value-type="string" calcext:value-type="string">
            <text:p>Metin Çelik</text:p>
          </table:table-cell>
          <table:table-cell/>
          <table:table-cell table:style-name="ce92" office:value-type="currency" office:currency="TRY" office:value="48000" calcext:value-type="currency">
            <text:p>₺48.000,00</text:p>
          </table:table-cell>
          <table:table-cell table:style-name="ce87"/>
          <table:table-cell table:style-name="ce9" table:formula="of:=[.H66]+[.F67]-[.G67]" office:value-type="float" office:value="59769" calcext:value-type="float">
            <text:p>59.769,00</text:p>
          </table:table-cell>
          <table:table-cell/>
          <table:table-cell table:style-name="ce90"/>
          <table:table-cell/>
          <table:table-cell table:style-name="ce1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nyG701-22</text:p>
          </table:table-cell>
          <table:table-cell table:style-name="ce19" office:value-type="date" office:date-value="2022-08-25" calcext:value-type="date">
            <text:p>25.08.2022</text:p>
          </table:table-cell>
          <table:table-cell office:value-type="string" calcext:value-type="string">
            <text:p>Metin Çelik</text:p>
          </table:table-cell>
          <table:table-cell/>
          <table:table-cell table:style-name="ce87"/>
          <table:table-cell table:style-name="ce92" office:value-type="currency" office:currency="TRY" office:value="40000" calcext:value-type="currency">
            <text:p>₺40.000,00</text:p>
          </table:table-cell>
          <table:table-cell table:style-name="ce9" table:formula="of:=[.H67]+[.F68]-[.G68]" office:value-type="float" office:value="19769" calcext:value-type="float">
            <text:p>19.769,00</text:p>
          </table:table-cell>
          <table:table-cell office:value-type="float" office:value="18.5" calcext:value-type="float">
            <text:p>18,5</text:p>
          </table:table-cell>
          <table:table-cell table:style-name="ce85" table:formula="of:=[.G68]/[.I68]" office:value-type="currency" office:currency="USD" office:value="2162.16216216216" calcext:value-type="currency">
            <text:p>$2,162.16</text:p>
          </table:table-cell>
          <table:table-cell/>
          <table:table-cell table:style-name="ce19"/>
          <table:table-cell table:style-name="ce5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SnyG701-22</text:p>
          </table:table-cell>
          <table:table-cell table:style-name="ce19" office:value-type="date" office:date-value="2022-09-30" calcext:value-type="date">
            <text:p>30.09.2022</text:p>
          </table:table-cell>
          <table:table-cell office:value-type="string" calcext:value-type="string">
            <text:p>Metin Çelik</text:p>
          </table:table-cell>
          <table:table-cell/>
          <table:table-cell table:style-name="ce87"/>
          <table:table-cell table:style-name="ce92" office:value-type="currency" office:currency="TRY" office:value="1000" calcext:value-type="currency">
            <text:p>₺1.000,00</text:p>
          </table:table-cell>
          <table:table-cell table:style-name="ce9" table:formula="of:=[.H68]+[.F69]-[.G69]" office:value-type="float" office:value="18769" calcext:value-type="float">
            <text:p>18.769,00</text:p>
          </table:table-cell>
          <table:table-cell office:value-type="float" office:value="18.5" calcext:value-type="float">
            <text:p>18,5</text:p>
          </table:table-cell>
          <table:table-cell table:style-name="ce85" table:formula="of:=[.G69]/[.I69]" office:value-type="currency" office:currency="USD" office:value="54.0540540540541" calcext:value-type="currency">
            <text:p>$54.05</text:p>
          </table:table-cell>
          <table:table-cell/>
          <table:table-cell table:style-name="ce19"/>
          <table:table-cell table:style-name="ce5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SnyG701-22</text:p>
          </table:table-cell>
          <table:table-cell table:style-name="ce19" office:value-type="date" office:date-value="2022-10-30" calcext:value-type="date">
            <text:p>30.10.2022</text:p>
          </table:table-cell>
          <table:table-cell office:value-type="string" calcext:value-type="string">
            <text:p>Metin Çelik</text:p>
          </table:table-cell>
          <table:table-cell/>
          <table:table-cell table:style-name="ce87"/>
          <table:table-cell table:style-name="ce92" office:value-type="currency" office:currency="TRY" office:value="1000" calcext:value-type="currency">
            <text:p>₺1.000,00</text:p>
          </table:table-cell>
          <table:table-cell table:style-name="ce9" table:formula="of:=[.H69]+[.F70]-[.G70]" office:value-type="float" office:value="17769" calcext:value-type="float">
            <text:p>17.769,00</text:p>
          </table:table-cell>
          <table:table-cell office:value-type="float" office:value="18.5" calcext:value-type="float">
            <text:p>18,5</text:p>
          </table:table-cell>
          <table:table-cell table:style-name="ce85" table:formula="of:=[.G70]/[.I70]" office:value-type="currency" office:currency="USD" office:value="54.0540540540541" calcext:value-type="currency">
            <text:p>$54.05</text:p>
          </table:table-cell>
          <table:table-cell/>
          <table:table-cell table:style-name="ce19"/>
          <table:table-cell table:style-name="ce5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SnyA105-22</text:p>
          </table:table-cell>
          <table:table-cell table:style-name="ce19" office:value-type="date" office:date-value="2022-10-10" calcext:value-type="date">
            <text:p>10.10.2022</text:p>
          </table:table-cell>
          <table:table-cell office:value-type="string" calcext:value-type="string">
            <text:p>Hüseyin Tüfek</text:p>
          </table:table-cell>
          <table:table-cell/>
          <table:table-cell table:style-name="ce87" office:value-type="currency" office:currency="TRY" office:value="40000" calcext:value-type="currency">
            <text:p>₺40.000,00</text:p>
          </table:table-cell>
          <table:table-cell table:style-name="ce87"/>
          <table:table-cell table:style-name="ce9" table:formula="of:=[.H70]+[.F71]-[.G71]" office:value-type="float" office:value="57769" calcext:value-type="float">
            <text:p>57.769,00</text:p>
          </table:table-cell>
          <table:table-cell/>
          <table:table-cell table:style-name="ce90"/>
          <table:table-cell/>
          <table:table-cell table:style-name="ce19"/>
          <table:table-cell table:style-name="ce5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SnyA105-22</text:p>
          </table:table-cell>
          <table:table-cell table:style-name="ce19" office:value-type="date" office:date-value="2022-10-10" calcext:value-type="date">
            <text:p>10.10.2022</text:p>
          </table:table-cell>
          <table:table-cell office:value-type="string" calcext:value-type="string">
            <text:p>Hüseyin Tüfek</text:p>
          </table:table-cell>
          <table:table-cell/>
          <table:table-cell table:style-name="ce87"/>
          <table:table-cell table:style-name="ce87" office:value-type="currency" office:currency="TRY" office:value="40000" calcext:value-type="currency">
            <text:p>₺40.000,00</text:p>
          </table:table-cell>
          <table:table-cell table:style-name="ce9" table:formula="of:=[.H71]+[.F72]-[.G72]" office:value-type="float" office:value="17769" calcext:value-type="float">
            <text:p>17.769,00</text:p>
          </table:table-cell>
          <table:table-cell office:value-type="float" office:value="18.5" calcext:value-type="float">
            <text:p>18,5</text:p>
          </table:table-cell>
          <table:table-cell table:style-name="ce85" table:formula="of:=[.G72]/[.I72]" office:value-type="currency" office:currency="USD" office:value="2162.16216216216" calcext:value-type="currency">
            <text:p>$2,162.16</text:p>
          </table:table-cell>
          <table:table-cell/>
          <table:table-cell table:style-name="ce19"/>
          <table:table-cell table:style-name="ce5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SnyG701-22</text:p>
          </table:table-cell>
          <table:table-cell table:style-name="ce19" office:value-type="date" office:date-value="2022-11-30" calcext:value-type="date">
            <text:p>30.11.2022</text:p>
          </table:table-cell>
          <table:table-cell office:value-type="string" calcext:value-type="string">
            <text:p>Metin Çelik</text:p>
          </table:table-cell>
          <table:table-cell/>
          <table:table-cell table:style-name="ce87"/>
          <table:table-cell table:style-name="ce92" office:value-type="currency" office:currency="TRY" office:value="1000" calcext:value-type="currency">
            <text:p>₺1.000,00</text:p>
          </table:table-cell>
          <table:table-cell table:style-name="ce9" table:formula="of:=[.H72]+[.F73]-[.G73]" office:value-type="float" office:value="16769" calcext:value-type="float">
            <text:p>16.769,00</text:p>
          </table:table-cell>
          <table:table-cell office:value-type="float" office:value="18.5" calcext:value-type="float">
            <text:p>18,5</text:p>
          </table:table-cell>
          <table:table-cell table:style-name="ce85" table:formula="of:=[.G73]/[.I73]" office:value-type="currency" office:currency="USD" office:value="54.0540540540541" calcext:value-type="currency">
            <text:p>$54.05</text:p>
          </table:table-cell>
          <table:table-cell/>
          <table:table-cell table:style-name="ce19"/>
          <table:table-cell table:style-name="ce5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SnyC301-22</text:p>
          </table:table-cell>
          <table:table-cell table:style-name="ce19" office:value-type="date" office:date-value="2022-11-30" calcext:value-type="date">
            <text:p>30.11.2022</text:p>
          </table:table-cell>
          <table:table-cell office:value-type="string" calcext:value-type="string">
            <text:p>Ali Demirel 22-23 kira bedeli</text:p>
          </table:table-cell>
          <table:table-cell/>
          <table:table-cell office:value-type="currency" office:currency="TRY" office:value="82000" calcext:value-type="currency">
            <text:p>₺82.000,00</text:p>
          </table:table-cell>
          <table:table-cell/>
          <table:table-cell table:style-name="ce9" table:formula="of:=[.H73]+[.F74]-[.G74]" office:value-type="float" office:value="98769" calcext:value-type="float">
            <text:p>98.769,00</text:p>
          </table:table-cell>
          <table:table-cell/>
          <table:table-cell table:style-name="ce90"/>
          <table:table-cell/>
          <table:table-cell table:style-name="ce19"/>
          <table:table-cell table:style-name="ce5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SnyC301-22</text:p>
          </table:table-cell>
          <table:table-cell table:style-name="ce19" office:value-type="date" office:date-value="2022-11-30" calcext:value-type="date">
            <text:p>30.11.2022</text:p>
          </table:table-cell>
          <table:table-cell office:value-type="string" calcext:value-type="string">
            <text:p>Ali Demirel 22-23 kira ödemesi</text:p>
          </table:table-cell>
          <table:table-cell table:number-columns-repeated="2"/>
          <table:table-cell office:value-type="currency" office:currency="TRY" office:value="80000" calcext:value-type="currency">
            <text:p>₺80.000,00</text:p>
          </table:table-cell>
          <table:table-cell table:style-name="ce9" table:formula="of:=[.H74]+[.F75]-[.G75]" office:value-type="float" office:value="18769" calcext:value-type="float">
            <text:p>18.769,00</text:p>
          </table:table-cell>
          <table:table-cell office:value-type="float" office:value="18.5" calcext:value-type="float">
            <text:p>18,5</text:p>
          </table:table-cell>
          <table:table-cell table:style-name="ce85" table:formula="of:=[.G75]/[.I75]" office:value-type="currency" office:currency="USD" office:value="4324.32432432432" calcext:value-type="currency">
            <text:p>$4,324.32</text:p>
          </table:table-cell>
          <table:table-cell/>
          <table:table-cell table:style-name="ce1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nyC301-22</text:p>
          </table:table-cell>
          <table:table-cell table:style-name="ce19" office:value-type="date" office:date-value="2022-11-30" calcext:value-type="date">
            <text:p>30.11.2022</text:p>
          </table:table-cell>
          <table:table-cell office:value-type="string" calcext:value-type="string">
            <text:p>Ali Demirel 22-23 TEMİNATTAN</text:p>
          </table:table-cell>
          <table:table-cell table:number-columns-repeated="2"/>
          <table:table-cell office:value-type="currency" office:currency="TRY" office:value="2000" calcext:value-type="currency">
            <text:p>₺2.000,00</text:p>
          </table:table-cell>
          <table:table-cell table:style-name="ce9" table:formula="of:=[.H75]+[.F76]-[.G76]" office:value-type="float" office:value="16769" calcext:value-type="float">
            <text:p>16.769,00</text:p>
          </table:table-cell>
          <table:table-cell office:value-type="float" office:value="18.5" calcext:value-type="float">
            <text:p>18,5</text:p>
          </table:table-cell>
          <table:table-cell table:style-name="ce85" table:formula="of:=[.G76]/[.I76]" office:value-type="currency" office:currency="USD" office:value="108.108108108108" calcext:value-type="currency">
            <text:p>$108.11</text:p>
          </table:table-cell>
          <table:table-cell/>
          <table:table-cell table:style-name="ce1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nyB202-22</text:p>
          </table:table-cell>
          <table:table-cell table:style-name="ce19" office:value-type="date" office:date-value="2022-11-30" calcext:value-type="date">
            <text:p>30.11.2022</text:p>
          </table:table-cell>
          <table:table-cell office:value-type="string" calcext:value-type="string">
            <text:p>Salih Ant 22-23 kira bedeli</text:p>
          </table:table-cell>
          <table:table-cell/>
          <table:table-cell office:value-type="currency" office:currency="TRY" office:value="84000" calcext:value-type="currency">
            <text:p>₺84.000,00</text:p>
          </table:table-cell>
          <table:table-cell/>
          <table:table-cell table:style-name="ce9" table:formula="of:=[.H76]+[.F77]-[.G77]" office:value-type="float" office:value="100769" calcext:value-type="float">
            <text:p>100.769,00</text:p>
          </table:table-cell>
          <table:table-cell/>
          <table:table-cell table:style-name="ce90"/>
          <table:table-cell/>
          <table:table-cell table:style-name="ce1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nyB202-22</text:p>
          </table:table-cell>
          <table:table-cell table:style-name="ce19" office:value-type="date" office:date-value="2022-11-30" calcext:value-type="date">
            <text:p>30.11.2022</text:p>
          </table:table-cell>
          <table:table-cell office:value-type="string" calcext:value-type="string">
            <text:p>Salih Ant 22-23 kira ödemesi</text:p>
          </table:table-cell>
          <table:table-cell table:number-columns-repeated="2"/>
          <table:table-cell office:value-type="currency" office:currency="TRY" office:value="84000" calcext:value-type="currency">
            <text:p>₺84.000,00</text:p>
          </table:table-cell>
          <table:table-cell table:style-name="ce9" table:formula="of:=[.H77]+[.F78]-[.G78]" office:value-type="float" office:value="16769" calcext:value-type="float">
            <text:p>16.769,00</text:p>
          </table:table-cell>
          <table:table-cell office:value-type="float" office:value="18.5" calcext:value-type="float">
            <text:p>18,5</text:p>
          </table:table-cell>
          <table:table-cell table:style-name="ce85" table:formula="of:=[.G78]/[.I78]" office:value-type="currency" office:currency="USD" office:value="4540.54054054054" calcext:value-type="currency">
            <text:p>$4,540.54</text:p>
          </table:table-cell>
          <table:table-cell/>
          <table:table-cell table:style-name="ce1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nyG701-22</text:p>
          </table:table-cell>
          <table:table-cell table:style-name="ce19" office:value-type="date" office:date-value="2022-12-30" calcext:value-type="date">
            <text:p>30.12.2022</text:p>
          </table:table-cell>
          <table:table-cell office:value-type="string" calcext:value-type="string">
            <text:p>Metin Çelik</text:p>
          </table:table-cell>
          <table:table-cell table:number-columns-repeated="2"/>
          <table:table-cell office:value-type="currency" office:currency="TRY" office:value="1000" calcext:value-type="currency">
            <text:p>₺1.000,00</text:p>
          </table:table-cell>
          <table:table-cell table:style-name="ce9" table:formula="of:=[.H78]+[.F79]-[.G79]" office:value-type="float" office:value="15769" calcext:value-type="float">
            <text:p>15.769,00</text:p>
          </table:table-cell>
          <table:table-cell/>
          <table:table-cell table:style-name="ce90"/>
          <table:table-cell/>
          <table:table-cell table:style-name="ce1"/>
          <table:table-cell table:number-columns-repeated="1012"/>
        </table:table-row>
        <table:table-row table:style-name="ro1">
          <table:table-cell table:number-columns-repeated="7"/>
          <table:table-cell table:style-name="ce9" table:formula="of:=[.H79]+[.F80]-[.G80]" office:value-type="float" office:value="15769" calcext:value-type="float">
            <text:p>15.769,00</text:p>
          </table:table-cell>
          <table:table-cell/>
          <table:table-cell table:style-name="ce90"/>
          <table:table-cell/>
          <table:table-cell table:style-name="ce1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nyG701-18</text:p>
          </table:table-cell>
          <table:table-cell table:style-name="ce19" office:value-type="date" office:date-value="2022-07-21" calcext:value-type="date">
            <text:p>21.07.2022</text:p>
          </table:table-cell>
          <table:table-cell office:value-type="string" calcext:value-type="string">
            <text:p>2018 den kalan hesap</text:p>
          </table:table-cell>
          <table:table-cell table:number-columns-repeated="2"/>
          <table:table-cell office:value-type="currency" office:currency="TRY" office:value="11769" calcext:value-type="currency">
            <text:p>₺11.769,00</text:p>
          </table:table-cell>
          <table:table-cell table:style-name="ce9" table:formula="of:=[.H80]+[.F81]-[.G81]" office:value-type="float" office:value="4000" calcext:value-type="float">
            <text:p>4.000,00</text:p>
          </table:table-cell>
          <table:table-cell office:value-type="float" office:value="18.5" calcext:value-type="float">
            <text:p>18,5</text:p>
          </table:table-cell>
          <table:table-cell table:style-name="ce85" table:formula="of:=[.G81]/[.I81]" office:value-type="currency" office:currency="USD" office:value="636.162162162162" calcext:value-type="currency">
            <text:p>$636.16</text:p>
          </table:table-cell>
          <table:table-cell/>
          <table:table-cell table:style-name="ce1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nyG701-18</text:p>
          </table:table-cell>
          <table:table-cell table:style-name="ce19" office:value-type="date" office:date-value="2022-07-21" calcext:value-type="date">
            <text:p>21.07.2022</text:p>
          </table:table-cell>
          <table:table-cell office:value-type="string" calcext:value-type="string">
            <text:p>2018 hesap güncel kira farkı</text:p>
          </table:table-cell>
          <table:table-cell/>
          <table:table-cell office:value-type="currency" office:currency="TRY" office:value="3892.36" calcext:value-type="currency">
            <text:p>₺3.892,36</text:p>
          </table:table-cell>
          <table:table-cell/>
          <table:table-cell table:style-name="ce9" table:formula="of:=[.H81]+[.F82]-[.G82]" office:value-type="float" office:value="7892.36" calcext:value-type="float">
            <text:p>7.892,36</text:p>
          </table:table-cell>
          <table:table-cell/>
          <table:table-cell table:style-name="ce90"/>
          <table:table-cell/>
          <table:table-cell table:style-name="ce1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nyG701-18</text:p>
          </table:table-cell>
          <table:table-cell table:style-name="ce19" office:value-type="date" office:date-value="2022-07-21" calcext:value-type="date">
            <text:p>21.07.2022</text:p>
          </table:table-cell>
          <table:table-cell office:value-type="string" calcext:value-type="string">
            <text:p>2018 hesabın icra ile tahsili</text:p>
          </table:table-cell>
          <table:table-cell table:number-columns-repeated="2"/>
          <table:table-cell office:value-type="currency" office:currency="TRY" office:value="3892.36" calcext:value-type="currency">
            <text:p>₺3.892,36</text:p>
          </table:table-cell>
          <table:table-cell table:style-name="ce9" table:formula="of:=[.H82]+[.F83]-[.G83]" office:value-type="float" office:value="4000" calcext:value-type="float">
            <text:p>4.000,00</text:p>
          </table:table-cell>
          <table:table-cell office:value-type="float" office:value="18.5" calcext:value-type="float">
            <text:p>18,5</text:p>
          </table:table-cell>
          <table:table-cell table:style-name="ce85" table:formula="of:=[.G83]/[.I83]" office:value-type="currency" office:currency="USD" office:value="210.397837837838" calcext:value-type="currency">
            <text:p>$210.40</text:p>
          </table:table-cell>
          <table:table-cell/>
          <table:table-cell table:style-name="ce1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aymaz-doğuş 2000 yılı hesabı <text:s/>22-7-2022</text:p>
          </table:table-cell>
          <table:table-cell table:number-columns-repeated="3"/>
          <table:table-cell office:value-type="currency" office:currency="TRY" office:value="11181.35" calcext:value-type="currency">
            <text:p>₺11.181,35</text:p>
          </table:table-cell>
          <table:table-cell/>
          <table:table-cell table:style-name="ce9" table:formula="of:=[.H83]+[.F84]-[.G84]" office:value-type="float" office:value="15181.35" calcext:value-type="float">
            <text:p>15.181,35</text:p>
          </table:table-cell>
          <table:table-cell/>
          <table:table-cell table:style-name="ce90"/>
          <table:table-cell/>
          <table:table-cell table:style-name="ce1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aymaz-doğuş 2000 yılı hesabı <text:s/>22-7-2022</text:p>
          </table:table-cell>
          <table:table-cell table:number-columns-repeated="4"/>
          <table:table-cell office:value-type="currency" office:currency="TRY" office:value="11181.35" calcext:value-type="currency">
            <text:p>₺11.181,35</text:p>
          </table:table-cell>
          <table:table-cell table:style-name="ce9" table:formula="of:=[.H84]+[.F85]-[.G85]" office:value-type="float" office:value="4000" calcext:value-type="float">
            <text:p>4.000,00</text:p>
          </table:table-cell>
          <table:table-cell office:value-type="float" office:value="18.5" calcext:value-type="float">
            <text:p>18,5</text:p>
          </table:table-cell>
          <table:table-cell table:style-name="ce85" table:formula="of:=[.G85]/[.I85]" office:value-type="currency" office:currency="USD" office:value="604.397297297297" calcext:value-type="currency">
            <text:p>$604.40</text:p>
          </table:table-cell>
          <table:table-cell/>
          <table:table-cell table:style-name="ce1"/>
          <table:table-cell table:number-columns-repeated="1012"/>
        </table:table-row>
        <table:table-row table:style-name="ro1">
          <table:table-cell table:number-columns-repeated="7"/>
          <table:table-cell table:style-name="ce9" table:formula="of:=[.H85]+[.F86]-[.G86]" office:value-type="float" office:value="4000" calcext:value-type="float">
            <text:p>4.000,00</text:p>
          </table:table-cell>
          <table:table-cell/>
          <table:table-cell table:style-name="ce90"/>
          <table:table-cell/>
          <table:table-cell table:style-name="ce1"/>
          <table:table-cell table:number-columns-repeated="1012"/>
        </table:table-row>
        <table:table-row table:style-name="ro1">
          <table:table-cell table:number-columns-repeated="3"/>
          <table:table-cell office:value-type="string" calcext:value-type="string">
            <text:p>metin Çelik 2023 4 ay *1000</text:p>
          </table:table-cell>
          <table:table-cell table:number-columns-repeated="2"/>
          <table:table-cell office:value-type="currency" office:currency="TRY" office:value="4000" calcext:value-type="currency">
            <text:p>₺4.000,00</text:p>
          </table:table-cell>
          <table:table-cell table:style-name="ce9" table:formula="of:=[.H86]+[.F87]-[.G87]" office:value-type="float" office:value="0" calcext:value-type="float">
            <text:p>0,00</text:p>
          </table:table-cell>
          <table:table-cell/>
          <table:table-cell table:style-name="ce90"/>
          <table:table-cell/>
          <table:table-cell table:style-name="ce1"/>
          <table:table-cell table:number-columns-repeated="1012"/>
        </table:table-row>
        <table:table-row table:style-name="ro1">
          <table:table-cell table:number-columns-repeated="7"/>
          <table:table-cell table:style-name="ce9" table:formula="of:=[.H87]+[.F88]-[.G88]" office:value-type="float" office:value="0" calcext:value-type="float">
            <text:p>0,00</text:p>
          </table:table-cell>
          <table:table-cell/>
          <table:table-cell table:style-name="ce90"/>
          <table:table-cell/>
          <table:table-cell table:style-name="ce1"/>
          <table:table-cell table:number-columns-repeated="1012"/>
        </table:table-row>
        <table:table-row table:style-name="ro1">
          <table:table-cell table:number-columns-repeated="9"/>
          <table:table-cell table:style-name="ce90"/>
          <table:table-cell table:number-columns-repeated="1014"/>
        </table:table-row>
        <table:table-row table:style-name="ro1">
          <table:table-cell table:number-columns-repeated="3"/>
          <table:table-cell table:style-name="ce27" office:value-type="string" calcext:value-type="string">
            <text:p>2022 YIL KİRA TUTARI</text:p>
          </table:table-cell>
          <table:table-cell/>
          <table:table-cell table:style-name="ce7" table:formula="of:=SUM([.F60:.F89])" office:value-type="currency" office:currency="TRY" office:value="350073.71" calcext:value-type="currency">
            <text:p>₺350.073,71</text:p>
          </table:table-cell>
          <table:table-cell/>
          <table:table-cell table:style-name="ce9"/>
          <table:table-cell/>
          <table:table-cell table:style-name="ce86" table:formula="of:=SUM([.J60:.J89])" office:value-type="currency" office:currency="USD" office:value="19288.7951351351" calcext:value-type="currency">
            <text:p>$19,288.80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27" office:value-type="string" calcext:value-type="string">
            <text:p>2022 YILI TOPLAM GELİR</text:p>
          </table:table-cell>
          <table:table-cell table:number-columns-repeated="2"/>
          <table:table-cell table:style-name="ce7" table:formula="of:=SUM([.G60:.G89])" office:value-type="currency" office:currency="TRY" office:value="361842.71" calcext:value-type="currency">
            <text:p>₺361.842,71</text:p>
          </table:table-cell>
          <table:table-cell table:number-columns-repeated="2"/>
          <table:table-cell table:style-name="ce90"/>
          <table:table-cell/>
          <table:table-cell table:style-name="ce1"/>
          <table:table-cell table:number-columns-repeated="1012"/>
        </table:table-row>
        <table:table-row table:style-name="ro1">
          <table:table-cell table:number-columns-repeated="3"/>
          <table:table-cell table:style-name="ce27" office:value-type="string" calcext:value-type="string">
            <text:p>2022 YILI KALAN BAKİYE</text:p>
          </table:table-cell>
          <table:table-cell table:number-columns-repeated="3"/>
          <table:table-cell table:style-name="ce7" table:formula="of:=[.H88]" office:value-type="currency" office:currency="TRY" office:value="0" calcext:value-type="currency">
            <text:p>₺0,00</text:p>
          </table:table-cell>
          <table:table-cell/>
          <table:table-cell table:style-name="ce90"/>
          <table:table-cell/>
          <table:table-cell table:style-name="ce1"/>
          <table:table-cell table:number-columns-repeated="1012"/>
        </table:table-row>
        <table:table-row table:style-name="ro1">
          <table:table-cell table:number-columns-repeated="9"/>
          <table:table-cell table:style-name="ce90"/>
          <table:table-cell table:number-columns-repeated="1014"/>
        </table:table-row>
        <table:table-row table:style-name="ro1">
          <table:table-cell table:number-columns-repeated="3"/>
          <table:table-cell table:style-name="ce6" office:value-type="string" calcext:value-type="string">
            <text:p>2018-2022 GENEL TOPLAM</text:p>
          </table:table-cell>
          <table:table-cell/>
          <table:table-cell table:style-name="ce7" table:formula="of:=[.F90]+[.F52]+[.F33]+[.F15]+[.F6]" office:value-type="currency" office:currency="TRY" office:value="626102.71" calcext:value-type="currency">
            <text:p>₺626.102,71</text:p>
          </table:table-cell>
          <table:table-cell table:number-columns-repeated="3"/>
          <table:table-cell table:style-name="ce86" table:formula="of:=[.J90]+[.J52]+[.J33]+[.J15]+[.J6]" office:value-type="currency" office:currency="USD" office:value="54315.8288640994" calcext:value-type="currency">
            <text:p>$54,315.83</text:p>
          </table:table-cell>
          <table:table-cell/>
          <table:table-cell table:style-name="ce1"/>
          <table:table-cell table:number-columns-repeated="1012"/>
        </table:table-row>
        <table:table-row table:style-name="ro1" table:number-rows-repeated="14">
          <table:table-cell table:number-columns-repeated="9"/>
          <table:table-cell table:style-name="ce90"/>
          <table:table-cell table:number-columns-repeated="1014"/>
        </table:table-row>
        <table:table-row table:style-name="ro1" table:number-rows-repeated="10484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2-12-GDR" table:style-name="ta1">
        <table:table-column table:style-name="co10" table:default-cell-style-name="ce97"/>
        <table:table-column table:style-name="co1" table:default-cell-style-name="ce97"/>
        <table:table-column table:style-name="co5" table:default-cell-style-name="ce97"/>
        <table:table-column table:style-name="co33" table:default-cell-style-name="ce100"/>
        <table:table-column table:style-name="co35" table:default-cell-style-name="ce97"/>
        <table:table-column table:style-name="co36" table:default-cell-style-name="ce101"/>
        <table:table-column table:style-name="co37" table:default-cell-style-name="ce102"/>
        <table:table-column table:style-name="co13" table:default-cell-style-name="ce102"/>
        <table:table-column table:style-name="co33" table:number-columns-repeated="1015" table:default-cell-style-name="ce97"/>
        <table:table-column table:style-name="co6" table:default-cell-style-name="ce97"/>
        <table:table-row table:style-name="ro6">
          <table:table-cell table:style-name="ce93" table:number-columns-repeated="2"/>
          <table:table-cell table:style-name="ce93" office:value-type="string" calcext:value-type="string">
            <text:p>MASRAF LİSTESİ</text:p>
          </table:table-cell>
          <table:table-cell table:style-name="ce94"/>
          <table:table-cell table:style-name="ce93" office:value-type="string" calcext:value-type="string">
            <text:p>2014-2022</text:p>
          </table:table-cell>
          <table:table-cell table:style-name="ce95"/>
          <table:table-cell table:style-name="ce96" table:number-columns-repeated="2"/>
          <table:table-cell table:number-columns-repeated="1016"/>
        </table:table-row>
        <table:table-row table:style-name="ro6">
          <table:table-cell table:style-name="ce93" table:number-columns-repeated="3"/>
          <table:table-cell table:style-name="ce94"/>
          <table:table-cell table:style-name="ce93"/>
          <table:table-cell table:style-name="ce98" office:value-type="string" calcext:value-type="string">
            <text:p>TL</text:p>
          </table:table-cell>
          <table:table-cell table:style-name="ce99" office:value-type="string" calcext:value-type="string">
            <text:p>USDTRY</text:p>
          </table:table-cell>
          <table:table-cell table:style-name="ce99" office:value-type="string" calcext:value-type="string">
            <text:p>USD</text:p>
          </table:table-cell>
          <table:table-cell table:number-columns-repeated="1016"/>
        </table:table-row>
        <table:table-row table:style-name="ro6">
          <table:table-cell table:style-name="ce93" office:value-type="float" office:value="2014" calcext:value-type="float">
            <text:p>2014</text:p>
          </table:table-cell>
          <table:table-cell office:value-type="string" calcext:value-type="string">
            <text:p>SnyH000-14</text:p>
          </table:table-cell>
          <table:table-cell/>
          <table:table-cell office:value-type="string" calcext:value-type="string">
            <text:p>Bina Vergisi 1</text:p>
          </table:table-cell>
          <table:table-cell office:value-type="string" calcext:value-type="string">
            <text:p>2014-1</text:p>
          </table:table-cell>
          <table:table-cell office:value-type="currency" office:currency="TRY" office:value="-16.91" calcext:value-type="currency">
            <text:p>-₺16,91</text:p>
          </table:table-cell>
          <table:table-cell office:value-type="float" office:value="2.19" calcext:value-type="float">
            <text:p>2,19</text:p>
          </table:table-cell>
          <table:table-cell table:style-name="ce103" table:formula="of:=[.F3]/[.G3]" office:value-type="currency" office:currency="USD" office:value="-7.72146118721461" calcext:value-type="currency">
            <text:p>-$7.72</text:p>
          </table:table-cell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H000-14</text:p>
          </table:table-cell>
          <table:table-cell/>
          <table:table-cell office:value-type="string" calcext:value-type="string">
            <text:p>Bina Vergisi 2</text:p>
          </table:table-cell>
          <table:table-cell office:value-type="string" calcext:value-type="string">
            <text:p>2014-2</text:p>
          </table:table-cell>
          <table:table-cell office:value-type="currency" office:currency="TRY" office:value="-3.31" calcext:value-type="currency">
            <text:p>-₺3,31</text:p>
          </table:table-cell>
          <table:table-cell office:value-type="float" office:value="2.19" calcext:value-type="float">
            <text:p>2,19</text:p>
          </table:table-cell>
          <table:table-cell table:style-name="ce103" table:formula="of:=[.F4]/[.G4]" office:value-type="currency" office:currency="USD" office:value="-1.51141552511416" calcext:value-type="currency">
            <text:p>-$1.51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1"/>
          <table:table-cell table:number-columns-repeated="4"/>
          <table:table-cell table:style-name="ce103"/>
          <table:table-cell table:number-columns-repeated="1016"/>
        </table:table-row>
        <table:table-row table:style-name="ro6">
          <table:table-cell table:style-name="ce93" office:value-type="float" office:value="2018" calcext:value-type="float">
            <text:p>2018</text:p>
          </table:table-cell>
          <table:table-cell office:value-type="string" calcext:value-type="string">
            <text:p>SnyH000-18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Emlak Vergisi</text:p>
          </table:table-cell>
          <table:table-cell office:value-type="string" calcext:value-type="string">
            <text:p>2018-1</text:p>
          </table:table-cell>
          <table:table-cell office:value-type="currency" office:currency="TRY" office:value="-257.25" calcext:value-type="currency">
            <text:p>-₺257,25</text:p>
          </table:table-cell>
          <table:table-cell office:value-type="float" office:value="4.81" calcext:value-type="float">
            <text:p>4,81</text:p>
          </table:table-cell>
          <table:table-cell table:style-name="ce103" table:formula="of:=[.F6]/[.G6]" office:value-type="currency" office:currency="USD" office:value="-53.4823284823285" calcext:value-type="currency">
            <text:p>-$53.48</text:p>
          </table:table-cell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H000-18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Emlak Vergisi Ypl</text:p>
          </table:table-cell>
          <table:table-cell table:style-name="ce104" office:value-type="string" calcext:value-type="string">
            <text:p><text:s/>1 / 6</text:p>
          </table:table-cell>
          <table:table-cell office:value-type="currency" office:currency="TRY" office:value="-142.18" calcext:value-type="currency">
            <text:p>-₺142,18</text:p>
          </table:table-cell>
          <table:table-cell office:value-type="float" office:value="4.81" calcext:value-type="float">
            <text:p>4,81</text:p>
          </table:table-cell>
          <table:table-cell table:style-name="ce103" table:formula="of:=[.F7]/[.G7]" office:value-type="currency" office:currency="USD" office:value="-29.5592515592516" calcext:value-type="currency">
            <text:p>-$29.56</text:p>
          </table:table-cell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H000-18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Emlak Vergisi Ypl</text:p>
          </table:table-cell>
          <table:table-cell table:style-name="ce104" office:value-type="string" calcext:value-type="string">
            <text:p><text:s/>2 / 6</text:p>
          </table:table-cell>
          <table:table-cell office:value-type="currency" office:currency="TRY" office:value="-142.18" calcext:value-type="currency">
            <text:p>-₺142,18</text:p>
          </table:table-cell>
          <table:table-cell office:value-type="float" office:value="4.81" calcext:value-type="float">
            <text:p>4,81</text:p>
          </table:table-cell>
          <table:table-cell table:style-name="ce103" table:formula="of:=[.F8]/[.G8]" office:value-type="currency" office:currency="USD" office:value="-29.5592515592516" calcext:value-type="currency">
            <text:p>-$29.56</text:p>
          </table:table-cell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H000-18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Emlak Vergisi</text:p>
          </table:table-cell>
          <table:table-cell table:style-name="ce102" office:value-type="string" calcext:value-type="string">
            <text:p>2018-2</text:p>
          </table:table-cell>
          <table:table-cell office:value-type="currency" office:currency="TRY" office:value="-250.8" calcext:value-type="currency">
            <text:p>-₺250,80</text:p>
          </table:table-cell>
          <table:table-cell office:value-type="float" office:value="4.81" calcext:value-type="float">
            <text:p>4,81</text:p>
          </table:table-cell>
          <table:table-cell table:style-name="ce103" table:formula="of:=[.F9]/[.G9]" office:value-type="currency" office:currency="USD" office:value="-52.1413721413721" calcext:value-type="currency">
            <text:p>-$52.14</text:p>
          </table:table-cell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H000-18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u</text:p>
          </table:table-cell>
          <table:table-cell table:style-name="ce102" office:value-type="string" calcext:value-type="string">
            <text:p>2017-18</text:p>
          </table:table-cell>
          <table:table-cell office:value-type="currency" office:currency="TRY" office:value="-197.61" calcext:value-type="currency">
            <text:p>-₺197,61</text:p>
          </table:table-cell>
          <table:table-cell office:value-type="float" office:value="4.81" calcext:value-type="float">
            <text:p>4,81</text:p>
          </table:table-cell>
          <table:table-cell table:style-name="ce103" table:formula="of:=[.F10]/[.G10]" office:value-type="currency" office:currency="USD" office:value="-41.0831600831601" calcext:value-type="currency">
            <text:p>-$41.08</text:p>
          </table:table-cell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H000-18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Elektrik</text:p>
          </table:table-cell>
          <table:table-cell table:style-name="ce102"/>
          <table:table-cell office:value-type="currency" office:currency="TRY" office:value="-265" calcext:value-type="currency">
            <text:p>-₺265,00</text:p>
          </table:table-cell>
          <table:table-cell office:value-type="float" office:value="4.81" calcext:value-type="float">
            <text:p>4,81</text:p>
          </table:table-cell>
          <table:table-cell table:style-name="ce103" table:formula="of:=[.F11]/[.G11]" office:value-type="currency" office:currency="USD" office:value="-55.0935550935551" calcext:value-type="currency">
            <text:p>-$55.09</text:p>
          </table:table-cell>
          <table:table-cell table:number-columns-repeated="1016"/>
        </table:table-row>
        <table:table-row table:style-name="ro6">
          <table:table-cell table:number-columns-repeated="3"/>
          <table:table-cell office:value-type="string" calcext:value-type="string">
            <text:p>Elektrik 1-2018</text:p>
          </table:table-cell>
          <table:table-cell table:style-name="ce102"/>
          <table:table-cell office:value-type="currency" office:currency="TRY" office:value="-95.3" calcext:value-type="currency">
            <text:p>-₺95,30</text:p>
          </table:table-cell>
          <table:table-cell/>
          <table:table-cell table:style-name="ce103"/>
          <table:table-cell table:number-columns-repeated="1016"/>
        </table:table-row>
        <table:table-row table:style-name="ro6">
          <table:table-cell table:number-columns-repeated="3"/>
          <table:table-cell office:value-type="string" calcext:value-type="string">
            <text:p>Elektrik 2-2018</text:p>
          </table:table-cell>
          <table:table-cell table:style-name="ce102"/>
          <table:table-cell office:value-type="currency" office:currency="TRY" office:value="-128.88" calcext:value-type="currency">
            <text:p>-₺128,88</text:p>
          </table:table-cell>
          <table:table-cell/>
          <table:table-cell table:style-name="ce103"/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H000-18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Çedaş Teminat</text:p>
          </table:table-cell>
          <table:table-cell table:style-name="ce102"/>
          <table:table-cell office:value-type="currency" office:currency="TRY" office:value="-900" calcext:value-type="currency">
            <text:p>-₺900,00</text:p>
          </table:table-cell>
          <table:table-cell office:value-type="float" office:value="4.81" calcext:value-type="float">
            <text:p>4,81</text:p>
          </table:table-cell>
          <table:table-cell table:style-name="ce103" table:formula="of:=[.F14]/[.G14]" office:value-type="currency" office:currency="USD" office:value="-187.110187110187" calcext:value-type="currency">
            <text:p>-$187.11</text:p>
          </table:table-cell>
          <table:table-cell table:number-columns-repeated="1016"/>
        </table:table-row>
        <table:table-row table:style-name="ro6">
          <table:table-cell table:number-columns-repeated="3"/>
          <table:table-cell office:value-type="string" calcext:value-type="string">
            <text:p>karo tadilat (memer alçıpan)</text:p>
          </table:table-cell>
          <table:table-cell table:style-name="ce102"/>
          <table:table-cell office:value-type="currency" office:currency="TRY" office:value="-20000" calcext:value-type="currency">
            <text:p>-₺20.000,00</text:p>
          </table:table-cell>
          <table:table-cell office:value-type="float" office:value="4.81" calcext:value-type="float">
            <text:p>4,81</text:p>
          </table:table-cell>
          <table:table-cell table:style-name="ce103" table:formula="of:=[.F15]/[.G15]" office:value-type="currency" office:currency="USD" office:value="-4158.00415800416" calcext:value-type="currency">
            <text:p>-$4,158.00</text:p>
          </table:table-cell>
          <table:table-cell table:number-columns-repeated="1016"/>
        </table:table-row>
        <table:table-row table:style-name="ro6">
          <table:table-cell/>
          <table:table-cell table:style-name="ce105"/>
          <table:table-cell table:style-name="ce106"/>
          <table:table-cell table:style-name="ce107"/>
          <table:table-cell table:style-name="ce108" office:value-type="string" calcext:value-type="string">
            <text:p>2014-18 Toplam</text:p>
          </table:table-cell>
          <table:table-cell table:style-name="ce109" table:formula="of:=SUM([.F3:.F15])" office:value-type="currency" office:currency="TRY" office:value="-22399.42" calcext:value-type="currency">
            <text:p>-₺22.399,42</text:p>
          </table:table-cell>
          <table:table-cell table:style-name="ce110"/>
          <table:table-cell table:style-name="ce111" table:formula="of:=SUM([.H3:.H15])" office:value-type="currency" office:currency="USD" office:value="-4615.26614074559" calcext:value-type="currency">
            <text:p>-$4,615.27</text:p>
          </table:table-cell>
          <table:table-cell table:number-columns-repeated="1016"/>
        </table:table-row>
        <table:table-row table:style-name="ro6">
          <table:table-cell table:number-columns-repeated="4"/>
          <table:table-cell table:style-name="ce112" office:value-type="string" calcext:value-type="string">
            <text:p>Genel Toplam</text:p>
          </table:table-cell>
          <table:table-cell table:style-name="ce113" table:formula="of:=[.F16]" office:value-type="currency" office:currency="TRY" office:value="-22399.42" calcext:value-type="currency">
            <text:p>-₺22.399,42</text:p>
          </table:table-cell>
          <table:table-cell table:style-name="ce114"/>
          <table:table-cell table:style-name="ce115" table:formula="of:=[.H16]" office:value-type="currency" office:currency="USD" office:value="-4615.26614074559" calcext:value-type="currency">
            <text:p>-$4,615.27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1"/>
          <table:table-cell/>
          <table:table-cell table:style-name="ce102"/>
          <table:table-cell table:number-columns-repeated="2"/>
          <table:table-cell table:style-name="ce103"/>
          <table:table-cell table:number-columns-repeated="1016"/>
        </table:table-row>
        <table:table-row table:style-name="ro6">
          <table:table-cell table:style-name="ce93" office:value-type="float" office:value="2019" calcext:value-type="float">
            <text:p>2019</text:p>
          </table:table-cell>
          <table:table-cell office:value-type="string" calcext:value-type="string">
            <text:p>SnyH000-19</text:p>
          </table:table-cell>
          <table:table-cell office:value-type="float" office:value="2019" calcext:value-type="float">
            <text:p>2019</text:p>
          </table:table-cell>
          <table:table-cell table:style-name="ce116" office:value-type="string" calcext:value-type="string">
            <text:p><text:span text:style-name="T2">Elektrik 1</text:span>-2019</text:p>
          </table:table-cell>
          <table:table-cell table:style-name="ce102"/>
          <table:table-cell table:number-columns-repeated="2"/>
          <table:table-cell table:style-name="ce103"/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H000-19</text:p>
          </table:table-cell>
          <table:table-cell office:value-type="float" office:value="2019" calcext:value-type="float">
            <text:p>2019</text:p>
          </table:table-cell>
          <table:table-cell table:style-name="ce116" office:value-type="string" calcext:value-type="string">
            <text:p><text:span text:style-name="T2">Elektrik </text:span>2-2019</text:p>
          </table:table-cell>
          <table:table-cell/>
          <table:table-cell office:value-type="currency" office:currency="TRY" office:value="-179.2" calcext:value-type="currency">
            <text:p>-₺179,20</text:p>
          </table:table-cell>
          <table:table-cell office:value-type="float" office:value="5.67" calcext:value-type="float">
            <text:p>5,67</text:p>
          </table:table-cell>
          <table:table-cell table:style-name="ce103" table:formula="of:=[.F20]/[.G20]" office:value-type="currency" office:currency="USD" office:value="-31.6049382716049" calcext:value-type="currency">
            <text:p>-$31.60</text:p>
          </table:table-cell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H000-19</text:p>
          </table:table-cell>
          <table:table-cell office:value-type="float" office:value="2019" calcext:value-type="float">
            <text:p>2019</text:p>
          </table:table-cell>
          <table:table-cell table:style-name="ce116" office:value-type="string" calcext:value-type="string">
            <text:p><text:span text:style-name="T2">Elektrik </text:span>3-2019</text:p>
          </table:table-cell>
          <table:table-cell/>
          <table:table-cell office:value-type="currency" office:currency="TRY" office:value="-55.9" calcext:value-type="currency">
            <text:p>-₺55,90</text:p>
          </table:table-cell>
          <table:table-cell office:value-type="float" office:value="5.67" calcext:value-type="float">
            <text:p>5,67</text:p>
          </table:table-cell>
          <table:table-cell table:style-name="ce103" table:formula="of:=[.F21]/[.G21]" office:value-type="currency" office:currency="USD" office:value="-9.85890652557319" calcext:value-type="currency">
            <text:p>-$9.86</text:p>
          </table:table-cell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H000-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Emlak Vergisi Ypl</text:p>
          </table:table-cell>
          <table:table-cell table:style-name="ce104" office:value-type="string" calcext:value-type="string">
            <text:p><text:s/>3 / 6</text:p>
          </table:table-cell>
          <table:table-cell office:value-type="currency" office:currency="TRY" office:value="-142.13" calcext:value-type="currency">
            <text:p>-₺142,13</text:p>
          </table:table-cell>
          <table:table-cell office:value-type="float" office:value="5.67" calcext:value-type="float">
            <text:p>5,67</text:p>
          </table:table-cell>
          <table:table-cell table:style-name="ce103" table:formula="of:=[.F22]/[.G22]" office:value-type="currency" office:currency="USD" office:value="-25.0670194003527" calcext:value-type="currency">
            <text:p>-$25.07</text:p>
          </table:table-cell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H000-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Emlak Vergisi Ypl</text:p>
          </table:table-cell>
          <table:table-cell table:style-name="ce104" office:value-type="string" calcext:value-type="string">
            <text:p><text:s/>4-5-6 / 6</text:p>
          </table:table-cell>
          <table:table-cell office:value-type="currency" office:currency="TRY" office:value="-429.54" calcext:value-type="currency">
            <text:p>-₺429,54</text:p>
          </table:table-cell>
          <table:table-cell office:value-type="float" office:value="5.67" calcext:value-type="float">
            <text:p>5,67</text:p>
          </table:table-cell>
          <table:table-cell table:style-name="ce103" table:formula="of:=[.F23]/[.G23]" office:value-type="currency" office:currency="USD" office:value="-75.7566137566138" calcext:value-type="currency">
            <text:p>-$75.76</text:p>
          </table:table-cell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H000-19</text:p>
          </table:table-cell>
          <table:table-cell office:value-type="float" office:value="2019" calcext:value-type="float">
            <text:p>2019</text:p>
          </table:table-cell>
          <table:table-cell table:style-name="ce116" office:value-type="string" calcext:value-type="string">
            <text:p><text:span text:style-name="T2">Elektrik </text:span>4-2019</text:p>
          </table:table-cell>
          <table:table-cell/>
          <table:table-cell office:value-type="currency" office:currency="TRY" office:value="-65.8" calcext:value-type="currency">
            <text:p>-₺65,80</text:p>
          </table:table-cell>
          <table:table-cell office:value-type="float" office:value="5.67" calcext:value-type="float">
            <text:p>5,67</text:p>
          </table:table-cell>
          <table:table-cell table:style-name="ce103" table:formula="of:=[.F24]/[.G24]" office:value-type="currency" office:currency="USD" office:value="-11.6049382716049" calcext:value-type="currency">
            <text:p>-$11.60</text:p>
          </table:table-cell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H000-19</text:p>
          </table:table-cell>
          <table:table-cell office:value-type="float" office:value="2019" calcext:value-type="float">
            <text:p>2019</text:p>
          </table:table-cell>
          <table:table-cell table:style-name="ce116" office:value-type="string" calcext:value-type="string">
            <text:p><text:span text:style-name="T2">Elektrik </text:span>5-2019</text:p>
          </table:table-cell>
          <table:table-cell/>
          <table:table-cell office:value-type="currency" office:currency="TRY" office:value="-82.94" calcext:value-type="currency">
            <text:p>-₺82,94</text:p>
          </table:table-cell>
          <table:table-cell office:value-type="float" office:value="5.67" calcext:value-type="float">
            <text:p>5,67</text:p>
          </table:table-cell>
          <table:table-cell table:style-name="ce103" table:formula="of:=[.F25]/[.G25]" office:value-type="currency" office:currency="USD" office:value="-14.6278659611993" calcext:value-type="currency">
            <text:p>-$14.63</text:p>
          </table:table-cell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H000-19</text:p>
          </table:table-cell>
          <table:table-cell office:value-type="float" office:value="2019" calcext:value-type="float">
            <text:p>2019</text:p>
          </table:table-cell>
          <table:table-cell table:style-name="ce116" office:value-type="string" calcext:value-type="string">
            <text:p><text:span text:style-name="T2">Elektrik </text:span>6-2019</text:p>
          </table:table-cell>
          <table:table-cell/>
          <table:table-cell office:value-type="currency" office:currency="TRY" office:value="-78.79" calcext:value-type="currency">
            <text:p>-₺78,79</text:p>
          </table:table-cell>
          <table:table-cell office:value-type="float" office:value="5.67" calcext:value-type="float">
            <text:p>5,67</text:p>
          </table:table-cell>
          <table:table-cell table:style-name="ce103" table:formula="of:=[.F26]/[.G26]" office:value-type="currency" office:currency="USD" office:value="-13.8959435626102" calcext:value-type="currency">
            <text:p>-$13.90</text:p>
          </table:table-cell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H000-19</text:p>
          </table:table-cell>
          <table:table-cell office:value-type="float" office:value="2019" calcext:value-type="float">
            <text:p>2019</text:p>
          </table:table-cell>
          <table:table-cell table:style-name="ce116" office:value-type="string" calcext:value-type="string">
            <text:p><text:span text:style-name="T2">Elektrik </text:span>9-2019</text:p>
          </table:table-cell>
          <table:table-cell/>
          <table:table-cell office:value-type="currency" office:currency="TRY" office:value="-39.35" calcext:value-type="currency">
            <text:p>-₺39,35</text:p>
          </table:table-cell>
          <table:table-cell office:value-type="float" office:value="5.67" calcext:value-type="float">
            <text:p>5,67</text:p>
          </table:table-cell>
          <table:table-cell table:style-name="ce103" table:formula="of:=[.F27]/[.G27]" office:value-type="currency" office:currency="USD" office:value="-6.94003527336861" calcext:value-type="currency">
            <text:p>-$6.94</text:p>
          </table:table-cell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H000-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Emlak Vergisi</text:p>
          </table:table-cell>
          <table:table-cell table:style-name="ce102" office:value-type="string" calcext:value-type="string">
            <text:p>2019/ 1-2</text:p>
          </table:table-cell>
          <table:table-cell office:value-type="currency" office:currency="TRY" office:value="-598.75" calcext:value-type="currency">
            <text:p>-₺598,75</text:p>
          </table:table-cell>
          <table:table-cell office:value-type="float" office:value="5.67" calcext:value-type="float">
            <text:p>5,67</text:p>
          </table:table-cell>
          <table:table-cell table:style-name="ce103" table:formula="of:=[.F28]/[.G28]" office:value-type="currency" office:currency="USD" office:value="-105.599647266314" calcext:value-type="currency">
            <text:p>-$105.60</text:p>
          </table:table-cell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H000-19</text:p>
          </table:table-cell>
          <table:table-cell office:value-type="float" office:value="2019" calcext:value-type="float">
            <text:p>2019</text:p>
          </table:table-cell>
          <table:table-cell table:style-name="ce116" office:value-type="string" calcext:value-type="string">
            <text:p><text:span text:style-name="T2">Elektrik </text:span>11/2019</text:p>
          </table:table-cell>
          <table:table-cell/>
          <table:table-cell office:value-type="currency" office:currency="TRY" office:value="-100.02" calcext:value-type="currency">
            <text:p>-₺100,02</text:p>
          </table:table-cell>
          <table:table-cell office:value-type="float" office:value="5.67" calcext:value-type="float">
            <text:p>5,67</text:p>
          </table:table-cell>
          <table:table-cell table:style-name="ce103" table:formula="of:=[.F29]/[.G29]" office:value-type="currency" office:currency="USD" office:value="-17.6402116402116" calcext:value-type="currency">
            <text:p>-$17.64</text:p>
          </table:table-cell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H000-19</text:p>
          </table:table-cell>
          <table:table-cell office:value-type="float" office:value="2019" calcext:value-type="float">
            <text:p>2019</text:p>
          </table:table-cell>
          <table:table-cell table:style-name="ce116" office:value-type="string" calcext:value-type="string">
            <text:p><text:span text:style-name="T2">Elektrik </text:span>12/2019</text:p>
          </table:table-cell>
          <table:table-cell/>
          <table:table-cell office:value-type="currency" office:currency="TRY" office:value="-232.4" calcext:value-type="currency">
            <text:p>-₺232,40</text:p>
          </table:table-cell>
          <table:table-cell office:value-type="float" office:value="5.67" calcext:value-type="float">
            <text:p>5,67</text:p>
          </table:table-cell>
          <table:table-cell table:style-name="ce103" table:formula="of:=[.F30]/[.G30]" office:value-type="currency" office:currency="USD" office:value="-40.9876543209877" calcext:value-type="currency">
            <text:p>-$40.99</text:p>
          </table:table-cell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H000-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Çedaş Teminat</text:p>
          </table:table-cell>
          <table:table-cell table:style-name="ce102"/>
          <table:table-cell office:value-type="currency" office:currency="TRY" office:value="-1100" calcext:value-type="currency">
            <text:p>-₺1.100,00</text:p>
          </table:table-cell>
          <table:table-cell office:value-type="float" office:value="5.67" calcext:value-type="float">
            <text:p>5,67</text:p>
          </table:table-cell>
          <table:table-cell table:style-name="ce103" table:formula="of:=[.F31]/[.G31]" office:value-type="currency" office:currency="USD" office:value="-194.003527336861" calcext:value-type="currency">
            <text:p>-$194.00</text:p>
          </table:table-cell>
          <table:table-cell table:number-columns-repeated="1016"/>
        </table:table-row>
        <table:table-row table:style-name="ro6">
          <table:table-cell/>
          <table:table-cell table:style-name="ce105"/>
          <table:table-cell table:style-name="ce106"/>
          <table:table-cell table:style-name="ce107"/>
          <table:table-cell table:style-name="ce108" office:value-type="string" calcext:value-type="string">
            <text:p>2019 Toplam</text:p>
          </table:table-cell>
          <table:table-cell table:style-name="ce109" table:formula="of:=SUM([.F19:.F31])" office:value-type="currency" office:currency="TRY" office:value="-3104.82" calcext:value-type="currency">
            <text:p>-₺3.104,82</text:p>
          </table:table-cell>
          <table:table-cell table:style-name="ce110"/>
          <table:table-cell table:style-name="ce111" table:formula="of:=SUM([.H19:.H31])" office:value-type="currency" office:currency="USD" office:value="-547.587301587302" calcext:value-type="currency">
            <text:p>-$547.59</text:p>
          </table:table-cell>
          <table:table-cell table:number-columns-repeated="1016"/>
        </table:table-row>
        <table:table-row table:style-name="ro6">
          <table:table-cell table:number-columns-repeated="4"/>
          <table:table-cell table:style-name="ce112" office:value-type="string" calcext:value-type="string">
            <text:p>Genel Toplam</text:p>
          </table:table-cell>
          <table:table-cell table:style-name="ce113" table:formula="of:=[.F32]+[.F16]" office:value-type="currency" office:currency="TRY" office:value="-25504.24" calcext:value-type="currency">
            <text:p>-₺25.504,24</text:p>
          </table:table-cell>
          <table:table-cell table:style-name="ce114"/>
          <table:table-cell table:style-name="ce115" table:formula="of:=[.H32]+[.H16]" office:value-type="currency" office:currency="USD" office:value="-5162.85344233289" calcext:value-type="currency">
            <text:p>-$5,162.85</text:p>
          </table:table-cell>
          <table:table-cell table:number-columns-repeated="1016"/>
        </table:table-row>
        <table:table-row table:style-name="ro6">
          <table:table-cell table:number-columns-repeated="4"/>
          <table:table-cell table:style-name="ce102"/>
          <table:table-cell table:number-columns-repeated="2"/>
          <table:table-cell table:style-name="ce103"/>
          <table:table-cell table:number-columns-repeated="1016"/>
        </table:table-row>
        <table:table-row table:style-name="ro6">
          <table:table-cell table:style-name="ce93" office:value-type="float" office:value="2020" calcext:value-type="float">
            <text:p>2020</text:p>
          </table:table-cell>
          <table:table-cell office:value-type="string" calcext:value-type="string">
            <text:p>SnyH000-20</text:p>
          </table:table-cell>
          <table:table-cell table:style-name="ce104" office:value-type="date" office:date-value="2020-10-06" calcext:value-type="date">
            <text:p>06.10.2020</text:p>
          </table:table-cell>
          <table:table-cell office:value-type="string" calcext:value-type="string">
            <text:p>Belediye Emlak Vergisi 2020</text:p>
          </table:table-cell>
          <table:table-cell table:style-name="ce102"/>
          <table:table-cell office:value-type="currency" office:currency="TRY" office:value="-645.85" calcext:value-type="currency">
            <text:p>-₺645,85</text:p>
          </table:table-cell>
          <table:table-cell office:value-type="float" office:value="7.01" calcext:value-type="float">
            <text:p>7,01</text:p>
          </table:table-cell>
          <table:table-cell table:style-name="ce103" table:formula="of:=[.F35]/[.G35]" office:value-type="currency" office:currency="USD" office:value="-92.132667617689" calcext:value-type="currency">
            <text:p>-$92.13</text:p>
          </table:table-cell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H000-20</text:p>
          </table:table-cell>
          <table:table-cell table:style-name="ce104" office:value-type="date" office:date-value="2020-11-25" calcext:value-type="date">
            <text:p>25.11.2020</text:p>
          </table:table-cell>
          <table:table-cell table:style-name="ce116" office:value-type="string" calcext:value-type="string">
            <text:p>tuğla sıva işçilik pire memet</text:p>
          </table:table-cell>
          <table:table-cell table:style-name="ce102"/>
          <table:table-cell office:value-type="currency" office:currency="TRY" office:value="-1050" calcext:value-type="currency">
            <text:p>-₺1.050,00</text:p>
          </table:table-cell>
          <table:table-cell office:value-type="float" office:value="7.01" calcext:value-type="float">
            <text:p>7,01</text:p>
          </table:table-cell>
          <table:table-cell table:style-name="ce103" table:formula="of:=[.F36]/[.G36]" office:value-type="currency" office:currency="USD" office:value="-149.786019971469" calcext:value-type="currency">
            <text:p>-$149.79</text:p>
          </table:table-cell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H000-20</text:p>
          </table:table-cell>
          <table:table-cell table:style-name="ce104" office:value-type="date" office:date-value="2020-11-25" calcext:value-type="date">
            <text:p>25.11.2020</text:p>
          </table:table-cell>
          <table:table-cell table:style-name="ce116" office:value-type="string" calcext:value-type="string">
            <text:p>tuğla sıva işçilik muhammed</text:p>
          </table:table-cell>
          <table:table-cell table:style-name="ce102"/>
          <table:table-cell office:value-type="currency" office:currency="TRY" office:value="-600" calcext:value-type="currency">
            <text:p>-₺600,00</text:p>
          </table:table-cell>
          <table:table-cell office:value-type="float" office:value="7.01" calcext:value-type="float">
            <text:p>7,01</text:p>
          </table:table-cell>
          <table:table-cell table:style-name="ce103" table:formula="of:=[.F37]/[.G37]" office:value-type="currency" office:currency="USD" office:value="-85.5920114122682" calcext:value-type="currency">
            <text:p>-$85.59</text:p>
          </table:table-cell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H000-20</text:p>
          </table:table-cell>
          <table:table-cell/>
          <table:table-cell office:value-type="string" calcext:value-type="string">
            <text:p>kum</text:p>
          </table:table-cell>
          <table:table-cell table:style-name="ce102"/>
          <table:table-cell office:value-type="currency" office:currency="TRY" office:value="-200" calcext:value-type="currency">
            <text:p>-₺200,00</text:p>
          </table:table-cell>
          <table:table-cell office:value-type="float" office:value="7.01" calcext:value-type="float">
            <text:p>7,01</text:p>
          </table:table-cell>
          <table:table-cell table:style-name="ce103" table:formula="of:=[.F38]/[.G38]" office:value-type="currency" office:currency="USD" office:value="-28.5306704707561" calcext:value-type="currency">
            <text:p>-$28.53</text:p>
          </table:table-cell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H000-20</text:p>
          </table:table-cell>
          <table:table-cell/>
          <table:table-cell office:value-type="string" calcext:value-type="string">
            <text:p>8,5 tuğla 145 ad</text:p>
          </table:table-cell>
          <table:table-cell table:style-name="ce102"/>
          <table:table-cell office:value-type="currency" office:currency="TRY" office:value="-90" calcext:value-type="currency">
            <text:p>-₺90,00</text:p>
          </table:table-cell>
          <table:table-cell office:value-type="float" office:value="7.01" calcext:value-type="float">
            <text:p>7,01</text:p>
          </table:table-cell>
          <table:table-cell table:style-name="ce103" table:formula="of:=[.F39]/[.G39]" office:value-type="currency" office:currency="USD" office:value="-12.8388017118402" calcext:value-type="currency">
            <text:p>-$12.84</text:p>
          </table:table-cell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H000-20</text:p>
          </table:table-cell>
          <table:table-cell/>
          <table:table-cell office:value-type="string" calcext:value-type="string">
            <text:p>yığma tuğla 720 ad * 0,90 tl</text:p>
          </table:table-cell>
          <table:table-cell table:style-name="ce102"/>
          <table:table-cell office:value-type="currency" office:currency="TRY" office:value="-648" calcext:value-type="currency">
            <text:p>-₺648,00</text:p>
          </table:table-cell>
          <table:table-cell office:value-type="float" office:value="7.01" calcext:value-type="float">
            <text:p>7,01</text:p>
          </table:table-cell>
          <table:table-cell table:style-name="ce103" table:formula="of:=[.F40]/[.G40]" office:value-type="currency" office:currency="USD" office:value="-92.4393723252497" calcext:value-type="currency">
            <text:p>-$92.44</text:p>
          </table:table-cell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H000-20</text:p>
          </table:table-cell>
          <table:table-cell/>
          <table:table-cell office:value-type="string" calcext:value-type="string">
            <text:p>20 tr çimento</text:p>
          </table:table-cell>
          <table:table-cell table:style-name="ce102"/>
          <table:table-cell office:value-type="currency" office:currency="TRY" office:value="-300" calcext:value-type="currency">
            <text:p>-₺300,00</text:p>
          </table:table-cell>
          <table:table-cell office:value-type="float" office:value="7.01" calcext:value-type="float">
            <text:p>7,01</text:p>
          </table:table-cell>
          <table:table-cell table:style-name="ce103" table:formula="of:=[.F41]/[.G41]" office:value-type="currency" office:currency="USD" office:value="-42.7960057061341" calcext:value-type="currency">
            <text:p>-$42.80</text:p>
          </table:table-cell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H000-20</text:p>
          </table:table-cell>
          <table:table-cell/>
          <table:table-cell office:value-type="string" calcext:value-type="string">
            <text:p>15 tr kireç</text:p>
          </table:table-cell>
          <table:table-cell table:style-name="ce102"/>
          <table:table-cell office:value-type="currency" office:currency="TRY" office:value="-90" calcext:value-type="currency">
            <text:p>-₺90,00</text:p>
          </table:table-cell>
          <table:table-cell office:value-type="float" office:value="7.01" calcext:value-type="float">
            <text:p>7,01</text:p>
          </table:table-cell>
          <table:table-cell table:style-name="ce103" table:formula="of:=[.F42]/[.G42]" office:value-type="currency" office:currency="USD" office:value="-12.8388017118402" calcext:value-type="currency">
            <text:p>-$12.84</text:p>
          </table:table-cell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H000-20</text:p>
          </table:table-cell>
          <table:table-cell/>
          <table:table-cell office:value-type="string" calcext:value-type="string">
            <text:p>kesme taşı – menteşe – elektrot</text:p>
          </table:table-cell>
          <table:table-cell table:style-name="ce102"/>
          <table:table-cell office:value-type="currency" office:currency="TRY" office:value="-68" calcext:value-type="currency">
            <text:p>-₺68,00</text:p>
          </table:table-cell>
          <table:table-cell office:value-type="float" office:value="7.01" calcext:value-type="float">
            <text:p>7,01</text:p>
          </table:table-cell>
          <table:table-cell table:style-name="ce103" table:formula="of:=[.F43]/[.G43]" office:value-type="currency" office:currency="USD" office:value="-9.70042796005706" calcext:value-type="currency">
            <text:p>-$9.70</text:p>
          </table:table-cell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H000-20</text:p>
          </table:table-cell>
          <table:table-cell table:style-name="ce104" office:value-type="date" office:date-value="2020-04-20" calcext:value-type="date">
            <text:p>20.04.2020</text:p>
          </table:table-cell>
          <table:table-cell office:value-type="string" calcext:value-type="string">
            <text:p>Elektrik 04-2020</text:p>
          </table:table-cell>
          <table:table-cell table:style-name="ce102"/>
          <table:table-cell office:value-type="currency" office:currency="TRY" office:value="-44.1" calcext:value-type="currency">
            <text:p>-₺44,10</text:p>
          </table:table-cell>
          <table:table-cell office:value-type="float" office:value="7.01" calcext:value-type="float">
            <text:p>7,01</text:p>
          </table:table-cell>
          <table:table-cell table:style-name="ce103" table:formula="of:=[.F44]/[.G44]" office:value-type="currency" office:currency="USD" office:value="-6.29101283880171" calcext:value-type="currency">
            <text:p>-$6.29</text:p>
          </table:table-cell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H000-20</text:p>
          </table:table-cell>
          <table:table-cell/>
          <table:table-cell table:style-name="ce116" office:value-type="string" calcext:value-type="string">
            <text:p><text:span text:style-name="T2">Elektrik </text:span>05-2020</text:p>
          </table:table-cell>
          <table:table-cell/>
          <table:table-cell office:value-type="currency" office:currency="TRY" office:value="-9.9" calcext:value-type="currency">
            <text:p>-₺9,90</text:p>
          </table:table-cell>
          <table:table-cell office:value-type="float" office:value="7.01" calcext:value-type="float">
            <text:p>7,01</text:p>
          </table:table-cell>
          <table:table-cell table:style-name="ce103" table:formula="of:=[.F45]/[.G45]" office:value-type="currency" office:currency="USD" office:value="-1.41226818830243" calcext:value-type="currency">
            <text:p>-$1.41</text:p>
          </table:table-cell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H000-20</text:p>
          </table:table-cell>
          <table:table-cell/>
          <table:table-cell table:style-name="ce116" office:value-type="string" calcext:value-type="string">
            <text:p><text:span text:style-name="T2">Elektrik </text:span>06-2020</text:p>
          </table:table-cell>
          <table:table-cell/>
          <table:table-cell office:value-type="currency" office:currency="TRY" office:value="-5.46" calcext:value-type="currency">
            <text:p>-₺5,46</text:p>
          </table:table-cell>
          <table:table-cell office:value-type="float" office:value="7.01" calcext:value-type="float">
            <text:p>7,01</text:p>
          </table:table-cell>
          <table:table-cell table:style-name="ce103" table:formula="of:=[.F46]/[.G46]" office:value-type="currency" office:currency="USD" office:value="-0.778887303851641" calcext:value-type="currency">
            <text:p>-$0.78</text:p>
          </table:table-cell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H000-20</text:p>
          </table:table-cell>
          <table:table-cell/>
          <table:table-cell table:style-name="ce116" office:value-type="string" calcext:value-type="string">
            <text:p><text:span text:style-name="T2">Elektrik </text:span>07-2020</text:p>
          </table:table-cell>
          <table:table-cell/>
          <table:table-cell office:value-type="currency" office:currency="TRY" office:value="-13.65" calcext:value-type="currency">
            <text:p>-₺13,65</text:p>
          </table:table-cell>
          <table:table-cell office:value-type="float" office:value="7.01" calcext:value-type="float">
            <text:p>7,01</text:p>
          </table:table-cell>
          <table:table-cell table:style-name="ce103" table:formula="of:=[.F47]/[.G47]" office:value-type="currency" office:currency="USD" office:value="-1.9472182596291" calcext:value-type="currency">
            <text:p>-$1.95</text:p>
          </table:table-cell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H000-20</text:p>
          </table:table-cell>
          <table:table-cell/>
          <table:table-cell table:style-name="ce116" office:value-type="string" calcext:value-type="string">
            <text:p><text:span text:style-name="T2">Elektrik </text:span>10-2020</text:p>
          </table:table-cell>
          <table:table-cell/>
          <table:table-cell office:value-type="currency" office:currency="TRY" office:value="-13" calcext:value-type="currency">
            <text:p>-₺13,00</text:p>
          </table:table-cell>
          <table:table-cell office:value-type="float" office:value="7.01" calcext:value-type="float">
            <text:p>7,01</text:p>
          </table:table-cell>
          <table:table-cell table:style-name="ce103" table:formula="of:=[.F48]/[.G48]" office:value-type="currency" office:currency="USD" office:value="-1.85449358059914" calcext:value-type="currency">
            <text:p>-$1.85</text:p>
          </table:table-cell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H000-20</text:p>
          </table:table-cell>
          <table:table-cell table:style-name="ce104" office:value-type="date" office:date-value="2020-11-30" calcext:value-type="date">
            <text:p>30.11.2020</text:p>
          </table:table-cell>
          <table:table-cell table:style-name="ce116" office:value-type="string" calcext:value-type="string">
            <text:p><text:span text:style-name="T2">Elektrik </text:span>11-2020</text:p>
          </table:table-cell>
          <table:table-cell/>
          <table:table-cell office:value-type="currency" office:currency="TRY" office:value="-170" calcext:value-type="currency">
            <text:p>-₺170,00</text:p>
          </table:table-cell>
          <table:table-cell office:value-type="float" office:value="7.01" calcext:value-type="float">
            <text:p>7,01</text:p>
          </table:table-cell>
          <table:table-cell table:style-name="ce103" table:formula="of:=[.F49]/[.G49]" office:value-type="currency" office:currency="USD" office:value="-24.2510699001427" calcext:value-type="currency">
            <text:p>-$24.25</text:p>
          </table:table-cell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H000-20</text:p>
          </table:table-cell>
          <table:table-cell table:style-name="ce104"/>
          <table:table-cell table:style-name="ce116" office:value-type="string" calcext:value-type="string">
            <text:p><text:span text:style-name="T2">Elektrik </text:span>12-2020</text:p>
          </table:table-cell>
          <table:table-cell/>
          <table:table-cell office:value-type="currency" office:currency="TRY" office:value="-226.11" calcext:value-type="currency">
            <text:p>-₺226,11</text:p>
          </table:table-cell>
          <table:table-cell office:value-type="float" office:value="7.01" calcext:value-type="float">
            <text:p>7,01</text:p>
          </table:table-cell>
          <table:table-cell table:style-name="ce103" table:formula="of:=[.F50]/[.G50]" office:value-type="currency" office:currency="USD" office:value="-32.2553495007133" calcext:value-type="currency">
            <text:p>-$32.26</text:p>
          </table:table-cell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H000-20</text:p>
          </table:table-cell>
          <table:table-cell table:style-name="ce104" office:value-type="date" office:date-value="2020-11-30" calcext:value-type="date">
            <text:p>30.11.2020</text:p>
          </table:table-cell>
          <table:table-cell office:value-type="string" calcext:value-type="string">
            <text:p>su</text:p>
          </table:table-cell>
          <table:table-cell table:style-name="ce102"/>
          <table:table-cell office:value-type="currency" office:currency="TRY" office:value="-100" calcext:value-type="currency">
            <text:p>-₺100,00</text:p>
          </table:table-cell>
          <table:table-cell office:value-type="float" office:value="7.01" calcext:value-type="float">
            <text:p>7,01</text:p>
          </table:table-cell>
          <table:table-cell table:style-name="ce103" table:formula="of:=[.F51]/[.G51]" office:value-type="currency" office:currency="USD" office:value="-14.265335235378" calcext:value-type="currency">
            <text:p>-$14.27</text:p>
          </table:table-cell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H000-20</text:p>
          </table:table-cell>
          <table:table-cell/>
          <table:table-cell office:value-type="string" calcext:value-type="string">
            <text:p>Yazıhane önü kırma işçiliği</text:p>
          </table:table-cell>
          <table:table-cell table:style-name="ce102"/>
          <table:table-cell office:value-type="currency" office:currency="TRY" office:value="-500" calcext:value-type="currency">
            <text:p>-₺500,00</text:p>
          </table:table-cell>
          <table:table-cell office:value-type="float" office:value="7.01" calcext:value-type="float">
            <text:p>7,01</text:p>
          </table:table-cell>
          <table:table-cell table:style-name="ce103" table:formula="of:=[.F52]/[.G52]" office:value-type="currency" office:currency="USD" office:value="-71.3266761768902" calcext:value-type="currency">
            <text:p>-$71.33</text:p>
          </table:table-cell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H000-20</text:p>
          </table:table-cell>
          <table:table-cell table:style-name="ce104" office:value-type="date" office:date-value="2020-12-09" calcext:value-type="date">
            <text:p>09.12.2020</text:p>
          </table:table-cell>
          <table:table-cell office:value-type="string" calcext:value-type="string">
            <text:p>Alçıpan vida</text:p>
          </table:table-cell>
          <table:table-cell table:style-name="ce102"/>
          <table:table-cell office:value-type="currency" office:currency="TRY" office:value="-323" calcext:value-type="currency">
            <text:p>-₺323,00</text:p>
          </table:table-cell>
          <table:table-cell office:value-type="float" office:value="7.01" calcext:value-type="float">
            <text:p>7,01</text:p>
          </table:table-cell>
          <table:table-cell table:style-name="ce103" table:formula="of:=[.F53]/[.G53]" office:value-type="currency" office:currency="USD" office:value="-46.077032810271" calcext:value-type="currency">
            <text:p>-$46.08</text:p>
          </table:table-cell>
          <table:table-cell table:number-columns-repeated="1016"/>
        </table:table-row>
        <table:table-row table:style-name="ro6">
          <table:table-cell/>
          <table:table-cell table:style-name="ce105" office:value-type="string" calcext:value-type="string">
            <text:p>SnyH000-20</text:p>
          </table:table-cell>
          <table:table-cell table:style-name="ce106"/>
          <table:table-cell table:style-name="ce107"/>
          <table:table-cell table:style-name="ce110"/>
          <table:table-cell table:style-name="ce109" table:formula="of:=SUM([.F35:.F53])" office:value-type="currency" office:currency="TRY" office:value="-5097.07" calcext:value-type="currency">
            <text:p>-₺5.097,07</text:p>
          </table:table-cell>
          <table:table-cell table:style-name="ce110"/>
          <table:table-cell table:style-name="ce111" table:formula="of:=SUM([.H35:.H53])" office:value-type="currency" office:currency="USD" office:value="-727.114122681883" calcext:value-type="currency">
            <text:p>-$727.11</text:p>
          </table:table-cell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A000-20</text:p>
          </table:table-cell>
          <table:table-cell/>
          <table:table-cell office:value-type="string" calcext:value-type="string">
            <text:p>Boya-Çatı- Kapı</text:p>
          </table:table-cell>
          <table:table-cell table:style-name="ce102"/>
          <table:table-cell office:value-type="currency" office:currency="TRY" office:value="-1500" calcext:value-type="currency">
            <text:p>-₺1.500,00</text:p>
          </table:table-cell>
          <table:table-cell office:value-type="float" office:value="7.01" calcext:value-type="float">
            <text:p>7,01</text:p>
          </table:table-cell>
          <table:table-cell table:style-name="ce103" table:formula="of:=[.F55]/[.G55]" office:value-type="currency" office:currency="USD" office:value="-213.98002853067" calcext:value-type="currency">
            <text:p>-$213.98</text:p>
          </table:table-cell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A000-20</text:p>
          </table:table-cell>
          <table:table-cell/>
          <table:table-cell office:value-type="string" calcext:value-type="string">
            <text:p>yıkama hela yapımı</text:p>
          </table:table-cell>
          <table:table-cell table:style-name="ce102"/>
          <table:table-cell office:value-type="currency" office:currency="TRY" office:value="-500" calcext:value-type="currency">
            <text:p>-₺500,00</text:p>
          </table:table-cell>
          <table:table-cell office:value-type="float" office:value="7.01" calcext:value-type="float">
            <text:p>7,01</text:p>
          </table:table-cell>
          <table:table-cell table:style-name="ce103" table:formula="of:=[.F56]/[.G56]" office:value-type="currency" office:currency="USD" office:value="-71.3266761768902" calcext:value-type="currency">
            <text:p>-$71.33</text:p>
          </table:table-cell>
          <table:table-cell table:number-columns-repeated="1016"/>
        </table:table-row>
        <table:table-row table:style-name="ro6">
          <table:table-cell/>
          <table:table-cell table:style-name="ce105"/>
          <table:table-cell table:style-name="ce106"/>
          <table:table-cell table:style-name="ce107"/>
          <table:table-cell table:style-name="ce110"/>
          <table:table-cell table:style-name="ce109" table:formula="of:=SUM([.F55:.F56])" office:value-type="currency" office:currency="TRY" office:value="-2000" calcext:value-type="currency">
            <text:p>-₺2.000,00</text:p>
          </table:table-cell>
          <table:table-cell table:style-name="ce110"/>
          <table:table-cell table:style-name="ce111" table:formula="of:=SUM([.H55:.H56])" office:value-type="currency" office:currency="USD" office:value="-285.306704707561" calcext:value-type="currency">
            <text:p>-$285.31</text:p>
          </table:table-cell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B000-20</text:p>
          </table:table-cell>
          <table:table-cell table:style-name="ce104" office:value-type="date" office:date-value="2020-08-20" calcext:value-type="date">
            <text:p>20.08.2020</text:p>
          </table:table-cell>
          <table:table-cell office:value-type="string" calcext:value-type="string">
            <text:p>motorcu boya</text:p>
          </table:table-cell>
          <table:table-cell table:style-name="ce102"/>
          <table:table-cell office:value-type="currency" office:currency="TRY" office:value="-500" calcext:value-type="currency">
            <text:p>-₺500,00</text:p>
          </table:table-cell>
          <table:table-cell office:value-type="float" office:value="7.01" calcext:value-type="float">
            <text:p>7,01</text:p>
          </table:table-cell>
          <table:table-cell table:style-name="ce103" table:formula="of:=[.F58]/[.G58]" office:value-type="currency" office:currency="USD" office:value="-71.3266761768902" calcext:value-type="currency">
            <text:p>-$71.33</text:p>
          </table:table-cell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B000-20</text:p>
          </table:table-cell>
          <table:table-cell table:style-name="ce104" office:value-type="date" office:date-value="2020-08-22" calcext:value-type="date">
            <text:p>22.08.2020</text:p>
          </table:table-cell>
          <table:table-cell office:value-type="string" calcext:value-type="string">
            <text:p>motorcu hela</text:p>
          </table:table-cell>
          <table:table-cell table:style-name="ce102"/>
          <table:table-cell office:value-type="currency" office:currency="TRY" office:value="-500" calcext:value-type="currency">
            <text:p>-₺500,00</text:p>
          </table:table-cell>
          <table:table-cell office:value-type="float" office:value="7.01" calcext:value-type="float">
            <text:p>7,01</text:p>
          </table:table-cell>
          <table:table-cell table:style-name="ce103" table:formula="of:=[.F59]/[.G59]" office:value-type="currency" office:currency="USD" office:value="-71.3266761768902" calcext:value-type="currency">
            <text:p>-$71.33</text:p>
          </table:table-cell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B000-20</text:p>
          </table:table-cell>
          <table:table-cell table:style-name="ce104" office:value-type="date" office:date-value="2020-08-24" calcext:value-type="date">
            <text:p>24.08.2020</text:p>
          </table:table-cell>
          <table:table-cell office:value-type="string" calcext:value-type="string">
            <text:p>motorcu kapı</text:p>
          </table:table-cell>
          <table:table-cell table:style-name="ce102"/>
          <table:table-cell office:value-type="currency" office:currency="TRY" office:value="-2000" calcext:value-type="currency">
            <text:p>-₺2.000,00</text:p>
          </table:table-cell>
          <table:table-cell office:value-type="float" office:value="7.01" calcext:value-type="float">
            <text:p>7,01</text:p>
          </table:table-cell>
          <table:table-cell table:style-name="ce103" table:formula="of:=[.F60]/[.G60]" office:value-type="currency" office:currency="USD" office:value="-285.306704707561" calcext:value-type="currency">
            <text:p>-$285.31</text:p>
          </table:table-cell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B000-20</text:p>
          </table:table-cell>
          <table:table-cell table:style-name="ce104" office:value-type="date" office:date-value="2020-09-02" calcext:value-type="date">
            <text:p>02.09.2020</text:p>
          </table:table-cell>
          <table:table-cell office:value-type="string" calcext:value-type="string">
            <text:p>Alçıpan demir işleri</text:p>
          </table:table-cell>
          <table:table-cell table:style-name="ce102"/>
          <table:table-cell office:value-type="currency" office:currency="TRY" office:value="-500" calcext:value-type="currency">
            <text:p>-₺500,00</text:p>
          </table:table-cell>
          <table:table-cell office:value-type="float" office:value="7.01" calcext:value-type="float">
            <text:p>7,01</text:p>
          </table:table-cell>
          <table:table-cell table:style-name="ce103" table:formula="of:=[.F61]/[.G61]" office:value-type="currency" office:currency="USD" office:value="-71.3266761768902" calcext:value-type="currency">
            <text:p>-$71.33</text:p>
          </table:table-cell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B000-20</text:p>
          </table:table-cell>
          <table:table-cell table:style-name="ce104" office:value-type="date" office:date-value="2020-09-02" calcext:value-type="date">
            <text:p>02.09.2020</text:p>
          </table:table-cell>
          <table:table-cell office:value-type="string" calcext:value-type="string">
            <text:p>camcı</text:p>
          </table:table-cell>
          <table:table-cell table:style-name="ce102"/>
          <table:table-cell office:value-type="currency" office:currency="TRY" office:value="-750" calcext:value-type="currency">
            <text:p>-₺750,00</text:p>
          </table:table-cell>
          <table:table-cell office:value-type="float" office:value="7.01" calcext:value-type="float">
            <text:p>7,01</text:p>
          </table:table-cell>
          <table:table-cell table:style-name="ce103" table:formula="of:=[.F62]/[.G62]" office:value-type="currency" office:currency="USD" office:value="-106.990014265335" calcext:value-type="currency">
            <text:p>-$106.99</text:p>
          </table:table-cell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B000-20</text:p>
          </table:table-cell>
          <table:table-cell table:style-name="ce104" office:value-type="date" office:date-value="2020-09-02" calcext:value-type="date">
            <text:p>02.09.2020</text:p>
          </table:table-cell>
          <table:table-cell office:value-type="string" calcext:value-type="string">
            <text:p>motorcu arka duvar</text:p>
          </table:table-cell>
          <table:table-cell table:style-name="ce102"/>
          <table:table-cell office:value-type="currency" office:currency="TRY" office:value="-500" calcext:value-type="currency">
            <text:p>-₺500,00</text:p>
          </table:table-cell>
          <table:table-cell office:value-type="float" office:value="7.01" calcext:value-type="float">
            <text:p>7,01</text:p>
          </table:table-cell>
          <table:table-cell table:style-name="ce103" table:formula="of:=[.F63]/[.G63]" office:value-type="currency" office:currency="USD" office:value="-71.3266761768902" calcext:value-type="currency">
            <text:p>-$71.33</text:p>
          </table:table-cell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B000-20</text:p>
          </table:table-cell>
          <table:table-cell table:style-name="ce104" office:value-type="date" office:date-value="2020-09-02" calcext:value-type="date">
            <text:p>02.09.2020</text:p>
          </table:table-cell>
          <table:table-cell office:value-type="string" calcext:value-type="string">
            <text:p>motorcu elektrik</text:p>
          </table:table-cell>
          <table:table-cell table:style-name="ce102"/>
          <table:table-cell office:value-type="currency" office:currency="TRY" office:value="-750" calcext:value-type="currency">
            <text:p>-₺750,00</text:p>
          </table:table-cell>
          <table:table-cell office:value-type="float" office:value="7.01" calcext:value-type="float">
            <text:p>7,01</text:p>
          </table:table-cell>
          <table:table-cell table:style-name="ce103" table:formula="of:=[.F64]/[.G64]" office:value-type="currency" office:currency="USD" office:value="-106.990014265335" calcext:value-type="currency">
            <text:p>-$106.99</text:p>
          </table:table-cell>
          <table:table-cell table:number-columns-repeated="1016"/>
        </table:table-row>
        <table:table-row table:style-name="ro6">
          <table:table-cell/>
          <table:table-cell table:style-name="ce105"/>
          <table:table-cell table:style-name="ce106"/>
          <table:table-cell table:style-name="ce107"/>
          <table:table-cell table:style-name="ce110"/>
          <table:table-cell table:style-name="ce109" table:formula="of:=SUM([.F58:.F64])" office:value-type="currency" office:currency="TRY" office:value="-5500" calcext:value-type="currency">
            <text:p>-₺5.500,00</text:p>
          </table:table-cell>
          <table:table-cell table:style-name="ce110"/>
          <table:table-cell table:style-name="ce111" table:formula="of:=SUM([.H58:.H64])" office:value-type="currency" office:currency="USD" office:value="-784.593437945792" calcext:value-type="currency">
            <text:p>-$784.59</text:p>
          </table:table-cell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C000-20</text:p>
          </table:table-cell>
          <table:table-cell office:value-type="string" calcext:value-type="string">
            <text:p>ağustos</text:p>
          </table:table-cell>
          <table:table-cell office:value-type="string" calcext:value-type="string">
            <text:p>Toz Dolgu</text:p>
          </table:table-cell>
          <table:table-cell table:style-name="ce102"/>
          <table:table-cell office:value-type="currency" office:currency="TRY" office:value="-250" calcext:value-type="currency">
            <text:p>-₺250,00</text:p>
          </table:table-cell>
          <table:table-cell office:value-type="float" office:value="7.01" calcext:value-type="float">
            <text:p>7,01</text:p>
          </table:table-cell>
          <table:table-cell table:style-name="ce103" table:formula="of:=[.F66]/[.G66]" office:value-type="currency" office:currency="USD" office:value="-35.6633380884451" calcext:value-type="currency">
            <text:p>-$35.66</text:p>
          </table:table-cell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C000-20</text:p>
          </table:table-cell>
          <table:table-cell/>
          <table:table-cell office:value-type="string" calcext:value-type="string">
            <text:p>vinç nakliye</text:p>
          </table:table-cell>
          <table:table-cell table:style-name="ce102"/>
          <table:table-cell office:value-type="currency" office:currency="TRY" office:value="-600" calcext:value-type="currency">
            <text:p>-₺600,00</text:p>
          </table:table-cell>
          <table:table-cell office:value-type="float" office:value="7.01" calcext:value-type="float">
            <text:p>7,01</text:p>
          </table:table-cell>
          <table:table-cell table:style-name="ce103" table:formula="of:=[.F67]/[.G67]" office:value-type="currency" office:currency="USD" office:value="-85.5920114122682" calcext:value-type="currency">
            <text:p>-$85.59</text:p>
          </table:table-cell>
          <table:table-cell table:number-columns-repeated="1016"/>
        </table:table-row>
        <table:table-row table:style-name="ro6" table:number-rows-repeated="3">
          <table:table-cell table:number-columns-repeated="4"/>
          <table:table-cell table:style-name="ce102"/>
          <table:table-cell table:number-columns-repeated="2"/>
          <table:table-cell table:style-name="ce103"/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C000-20</text:p>
          </table:table-cell>
          <table:table-cell/>
          <table:table-cell office:value-type="string" calcext:value-type="string">
            <text:p>vinç demontaj özer vinç</text:p>
          </table:table-cell>
          <table:table-cell table:style-name="ce102"/>
          <table:table-cell office:value-type="currency" office:currency="TRY" office:value="-1300" calcext:value-type="currency">
            <text:p>-₺1.300,00</text:p>
          </table:table-cell>
          <table:table-cell office:value-type="float" office:value="7.01" calcext:value-type="float">
            <text:p>7,01</text:p>
          </table:table-cell>
          <table:table-cell table:style-name="ce103" table:formula="of:=[.F71]/[.G71]" office:value-type="currency" office:currency="USD" office:value="-185.449358059914" calcext:value-type="currency">
            <text:p>-$185.45</text:p>
          </table:table-cell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C000-20</text:p>
          </table:table-cell>
          <table:table-cell/>
          <table:table-cell office:value-type="string" calcext:value-type="string">
            <text:p>hela altyapı</text:p>
          </table:table-cell>
          <table:table-cell table:style-name="ce102"/>
          <table:table-cell office:value-type="currency" office:currency="TRY" office:value="-1000" calcext:value-type="currency">
            <text:p>-₺1.000,00</text:p>
          </table:table-cell>
          <table:table-cell office:value-type="float" office:value="7.01" calcext:value-type="float">
            <text:p>7,01</text:p>
          </table:table-cell>
          <table:table-cell table:style-name="ce103" table:formula="of:=[.F72]/[.G72]" office:value-type="currency" office:currency="USD" office:value="-142.65335235378" calcext:value-type="currency">
            <text:p>-$142.65</text:p>
          </table:table-cell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C000-20</text:p>
          </table:table-cell>
          <table:table-cell/>
          <table:table-cell office:value-type="string" calcext:value-type="string">
            <text:p>vinç ayakları kırım <text:s/>kepçeci</text:p>
          </table:table-cell>
          <table:table-cell table:style-name="ce102"/>
          <table:table-cell office:value-type="currency" office:currency="TRY" office:value="-4100" calcext:value-type="currency">
            <text:p>-₺4.100,00</text:p>
          </table:table-cell>
          <table:table-cell office:value-type="float" office:value="7.01" calcext:value-type="float">
            <text:p>7,01</text:p>
          </table:table-cell>
          <table:table-cell table:style-name="ce103" table:formula="of:=[.F73]/[.G73]" office:value-type="currency" office:currency="USD" office:value="-584.878744650499" calcext:value-type="currency">
            <text:p>-$584.88</text:p>
          </table:table-cell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C000-20</text:p>
          </table:table-cell>
          <table:table-cell/>
          <table:table-cell office:value-type="string" calcext:value-type="string">
            <text:p>vinç demontaj işçilik</text:p>
          </table:table-cell>
          <table:table-cell table:style-name="ce102"/>
          <table:table-cell office:value-type="currency" office:currency="TRY" office:value="-750" calcext:value-type="currency">
            <text:p>-₺750,00</text:p>
          </table:table-cell>
          <table:table-cell office:value-type="float" office:value="7.01" calcext:value-type="float">
            <text:p>7,01</text:p>
          </table:table-cell>
          <table:table-cell table:style-name="ce103" table:formula="of:=[.F74]/[.G74]" office:value-type="currency" office:currency="USD" office:value="-106.990014265335" calcext:value-type="currency">
            <text:p>-$106.99</text:p>
          </table:table-cell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C000-20</text:p>
          </table:table-cell>
          <table:table-cell/>
          <table:table-cell office:value-type="string" calcext:value-type="string">
            <text:p>yemek</text:p>
          </table:table-cell>
          <table:table-cell table:style-name="ce102"/>
          <table:table-cell office:value-type="currency" office:currency="TRY" office:value="-300" calcext:value-type="currency">
            <text:p>-₺300,00</text:p>
          </table:table-cell>
          <table:table-cell office:value-type="float" office:value="7.01" calcext:value-type="float">
            <text:p>7,01</text:p>
          </table:table-cell>
          <table:table-cell table:style-name="ce103" table:formula="of:=[.F75]/[.G75]" office:value-type="currency" office:currency="USD" office:value="-42.7960057061341" calcext:value-type="currency">
            <text:p>-$42.80</text:p>
          </table:table-cell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C000-20</text:p>
          </table:table-cell>
          <table:table-cell/>
          <table:table-cell table:style-name="ce116" office:value-type="string" calcext:value-type="string">
            <text:p>helikopter beton işçiliği 6*300</text:p>
          </table:table-cell>
          <table:table-cell table:style-name="ce102"/>
          <table:table-cell office:value-type="currency" office:currency="TRY" office:value="-1800" calcext:value-type="currency">
            <text:p>-₺1.800,00</text:p>
          </table:table-cell>
          <table:table-cell office:value-type="float" office:value="7.01" calcext:value-type="float">
            <text:p>7,01</text:p>
          </table:table-cell>
          <table:table-cell table:style-name="ce103" table:formula="of:=[.F76]/[.G76]" office:value-type="currency" office:currency="USD" office:value="-256.776034236805" calcext:value-type="currency">
            <text:p>-$256.78</text:p>
          </table:table-cell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C000-20</text:p>
          </table:table-cell>
          <table:table-cell/>
          <table:table-cell table:style-name="ce116" office:value-type="string" calcext:value-type="string">
            <text:p>beton santralı 36 m3*170</text:p>
          </table:table-cell>
          <table:table-cell table:style-name="ce102"/>
          <table:table-cell office:value-type="currency" office:currency="TRY" office:value="-6120" calcext:value-type="currency">
            <text:p>-₺6.120,00</text:p>
          </table:table-cell>
          <table:table-cell office:value-type="float" office:value="7.01" calcext:value-type="float">
            <text:p>7,01</text:p>
          </table:table-cell>
          <table:table-cell table:style-name="ce103" table:formula="of:=[.F77]/[.G77]" office:value-type="currency" office:currency="USD" office:value="-873.038516405136" calcext:value-type="currency">
            <text:p>-$873.04</text:p>
          </table:table-cell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C000-20</text:p>
          </table:table-cell>
          <table:table-cell/>
          <table:table-cell table:style-name="ce116" office:value-type="string" calcext:value-type="string">
            <text:p>ön beton (işçilik + beton)</text:p>
          </table:table-cell>
          <table:table-cell table:style-name="ce102"/>
          <table:table-cell office:value-type="currency" office:currency="TRY" office:value="-5000" calcext:value-type="currency">
            <text:p>-₺5.000,00</text:p>
          </table:table-cell>
          <table:table-cell office:value-type="float" office:value="7.01" calcext:value-type="float">
            <text:p>7,01</text:p>
          </table:table-cell>
          <table:table-cell table:style-name="ce103" table:formula="of:=[.F78]/[.G78]" office:value-type="currency" office:currency="USD" office:value="-713.266761768902" calcext:value-type="currency">
            <text:p>-$713.27</text:p>
          </table:table-cell>
          <table:table-cell table:number-columns-repeated="1016"/>
        </table:table-row>
        <table:table-row table:style-name="ro6">
          <table:table-cell/>
          <table:table-cell table:style-name="ce105"/>
          <table:table-cell table:style-name="ce106"/>
          <table:table-cell table:style-name="ce107"/>
          <table:table-cell table:style-name="ce110"/>
          <table:table-cell table:style-name="ce109" table:formula="of:=SUM([.F66:.F78])" office:value-type="currency" office:currency="TRY" office:value="-21220" calcext:value-type="currency">
            <text:p>-₺21.220,00</text:p>
          </table:table-cell>
          <table:table-cell table:style-name="ce110"/>
          <table:table-cell table:style-name="ce111" table:formula="of:=SUM([.H66:.H78])" office:value-type="currency" office:currency="USD" office:value="-3027.10413694722" calcext:value-type="currency">
            <text:p>-$3,027.10</text:p>
          </table:table-cell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G000-20</text:p>
          </table:table-cell>
          <table:table-cell/>
          <table:table-cell office:value-type="string" calcext:value-type="string">
            <text:p>600 m2 Taban kırım beton</text:p>
          </table:table-cell>
          <table:table-cell/>
          <table:table-cell office:value-type="currency" office:currency="TRY" office:value="-35000" calcext:value-type="currency">
            <text:p>-₺35.000,00</text:p>
          </table:table-cell>
          <table:table-cell office:value-type="float" office:value="7.01" calcext:value-type="float">
            <text:p>7,01</text:p>
          </table:table-cell>
          <table:table-cell table:style-name="ce103" table:formula="of:=[.F80]/[.G80]" office:value-type="currency" office:currency="USD" office:value="-4992.86733238231" calcext:value-type="currency">
            <text:p>-$4,992.87</text:p>
          </table:table-cell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G000-20</text:p>
          </table:table-cell>
          <table:table-cell/>
          <table:table-cell office:value-type="string" calcext:value-type="string">
            <text:p>İcra</text:p>
          </table:table-cell>
          <table:table-cell office:value-type="string" calcext:value-type="string">
            <text:p>dursun durmş</text:p>
          </table:table-cell>
          <table:table-cell office:value-type="currency" office:currency="TRY" office:value="-3885" calcext:value-type="currency">
            <text:p>-₺3.885,00</text:p>
          </table:table-cell>
          <table:table-cell office:value-type="float" office:value="7.01" calcext:value-type="float">
            <text:p>7,01</text:p>
          </table:table-cell>
          <table:table-cell table:style-name="ce103" table:formula="of:=[.F81]/[.G81]" office:value-type="currency" office:currency="USD" office:value="-554.208273894437" calcext:value-type="currency">
            <text:p>-$554.21</text:p>
          </table:table-cell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G000-20</text:p>
          </table:table-cell>
          <table:table-cell/>
          <table:table-cell office:value-type="string" calcext:value-type="string">
            <text:p>tedaş <text:s text:c="3"/></text:p>
          </table:table-cell>
          <table:table-cell office:value-type="string" calcext:value-type="string">
            <text:p>dursun durmş</text:p>
          </table:table-cell>
          <table:table-cell office:value-type="currency" office:currency="TRY" office:value="-4194.224" calcext:value-type="currency">
            <text:p>-₺4.194,22</text:p>
          </table:table-cell>
          <table:table-cell office:value-type="float" office:value="7.01" calcext:value-type="float">
            <text:p>7,01</text:p>
          </table:table-cell>
          <table:table-cell table:style-name="ce103" table:formula="of:=[.F82]/[.G82]" office:value-type="currency" office:currency="USD" office:value="-598.320114122682" calcext:value-type="currency">
            <text:p>-$598.32</text:p>
          </table:table-cell>
          <table:table-cell table:number-columns-repeated="1016"/>
        </table:table-row>
        <table:table-row table:style-name="ro6">
          <table:table-cell/>
          <table:table-cell table:style-name="ce105"/>
          <table:table-cell table:style-name="ce106"/>
          <table:table-cell table:style-name="ce107"/>
          <table:table-cell table:style-name="ce110"/>
          <table:table-cell table:style-name="ce109" table:formula="of:=SUM([.F80:.F82])" office:value-type="currency" office:currency="TRY" office:value="-43079.224" calcext:value-type="currency">
            <text:p>-₺43.079,22</text:p>
          </table:table-cell>
          <table:table-cell table:style-name="ce110"/>
          <table:table-cell table:style-name="ce111" table:formula="of:=SUM([.H80:.H82])" office:value-type="currency" office:currency="USD" office:value="-6145.39572039943" calcext:value-type="currency">
            <text:p>-$6,145.40</text:p>
          </table:table-cell>
          <table:table-cell table:number-columns-repeated="1016"/>
        </table:table-row>
        <table:table-row table:style-name="ro6">
          <table:table-cell/>
          <table:table-cell table:style-name="ce105"/>
          <table:table-cell table:style-name="ce106"/>
          <table:table-cell table:style-name="ce107"/>
          <table:table-cell table:style-name="ce108" office:value-type="string" calcext:value-type="string">
            <text:p>2020 TOPLAM</text:p>
          </table:table-cell>
          <table:table-cell table:style-name="ce109" table:formula="of:=[.F83]+[.F79]+[.F65]+[.F57]+[.F54]" office:value-type="currency" office:currency="TRY" office:value="-76896.294" calcext:value-type="currency">
            <text:p>-₺76.896,29</text:p>
          </table:table-cell>
          <table:table-cell table:style-name="ce110"/>
          <table:table-cell table:style-name="ce111" table:formula="of:=[.H83]+[.H79]+[.H65]+[.H57]" office:value-type="currency" office:currency="USD" office:value="-10242.4" calcext:value-type="currency">
            <text:p>-$10,242.40</text:p>
          </table:table-cell>
          <table:table-cell table:number-columns-repeated="1016"/>
        </table:table-row>
        <table:table-row table:style-name="ro6">
          <table:table-cell table:number-columns-repeated="4"/>
          <table:table-cell table:style-name="ce112" office:value-type="string" calcext:value-type="string">
            <text:p>Genel Toplam</text:p>
          </table:table-cell>
          <table:table-cell table:style-name="ce113" table:formula="of:=[.F84]+[.F33]" office:value-type="currency" office:currency="TRY" office:value="-102400.534" calcext:value-type="currency">
            <text:p>-₺102.400,53</text:p>
          </table:table-cell>
          <table:table-cell table:style-name="ce114"/>
          <table:table-cell table:style-name="ce115" table:formula="of:=[.H84]+[.H33]" office:value-type="currency" office:currency="USD" office:value="-15405.2534423329" calcext:value-type="currency">
            <text:p>-$15,405.25</text:p>
          </table:table-cell>
          <table:table-cell table:number-columns-repeated="1016"/>
        </table:table-row>
        <table:table-row table:style-name="ro6">
          <table:table-cell table:number-columns-repeated="7"/>
          <table:table-cell table:style-name="ce103"/>
          <table:table-cell table:number-columns-repeated="1016"/>
        </table:table-row>
        <table:table-row table:style-name="ro6">
          <table:table-cell table:style-name="ce93" office:value-type="float" office:value="2021" calcext:value-type="float">
            <text:p>2021</text:p>
          </table:table-cell>
          <table:table-cell office:value-type="string" calcext:value-type="string">
            <text:p>snyH000-21</text:p>
          </table:table-cell>
          <table:table-cell table:style-name="ce104" office:value-type="date" office:date-value="2021-01-30" calcext:value-type="date">
            <text:p>30.01.2021</text:p>
          </table:table-cell>
          <table:table-cell office:value-type="string" calcext:value-type="string">
            <text:p>Elektrik 1-2021</text:p>
          </table:table-cell>
          <table:table-cell/>
          <table:table-cell office:value-type="currency" office:currency="TRY" office:value="-143.08" calcext:value-type="currency">
            <text:p>-₺143,08</text:p>
          </table:table-cell>
          <table:table-cell table:style-name="ce97"/>
          <table:table-cell table:style-name="ce103"/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H000-21</text:p>
          </table:table-cell>
          <table:table-cell table:style-name="ce104" office:value-type="date" office:date-value="2021-02-28" calcext:value-type="date">
            <text:p>28.02.2021</text:p>
          </table:table-cell>
          <table:table-cell office:value-type="string" calcext:value-type="string">
            <text:p>Elektrik 2-2021</text:p>
          </table:table-cell>
          <table:table-cell/>
          <table:table-cell office:value-type="currency" office:currency="TRY" office:value="-69" calcext:value-type="currency">
            <text:p>-₺69,00</text:p>
          </table:table-cell>
          <table:table-cell table:style-name="ce97"/>
          <table:table-cell table:style-name="ce103"/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H000-21</text:p>
          </table:table-cell>
          <table:table-cell table:style-name="ce104" office:value-type="date" office:date-value="2021-03-30" calcext:value-type="date">
            <text:p>30.03.2021</text:p>
          </table:table-cell>
          <table:table-cell office:value-type="string" calcext:value-type="string">
            <text:p>Elektrik 4-2021</text:p>
          </table:table-cell>
          <table:table-cell/>
          <table:table-cell office:value-type="currency" office:currency="TRY" office:value="-15.52" calcext:value-type="currency">
            <text:p>-₺15,52</text:p>
          </table:table-cell>
          <table:table-cell table:style-name="ce97"/>
          <table:table-cell table:style-name="ce103"/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H000-21</text:p>
          </table:table-cell>
          <table:table-cell table:style-name="ce104" office:value-type="date" office:date-value="2021-04-30" calcext:value-type="date">
            <text:p>30.04.2021</text:p>
          </table:table-cell>
          <table:table-cell office:value-type="string" calcext:value-type="string">
            <text:p>Elektrik 5-2021</text:p>
          </table:table-cell>
          <table:table-cell/>
          <table:table-cell office:value-type="currency" office:currency="TRY" office:value="-43.51" calcext:value-type="currency">
            <text:p>-₺43,51</text:p>
          </table:table-cell>
          <table:table-cell table:style-name="ce97"/>
          <table:table-cell table:style-name="ce103"/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H000-21</text:p>
          </table:table-cell>
          <table:table-cell table:style-name="ce104" office:value-type="date" office:date-value="2021-05-30" calcext:value-type="date">
            <text:p>30.05.2021</text:p>
          </table:table-cell>
          <table:table-cell office:value-type="string" calcext:value-type="string">
            <text:p>Elektrik 6–2021</text:p>
          </table:table-cell>
          <table:table-cell table:style-name="ce102"/>
          <table:table-cell office:value-type="currency" office:currency="TRY" office:value="-8.55" calcext:value-type="currency">
            <text:p>-₺8,55</text:p>
          </table:table-cell>
          <table:table-cell table:style-name="ce97"/>
          <table:table-cell table:style-name="ce103"/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H000-21</text:p>
          </table:table-cell>
          <table:table-cell table:style-name="ce104" office:value-type="date" office:date-value="2021-10-14" calcext:value-type="date">
            <text:p>14.10.2021</text:p>
          </table:table-cell>
          <table:table-cell office:value-type="string" calcext:value-type="string">
            <text:p>Bina Vergisi 1</text:p>
          </table:table-cell>
          <table:table-cell table:style-name="ce102"/>
          <table:table-cell office:value-type="currency" office:currency="TRY" office:value="-297" calcext:value-type="currency">
            <text:p>-₺297,00</text:p>
          </table:table-cell>
          <table:table-cell table:style-name="ce97"/>
          <table:table-cell table:style-name="ce103"/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H000-21</text:p>
          </table:table-cell>
          <table:table-cell table:style-name="ce104" office:value-type="date" office:date-value="2021-10-14" calcext:value-type="date">
            <text:p>14.10.2021</text:p>
          </table:table-cell>
          <table:table-cell office:value-type="string" calcext:value-type="string">
            <text:p>Kültür Vergisi 1</text:p>
          </table:table-cell>
          <table:table-cell/>
          <table:table-cell office:value-type="currency" office:currency="TRY" office:value="-29.7" calcext:value-type="currency">
            <text:p>-₺29,70</text:p>
          </table:table-cell>
          <table:table-cell table:style-name="ce97"/>
          <table:table-cell table:style-name="ce103"/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H000-21</text:p>
          </table:table-cell>
          <table:table-cell table:style-name="ce104" office:value-type="date" office:date-value="2021-06-30" calcext:value-type="date">
            <text:p>30.06.2021</text:p>
          </table:table-cell>
          <table:table-cell office:value-type="string" calcext:value-type="string">
            <text:p>Elektrik 7–2021</text:p>
          </table:table-cell>
          <table:table-cell table:style-name="ce104"/>
          <table:table-cell office:value-type="currency" office:currency="TRY" office:value="-21.85" calcext:value-type="currency">
            <text:p>-₺21,85</text:p>
          </table:table-cell>
          <table:table-cell table:style-name="ce97"/>
          <table:table-cell table:style-name="ce103"/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H000-21</text:p>
          </table:table-cell>
          <table:table-cell table:style-name="ce104" office:value-type="date" office:date-value="2021-07-30" calcext:value-type="date">
            <text:p>30.07.2021</text:p>
          </table:table-cell>
          <table:table-cell office:value-type="string" calcext:value-type="string">
            <text:p>Elektrik 8-2021</text:p>
          </table:table-cell>
          <table:table-cell table:style-name="ce104"/>
          <table:table-cell office:value-type="currency" office:currency="TRY" office:value="-5" calcext:value-type="currency">
            <text:p>-₺5,00</text:p>
          </table:table-cell>
          <table:table-cell table:style-name="ce97"/>
          <table:table-cell table:style-name="ce103"/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H000-21</text:p>
          </table:table-cell>
          <table:table-cell table:style-name="ce104" office:value-type="date" office:date-value="2021-08-30" calcext:value-type="date">
            <text:p>30.08.2021</text:p>
          </table:table-cell>
          <table:table-cell office:value-type="string" calcext:value-type="string">
            <text:p>Elektrik 9-2021</text:p>
          </table:table-cell>
          <table:table-cell table:style-name="ce102"/>
          <table:table-cell office:value-type="currency" office:currency="TRY" office:value="-8" calcext:value-type="currency">
            <text:p>-₺8,00</text:p>
          </table:table-cell>
          <table:table-cell table:style-name="ce97"/>
          <table:table-cell table:style-name="ce103"/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H000-21</text:p>
          </table:table-cell>
          <table:table-cell table:style-name="ce104" office:value-type="date" office:date-value="2021-09-30" calcext:value-type="date">
            <text:p>30.09.2021</text:p>
          </table:table-cell>
          <table:table-cell office:value-type="string" calcext:value-type="string">
            <text:p>Elektrik 10-2021</text:p>
          </table:table-cell>
          <table:table-cell table:style-name="ce102"/>
          <table:table-cell office:value-type="currency" office:currency="TRY" office:value="-20" calcext:value-type="currency">
            <text:p>-₺20,00</text:p>
          </table:table-cell>
          <table:table-cell table:style-name="ce97"/>
          <table:table-cell table:style-name="ce103"/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H000-21</text:p>
          </table:table-cell>
          <table:table-cell table:style-name="ce104" office:value-type="date" office:date-value="2021-10-30" calcext:value-type="date">
            <text:p>30.10.2021</text:p>
          </table:table-cell>
          <table:table-cell office:value-type="string" calcext:value-type="string">
            <text:p>Elektrik 11-2021</text:p>
          </table:table-cell>
          <table:table-cell table:style-name="ce102"/>
          <table:table-cell office:value-type="currency" office:currency="TRY" office:value="-26" calcext:value-type="currency">
            <text:p>-₺26,00</text:p>
          </table:table-cell>
          <table:table-cell table:style-name="ce97"/>
          <table:table-cell table:style-name="ce103"/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H000-21</text:p>
          </table:table-cell>
          <table:table-cell table:style-name="ce104" office:value-type="date" office:date-value="2021-10-14" calcext:value-type="date">
            <text:p>14.10.2021</text:p>
          </table:table-cell>
          <table:table-cell office:value-type="string" calcext:value-type="string">
            <text:p>vergi fark</text:p>
          </table:table-cell>
          <table:table-cell table:style-name="ce102"/>
          <table:table-cell office:value-type="currency" office:currency="TRY" office:value="-23.4" calcext:value-type="currency">
            <text:p>-₺23,40</text:p>
          </table:table-cell>
          <table:table-cell table:style-name="ce97"/>
          <table:table-cell table:style-name="ce103"/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H000-21</text:p>
          </table:table-cell>
          <table:table-cell table:style-name="ce104" office:value-type="date" office:date-value="2021-10-14" calcext:value-type="date">
            <text:p>14.10.2021</text:p>
          </table:table-cell>
          <table:table-cell office:value-type="string" calcext:value-type="string">
            <text:p>Bina Vergisi 2</text:p>
          </table:table-cell>
          <table:table-cell/>
          <table:table-cell office:value-type="currency" office:currency="TRY" office:value="-297" calcext:value-type="currency">
            <text:p>-₺297,00</text:p>
          </table:table-cell>
          <table:table-cell table:style-name="ce97"/>
          <table:table-cell table:style-name="ce103"/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H000-21</text:p>
          </table:table-cell>
          <table:table-cell table:style-name="ce104" office:value-type="date" office:date-value="2021-10-14" calcext:value-type="date">
            <text:p>14.10.2021</text:p>
          </table:table-cell>
          <table:table-cell office:value-type="string" calcext:value-type="string">
            <text:p>Kültür Vergisi 2</text:p>
          </table:table-cell>
          <table:table-cell/>
          <table:table-cell office:value-type="currency" office:currency="TRY" office:value="-29.7" calcext:value-type="currency">
            <text:p>-₺29,70</text:p>
          </table:table-cell>
          <table:table-cell table:style-name="ce97"/>
          <table:table-cell table:style-name="ce103"/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H000-21</text:p>
          </table:table-cell>
          <table:table-cell table:style-name="ce104" office:value-type="date" office:date-value="2021-12-30" calcext:value-type="date">
            <text:p>30.12.2021</text:p>
          </table:table-cell>
          <table:table-cell office:value-type="string" calcext:value-type="string">
            <text:p>Elektrik 12-2021</text:p>
          </table:table-cell>
          <table:table-cell table:style-name="ce102"/>
          <table:table-cell office:value-type="currency" office:currency="TRY" office:value="-142" calcext:value-type="currency">
            <text:p>-₺142,00</text:p>
          </table:table-cell>
          <table:table-cell table:style-name="ce97"/>
          <table:table-cell table:style-name="ce103"/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H000-21</text:p>
          </table:table-cell>
          <table:table-cell table:style-name="ce104"/>
          <table:table-cell office:value-type="string" calcext:value-type="string">
            <text:p>yıkama elektrik abone bedeli</text:p>
          </table:table-cell>
          <table:table-cell table:style-name="ce102"/>
          <table:table-cell office:value-type="currency" office:currency="TRY" office:value="-3000" calcext:value-type="currency">
            <text:p>-₺3.000,00</text:p>
          </table:table-cell>
          <table:table-cell table:style-name="ce97"/>
          <table:table-cell table:style-name="ce103"/>
          <table:table-cell table:number-columns-repeated="1016"/>
        </table:table-row>
        <table:table-row table:style-name="ro6">
          <table:table-cell/>
          <table:table-cell table:style-name="ce105"/>
          <table:table-cell table:style-name="ce106"/>
          <table:table-cell table:style-name="ce107"/>
          <table:table-cell table:style-name="ce110"/>
          <table:table-cell table:style-name="ce109" table:formula="of:=SUM([.F87:.F103])" office:value-type="currency" office:currency="TRY" office:value="-4179.31" calcext:value-type="currency">
            <text:p>-₺4.179,31</text:p>
          </table:table-cell>
          <table:table-cell table:style-name="ce110" office:value-type="float" office:value="8.5" calcext:value-type="float">
            <text:p>8,50</text:p>
          </table:table-cell>
          <table:table-cell table:style-name="ce111" table:formula="of:=[.F104]/[.G104]" office:value-type="currency" office:currency="USD" office:value="-491.683529411765" calcext:value-type="currency">
            <text:p>-$491.68</text:p>
          </table:table-cell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E-21-000</text:p>
          </table:table-cell>
          <table:table-cell table:style-name="ce104" office:value-type="date" office:date-value="2021-08-15" calcext:value-type="date">
            <text:p>15.08.2021</text:p>
          </table:table-cell>
          <table:table-cell table:style-name="ce116" office:value-type="string" calcext:value-type="string">
            <text:p>Alçıpan 26*2,5=65 m2 * 35 TL işçilik</text:p>
          </table:table-cell>
          <table:table-cell table:style-name="ce102"/>
          <table:table-cell table:style-name="ce117" office:value-type="currency" office:currency="TRY" office:value="-2275" calcext:value-type="currency">
            <text:p>-₺2.275,00</text:p>
          </table:table-cell>
          <table:table-cell/>
          <table:table-cell table:style-name="ce103"/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E-21-000</text:p>
          </table:table-cell>
          <table:table-cell/>
          <table:table-cell table:style-name="ce116" office:value-type="string" calcext:value-type="string">
            <text:p>Alçıpan 22 ad*29 tl</text:p>
          </table:table-cell>
          <table:table-cell table:style-name="ce102"/>
          <table:table-cell table:style-name="ce117" office:value-type="currency" office:currency="TRY" office:value="-638" calcext:value-type="currency">
            <text:p>-₺638,00</text:p>
          </table:table-cell>
          <table:table-cell/>
          <table:table-cell table:style-name="ce103"/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E-21-000</text:p>
          </table:table-cell>
          <table:table-cell table:style-name="ce104"/>
          <table:table-cell office:value-type="string" calcext:value-type="string">
            <text:p>vida</text:p>
          </table:table-cell>
          <table:table-cell table:style-name="ce102"/>
          <table:table-cell office:value-type="currency" office:currency="TRY" office:value="-50" calcext:value-type="currency">
            <text:p>-₺50,00</text:p>
          </table:table-cell>
          <table:table-cell/>
          <table:table-cell table:style-name="ce103"/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E-21-000</text:p>
          </table:table-cell>
          <table:table-cell table:style-name="ce104"/>
          <table:table-cell office:value-type="string" calcext:value-type="string">
            <text:p>Cam 6 mm 10 m2*360 tl</text:p>
          </table:table-cell>
          <table:table-cell table:style-name="ce102"/>
          <table:table-cell office:value-type="currency" office:currency="TRY" office:value="-3600" calcext:value-type="currency">
            <text:p>-₺3.600,00</text:p>
          </table:table-cell>
          <table:table-cell/>
          <table:table-cell table:style-name="ce103"/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E-21-000</text:p>
          </table:table-cell>
          <table:table-cell table:style-name="ce104"/>
          <table:table-cell office:value-type="string" calcext:value-type="string">
            <text:p>cam işçiliği silikon</text:p>
          </table:table-cell>
          <table:table-cell table:style-name="ce102"/>
          <table:table-cell office:value-type="currency" office:currency="TRY" office:value="-400" calcext:value-type="currency">
            <text:p>-₺400,00</text:p>
          </table:table-cell>
          <table:table-cell/>
          <table:table-cell table:style-name="ce103"/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E-21-000</text:p>
          </table:table-cell>
          <table:table-cell table:style-name="ce104"/>
          <table:table-cell office:value-type="string" calcext:value-type="string">
            <text:p>tuğla işçilik 24m * 2,25 =54 m2 * 15 tl</text:p>
          </table:table-cell>
          <table:table-cell table:style-name="ce102"/>
          <table:table-cell office:value-type="currency" office:currency="TRY" office:value="-810" calcext:value-type="currency">
            <text:p>-₺810,00</text:p>
          </table:table-cell>
          <table:table-cell/>
          <table:table-cell table:style-name="ce103"/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E-21-000</text:p>
          </table:table-cell>
          <table:table-cell table:style-name="ce104"/>
          <table:table-cell office:value-type="string" calcext:value-type="string">
            <text:p>tuğla</text:p>
          </table:table-cell>
          <table:table-cell table:style-name="ce102"/>
          <table:table-cell office:value-type="currency" office:currency="TRY" office:value="-1512" calcext:value-type="currency">
            <text:p>-₺1.512,00</text:p>
          </table:table-cell>
          <table:table-cell/>
          <table:table-cell table:style-name="ce103"/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E-21-000</text:p>
          </table:table-cell>
          <table:table-cell table:style-name="ce104"/>
          <table:table-cell office:value-type="string" calcext:value-type="string">
            <text:p>sıva işçilik</text:p>
          </table:table-cell>
          <table:table-cell table:style-name="ce102"/>
          <table:table-cell office:value-type="currency" office:currency="TRY" office:value="-900" calcext:value-type="currency">
            <text:p>-₺900,00</text:p>
          </table:table-cell>
          <table:table-cell/>
          <table:table-cell table:style-name="ce103"/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E-21-000</text:p>
          </table:table-cell>
          <table:table-cell/>
          <table:table-cell table:style-name="ce116" office:value-type="string" calcext:value-type="string">
            <text:p>kum çimento kireç</text:p>
          </table:table-cell>
          <table:table-cell table:style-name="ce102"/>
          <table:table-cell office:value-type="currency" office:currency="TRY" office:value="-900" calcext:value-type="currency">
            <text:p>-₺900,00</text:p>
          </table:table-cell>
          <table:table-cell/>
          <table:table-cell table:style-name="ce103"/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E-21-000</text:p>
          </table:table-cell>
          <table:table-cell/>
          <table:table-cell table:style-name="ce116" office:value-type="string" calcext:value-type="string">
            <text:p>kapı demir malzeme</text:p>
          </table:table-cell>
          <table:table-cell table:style-name="ce102"/>
          <table:table-cell office:value-type="currency" office:currency="TRY" office:value="-3000" calcext:value-type="currency">
            <text:p>-₺3.000,00</text:p>
          </table:table-cell>
          <table:table-cell/>
          <table:table-cell table:style-name="ce103"/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E-21-000</text:p>
          </table:table-cell>
          <table:table-cell/>
          <table:table-cell table:style-name="ce116" office:value-type="string" calcext:value-type="string">
            <text:p>kapı işçilik</text:p>
          </table:table-cell>
          <table:table-cell table:style-name="ce102"/>
          <table:table-cell office:value-type="currency" office:currency="TRY" office:value="-1500" calcext:value-type="currency">
            <text:p>-₺1.500,00</text:p>
          </table:table-cell>
          <table:table-cell/>
          <table:table-cell table:style-name="ce103"/>
          <table:table-cell table:number-columns-repeated="1016"/>
        </table:table-row>
        <table:table-row table:style-name="ro6">
          <table:table-cell/>
          <table:table-cell table:style-name="ce105"/>
          <table:table-cell table:style-name="ce106"/>
          <table:table-cell table:style-name="ce107"/>
          <table:table-cell table:style-name="ce110"/>
          <table:table-cell table:style-name="ce109" table:formula="of:=SUM([.F105:.F115])" office:value-type="currency" office:currency="TRY" office:value="-15585" calcext:value-type="currency">
            <text:p>-₺15.585,00</text:p>
          </table:table-cell>
          <table:table-cell table:style-name="ce110" office:value-type="float" office:value="8.5" calcext:value-type="float">
            <text:p>8,50</text:p>
          </table:table-cell>
          <table:table-cell table:style-name="ce111" table:formula="of:=[.F116]/[.G116]" office:value-type="currency" office:currency="USD" office:value="-1833.52941176471" calcext:value-type="currency">
            <text:p>-$1,833.53</text:p>
          </table:table-cell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F-21-000</text:p>
          </table:table-cell>
          <table:table-cell table:style-name="ce104" office:value-type="date" office:date-value="2021-08-15" calcext:value-type="date">
            <text:p>15.08.2021</text:p>
          </table:table-cell>
          <table:table-cell table:style-name="ce116" office:value-type="string" calcext:value-type="string">
            <text:p>Alçıpan 26*2,5=65 m2 * 35 TL işçilik</text:p>
          </table:table-cell>
          <table:table-cell table:style-name="ce102"/>
          <table:table-cell table:style-name="ce117" office:value-type="currency" office:currency="TRY" office:value="-2275" calcext:value-type="currency">
            <text:p>-₺2.275,00</text:p>
          </table:table-cell>
          <table:table-cell/>
          <table:table-cell table:style-name="ce103"/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F-21-000</text:p>
          </table:table-cell>
          <table:table-cell/>
          <table:table-cell table:style-name="ce116" office:value-type="string" calcext:value-type="string">
            <text:p>Alçıpan 22 ad*29 tl</text:p>
          </table:table-cell>
          <table:table-cell table:style-name="ce102"/>
          <table:table-cell table:style-name="ce117" office:value-type="currency" office:currency="TRY" office:value="-638" calcext:value-type="currency">
            <text:p>-₺638,00</text:p>
          </table:table-cell>
          <table:table-cell/>
          <table:table-cell table:style-name="ce103"/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F-21-000</text:p>
          </table:table-cell>
          <table:table-cell table:style-name="ce104"/>
          <table:table-cell office:value-type="string" calcext:value-type="string">
            <text:p>vida</text:p>
          </table:table-cell>
          <table:table-cell table:style-name="ce102"/>
          <table:table-cell office:value-type="currency" office:currency="TRY" office:value="-50" calcext:value-type="currency">
            <text:p>-₺50,00</text:p>
          </table:table-cell>
          <table:table-cell/>
          <table:table-cell table:style-name="ce103"/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F-21-000</text:p>
          </table:table-cell>
          <table:table-cell table:style-name="ce104"/>
          <table:table-cell office:value-type="string" calcext:value-type="string">
            <text:p>Cam 6 mm 12 m2*360 tl</text:p>
          </table:table-cell>
          <table:table-cell table:style-name="ce102"/>
          <table:table-cell office:value-type="currency" office:currency="TRY" office:value="-4320" calcext:value-type="currency">
            <text:p>-₺4.320,00</text:p>
          </table:table-cell>
          <table:table-cell/>
          <table:table-cell table:style-name="ce103"/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F-21-000</text:p>
          </table:table-cell>
          <table:table-cell table:style-name="ce104"/>
          <table:table-cell office:value-type="string" calcext:value-type="string">
            <text:p>cam işçiliği silikon</text:p>
          </table:table-cell>
          <table:table-cell table:style-name="ce102"/>
          <table:table-cell office:value-type="currency" office:currency="TRY" office:value="-400" calcext:value-type="currency">
            <text:p>-₺400,00</text:p>
          </table:table-cell>
          <table:table-cell/>
          <table:table-cell table:style-name="ce103"/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F-21-000</text:p>
          </table:table-cell>
          <table:table-cell table:style-name="ce104"/>
          <table:table-cell office:value-type="string" calcext:value-type="string">
            <text:p>tuğla işçilik 24m * 2,25 =54 m2 * 15 tl</text:p>
          </table:table-cell>
          <table:table-cell table:style-name="ce102"/>
          <table:table-cell office:value-type="currency" office:currency="TRY" office:value="-810" calcext:value-type="currency">
            <text:p>-₺810,00</text:p>
          </table:table-cell>
          <table:table-cell/>
          <table:table-cell table:style-name="ce103"/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F-21-000</text:p>
          </table:table-cell>
          <table:table-cell table:style-name="ce104"/>
          <table:table-cell office:value-type="string" calcext:value-type="string">
            <text:p>tuğla</text:p>
          </table:table-cell>
          <table:table-cell table:style-name="ce102"/>
          <table:table-cell office:value-type="currency" office:currency="TRY" office:value="-1512" calcext:value-type="currency">
            <text:p>-₺1.512,00</text:p>
          </table:table-cell>
          <table:table-cell/>
          <table:table-cell table:style-name="ce103"/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F-21-000</text:p>
          </table:table-cell>
          <table:table-cell table:style-name="ce104"/>
          <table:table-cell office:value-type="string" calcext:value-type="string">
            <text:p>sıva işçilik</text:p>
          </table:table-cell>
          <table:table-cell table:style-name="ce102"/>
          <table:table-cell office:value-type="currency" office:currency="TRY" office:value="-900" calcext:value-type="currency">
            <text:p>-₺900,00</text:p>
          </table:table-cell>
          <table:table-cell/>
          <table:table-cell table:style-name="ce103"/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F-21-000</text:p>
          </table:table-cell>
          <table:table-cell/>
          <table:table-cell table:style-name="ce116" office:value-type="string" calcext:value-type="string">
            <text:p>kum çimento kireç</text:p>
          </table:table-cell>
          <table:table-cell table:style-name="ce102"/>
          <table:table-cell office:value-type="currency" office:currency="TRY" office:value="-900" calcext:value-type="currency">
            <text:p>-₺900,00</text:p>
          </table:table-cell>
          <table:table-cell/>
          <table:table-cell table:style-name="ce103"/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F-21-000</text:p>
          </table:table-cell>
          <table:table-cell/>
          <table:table-cell table:style-name="ce116" office:value-type="string" calcext:value-type="string">
            <text:p>kapı işçilik</text:p>
          </table:table-cell>
          <table:table-cell table:style-name="ce102"/>
          <table:table-cell office:value-type="currency" office:currency="TRY" office:value="-500" calcext:value-type="currency">
            <text:p>-₺500,00</text:p>
          </table:table-cell>
          <table:table-cell/>
          <table:table-cell table:style-name="ce103"/>
          <table:table-cell table:number-columns-repeated="1016"/>
        </table:table-row>
        <table:table-row table:style-name="ro6">
          <table:table-cell/>
          <table:table-cell table:style-name="ce105"/>
          <table:table-cell table:style-name="ce106"/>
          <table:table-cell table:style-name="ce107"/>
          <table:table-cell table:style-name="ce110"/>
          <table:table-cell table:style-name="ce109" table:formula="of:=SUM([.F117:.F126])" office:value-type="currency" office:currency="TRY" office:value="-12305" calcext:value-type="currency">
            <text:p>-₺12.305,00</text:p>
          </table:table-cell>
          <table:table-cell table:style-name="ce110" office:value-type="float" office:value="8.5" calcext:value-type="float">
            <text:p>8,50</text:p>
          </table:table-cell>
          <table:table-cell table:style-name="ce111" table:formula="of:=[.F127]/[.G127]" office:value-type="currency" office:currency="USD" office:value="-1447.64705882353" calcext:value-type="currency">
            <text:p>-$1,447.65</text:p>
          </table:table-cell>
          <table:table-cell table:number-columns-repeated="1016"/>
        </table:table-row>
        <table:table-row table:style-name="ro6">
          <table:table-cell/>
          <table:table-cell table:style-name="ce105"/>
          <table:table-cell table:style-name="ce106"/>
          <table:table-cell table:style-name="ce107"/>
          <table:table-cell table:style-name="ce108" office:value-type="string" calcext:value-type="string">
            <text:p>2021 TOPLAM</text:p>
          </table:table-cell>
          <table:table-cell table:style-name="ce109" table:formula="of:=[.F127]+[.F116]+[.F104]" office:value-type="currency" office:currency="TRY" office:value="-32069.31" calcext:value-type="currency">
            <text:p>-₺32.069,31</text:p>
          </table:table-cell>
          <table:table-cell table:style-name="ce110"/>
          <table:table-cell table:style-name="ce111" table:formula="of:=[.H127]+[.H116]+[.H104]" office:value-type="currency" office:currency="USD" office:value="-3772.86" calcext:value-type="currency">
            <text:p>-$3,772.86</text:p>
          </table:table-cell>
          <table:table-cell table:number-columns-repeated="1016"/>
        </table:table-row>
        <table:table-row table:style-name="ro6">
          <table:table-cell table:number-columns-repeated="4"/>
          <table:table-cell table:style-name="ce112" office:value-type="string" calcext:value-type="string">
            <text:p>Genel Toplam</text:p>
          </table:table-cell>
          <table:table-cell table:style-name="ce113" table:formula="of:=[.F128]+[.F85]" office:value-type="currency" office:currency="TRY" office:value="-134469.844" calcext:value-type="currency">
            <text:p>-₺134.469,84</text:p>
          </table:table-cell>
          <table:table-cell table:style-name="ce114"/>
          <table:table-cell table:style-name="ce115" table:formula="of:=[.H128]+[.H85]" office:value-type="currency" office:currency="USD" office:value="-19178.1134423329" calcext:value-type="currency">
            <text:p>-$19,178.11</text:p>
          </table:table-cell>
          <table:table-cell table:number-columns-repeated="1016"/>
        </table:table-row>
        <table:table-row table:style-name="ro6">
          <table:table-cell table:number-columns-repeated="7"/>
          <table:table-cell table:style-name="ce103"/>
          <table:table-cell table:number-columns-repeated="1016"/>
        </table:table-row>
        <table:table-row table:style-name="ro6">
          <table:table-cell table:style-name="ce93" office:value-type="float" office:value="2022" calcext:value-type="float">
            <text:p>2022</text:p>
          </table:table-cell>
          <table:table-cell office:value-type="string" calcext:value-type="string">
            <text:p>snyH000-22</text:p>
          </table:table-cell>
          <table:table-cell table:style-name="ce104" office:value-type="date" office:date-value="2022-12-31" calcext:value-type="date">
            <text:p>31.12.2022</text:p>
          </table:table-cell>
          <table:table-cell office:value-type="string" calcext:value-type="string">
            <text:p>Genel Masraf</text:p>
          </table:table-cell>
          <table:table-cell/>
          <table:table-cell table:formula="of:=[SnH_yazıhane.G2]" office:value-type="currency" office:currency="TRY" office:value="-594.06" calcext:value-type="currency">
            <text:p>-₺594,06</text:p>
          </table:table-cell>
          <table:table-cell/>
          <table:table-cell table:style-name="ce103"/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G701-22</text:p>
          </table:table-cell>
          <table:table-cell table:style-name="ce104" office:value-type="date" office:date-value="2022-10-30" calcext:value-type="date">
            <text:p>30.10.2022</text:p>
          </table:table-cell>
          <table:table-cell office:value-type="string" calcext:value-type="string">
            <text:p>Duvar-hela elektrik</text:p>
          </table:table-cell>
          <table:table-cell/>
          <table:table-cell table:formula="of:=['SnyG702-22'.C8]*-1" office:value-type="currency" office:currency="TRY" office:value="0" calcext:value-type="currency">
            <text:p>₺0,00</text:p>
          </table:table-cell>
          <table:table-cell table:style-name="ce97"/>
          <table:table-cell table:style-name="ce103"/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B202-22</text:p>
          </table:table-cell>
          <table:table-cell table:style-name="ce104" office:value-type="date" office:date-value="2022-10-30" calcext:value-type="date">
            <text:p>30.10.2022</text:p>
          </table:table-cell>
          <table:table-cell office:value-type="string" calcext:value-type="string">
            <text:p>tavan-duvaralçıpan</text:p>
          </table:table-cell>
          <table:table-cell/>
          <table:table-cell office:value-type="currency" office:currency="TRY" office:value="-8000" calcext:value-type="currency">
            <text:p>-₺8.000,00</text:p>
          </table:table-cell>
          <table:table-cell/>
          <table:table-cell table:style-name="ce103"/>
          <table:table-cell table:number-columns-repeated="1016"/>
        </table:table-row>
        <table:table-row table:style-name="ro6">
          <table:table-cell/>
          <table:table-cell table:style-name="ce105"/>
          <table:table-cell table:style-name="ce106"/>
          <table:table-cell table:style-name="ce107"/>
          <table:table-cell table:style-name="ce108" office:value-type="string" calcext:value-type="string">
            <text:p>2022 TOPLAM</text:p>
          </table:table-cell>
          <table:table-cell table:style-name="ce109" table:formula="of:=SUM([.F131:.F133])" office:value-type="currency" office:currency="TRY" office:value="-8594.06" calcext:value-type="currency">
            <text:p>-₺8.594,06</text:p>
          </table:table-cell>
          <table:table-cell table:style-name="ce110" office:value-type="float" office:value="18" calcext:value-type="float">
            <text:p>18,00</text:p>
          </table:table-cell>
          <table:table-cell table:style-name="ce111" table:formula="of:=[.F134]/[.G134]" office:value-type="currency" office:currency="USD" office:value="-477.447777777778" calcext:value-type="currency">
            <text:p>-$477.45</text:p>
          </table:table-cell>
          <table:table-cell table:number-columns-repeated="1016"/>
        </table:table-row>
        <table:table-row table:style-name="ro6">
          <table:table-cell table:number-columns-repeated="4"/>
          <table:table-cell table:style-name="ce112" office:value-type="string" calcext:value-type="string">
            <text:p>Genel Toplam</text:p>
          </table:table-cell>
          <table:table-cell table:style-name="ce113" table:formula="of:=[.F134]+[.F129]" office:value-type="currency" office:currency="TRY" office:value="-143063.904" calcext:value-type="currency">
            <text:p>-₺143.063,90</text:p>
          </table:table-cell>
          <table:table-cell table:style-name="ce114"/>
          <table:table-cell table:style-name="ce115" table:formula="of:=[.H134]+[.H129]" office:value-type="currency" office:currency="USD" office:value="-19655.5612201107" calcext:value-type="currency">
            <text:p>-$19,655.56</text:p>
          </table:table-cell>
          <table:table-cell table:number-columns-repeated="1016"/>
        </table:table-row>
        <table:table-row table:style-name="ro6" table:number-rows-repeated="7">
          <table:table-cell table:number-columns-repeated="7"/>
          <table:table-cell table:style-name="ce103"/>
          <table:table-cell table:number-columns-repeated="1016"/>
        </table:table-row>
        <table:table-row table:style-name="ro6" table:number-rows-repeated="1048412">
          <table:table-cell table:number-columns-repeated="1024"/>
        </table:table-row>
        <table:table-row table:style-name="ro7" table:number-rows-repeated="21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02-13-BKY" table:style-name="ta1">
        <table:table-column table:style-name="co4" table:default-cell-style-name="ce118"/>
        <table:table-column table:style-name="co38" table:default-cell-style-name="ce119"/>
        <table:table-column table:style-name="co39" table:default-cell-style-name="ce119"/>
        <table:table-column table:style-name="co29" table:default-cell-style-name="ce118"/>
        <table:table-column table:style-name="co40" table:default-cell-style-name="ce118"/>
        <table:table-column table:style-name="co41" table:default-cell-style-name="ce118"/>
        <table:table-column table:style-name="co42" table:default-cell-style-name="ce409"/>
        <table:table-column table:style-name="co43" table:default-cell-style-name="ce118"/>
        <table:table-column table:style-name="co44" table:default-cell-style-name="ce118"/>
        <table:table-column table:style-name="co30" table:default-cell-style-name="ce118"/>
        <table:table-column table:style-name="co30" table:default-cell-style-name="ce159"/>
        <table:table-column table:style-name="co41" table:default-cell-style-name="ce118"/>
        <table:table-column table:style-name="co45" table:default-cell-style-name="ce409"/>
        <table:table-column table:style-name="co9" table:default-cell-style-name="ce118"/>
        <table:table-column table:style-name="co46" table:default-cell-style-name="ce124"/>
        <table:table-column table:style-name="co43" table:default-cell-style-name="ce118"/>
        <table:table-column table:style-name="co30" table:default-cell-style-name="ce450"/>
        <table:table-column table:style-name="co41" table:default-cell-style-name="ce118"/>
        <table:table-column table:style-name="co47" table:default-cell-style-name="ce118"/>
        <table:table-column table:style-name="co5" table:default-cell-style-name="ce118"/>
        <table:table-column table:style-name="co30" table:default-cell-style-name="ce118"/>
        <table:table-column table:style-name="co46" table:default-cell-style-name="ce118"/>
        <table:table-column table:style-name="co1" table:number-columns-repeated="1001" table:default-cell-style-name="ce118"/>
        <table:table-column table:style-name="co6" table:default-cell-style-name="ce118"/>
        <table:table-row table:style-name="ro7">
          <table:table-cell table:number-columns-repeated="5"/>
          <table:table-cell table:style-name="ce120"/>
          <table:table-cell table:style-name="ce121"/>
          <table:table-cell table:number-columns-repeated="3"/>
          <table:table-cell table:style-name="ce122"/>
          <table:table-cell/>
          <table:table-cell table:style-name="ce121"/>
          <table:table-cell table:style-name="ce123"/>
          <table:table-cell table:number-columns-repeated="2"/>
          <table:table-cell table:style-name="ce118"/>
          <table:table-cell/>
          <table:table-cell table:style-name="ce120"/>
          <table:table-cell table:number-columns-repeated="1005"/>
        </table:table-row>
        <table:table-row table:style-name="ro6">
          <table:table-cell/>
          <table:table-cell table:style-name="ce125" office:value-type="string" calcext:value-type="string">
            <text:p>1203m2 arsa</text:p>
          </table:table-cell>
          <table:table-cell table:number-columns-repeated="2"/>
          <table:table-cell table:style-name="ce126"/>
          <table:table-cell/>
          <table:table-cell table:style-name="ce400" office:value-type="string" calcext:value-type="string" table:number-columns-spanned="5" table:number-rows-spanned="1">
            <text:p>HACI</text:p>
          </table:table-cell>
          <table:covered-table-cell table:number-columns-repeated="3"/>
          <table:covered-table-cell table:style-name="ce427"/>
          <table:table-cell/>
          <table:table-cell table:style-name="ce400" office:value-type="string" calcext:value-type="string" table:number-columns-spanned="5" table:number-rows-spanned="1">
            <text:p>NAZAN</text:p>
          </table:table-cell>
          <table:covered-table-cell table:number-columns-repeated="4"/>
          <table:table-cell table:number-columns-repeated="1007"/>
        </table:table-row>
        <table:table-row table:style-name="ro6">
          <table:table-cell/>
          <table:table-cell table:style-name="ce127" office:value-type="string" calcext:value-type="string">
            <text:p>S A N A Y İ</text:p>
          </table:table-cell>
          <table:table-cell table:number-columns-repeated="2"/>
          <table:table-cell table:style-name="ce127" office:value-type="string" calcext:value-type="string">
            <text:p>GELİR</text:p>
          </table:table-cell>
          <table:table-cell/>
          <table:table-cell table:style-name="ce400" office:value-type="string" calcext:value-type="string" table:number-columns-spanned="2" table:number-rows-spanned="1">
            <text:p>PAY</text:p>
          </table:table-cell>
          <table:covered-table-cell/>
          <table:table-cell/>
          <table:table-cell table:style-name="ce217" office:value-type="string" calcext:value-type="string" table:number-columns-spanned="2" table:number-rows-spanned="1">
            <text:p>BAKİYE</text:p>
          </table:table-cell>
          <table:covered-table-cell table:style-name="ce427"/>
          <table:table-cell/>
          <table:table-cell table:style-name="ce400" office:value-type="string" calcext:value-type="string" table:number-columns-spanned="3" table:number-rows-spanned="1">
            <text:p>PAY</text:p>
          </table:table-cell>
          <table:covered-table-cell table:number-columns-repeated="2"/>
          <table:table-cell table:style-name="ce217" office:value-type="string" calcext:value-type="string" table:number-columns-spanned="2" table:number-rows-spanned="1">
            <text:p>BAKİYE</text:p>
          </table:table-cell>
          <table:covered-table-cell/>
          <table:table-cell/>
          <table:table-cell table:style-name="ce127" office:value-type="string" calcext:value-type="string">
            <text:p>USD</text:p>
          </table:table-cell>
          <table:table-cell table:number-columns-repeated="1005"/>
        </table:table-row>
        <table:table-row table:style-name="ro6">
          <table:table-cell/>
          <table:table-cell table:style-name="ce128"/>
          <table:table-cell table:number-columns-repeated="2"/>
          <table:table-cell table:style-name="ce127" office:value-type="string" calcext:value-type="string">
            <text:p>TL</text:p>
          </table:table-cell>
          <table:table-cell table:style-name="ce126"/>
          <table:table-cell table:style-name="ce129" office:value-type="string" calcext:value-type="string">
            <text:p>%</text:p>
          </table:table-cell>
          <table:table-cell table:style-name="ce127" office:value-type="string" calcext:value-type="string">
            <text:p>TL</text:p>
          </table:table-cell>
          <table:table-cell table:style-name="ce130" office:value-type="string" calcext:value-type="string">
            <text:p>USD</text:p>
          </table:table-cell>
          <table:table-cell table:style-name="ce127" office:value-type="string" calcext:value-type="string">
            <text:p>TL</text:p>
          </table:table-cell>
          <table:table-cell table:style-name="ce130" office:value-type="string" calcext:value-type="string">
            <text:p>USD</text:p>
          </table:table-cell>
          <table:table-cell table:style-name="ce127"/>
          <table:table-cell table:style-name="ce129" office:value-type="string" calcext:value-type="string">
            <text:p>%</text:p>
          </table:table-cell>
          <table:table-cell table:style-name="ce127" office:value-type="string" calcext:value-type="string">
            <text:p>TL</text:p>
          </table:table-cell>
          <table:table-cell table:style-name="ce131" office:value-type="string" calcext:value-type="string">
            <text:p>USD</text:p>
          </table:table-cell>
          <table:table-cell table:style-name="ce127" office:value-type="string" calcext:value-type="string">
            <text:p>TL</text:p>
          </table:table-cell>
          <table:table-cell table:style-name="ce127" office:value-type="string" calcext:value-type="string">
            <text:p>USD</text:p>
          </table:table-cell>
          <table:table-cell table:style-name="ce126"/>
          <table:table-cell table:style-name="ce127" office:value-type="string" calcext:value-type="string">
            <text:p>TRY</text:p>
          </table:table-cell>
          <table:table-cell table:number-columns-repeated="1005"/>
        </table:table-row>
        <table:table-row table:style-name="ro6">
          <table:table-cell table:style-name="ce132" office:value-type="float" office:value="2007" calcext:value-type="float">
            <text:p>2007</text:p>
          </table:table-cell>
          <table:table-cell table:style-name="ce133" table:number-columns-repeated="2"/>
          <table:table-cell table:style-name="ce134" office:value-type="string" calcext:value-type="string">
            <text:p>1203 m2 2007 değeri</text:p>
          </table:table-cell>
          <table:table-cell table:style-name="ce135" office:value-type="currency" office:currency="USD" office:value="450000" calcext:value-type="currency">
            <text:p>$450,000.00</text:p>
          </table:table-cell>
          <table:table-cell table:style-name="ce136"/>
          <table:table-cell table:style-name="ce137" table:formula="of:=[.K5]/[.$E$5]" office:value-type="percentage" office:value="0.5" calcext:value-type="percentage">
            <text:p>%50,00</text:p>
          </table:table-cell>
          <table:table-cell table:style-name="ce138" table:number-columns-repeated="3"/>
          <table:table-cell table:style-name="ce135" office:value-type="currency" office:currency="USD" office:value="225000" calcext:value-type="currency">
            <text:p>$225,000.00</text:p>
          </table:table-cell>
          <table:table-cell table:style-name="ce139"/>
          <table:table-cell table:style-name="ce137" table:formula="of:=[.Q5]/[.$E$5]" office:value-type="percentage" office:value="0.5" calcext:value-type="percentage">
            <text:p>%50,00</text:p>
          </table:table-cell>
          <table:table-cell table:style-name="ce138"/>
          <table:table-cell table:style-name="ce140"/>
          <table:table-cell table:style-name="ce138"/>
          <table:table-cell table:style-name="ce135" office:value-type="currency" office:currency="USD" office:value="225000" calcext:value-type="currency">
            <text:p>$225,000.00</text:p>
          </table:table-cell>
          <table:table-cell table:style-name="ce136"/>
          <table:table-cell table:style-name="ce141"/>
          <table:table-cell table:number-columns-repeated="1005"/>
        </table:table-row>
        <table:table-row table:style-name="ro6">
          <table:table-cell table:style-name="ce142" office:value-type="float" office:value="2017" calcext:value-type="float">
            <text:p>2017</text:p>
          </table:table-cell>
          <table:table-cell table:style-name="ce143"/>
          <table:table-cell table:style-name="ce144" office:value-type="string" calcext:value-type="string">
            <text:p>usd</text:p>
          </table:table-cell>
          <table:table-cell table:style-name="ce144"/>
          <table:table-cell table:style-name="ce145" office:value-type="string" calcext:value-type="string">
            <text:p>doğuş hesabı</text:p>
          </table:table-cell>
          <table:table-cell table:style-name="ce146"/>
          <table:table-cell table:style-name="ce147" table:formula="of:=[.K6]/[.$E$5]" office:value-type="percentage" office:value="0.782514044444445" calcext:value-type="percentage">
            <text:p>78,2514%</text:p>
          </table:table-cell>
          <table:table-cell table:style-name="ce148" office:value-type="string" calcext:value-type="string">
            <text:p>+ + +</text:p>
          </table:table-cell>
          <table:table-cell table:style-name="ce148"/>
          <table:table-cell table:style-name="ce149" office:value-type="currency" office:currency="USD" office:value="127131.32" calcext:value-type="currency">
            <text:p>$127,131.32</text:p>
          </table:table-cell>
          <table:table-cell table:style-name="ce150" table:formula="of:=[.K5]+[.J6]" office:value-type="currency" office:currency="USD" office:value="352131.32" calcext:value-type="currency">
            <text:p>$352,131.32</text:p>
          </table:table-cell>
          <table:table-cell table:style-name="ce146"/>
          <table:table-cell table:style-name="ce147" table:formula="of:=[.Q6]/[.$E$5]" office:value-type="percentage" office:value="0.217485955555555" calcext:value-type="percentage">
            <text:p>21,7486%</text:p>
          </table:table-cell>
          <table:table-cell table:style-name="ce144"/>
          <table:table-cell table:style-name="ce151" office:value-type="string" calcext:value-type="string">
            <text:p>- - -</text:p>
          </table:table-cell>
          <table:table-cell table:style-name="ce152" table:formula="of:=[.J6]" office:value-type="currency" office:currency="USD" office:value="127131.32" calcext:value-type="currency">
            <text:p>$127,131.32</text:p>
          </table:table-cell>
          <table:table-cell table:style-name="ce153" table:formula="of:=[.Q5]-[.P6]" office:value-type="currency" office:currency="USD" office:value="97868.68" calcext:value-type="currency">
            <text:p>$97,868.68</text:p>
          </table:table-cell>
          <table:table-cell table:style-name="ce146"/>
          <table:table-cell table:style-name="ce154"/>
          <table:table-cell table:number-columns-repeated="1005"/>
        </table:table-row>
        <table:table-row table:style-name="ro6">
          <table:table-cell table:style-name="ce126" office:value-type="float" office:value="2018" calcext:value-type="float">
            <text:p>2018</text:p>
          </table:table-cell>
          <table:table-cell table:number-columns-repeated="4"/>
          <table:table-cell table:style-name="ce155"/>
          <table:table-cell table:style-name="ce121"/>
          <table:table-cell table:number-columns-repeated="3"/>
          <table:table-cell table:style-name="ce156"/>
          <table:table-cell table:style-name="ce155"/>
          <table:table-cell table:style-name="ce121"/>
          <table:table-cell table:number-columns-repeated="3"/>
          <table:table-cell table:style-name="ce156"/>
          <table:table-cell table:style-name="ce155"/>
          <table:table-cell table:number-columns-repeated="1006"/>
        </table:table-row>
        <table:table-row table:style-name="ro6">
          <table:table-cell office:value-type="string" calcext:value-type="string">
            <text:p>SnyG701-18</text:p>
          </table:table-cell>
          <table:table-cell office:value-type="date" office:date-value="2018-10-30" calcext:value-type="date">
            <text:p>Eki.18</text:p>
          </table:table-cell>
          <table:table-cell office:value-type="string" calcext:value-type="string">
            <text:p>cymz</text:p>
          </table:table-cell>
          <table:table-cell office:value-type="float" office:value="25000" calcext:value-type="float">
            <text:p>25000</text:p>
          </table:table-cell>
          <table:table-cell table:style-name="ce157" table:formula="of:=['02-11-GLR'.G6]" office:value-type="currency" office:currency="TRY" office:value="21000" calcext:value-type="currency">
            <text:p>₺21.000,00</text:p>
          </table:table-cell>
          <table:table-cell table:style-name="ce155"/>
          <table:table-cell table:style-name="ce158" table:formula="of:=[.K8]/[.$E$5]" office:value-type="percentage" office:value="0.780675395061728" calcext:value-type="percentage">
            <text:p>%78,07</text:p>
          </table:table-cell>
          <table:table-cell table:style-name="ce120" table:formula="of:=[.G6]*[.E8]" office:value-type="currency" office:currency="TRY" office:value="16432.7949333333" calcext:value-type="currency">
            <text:p>₺16.432,79</text:p>
          </table:table-cell>
          <table:table-cell table:style-name="ce124" table:formula="of:=[.H8]/[.S8]" office:value-type="currency" office:currency="USD" office:value="2976.95560386473" calcext:value-type="currency">
            <text:p>$2,977</text:p>
          </table:table-cell>
          <table:table-cell table:style-name="ce120" table:formula="of:=[.J7]+[.H8]" office:value-type="currency" office:currency="TRY" office:value="16432.7949333333" calcext:value-type="currency">
            <text:p>₺16.432,79</text:p>
          </table:table-cell>
          <table:table-cell table:formula="of:=[.K6]-[.O8]" office:value-type="currency" office:currency="USD" office:value="351303.927777778" calcext:value-type="currency">
            <text:p>$351,303.93</text:p>
          </table:table-cell>
          <table:table-cell table:style-name="ce155"/>
          <table:table-cell table:style-name="ce160" table:formula="of:=[.Q8]/[.$E$5]" office:value-type="percentage" office:value="0.219324604938272" calcext:value-type="percentage">
            <text:p>%21,93</text:p>
          </table:table-cell>
          <table:table-cell table:style-name="ce120" table:formula="of:=[.M6]*[.E8]" office:value-type="currency" office:currency="TRY" office:value="4567.20506666667" calcext:value-type="currency">
            <text:p>₺4.567,21</text:p>
          </table:table-cell>
          <table:table-cell table:formula="of:=[.N8]/[.S8]" office:value-type="currency" office:currency="USD" office:value="827.392222222222" calcext:value-type="currency">
            <text:p>$827</text:p>
          </table:table-cell>
          <table:table-cell table:style-name="ce120" table:formula="of:=[.P7]+[.N8]" office:value-type="currency" office:currency="TRY" office:value="4567.20506666667" calcext:value-type="currency">
            <text:p>₺4.567,21</text:p>
          </table:table-cell>
          <table:table-cell table:style-name="ce159" table:formula="of:=[.Q6]+[.O8]" office:value-type="currency" office:currency="USD" office:value="98696.0722222222" calcext:value-type="currency">
            <text:p>$98,696.07</text:p>
          </table:table-cell>
          <table:table-cell table:style-name="ce161"/>
          <table:table-cell office:value-type="float" office:value="5.52" calcext:value-type="float">
            <text:p>5,52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SnyH000-18</text:p>
          </table:table-cell>
          <table:table-cell office:value-type="date" office:date-value="2018-10-30" calcext:value-type="date">
            <text:p>Eki.18</text:p>
          </table:table-cell>
          <table:table-cell table:style-name="ce162"/>
          <table:table-cell/>
          <table:table-cell table:style-name="ce157" table:formula="of:=['02-12-GDR'.F16]" office:value-type="currency" office:currency="TRY" office:value="-22399.42" calcext:value-type="currency">
            <text:p>-₺22.399,42</text:p>
          </table:table-cell>
          <table:table-cell table:style-name="ce161"/>
          <table:table-cell table:style-name="ce158" table:formula="of:=[.K9]/[.$E$5]" office:value-type="percentage" office:value="0.782653150272013" calcext:value-type="percentage">
            <text:p>%78,27</text:p>
          </table:table-cell>
          <table:table-cell table:style-name="ce120" table:formula="of:=[.G8]*[.E9]" office:value-type="currency" office:currency="TRY" office:value="-17486.6760576536" calcext:value-type="currency">
            <text:p>-₺17.486,68</text:p>
          </table:table-cell>
          <table:table-cell table:style-name="ce124" table:formula="of:=[.H9]/[.S9]" office:value-type="currency" office:currency="USD" office:value="-3167.87609740101" calcext:value-type="currency">
            <text:p>-$3,168</text:p>
          </table:table-cell>
          <table:table-cell table:style-name="ce120" table:formula="of:=[.J8]+[.H9]" office:value-type="currency" office:currency="TRY" office:value="-1053.88112432024" calcext:value-type="currency">
            <text:p>-₺1.053,88</text:p>
          </table:table-cell>
          <table:table-cell table:style-name="ce122" table:formula="of:=[.K8]-[.O9]" office:value-type="currency" office:currency="USD" office:value="352193.917622406" calcext:value-type="currency">
            <text:p>$352,193.92</text:p>
          </table:table-cell>
          <table:table-cell table:style-name="ce161"/>
          <table:table-cell table:style-name="ce158" table:formula="of:=[.Q9]/[.$E$5]" office:value-type="percentage" office:value="0.217346849727987" calcext:value-type="percentage">
            <text:p>%21,73</text:p>
          </table:table-cell>
          <table:table-cell table:style-name="ce120" table:formula="of:=[.M8]*[.E9]" office:value-type="currency" office:currency="TRY" office:value="-4912.74394234642" calcext:value-type="currency">
            <text:p>-₺4.912,74</text:p>
          </table:table-cell>
          <table:table-cell table:formula="of:=[.N9]/[.S9]" office:value-type="currency" office:currency="USD" office:value="-889.989844627974" calcext:value-type="currency">
            <text:p>-$890</text:p>
          </table:table-cell>
          <table:table-cell table:style-name="ce120" table:formula="of:=[.P8]+[.N9]" office:value-type="currency" office:currency="TRY" office:value="-345.538875679752" calcext:value-type="currency">
            <text:p>-₺345,54</text:p>
          </table:table-cell>
          <table:table-cell table:style-name="ce159" table:formula="of:=[.Q8]+[.O9]" office:value-type="currency" office:currency="USD" office:value="97806.0823775942" calcext:value-type="currency">
            <text:p>$97,806.08</text:p>
          </table:table-cell>
          <table:table-cell table:style-name="ce161"/>
          <table:table-cell office:value-type="float" office:value="5.52" calcext:value-type="float">
            <text:p>5,52</text:p>
          </table:table-cell>
          <table:table-cell table:number-columns-repeated="1005"/>
        </table:table-row>
        <table:table-row table:style-name="ro6">
          <table:table-cell table:style-name="ce163"/>
          <table:table-cell table:style-name="ce164" office:value-type="string" calcext:value-type="string">
            <text:p>Yıllık Toplam 2018</text:p>
          </table:table-cell>
          <table:table-cell table:style-name="ce164"/>
          <table:table-cell table:style-name="ce165" table:formula="of:=SUM([.D8:.D9])" office:value-type="float" office:value="25000" calcext:value-type="float">
            <text:p>25000</text:p>
          </table:table-cell>
          <table:table-cell table:style-name="ce166" table:formula="of:=SUM([.E8:.E9])" office:value-type="currency" office:currency="TRY" office:value="-1399.42" calcext:value-type="currency">
            <text:p>-₺1.399,42</text:p>
          </table:table-cell>
          <table:table-cell table:style-name="ce167"/>
          <table:table-cell table:style-name="ce168"/>
          <table:table-cell table:style-name="ce166" table:formula="of:=SUM([.H8:.H9])" office:value-type="currency" office:currency="TRY" office:value="-1053.88112432024" calcext:value-type="currency">
            <text:p>-₺1.053,88</text:p>
          </table:table-cell>
          <table:table-cell table:style-name="ce169" table:formula="of:=SUM([.I8:.I9])" office:value-type="currency" office:currency="USD" office:value="-190.920493536276" calcext:value-type="currency">
            <text:p>-$191</text:p>
          </table:table-cell>
          <table:table-cell table:style-name="ce170"/>
          <table:table-cell table:style-name="ce171"/>
          <table:table-cell table:style-name="ce172"/>
          <table:table-cell table:style-name="ce173"/>
          <table:table-cell table:style-name="ce166" table:formula="of:=SUM([.N8:.N9])" office:value-type="currency" office:currency="TRY" office:value="-345.538875679752" calcext:value-type="currency">
            <text:p>-₺345,54</text:p>
          </table:table-cell>
          <table:table-cell table:style-name="ce169" table:formula="of:=SUM([.O8:.O9])" office:value-type="currency" office:currency="USD" office:value="-62.5976224057522" calcext:value-type="currency">
            <text:p>-$63</text:p>
          </table:table-cell>
          <table:table-cell table:style-name="ce170"/>
          <table:table-cell table:style-name="ce174"/>
          <table:table-cell table:style-name="ce175"/>
          <table:table-cell table:style-name="ce174"/>
          <table:table-cell table:number-columns-repeated="1005"/>
        </table:table-row>
        <table:table-row table:style-name="ro6">
          <table:table-cell table:style-name="ce126" office:value-type="float" office:value="2019" calcext:value-type="float">
            <text:p>2019</text:p>
          </table:table-cell>
          <table:table-cell table:style-name="ce176" table:number-columns-repeated="2"/>
          <table:table-cell table:style-name="ce126"/>
          <table:table-cell/>
          <table:table-cell table:style-name="ce155"/>
          <table:table-cell table:style-name="ce158"/>
          <table:table-cell table:style-name="ce120" table:number-columns-repeated="3"/>
          <table:table-cell/>
          <table:table-cell table:style-name="ce155"/>
          <table:table-cell table:style-name="ce158"/>
          <table:table-cell table:number-columns-repeated="4"/>
          <table:table-cell table:style-name="ce155"/>
          <table:table-cell table:number-columns-repeated="1006"/>
        </table:table-row>
        <table:table-row table:style-name="ro6">
          <table:table-cell office:value-type="string" calcext:value-type="string">
            <text:p>SnyG701-19</text:p>
          </table:table-cell>
          <table:table-cell office:value-type="date" office:date-value="2019-11-12" calcext:value-type="date">
            <text:p>Kas.19</text:p>
          </table:table-cell>
          <table:table-cell office:value-type="string" calcext:value-type="string">
            <text:p>cymz</text:p>
          </table:table-cell>
          <table:table-cell office:value-type="float" office:value="30645" calcext:value-type="float">
            <text:p>30645</text:p>
          </table:table-cell>
          <table:table-cell table:style-name="ce157" table:formula="of:=['02-11-GLR'.G9]+['02-11-GLR'.G10]+['02-11-GLR'.G14]" office:value-type="currency" office:currency="TRY" office:value="22500" calcext:value-type="currency">
            <text:p>₺22.500,00</text:p>
          </table:table-cell>
          <table:table-cell table:style-name="ce155"/>
          <table:table-cell table:style-name="ce158" table:formula="of:=[.K12]/[.$E$5]" office:value-type="percentage" office:value="0.780756580902659" calcext:value-type="percentage">
            <text:p>%78,08</text:p>
          </table:table-cell>
          <table:table-cell table:style-name="ce120" table:formula="of:=[.G9]*[.E12]" office:value-type="currency" office:currency="TRY" office:value="17609.6958811203" calcext:value-type="currency">
            <text:p>₺17.609,7</text:p>
          </table:table-cell>
          <table:table-cell table:style-name="ce124" table:formula="of:=[.H12]/[.S12]" office:value-type="currency" office:currency="USD" office:value="3073.24535447125" calcext:value-type="currency">
            <text:p>$3,073</text:p>
          </table:table-cell>
          <table:table-cell table:style-name="ce120" table:formula="of:=[.J9]+[.H12]" office:value-type="currency" office:currency="TRY" office:value="16555.8147568" calcext:value-type="currency">
            <text:p>₺16.555,81</text:p>
          </table:table-cell>
          <table:table-cell table:formula="of:=[.K9]-[.O12]" office:value-type="currency" office:currency="USD" office:value="351340.461406196" calcext:value-type="currency">
            <text:p>$351,340.46</text:p>
          </table:table-cell>
          <table:table-cell table:style-name="ce155"/>
          <table:table-cell table:style-name="ce158" table:formula="of:=[.Q12]/[.$E$5]" office:value-type="percentage" office:value="0.219243419097341" calcext:value-type="percentage">
            <text:p>%21,92</text:p>
          </table:table-cell>
          <table:table-cell table:style-name="ce120" table:formula="of:=[.M9]*[.E12]" office:value-type="currency" office:currency="TRY" office:value="4890.30411887971" calcext:value-type="currency">
            <text:p>₺4.890,3</text:p>
          </table:table-cell>
          <table:table-cell table:formula="of:=[.N12]/[.S12]" office:value-type="currency" office:currency="USD" office:value="853.456216209374" calcext:value-type="currency">
            <text:p>$853</text:p>
          </table:table-cell>
          <table:table-cell table:style-name="ce120" table:formula="of:=[.P9]+[.N12]" office:value-type="currency" office:currency="TRY" office:value="4544.76524319996" calcext:value-type="currency">
            <text:p>₺4.544,77</text:p>
          </table:table-cell>
          <table:table-cell table:style-name="ce159" table:formula="of:=[.Q9]+[.O12]" office:value-type="currency" office:currency="USD" office:value="98659.5385938036" calcext:value-type="currency">
            <text:p>$98,659.54</text:p>
          </table:table-cell>
          <table:table-cell table:style-name="ce161"/>
          <table:table-cell office:value-type="float" office:value="5.73" calcext:value-type="float">
            <text:p>5,73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SnyA101-19</text:p>
          </table:table-cell>
          <table:table-cell office:value-type="date" office:date-value="2019-11-30" calcext:value-type="date">
            <text:p>Kas.19</text:p>
          </table:table-cell>
          <table:table-cell office:value-type="string" calcext:value-type="string">
            <text:p>prçcı</text:p>
          </table:table-cell>
          <table:table-cell office:value-type="float" office:value="4000" calcext:value-type="float">
            <text:p>4000</text:p>
          </table:table-cell>
          <table:table-cell table:style-name="ce157" table:formula="of:=['02-11-GLR'.G13]" office:value-type="currency" office:currency="TRY" office:value="4000" calcext:value-type="currency">
            <text:p>₺4.000,00</text:p>
          </table:table-cell>
          <table:table-cell table:style-name="ce155"/>
          <table:table-cell table:style-name="ce158" table:formula="of:=[.K13]/[.$E$5]" office:value-type="percentage" office:value="0.780416470886607" calcext:value-type="percentage">
            <text:p>%78,04</text:p>
          </table:table-cell>
          <table:table-cell table:style-name="ce120" table:formula="of:=[.G12]*[.E13]" office:value-type="currency" office:currency="TRY" office:value="3123.02632361063" calcext:value-type="currency">
            <text:p>₺3.123,03</text:p>
          </table:table-cell>
          <table:table-cell table:style-name="ce124" table:formula="of:=[.H13]/[.S13]" office:value-type="currency" office:currency="USD" office:value="545.030772008837" calcext:value-type="currency">
            <text:p>$545</text:p>
          </table:table-cell>
          <table:table-cell table:style-name="ce120" table:formula="of:=[.J12]+[.H13]" office:value-type="currency" office:currency="TRY" office:value="19678.8410804107" calcext:value-type="currency">
            <text:p>₺19.678,84</text:p>
          </table:table-cell>
          <table:table-cell table:formula="of:=[.K12]-[.O13]" office:value-type="currency" office:currency="USD" office:value="351187.411898973" calcext:value-type="currency">
            <text:p>$351,187.41</text:p>
          </table:table-cell>
          <table:table-cell table:style-name="ce155"/>
          <table:table-cell table:style-name="ce158" table:formula="of:=[.Q13]/[.$E$5]" office:value-type="percentage" office:value="0.219583529113393" calcext:value-type="percentage">
            <text:p>%21,96</text:p>
          </table:table-cell>
          <table:table-cell table:style-name="ce120" table:formula="of:=[.M12]*[.E13]" office:value-type="currency" office:currency="TRY" office:value="876.973676389366" calcext:value-type="currency">
            <text:p>₺876,97</text:p>
          </table:table-cell>
          <table:table-cell table:formula="of:=[.N13]/[.S13]" office:value-type="currency" office:currency="USD" office:value="153.049507223275" calcext:value-type="currency">
            <text:p>$153</text:p>
          </table:table-cell>
          <table:table-cell table:style-name="ce120" table:formula="of:=[.P12]+[.N13]" office:value-type="currency" office:currency="TRY" office:value="5421.73891958933" calcext:value-type="currency">
            <text:p>₺5.421,74</text:p>
          </table:table-cell>
          <table:table-cell table:style-name="ce159" table:formula="of:=[.Q12]+[.O13]" office:value-type="currency" office:currency="USD" office:value="98812.5881010269" calcext:value-type="currency">
            <text:p>$98,812.59</text:p>
          </table:table-cell>
          <table:table-cell table:style-name="ce161"/>
          <table:table-cell office:value-type="float" office:value="5.73" calcext:value-type="float">
            <text:p>5,73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SnyH000-19</text:p>
          </table:table-cell>
          <table:table-cell office:value-type="date" office:date-value="2019-11-30" calcext:value-type="date">
            <text:p>Kas.19</text:p>
          </table:table-cell>
          <table:table-cell table:style-name="ce162"/>
          <table:table-cell/>
          <table:table-cell table:style-name="ce157" table:formula="of:=['02-12-GDR'.F32]" office:value-type="currency" office:currency="TRY" office:value="-3104.82" calcext:value-type="currency">
            <text:p>-₺3.104,82</text:p>
          </table:table-cell>
          <table:table-cell table:style-name="ce161"/>
          <table:table-cell table:style-name="ce158" table:formula="of:=[.K14]/[.$E$5]" office:value-type="percentage" office:value="0.780680875514438" calcext:value-type="percentage">
            <text:p>%78,07</text:p>
          </table:table-cell>
          <table:table-cell table:style-name="ce120" table:formula="of:=[.G13]*[.E14]" office:value-type="currency" office:currency="TRY" office:value="-2423.05266713815" calcext:value-type="currency">
            <text:p>-₺2.423,05</text:p>
          </table:table-cell>
          <table:table-cell table:style-name="ce124" table:formula="of:=[.H14]/[.S14]" office:value-type="currency" office:currency="USD" office:value="-422.871320617479" calcext:value-type="currency">
            <text:p>-$423</text:p>
          </table:table-cell>
          <table:table-cell table:style-name="ce120" table:formula="of:=[.J13]+[.H14]" office:value-type="currency" office:currency="TRY" office:value="17255.7884132725" calcext:value-type="currency">
            <text:p>₺17.255,79</text:p>
          </table:table-cell>
          <table:table-cell table:formula="of:=[.K13]-[.O14]" office:value-type="currency" office:currency="USD" office:value="351306.393981497" calcext:value-type="currency">
            <text:p>$351,306.39</text:p>
          </table:table-cell>
          <table:table-cell table:style-name="ce161"/>
          <table:table-cell table:style-name="ce158" table:formula="of:=[.Q14]/[.$E$5]" office:value-type="percentage" office:value="0.219319124485562" calcext:value-type="percentage">
            <text:p>%21,93</text:p>
          </table:table-cell>
          <table:table-cell table:style-name="ce120" table:formula="of:=[.M13]*[.E14]" office:value-type="currency" office:currency="TRY" office:value="-681.767332861845" calcext:value-type="currency">
            <text:p>-₺681,77</text:p>
          </table:table-cell>
          <table:table-cell table:formula="of:=[.N14]/[.S14]" office:value-type="currency" office:currency="USD" office:value="-118.982082523882" calcext:value-type="currency">
            <text:p>-$119</text:p>
          </table:table-cell>
          <table:table-cell table:style-name="ce120" table:formula="of:=[.P13]+[.N14]" office:value-type="currency" office:currency="TRY" office:value="4739.97158672748" calcext:value-type="currency">
            <text:p>₺4.739,97</text:p>
          </table:table-cell>
          <table:table-cell table:style-name="ce159" table:formula="of:=[.Q13]+[.O14]" office:value-type="currency" office:currency="USD" office:value="98693.606018503" calcext:value-type="currency">
            <text:p>$98,693.61</text:p>
          </table:table-cell>
          <table:table-cell table:style-name="ce161"/>
          <table:table-cell office:value-type="float" office:value="5.73" calcext:value-type="float">
            <text:p>5,73</text:p>
          </table:table-cell>
          <table:table-cell table:number-columns-repeated="1005"/>
        </table:table-row>
        <table:table-row table:style-name="ro6">
          <table:table-cell table:style-name="ce163"/>
          <table:table-cell table:style-name="ce164" office:value-type="string" calcext:value-type="string">
            <text:p><text:s/>Toplam 2019</text:p>
          </table:table-cell>
          <table:table-cell table:style-name="ce164"/>
          <table:table-cell table:style-name="ce165" table:formula="of:=SUM([.D12:.D14])" office:value-type="float" office:value="34645" calcext:value-type="float">
            <text:p>34645</text:p>
          </table:table-cell>
          <table:table-cell table:style-name="ce166" table:formula="of:=SUM([.E12:.E14])" office:value-type="currency" office:currency="TRY" office:value="23395.18" calcext:value-type="currency">
            <text:p>₺23.395,18</text:p>
          </table:table-cell>
          <table:table-cell table:style-name="ce167"/>
          <table:table-cell table:style-name="ce168"/>
          <table:table-cell table:style-name="ce166" table:formula="of:=SUM([.H12:.H14])" office:value-type="currency" office:currency="TRY" office:value="18309.6695375928" calcext:value-type="currency">
            <text:p>₺18.309,67</text:p>
          </table:table-cell>
          <table:table-cell table:style-name="ce169" table:formula="of:=SUM([.I12:.I14])" office:value-type="currency" office:currency="USD" office:value="3195.40480586261" calcext:value-type="currency">
            <text:p>$3,195</text:p>
          </table:table-cell>
          <table:table-cell table:style-name="ce170"/>
          <table:table-cell table:style-name="ce178"/>
          <table:table-cell table:style-name="ce170"/>
          <table:table-cell table:style-name="ce168"/>
          <table:table-cell table:style-name="ce166" table:formula="of:=SUM([.N12:.N14])" office:value-type="currency" office:currency="TRY" office:value="5085.51046240723" calcext:value-type="currency">
            <text:p>₺5.085,51</text:p>
          </table:table-cell>
          <table:table-cell table:style-name="ce169" table:formula="of:=SUM([.O12:.O14])" office:value-type="currency" office:currency="USD" office:value="887.523640908767" calcext:value-type="currency">
            <text:p>$888</text:p>
          </table:table-cell>
          <table:table-cell table:style-name="ce179"/>
          <table:table-cell table:style-name="ce178"/>
          <table:table-cell table:style-name="ce175"/>
          <table:table-cell table:style-name="ce174"/>
          <table:table-cell table:number-columns-repeated="1005"/>
        </table:table-row>
        <table:table-row table:style-name="ro6">
          <table:table-cell table:style-name="ce128"/>
          <table:table-cell table:style-name="ce126"/>
          <table:table-cell table:style-name="ce180" office:value-type="string" calcext:value-type="string">
            <text:p>Toplam – Net 2018-19</text:p>
          </table:table-cell>
          <table:table-cell table:style-name="ce126" table:formula="of:=[.D15]+[.D10]" office:value-type="float" office:value="59645" calcext:value-type="float">
            <text:p>59645</text:p>
          </table:table-cell>
          <table:table-cell table:style-name="ce181" table:formula="of:=[.E15]+[.E10]" office:value-type="currency" office:currency="TRY" office:value="21995.76" calcext:value-type="currency">
            <text:p>₺21.995,76</text:p>
          </table:table-cell>
          <table:table-cell table:style-name="ce155"/>
          <table:table-cell table:style-name="ce158"/>
          <table:table-cell table:number-columns-repeated="5"/>
          <table:table-cell table:style-name="ce158"/>
          <table:table-cell table:number-columns-repeated="4"/>
          <table:table-cell table:style-name="ce155"/>
          <table:table-cell table:number-columns-repeated="1006"/>
        </table:table-row>
        <table:table-row table:style-name="ro6">
          <table:table-cell table:style-name="ce126" office:value-type="float" office:value="2020" calcext:value-type="float">
            <text:p>2020</text:p>
          </table:table-cell>
          <table:table-cell table:style-name="ce176" table:number-columns-repeated="2"/>
          <table:table-cell table:style-name="ce126"/>
          <table:table-cell/>
          <table:table-cell table:style-name="ce155"/>
          <table:table-cell table:style-name="ce158"/>
          <table:table-cell table:number-columns-repeated="5"/>
          <table:table-cell table:style-name="ce158"/>
          <table:table-cell table:number-columns-repeated="4"/>
          <table:table-cell table:style-name="ce155"/>
          <table:table-cell table:number-columns-repeated="1006"/>
        </table:table-row>
        <table:table-row table:style-name="ro6">
          <table:table-cell office:value-type="string" calcext:value-type="string">
            <text:p>SnyA102-20</text:p>
          </table:table-cell>
          <table:table-cell office:value-type="date" office:date-value="2020-03-30" calcext:value-type="date">
            <text:p>Mar.20</text:p>
          </table:table-cell>
          <table:table-cell office:value-type="string" calcext:value-type="string">
            <text:p>sefa</text:p>
          </table:table-cell>
          <table:table-cell office:value-type="float" office:value="6200" calcext:value-type="float">
            <text:p>6200</text:p>
          </table:table-cell>
          <table:table-cell table:style-name="ce157" table:formula="of:=['02-11-GLR'.G19]" office:value-type="currency" office:currency="TRY" office:value="6200" calcext:value-type="currency">
            <text:p>₺6.200,00</text:p>
          </table:table-cell>
          <table:table-cell table:style-name="ce155"/>
          <table:table-cell table:style-name="ce158" table:formula="of:=[.K18]/[.$E$5]" office:value-type="percentage" office:value="0.780210933032388" calcext:value-type="percentage">
            <text:p>%78,02</text:p>
          </table:table-cell>
          <table:table-cell table:style-name="ce120" table:formula="of:=[.G14]*[.E18]" office:value-type="currency" office:currency="TRY" office:value="4840.22142818951" calcext:value-type="currency">
            <text:p>₺4.840,22</text:p>
          </table:table-cell>
          <table:table-cell table:style-name="ce124" table:formula="of:=[.H18]/[.S18]" office:value-type="currency" office:currency="USD" office:value="752.75605415078" calcext:value-type="currency">
            <text:p>$753</text:p>
          </table:table-cell>
          <table:table-cell table:style-name="ce120" table:formula="of:=[.J14]+[.H18]" office:value-type="currency" office:currency="TRY" office:value="22096.009841462" calcext:value-type="currency">
            <text:p>₺22.096,01</text:p>
          </table:table-cell>
          <table:table-cell table:formula="of:=[.K14]-[.O18]" office:value-type="currency" office:currency="USD" office:value="351094.919864575" calcext:value-type="currency">
            <text:p>$351,094.92</text:p>
          </table:table-cell>
          <table:table-cell/>
          <table:table-cell table:style-name="ce158" table:formula="of:=[.Q18]/[.$E$5]" office:value-type="percentage" office:value="0.219789066967612" calcext:value-type="percentage">
            <text:p>%21,98</text:p>
          </table:table-cell>
          <table:table-cell table:style-name="ce120" table:formula="of:=[.M14]*[.E18]" office:value-type="currency" office:currency="TRY" office:value="1359.77857181049" calcext:value-type="currency">
            <text:p>₺1.359,78</text:p>
          </table:table-cell>
          <table:table-cell table:formula="of:=[.N18]/[.S18]" office:value-type="currency" office:currency="USD" office:value="211.474116922315" calcext:value-type="currency">
            <text:p>$211</text:p>
          </table:table-cell>
          <table:table-cell table:style-name="ce120" table:formula="of:=[.P14]+[.N18]" office:value-type="currency" office:currency="TRY" office:value="6099.75015853797" calcext:value-type="currency">
            <text:p>₺6.099,75</text:p>
          </table:table-cell>
          <table:table-cell table:style-name="ce159" table:formula="of:=[.Q14]+[.O18]" office:value-type="currency" office:currency="USD" office:value="98905.0801354253" calcext:value-type="currency">
            <text:p>$98,905.08</text:p>
          </table:table-cell>
          <table:table-cell table:style-name="ce161"/>
          <table:table-cell office:value-type="float" office:value="6.43" calcext:value-type="float">
            <text:p>6,43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SnyA103-20</text:p>
          </table:table-cell>
          <table:table-cell office:value-type="date" office:date-value="2020-10-30" calcext:value-type="date">
            <text:p>Eki.20</text:p>
          </table:table-cell>
          <table:table-cell office:value-type="string" calcext:value-type="string">
            <text:p>kemal</text:p>
          </table:table-cell>
          <table:table-cell office:value-type="float" office:value="7800" calcext:value-type="float">
            <text:p>7800</text:p>
          </table:table-cell>
          <table:table-cell table:style-name="ce157" table:formula="of:=['02-11-GLR'.G25]" office:value-type="currency" office:currency="TRY" office:value="7800" calcext:value-type="currency">
            <text:p>₺7.800,00</text:p>
          </table:table-cell>
          <table:table-cell table:style-name="ce155"/>
          <table:table-cell table:style-name="ce158" table:formula="of:=[.K19]/[.$E$5]" office:value-type="percentage" office:value="0.779741760968254" calcext:value-type="percentage">
            <text:p>%77,97</text:p>
          </table:table-cell>
          <table:table-cell table:style-name="ce120" table:formula="of:=[.G18]*[.E19]" office:value-type="currency" office:currency="TRY" office:value="6085.64527765263" calcext:value-type="currency">
            <text:p>₺6.085,65</text:p>
          </table:table-cell>
          <table:table-cell table:style-name="ce124" table:formula="of:=[.H19]/[.S19]" office:value-type="currency" office:currency="USD" office:value="749.463704144412" calcext:value-type="currency">
            <text:p>$749</text:p>
          </table:table-cell>
          <table:table-cell table:style-name="ce120" table:formula="of:=[.J18]+[.H19]" office:value-type="currency" office:currency="TRY" office:value="28181.6551191147" calcext:value-type="currency">
            <text:p>₺28.181,66</text:p>
          </table:table-cell>
          <table:table-cell table:formula="of:=[.K18]-[.O19]" office:value-type="currency" office:currency="USD" office:value="350883.792435714" calcext:value-type="currency">
            <text:p>$350,883.79</text:p>
          </table:table-cell>
          <table:table-cell/>
          <table:table-cell table:style-name="ce158" table:formula="of:=[.Q19]/[.$E$5]" office:value-type="percentage" office:value="0.220258239031746" calcext:value-type="percentage">
            <text:p>%22,03</text:p>
          </table:table-cell>
          <table:table-cell table:style-name="ce120" table:formula="of:=[.M18]*[.E19]" office:value-type="currency" office:currency="TRY" office:value="1714.35472234737" calcext:value-type="currency">
            <text:p>₺1.714,35</text:p>
          </table:table-cell>
          <table:table-cell table:formula="of:=[.N19]/[.S19]" office:value-type="currency" office:currency="USD" office:value="211.127428860514" calcext:value-type="currency">
            <text:p>$211</text:p>
          </table:table-cell>
          <table:table-cell table:style-name="ce120" table:formula="of:=[.P18]+[.N19]" office:value-type="currency" office:currency="TRY" office:value="7814.10488088534" calcext:value-type="currency">
            <text:p>₺7.814,1</text:p>
          </table:table-cell>
          <table:table-cell table:style-name="ce159" table:formula="of:=[.Q18]+[.O19]" office:value-type="currency" office:currency="USD" office:value="99116.2075642859" calcext:value-type="currency">
            <text:p>$99,116.21</text:p>
          </table:table-cell>
          <table:table-cell table:style-name="ce161"/>
          <table:table-cell office:value-type="float" office:value="8.12" calcext:value-type="float">
            <text:p>8,12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SnyA103-20</text:p>
          </table:table-cell>
          <table:table-cell office:value-type="date" office:date-value="2020-10-30" calcext:value-type="date">
            <text:p>Eki.20</text:p>
          </table:table-cell>
          <table:table-cell table:style-name="ce162"/>
          <table:table-cell/>
          <table:table-cell table:style-name="ce157" table:formula="of:=['02-12-GDR'.F57]" office:value-type="currency" office:currency="TRY" office:value="-2000" calcext:value-type="currency">
            <text:p>-₺2.000,00</text:p>
          </table:table-cell>
          <table:table-cell table:style-name="ce161"/>
          <table:table-cell table:style-name="ce158" table:formula="of:=[.K20]/[.$E$5]" office:value-type="percentage" office:value="0.779862318296678" calcext:value-type="percentage">
            <text:p>%77,99</text:p>
          </table:table-cell>
          <table:table-cell table:style-name="ce120" table:formula="of:=[.G19]*[.E20]" office:value-type="currency" office:currency="TRY" office:value="-1559.48352193651" calcext:value-type="currency">
            <text:p>-₺1.559,48</text:p>
          </table:table-cell>
          <table:table-cell table:style-name="ce124" table:formula="of:=[.H20]/[.S20]" office:value-type="currency" office:currency="USD" office:value="-192.054620928141" calcext:value-type="currency">
            <text:p>-$192</text:p>
          </table:table-cell>
          <table:table-cell table:style-name="ce120" table:formula="of:=[.J19]+[.H20]" office:value-type="currency" office:currency="TRY" office:value="26622.1715971781" calcext:value-type="currency">
            <text:p>₺26.622,17</text:p>
          </table:table-cell>
          <table:table-cell table:formula="of:=[.K19]-[.O20]" office:value-type="currency" office:currency="USD" office:value="350938.043233505" calcext:value-type="currency">
            <text:p>$350,938.04</text:p>
          </table:table-cell>
          <table:table-cell/>
          <table:table-cell table:style-name="ce158" table:formula="of:=[.Q20]/[.$E$5]" office:value-type="percentage" office:value="0.220137681703322" calcext:value-type="percentage">
            <text:p>%22,01</text:p>
          </table:table-cell>
          <table:table-cell table:style-name="ce120" table:formula="of:=[.M19]*[.E20]" office:value-type="currency" office:currency="TRY" office:value="-440.516478063493" calcext:value-type="currency">
            <text:p>-₺440,52</text:p>
          </table:table-cell>
          <table:table-cell table:formula="of:=[.N20]/[.S20]" office:value-type="currency" office:currency="USD" office:value="-54.2507977910705" calcext:value-type="currency">
            <text:p>-$54</text:p>
          </table:table-cell>
          <table:table-cell table:style-name="ce120" table:formula="of:=[.P19]+[.N20]" office:value-type="currency" office:currency="TRY" office:value="7373.58840282185" calcext:value-type="currency">
            <text:p>₺7.373,59</text:p>
          </table:table-cell>
          <table:table-cell table:style-name="ce159" table:formula="of:=[.Q19]+[.O20]" office:value-type="currency" office:currency="USD" office:value="99061.9567664948" calcext:value-type="currency">
            <text:p>$99,061.96</text:p>
          </table:table-cell>
          <table:table-cell table:style-name="ce161"/>
          <table:table-cell office:value-type="float" office:value="8.12" calcext:value-type="float">
            <text:p>8,12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SnyB201-20</text:p>
          </table:table-cell>
          <table:table-cell office:value-type="date" office:date-value="2020-12-12" calcext:value-type="date">
            <text:p>Ara.20</text:p>
          </table:table-cell>
          <table:table-cell office:value-type="string" calcext:value-type="string">
            <text:p>mesut</text:p>
          </table:table-cell>
          <table:table-cell office:value-type="float" office:value="30000" calcext:value-type="float">
            <text:p>30000</text:p>
          </table:table-cell>
          <table:table-cell table:style-name="ce157" table:formula="of:=['02-11-GLR'.G22]+['02-11-GLR'.G23]+['02-11-GLR'.G31]+['02-11-GLR'.G32]" office:value-type="currency" office:currency="TRY" office:value="22500" calcext:value-type="currency">
            <text:p>₺22.500,00</text:p>
          </table:table-cell>
          <table:table-cell table:style-name="ce155"/>
          <table:table-cell table:style-name="ce158" table:formula="of:=[.K21]/[.$E$5]" office:value-type="percentage" office:value="0.778474312737389" calcext:value-type="percentage">
            <text:p>%77,85</text:p>
          </table:table-cell>
          <table:table-cell table:style-name="ce120" table:formula="of:=[.G20]*[.E21]" office:value-type="currency" office:currency="TRY" office:value="17546.9021616753" calcext:value-type="currency">
            <text:p>₺17.546,9</text:p>
          </table:table-cell>
          <table:table-cell table:style-name="ce124" table:formula="of:=[.H21]/[.S21]" office:value-type="currency" office:currency="USD" office:value="2212.72410613812" calcext:value-type="currency">
            <text:p>$2,213</text:p>
          </table:table-cell>
          <table:table-cell table:style-name="ce120" table:formula="of:=[.J20]+[.H21]" office:value-type="currency" office:currency="TRY" office:value="44169.0737588534" calcext:value-type="currency">
            <text:p>₺44.169,07</text:p>
          </table:table-cell>
          <table:table-cell table:formula="of:=[.K20]-[.O21]" office:value-type="currency" office:currency="USD" office:value="350313.440731825" calcext:value-type="currency">
            <text:p>$350,313.44</text:p>
          </table:table-cell>
          <table:table-cell/>
          <table:table-cell table:style-name="ce158" table:formula="of:=[.Q21]/[.$E$5]" office:value-type="percentage" office:value="0.221525687262611" calcext:value-type="percentage">
            <text:p>%22,15</text:p>
          </table:table-cell>
          <table:table-cell table:style-name="ce120" table:formula="of:=[.M20]*[.E21]" office:value-type="currency" office:currency="TRY" office:value="4953.09783832474" calcext:value-type="currency">
            <text:p>₺4.953,1</text:p>
          </table:table-cell>
          <table:table-cell table:formula="of:=[.N21]/[.S21]" office:value-type="currency" office:currency="USD" office:value="624.602501680295" calcext:value-type="currency">
            <text:p>$625</text:p>
          </table:table-cell>
          <table:table-cell table:style-name="ce120" table:formula="of:=[.P20]+[.N21]" office:value-type="currency" office:currency="TRY" office:value="12326.6862411466" calcext:value-type="currency">
            <text:p>₺12.326,69</text:p>
          </table:table-cell>
          <table:table-cell table:style-name="ce159" table:formula="of:=[.Q20]+[.O21]" office:value-type="currency" office:currency="USD" office:value="99686.5592681751" calcext:value-type="currency">
            <text:p>$99,686.56</text:p>
          </table:table-cell>
          <table:table-cell table:style-name="ce161"/>
          <table:table-cell office:value-type="float" office:value="7.93" calcext:value-type="float">
            <text:p>7,93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SnyB201-20</text:p>
          </table:table-cell>
          <table:table-cell office:value-type="date" office:date-value="2020-12-12" calcext:value-type="date">
            <text:p>Ara.20</text:p>
          </table:table-cell>
          <table:table-cell table:style-name="ce162"/>
          <table:table-cell/>
          <table:table-cell table:style-name="ce157" table:formula="of:=['02-12-GDR'.F65]" office:value-type="currency" office:currency="TRY" office:value="-5500" calcext:value-type="currency">
            <text:p>-₺5.500,00</text:p>
          </table:table-cell>
          <table:table-cell table:style-name="ce161"/>
          <table:table-cell table:style-name="ce158" table:formula="of:=[.K22]/[.$E$5]" office:value-type="percentage" office:value="0.778815742267988" calcext:value-type="percentage">
            <text:p>%77,88</text:p>
          </table:table-cell>
          <table:table-cell table:style-name="ce120" table:formula="of:=[.G21]*[.E22]" office:value-type="currency" office:currency="TRY" office:value="-4281.60872005564" calcext:value-type="currency">
            <text:p>-₺4.281,61</text:p>
          </table:table-cell>
          <table:table-cell table:style-name="ce124" table:formula="of:=[.H22]/[.S22]" office:value-type="currency" office:currency="USD" office:value="-539.925437585831" calcext:value-type="currency">
            <text:p>-$540</text:p>
          </table:table-cell>
          <table:table-cell table:style-name="ce120" table:formula="of:=[.J21]+[.H22]" office:value-type="currency" office:currency="TRY" office:value="39887.4650387978" calcext:value-type="currency">
            <text:p>₺39.887,47</text:p>
          </table:table-cell>
          <table:table-cell table:formula="of:=[.K21]-[.O22]" office:value-type="currency" office:currency="USD" office:value="350467.084020595" calcext:value-type="currency">
            <text:p>$350,467.08</text:p>
          </table:table-cell>
          <table:table-cell/>
          <table:table-cell table:style-name="ce158" table:formula="of:=[.Q22]/[.$E$5]" office:value-type="percentage" office:value="0.221184257732012" calcext:value-type="percentage">
            <text:p>%22,12</text:p>
          </table:table-cell>
          <table:table-cell table:style-name="ce120" table:formula="of:=[.M21]*[.E22]" office:value-type="currency" office:currency="TRY" office:value="-1218.39127994436" calcext:value-type="currency">
            <text:p>-₺1.218,39</text:p>
          </table:table-cell>
          <table:table-cell table:formula="of:=[.N22]/[.S22]" office:value-type="currency" office:currency="USD" office:value="-153.643288769781" calcext:value-type="currency">
            <text:p>-$154</text:p>
          </table:table-cell>
          <table:table-cell table:style-name="ce120" table:formula="of:=[.P21]+[.N22]" office:value-type="currency" office:currency="TRY" office:value="11108.2949612022" calcext:value-type="currency">
            <text:p>₺11.108,29</text:p>
          </table:table-cell>
          <table:table-cell table:style-name="ce159" table:formula="of:=[.Q21]+[.O22]" office:value-type="currency" office:currency="USD" office:value="99532.9159794053" calcext:value-type="currency">
            <text:p>$99,532.92</text:p>
          </table:table-cell>
          <table:table-cell table:style-name="ce161"/>
          <table:table-cell office:value-type="float" office:value="7.93" calcext:value-type="float">
            <text:p>7,93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SnyC301-20</text:p>
          </table:table-cell>
          <table:table-cell office:value-type="date" office:date-value="2020-11-30" calcext:value-type="date">
            <text:p>Kas.20</text:p>
          </table:table-cell>
          <table:table-cell office:value-type="string" calcext:value-type="string">
            <text:p>hurdc</text:p>
          </table:table-cell>
          <table:table-cell office:value-type="float" office:value="35000" calcext:value-type="float">
            <text:p>35000</text:p>
          </table:table-cell>
          <table:table-cell table:style-name="ce157" table:formula="of:=['02-11-GLR'.G29]+['02-11-GLR'.G30]" office:value-type="currency" office:currency="TRY" office:value="23000" calcext:value-type="currency">
            <text:p>₺23.000,00</text:p>
          </table:table-cell>
          <table:table-cell table:style-name="ce155"/>
          <table:table-cell table:style-name="ce158" table:formula="of:=[.K23]/[.$E$5]" office:value-type="percentage" office:value="0.777364526199571" calcext:value-type="percentage">
            <text:p>%77,74</text:p>
          </table:table-cell>
          <table:table-cell table:style-name="ce120" table:formula="of:=[.G22]*[.E23]" office:value-type="currency" office:currency="TRY" office:value="17912.7620721637" calcext:value-type="currency">
            <text:p>₺17.912,76</text:p>
          </table:table-cell>
          <table:table-cell table:style-name="ce124" table:formula="of:=[.H23]/[.S23]" office:value-type="currency" office:currency="USD" office:value="2299.45597845491" calcext:value-type="currency">
            <text:p>$2,299</text:p>
          </table:table-cell>
          <table:table-cell table:style-name="ce120" table:formula="of:=[.J22]+[.H23]" office:value-type="currency" office:currency="TRY" office:value="57800.2271109615" calcext:value-type="currency">
            <text:p>₺57.800,23</text:p>
          </table:table-cell>
          <table:table-cell table:formula="of:=[.K22]-[.O23]" office:value-type="currency" office:currency="USD" office:value="349814.036789807" calcext:value-type="currency">
            <text:p>$349,814.04</text:p>
          </table:table-cell>
          <table:table-cell/>
          <table:table-cell table:style-name="ce158" table:formula="of:=[.Q23]/[.$E$5]" office:value-type="percentage" office:value="0.222635473800429" calcext:value-type="percentage">
            <text:p>%22,26</text:p>
          </table:table-cell>
          <table:table-cell table:style-name="ce120" table:formula="of:=[.M22]*[.E23]" office:value-type="currency" office:currency="TRY" office:value="5087.23792783627" calcext:value-type="currency">
            <text:p>₺5.087,24</text:p>
          </table:table-cell>
          <table:table-cell table:formula="of:=[.N23]/[.S23]" office:value-type="currency" office:currency="USD" office:value="653.047230787711" calcext:value-type="currency">
            <text:p>$653</text:p>
          </table:table-cell>
          <table:table-cell table:style-name="ce120" table:formula="of:=[.P22]+[.N23]" office:value-type="currency" office:currency="TRY" office:value="16195.5328890385" calcext:value-type="currency">
            <text:p>₺16.195,53</text:p>
          </table:table-cell>
          <table:table-cell table:style-name="ce159" table:formula="of:=[.Q22]+[.O23]" office:value-type="currency" office:currency="USD" office:value="100185.963210193" calcext:value-type="currency">
            <text:p>$100,185.96</text:p>
          </table:table-cell>
          <table:table-cell table:style-name="ce161"/>
          <table:table-cell office:value-type="float" office:value="7.79" calcext:value-type="float">
            <text:p>7,79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SnyC301-20</text:p>
          </table:table-cell>
          <table:table-cell office:value-type="date" office:date-value="2020-11-30" calcext:value-type="date">
            <text:p>Kas.20</text:p>
          </table:table-cell>
          <table:table-cell table:style-name="ce162"/>
          <table:table-cell/>
          <table:table-cell table:style-name="ce157" table:formula="of:=['02-12-GDR'.F79]" office:value-type="currency" office:currency="TRY" office:value="-21220" calcext:value-type="currency">
            <text:p>-₺21.220,00</text:p>
          </table:table-cell>
          <table:table-cell table:style-name="ce161"/>
          <table:table-cell table:style-name="ce158" table:formula="of:=[.K24]/[.$E$5]" office:value-type="percentage" office:value="0.778712215474723" calcext:value-type="percentage">
            <text:p>%77,87</text:p>
          </table:table-cell>
          <table:table-cell table:style-name="ce120" table:formula="of:=[.G23]*[.E24]" office:value-type="currency" office:currency="TRY" office:value="-16495.6752459549" calcext:value-type="currency">
            <text:p>-₺16.495,68</text:p>
          </table:table-cell>
          <table:table-cell table:style-name="ce124" table:formula="of:=[.H24]/[.S24]" office:value-type="currency" office:currency="USD" office:value="-2117.54496096982" calcext:value-type="currency">
            <text:p>-$2,118</text:p>
          </table:table-cell>
          <table:table-cell table:style-name="ce120" table:formula="of:=[.J23]+[.H24]" office:value-type="currency" office:currency="TRY" office:value="41304.5518650066" calcext:value-type="currency">
            <text:p>₺41.304,55</text:p>
          </table:table-cell>
          <table:table-cell table:formula="of:=[.K23]-[.O24]" office:value-type="currency" office:currency="USD" office:value="350420.496963625" calcext:value-type="currency">
            <text:p>$350,420.50</text:p>
          </table:table-cell>
          <table:table-cell/>
          <table:table-cell table:style-name="ce158" table:formula="of:=[.Q24]/[.$E$5]" office:value-type="percentage" office:value="0.221287784525277" calcext:value-type="percentage">
            <text:p>%22,13</text:p>
          </table:table-cell>
          <table:table-cell table:style-name="ce120" table:formula="of:=[.M23]*[.E24]" office:value-type="currency" office:currency="TRY" office:value="-4724.3247540451" calcext:value-type="currency">
            <text:p>-₺4.724,32</text:p>
          </table:table-cell>
          <table:table-cell table:formula="of:=[.N24]/[.S24]" office:value-type="currency" office:currency="USD" office:value="-606.46017381837" calcext:value-type="currency">
            <text:p>-$606</text:p>
          </table:table-cell>
          <table:table-cell table:style-name="ce120" table:formula="of:=[.P23]+[.N24]" office:value-type="currency" office:currency="TRY" office:value="11471.2081349934" calcext:value-type="currency">
            <text:p>₺11.471,21</text:p>
          </table:table-cell>
          <table:table-cell table:style-name="ce159" table:formula="of:=[.Q23]+[.O24]" office:value-type="currency" office:currency="USD" office:value="99579.5030363746" calcext:value-type="currency">
            <text:p>$99,579.50</text:p>
          </table:table-cell>
          <table:table-cell table:style-name="ce161"/>
          <table:table-cell office:value-type="float" office:value="7.79" calcext:value-type="float">
            <text:p>7,79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SnyH000-20</text:p>
          </table:table-cell>
          <table:table-cell office:value-type="date" office:date-value="2020-11-30" calcext:value-type="date">
            <text:p>Kas.20</text:p>
          </table:table-cell>
          <table:table-cell table:style-name="ce162"/>
          <table:table-cell/>
          <table:table-cell table:style-name="ce157" table:formula="of:=['02-12-GDR'.F54]" office:value-type="currency" office:currency="TRY" office:value="-5097.07" calcext:value-type="currency">
            <text:p>-₺5.097,07</text:p>
          </table:table-cell>
          <table:table-cell table:style-name="ce161"/>
          <table:table-cell table:style-name="ce158" table:formula="of:=[.K25]/[.$E$5]" office:value-type="percentage" office:value="0.778997367624355" calcext:value-type="percentage">
            <text:p>%77,90</text:p>
          </table:table-cell>
          <table:table-cell table:style-name="ce120" table:formula="of:=[.G24]*[.E25]" office:value-type="currency" office:currency="TRY" office:value="-3969.15067212975" calcext:value-type="currency">
            <text:p>-₺3.969,15</text:p>
          </table:table-cell>
          <table:table-cell table:style-name="ce124" table:formula="of:=[.H25]/[.S25]" office:value-type="currency" office:currency="USD" office:value="-451.552977489163" calcext:value-type="currency">
            <text:p>-$452</text:p>
          </table:table-cell>
          <table:table-cell table:style-name="ce120" table:formula="of:=[.J24]+[.H25]" office:value-type="currency" office:currency="TRY" office:value="37335.4011928769" calcext:value-type="currency">
            <text:p>₺37.335,4</text:p>
          </table:table-cell>
          <table:table-cell table:formula="of:=[.K24]-[.O25]" office:value-type="currency" office:currency="USD" office:value="350548.81543096" calcext:value-type="currency">
            <text:p>$350,548.82</text:p>
          </table:table-cell>
          <table:table-cell/>
          <table:table-cell table:style-name="ce158" table:formula="of:=[.Q25]/[.$E$5]" office:value-type="percentage" office:value="0.221002632375645" calcext:value-type="percentage">
            <text:p>%22,10</text:p>
          </table:table-cell>
          <table:table-cell table:style-name="ce120" table:formula="of:=[.M24]*[.E25]" office:value-type="currency" office:currency="TRY" office:value="-1127.91932787025" calcext:value-type="currency">
            <text:p>-₺1.127,92</text:p>
          </table:table-cell>
          <table:table-cell table:formula="of:=[.N25]/[.S25]" office:value-type="currency" office:currency="USD" office:value="-128.3184673345" calcext:value-type="currency">
            <text:p>-$128</text:p>
          </table:table-cell>
          <table:table-cell table:style-name="ce120" table:formula="of:=[.P24]+[.N25]" office:value-type="currency" office:currency="TRY" office:value="10343.2888071231" calcext:value-type="currency">
            <text:p>₺10.343,29</text:p>
          </table:table-cell>
          <table:table-cell table:style-name="ce159" table:formula="of:=[.Q24]+[.O25]" office:value-type="currency" office:currency="USD" office:value="99451.1845690401" calcext:value-type="currency">
            <text:p>$99,451.18</text:p>
          </table:table-cell>
          <table:table-cell table:style-name="ce161"/>
          <table:table-cell office:value-type="float" office:value="8.79" calcext:value-type="float">
            <text:p>8,79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SnyG701-20</text:p>
          </table:table-cell>
          <table:table-cell office:value-type="date" office:date-value="2020-04-01" calcext:value-type="date">
            <text:p>Nis.20</text:p>
          </table:table-cell>
          <table:table-cell office:value-type="string" calcext:value-type="string">
            <text:p>cymz</text:p>
          </table:table-cell>
          <table:table-cell office:value-type="float" office:value="3014" calcext:value-type="float">
            <text:p>3014</text:p>
          </table:table-cell>
          <table:table-cell table:style-name="ce157" table:formula="of:=['02-11-GLR'.G20]" office:value-type="currency" office:currency="TRY" office:value="5000" calcext:value-type="currency">
            <text:p>₺5.000,00</text:p>
          </table:table-cell>
          <table:table-cell table:style-name="ce155"/>
          <table:table-cell table:style-name="ce158" table:formula="of:=[.K26]/[.$E$5]" office:value-type="percentage" office:value="0.778746541801661" calcext:value-type="percentage">
            <text:p>%77,87</text:p>
          </table:table-cell>
          <table:table-cell table:style-name="ce120" table:formula="of:=[.G25]*[.E26]" office:value-type="currency" office:currency="TRY" office:value="3894.98683812178" calcext:value-type="currency">
            <text:p>₺3.894,99</text:p>
          </table:table-cell>
          <table:table-cell table:style-name="ce124" table:formula="of:=[.H26]/[.S26]" office:value-type="currency" office:currency="USD" office:value="397.853609614073" calcext:value-type="currency">
            <text:p>$398</text:p>
          </table:table-cell>
          <table:table-cell table:style-name="ce120" table:formula="of:=[.J25]+[.H26]" office:value-type="currency" office:currency="TRY" office:value="41230.3880309986" calcext:value-type="currency">
            <text:p>₺41.230,39</text:p>
          </table:table-cell>
          <table:table-cell table:formula="of:=[.K25]-[.O26]" office:value-type="currency" office:currency="USD" office:value="350435.943810747" calcext:value-type="currency">
            <text:p>$350,435.94</text:p>
          </table:table-cell>
          <table:table-cell/>
          <table:table-cell table:style-name="ce158" table:formula="of:=[.Q26]/[.$E$5]" office:value-type="percentage" office:value="0.221253458198339" calcext:value-type="percentage">
            <text:p>%22,13</text:p>
          </table:table-cell>
          <table:table-cell table:style-name="ce120" table:formula="of:=[.M25]*[.E26]" office:value-type="currency" office:currency="TRY" office:value="1105.01316187822" calcext:value-type="currency">
            <text:p>₺1.105,01</text:p>
          </table:table-cell>
          <table:table-cell table:formula="of:=[.N26]/[.S26]" office:value-type="currency" office:currency="USD" office:value="112.87162021228" calcext:value-type="currency">
            <text:p>$113</text:p>
          </table:table-cell>
          <table:table-cell table:style-name="ce120" table:formula="of:=[.P25]+[.N26]" office:value-type="currency" office:currency="TRY" office:value="11448.3019690014" calcext:value-type="currency">
            <text:p>₺11.448,3</text:p>
          </table:table-cell>
          <table:table-cell table:style-name="ce159" table:formula="of:=[.Q25]+[.O26]" office:value-type="currency" office:currency="USD" office:value="99564.0561892524" calcext:value-type="currency">
            <text:p>$99,564.06</text:p>
          </table:table-cell>
          <table:table-cell table:style-name="ce161"/>
          <table:table-cell office:value-type="float" office:value="9.79" calcext:value-type="float">
            <text:p>9,79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SnyG701-20</text:p>
          </table:table-cell>
          <table:table-cell office:value-type="date" office:date-value="2020-04-01" calcext:value-type="date">
            <text:p>Nis.20</text:p>
          </table:table-cell>
          <table:table-cell table:style-name="ce162"/>
          <table:table-cell office:value-type="float" office:value="1610" calcext:value-type="float">
            <text:p>1610</text:p>
          </table:table-cell>
          <table:table-cell table:style-name="ce157" table:formula="of:=['02-12-GDR'.F83]" office:value-type="currency" office:currency="TRY" office:value="-43079.224" calcext:value-type="currency">
            <text:p>-₺43.079,22</text:p>
          </table:table-cell>
          <table:table-cell table:style-name="ce161"/>
          <table:table-cell table:style-name="ce158" table:formula="of:=[.K27]/[.$E$5]" office:value-type="percentage" office:value="0.781975345082996" calcext:value-type="percentage">
            <text:p>%78,20</text:p>
          </table:table-cell>
          <table:table-cell table:style-name="ce120" table:formula="of:=[.G26]*[.E27]" office:value-type="currency" office:currency="TRY" office:value="-33547.7967134991" calcext:value-type="currency">
            <text:p>-₺33.547,8</text:p>
          </table:table-cell>
          <table:table-cell table:style-name="ce124" table:formula="of:=[.H27]/[.S27]" office:value-type="currency" office:currency="USD" office:value="-5113.99340144804" calcext:value-type="currency">
            <text:p>-$5,114</text:p>
          </table:table-cell>
          <table:table-cell table:style-name="ce120" table:formula="of:=[.J26]+[.H27]" office:value-type="currency" office:currency="TRY" office:value="7682.59131749951" calcext:value-type="currency">
            <text:p>₺7.682,59</text:p>
          </table:table-cell>
          <table:table-cell table:formula="of:=[.K26]-[.O27]" office:value-type="currency" office:currency="USD" office:value="351888.905287348" calcext:value-type="currency">
            <text:p>$351,888.91</text:p>
          </table:table-cell>
          <table:table-cell/>
          <table:table-cell table:style-name="ce158" table:formula="of:=[.Q27]/[.$E$5]" office:value-type="percentage" office:value="0.218024654917004" calcext:value-type="percentage">
            <text:p>%21,80</text:p>
          </table:table-cell>
          <table:table-cell table:style-name="ce120" table:formula="of:=[.M26]*[.E27]" office:value-type="currency" office:currency="TRY" office:value="-9531.42728650087" calcext:value-type="currency">
            <text:p>-₺9.531,43</text:p>
          </table:table-cell>
          <table:table-cell table:formula="of:=[.N27]/[.S27]" office:value-type="currency" office:currency="USD" office:value="-1452.96147660074" calcext:value-type="currency">
            <text:p>-$1,453</text:p>
          </table:table-cell>
          <table:table-cell table:style-name="ce120" table:formula="of:=[.P26]+[.N27]" office:value-type="currency" office:currency="TRY" office:value="1916.87468250049" calcext:value-type="currency">
            <text:p>₺1.916,87</text:p>
          </table:table-cell>
          <table:table-cell table:style-name="ce159" table:formula="of:=[.Q26]+[.O27]" office:value-type="currency" office:currency="USD" office:value="98111.0947126517" calcext:value-type="currency">
            <text:p>$98,111.09</text:p>
          </table:table-cell>
          <table:table-cell table:style-name="ce161"/>
          <table:table-cell office:value-type="float" office:value="6.56" calcext:value-type="float">
            <text:p>6,56</text:p>
          </table:table-cell>
          <table:table-cell table:number-columns-repeated="1005"/>
        </table:table-row>
        <table:table-row table:style-name="ro6">
          <table:table-cell table:style-name="ce163"/>
          <table:table-cell table:style-name="ce164" office:value-type="string" calcext:value-type="string">
            <text:p>Yıllık Toplam 2020</text:p>
          </table:table-cell>
          <table:table-cell table:style-name="ce164"/>
          <table:table-cell table:style-name="ce165" table:formula="of:=SUM([.D18:.D27])" office:value-type="float" office:value="83624" calcext:value-type="float">
            <text:p>83624</text:p>
          </table:table-cell>
          <table:table-cell table:style-name="ce166" table:formula="of:=SUM([.E18:.E27])" office:value-type="currency" office:currency="TRY" office:value="-12396.294" calcext:value-type="currency">
            <text:p>-₺12.396,29</text:p>
          </table:table-cell>
          <table:table-cell table:style-name="ce172"/>
          <table:table-cell table:style-name="ce168"/>
          <table:table-cell table:style-name="ce166" table:formula="of:=SUM([.H18:.H27])" office:value-type="currency" office:currency="TRY" office:value="-9573.197095773" calcext:value-type="currency">
            <text:p>-₺9.573,20</text:p>
          </table:table-cell>
          <table:table-cell table:style-name="ce169" table:formula="of:=SUM([.I18:.I27])" office:value-type="currency" office:currency="USD" office:value="-2002.8179459187" calcext:value-type="currency">
            <text:p>-$2,003</text:p>
          </table:table-cell>
          <table:table-cell table:style-name="ce170"/>
          <table:table-cell table:style-name="ce178"/>
          <table:table-cell table:style-name="ce170"/>
          <table:table-cell table:style-name="ce168"/>
          <table:table-cell table:style-name="ce166" table:formula="of:=SUM([.N18:.N27])" office:value-type="currency" office:currency="TRY" office:value="-2823.09690422699" calcext:value-type="currency">
            <text:p>-₺2.823,10</text:p>
          </table:table-cell>
          <table:table-cell table:style-name="ce169" table:formula="of:=SUM([.O18:.O27])" office:value-type="currency" office:currency="USD" office:value="-582.511305851348" calcext:value-type="currency">
            <text:p>-$583</text:p>
          </table:table-cell>
          <table:table-cell table:style-name="ce179"/>
          <table:table-cell table:style-name="ce174"/>
          <table:table-cell table:style-name="ce175"/>
          <table:table-cell table:style-name="ce174"/>
          <table:table-cell table:number-columns-repeated="1005"/>
        </table:table-row>
        <table:table-row table:style-name="ro6">
          <table:table-cell table:style-name="ce126"/>
          <table:table-cell table:style-name="ce176"/>
          <table:table-cell table:style-name="ce180" office:value-type="string" calcext:value-type="string">
            <text:p>Toplam – Net 2018-20</text:p>
          </table:table-cell>
          <table:table-cell table:style-name="ce126" table:formula="of:=[.D28]+[.D16]" office:value-type="float" office:value="143269" calcext:value-type="float">
            <text:p>143269</text:p>
          </table:table-cell>
          <table:table-cell table:style-name="ce126" table:formula="of:=[.E28]+[.E16]" office:value-type="float" office:value="9599.466" calcext:value-type="float">
            <text:p>9599,466</text:p>
          </table:table-cell>
          <table:table-cell table:style-name="ce155"/>
          <table:table-cell table:style-name="ce158"/>
          <table:table-cell table:number-columns-repeated="5"/>
          <table:table-cell table:style-name="ce158"/>
          <table:table-cell table:number-columns-repeated="4"/>
          <table:table-cell table:style-name="ce155"/>
          <table:table-cell table:number-columns-repeated="1006"/>
        </table:table-row>
        <table:table-row table:style-name="ro6">
          <table:table-cell table:style-name="ce126" office:value-type="float" office:value="2021" calcext:value-type="float">
            <text:p>2021</text:p>
          </table:table-cell>
          <table:table-cell table:style-name="ce176" table:number-columns-repeated="2"/>
          <table:table-cell table:style-name="ce126"/>
          <table:table-cell/>
          <table:table-cell table:style-name="ce155"/>
          <table:table-cell table:style-name="ce158"/>
          <table:table-cell table:number-columns-repeated="5"/>
          <table:table-cell table:style-name="ce158"/>
          <table:table-cell table:number-columns-repeated="4"/>
          <table:table-cell table:style-name="ce155"/>
          <table:table-cell table:number-columns-repeated="1006"/>
        </table:table-row>
        <table:table-row table:style-name="ro6">
          <table:table-cell office:value-type="string" calcext:value-type="string">
            <text:p>SnyA104-21</text:p>
          </table:table-cell>
          <table:table-cell office:value-type="date" office:date-value="2021-04-30" calcext:value-type="date">
            <text:p>Nis.21</text:p>
          </table:table-cell>
          <table:table-cell office:value-type="string" calcext:value-type="string">
            <text:p>ali</text:p>
          </table:table-cell>
          <table:table-cell office:value-type="float" office:value="6800" calcext:value-type="float">
            <text:p>6800</text:p>
          </table:table-cell>
          <table:table-cell table:style-name="ce157" table:formula="of:=['02-11-GLR'.G39]" office:value-type="currency" office:currency="TRY" office:value="6800" calcext:value-type="currency">
            <text:p>₺6.800,00</text:p>
          </table:table-cell>
          <table:table-cell table:style-name="ce161"/>
          <table:table-cell table:style-name="ce158" table:formula="of:=[.K31]/[.$E$5]" office:value-type="percentage" office:value="0.781572089907303" calcext:value-type="percentage">
            <text:p>%78,16</text:p>
          </table:table-cell>
          <table:table-cell table:style-name="ce120" table:formula="of:=[.G27]*[.E31]" office:value-type="currency" office:currency="TRY" office:value="5317.43234656437" calcext:value-type="currency">
            <text:p>₺5.317,43</text:p>
          </table:table-cell>
          <table:table-cell table:style-name="ce124" table:formula="of:=[.H31]/[.S31]" office:value-type="currency" office:currency="USD" office:value="650.84851243138" calcext:value-type="currency">
            <text:p>$651</text:p>
          </table:table-cell>
          <table:table-cell table:style-name="ce120" table:formula="of:=[.J27]+[.H31]" office:value-type="currency" office:currency="TRY" office:value="13000.0236640639" calcext:value-type="currency">
            <text:p>₺13.000,02</text:p>
          </table:table-cell>
          <table:table-cell table:formula="of:=[.K27]-[.O31]" office:value-type="currency" office:currency="USD" office:value="351707.440458286" calcext:value-type="currency">
            <text:p>$351,707.44</text:p>
          </table:table-cell>
          <table:table-cell/>
          <table:table-cell table:style-name="ce158" table:formula="of:=[.Q31]/[.$E$5]" office:value-type="percentage" office:value="0.218427910092697" calcext:value-type="percentage">
            <text:p>%21,84</text:p>
          </table:table-cell>
          <table:table-cell table:style-name="ce120" table:formula="of:=[.M27]*[.E31]" office:value-type="currency" office:currency="TRY" office:value="1482.56765343563" calcext:value-type="currency">
            <text:p>₺1.482,57</text:p>
          </table:table-cell>
          <table:table-cell table:formula="of:=[.N31]/[.S31]" office:value-type="currency" office:currency="USD" office:value="181.464829061888" calcext:value-type="currency">
            <text:p>$181</text:p>
          </table:table-cell>
          <table:table-cell table:style-name="ce120" table:formula="of:=[.P27]+[.N31]" office:value-type="currency" office:currency="TRY" office:value="3399.44233593612" calcext:value-type="currency">
            <text:p>₺3.399,44</text:p>
          </table:table-cell>
          <table:table-cell table:style-name="ce159" table:formula="of:=[.Q27]+[.O31]" office:value-type="currency" office:currency="USD" office:value="98292.5595417136" calcext:value-type="currency">
            <text:p>$98,292.56</text:p>
          </table:table-cell>
          <table:table-cell table:style-name="ce161"/>
          <table:table-cell office:value-type="float" office:value="8.17" calcext:value-type="float">
            <text:p>8,17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SnyC301-21</text:p>
          </table:table-cell>
          <table:table-cell office:value-type="date" office:date-value="2021-03-30" calcext:value-type="date">
            <text:p>Mar.21</text:p>
          </table:table-cell>
          <table:table-cell table:number-columns-repeated="2"/>
          <table:table-cell table:style-name="ce157" table:formula="of:=['02-11-GLR'.G36]+['02-11-GLR'.G37]" office:value-type="currency" office:currency="TRY" office:value="12000" calcext:value-type="currency">
            <text:p>₺12.000,00</text:p>
          </table:table-cell>
          <table:table-cell table:style-name="ce161"/>
          <table:table-cell table:style-name="ce158" table:formula="of:=[.K32]/[.$E$5]" office:value-type="percentage" office:value="0.780853872364869" calcext:value-type="percentage">
            <text:p>%78,09</text:p>
          </table:table-cell>
          <table:table-cell table:style-name="ce120" table:formula="of:=[.G31]*[.E32]" office:value-type="currency" office:currency="TRY" office:value="9378.86507888764" calcext:value-type="currency">
            <text:p>₺9.378,87</text:p>
          </table:table-cell>
          <table:table-cell table:style-name="ce124" table:formula="of:=[.H32]/[.S32]" office:value-type="currency" office:currency="USD" office:value="1156.45685313041" calcext:value-type="currency">
            <text:p>$1,156</text:p>
          </table:table-cell>
          <table:table-cell table:style-name="ce120" table:formula="of:=[.J31]+[.H32]" office:value-type="currency" office:currency="TRY" office:value="22378.8887429515" calcext:value-type="currency">
            <text:p>₺22.378,89</text:p>
          </table:table-cell>
          <table:table-cell table:formula="of:=[.K31]-[.O32]" office:value-type="currency" office:currency="USD" office:value="351384.242564191" calcext:value-type="currency">
            <text:p>$351,384.24</text:p>
          </table:table-cell>
          <table:table-cell/>
          <table:table-cell table:style-name="ce158" table:formula="of:=[.Q32]/[.$E$5]" office:value-type="percentage" office:value="0.219146127635131" calcext:value-type="percentage">
            <text:p>%21,91</text:p>
          </table:table-cell>
          <table:table-cell table:style-name="ce120" table:formula="of:=[.M31]*[.E32]" office:value-type="currency" office:currency="TRY" office:value="2621.13492111236" calcext:value-type="currency">
            <text:p>₺2.621,13</text:p>
          </table:table-cell>
          <table:table-cell table:formula="of:=[.N32]/[.S32]" office:value-type="currency" office:currency="USD" office:value="323.197894095236" calcext:value-type="currency">
            <text:p>$323</text:p>
          </table:table-cell>
          <table:table-cell table:style-name="ce120" table:formula="of:=[.P31]+[.N32]" office:value-type="currency" office:currency="TRY" office:value="6020.57725704848" calcext:value-type="currency">
            <text:p>₺6.020,58</text:p>
          </table:table-cell>
          <table:table-cell table:style-name="ce159" table:formula="of:=[.Q31]+[.O32]" office:value-type="currency" office:currency="USD" office:value="98615.7574358088" calcext:value-type="currency">
            <text:p>$98,615.76</text:p>
          </table:table-cell>
          <table:table-cell table:style-name="ce161"/>
          <table:table-cell office:value-type="float" office:value="8.11" calcext:value-type="float">
            <text:p>8,11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SnyA105-21</text:p>
          </table:table-cell>
          <table:table-cell office:value-type="date" office:date-value="2021-09-18" calcext:value-type="date">
            <text:p>Eyl.21</text:p>
          </table:table-cell>
          <table:table-cell office:value-type="string" calcext:value-type="string">
            <text:p>fehmi</text:p>
          </table:table-cell>
          <table:table-cell office:value-type="float" office:value="24000" calcext:value-type="float">
            <text:p>24000</text:p>
          </table:table-cell>
          <table:table-cell table:style-name="ce157" table:formula="of:=['02-11-GLR'.G41]" office:value-type="currency" office:currency="TRY" office:value="24000" calcext:value-type="currency">
            <text:p>₺24.000,00</text:p>
          </table:table-cell>
          <table:table-cell table:style-name="ce161"/>
          <table:table-cell table:style-name="ce158" table:formula="of:=[.K33]/[.$E$5]" office:value-type="percentage" office:value="0.779488475931005" calcext:value-type="percentage">
            <text:p>%77,95</text:p>
          </table:table-cell>
          <table:table-cell table:style-name="ce120" table:formula="of:=[.G32]*[.E33]" office:value-type="currency" office:currency="TRY" office:value="18740.4929367569" calcext:value-type="currency">
            <text:p>₺18.740,49</text:p>
          </table:table-cell>
          <table:table-cell table:style-name="ce124" table:formula="of:=[.H33]/[.S33]" office:value-type="currency" office:currency="USD" office:value="2189.30992251832" calcext:value-type="currency">
            <text:p>$2,189</text:p>
          </table:table-cell>
          <table:table-cell table:style-name="ce120" table:formula="of:=[.J32]+[.H33]" office:value-type="currency" office:currency="TRY" office:value="41119.3816797084" calcext:value-type="currency">
            <text:p>₺41.119,38</text:p>
          </table:table-cell>
          <table:table-cell table:formula="of:=[.K32]-[.O33]" office:value-type="currency" office:currency="USD" office:value="350769.814168952" calcext:value-type="currency">
            <text:p>$350,769.81</text:p>
          </table:table-cell>
          <table:table-cell/>
          <table:table-cell table:style-name="ce158" table:formula="of:=[.Q33]/[.$E$5]" office:value-type="percentage" office:value="0.220511524068994" calcext:value-type="percentage">
            <text:p>%22,05</text:p>
          </table:table-cell>
          <table:table-cell table:style-name="ce120" table:formula="of:=[.M32]*[.E33]" office:value-type="currency" office:currency="TRY" office:value="5259.50706324314" calcext:value-type="currency">
            <text:p>₺5.259,51</text:p>
          </table:table-cell>
          <table:table-cell table:formula="of:=[.N33]/[.S33]" office:value-type="currency" office:currency="USD" office:value="614.428395238684" calcext:value-type="currency">
            <text:p>$614</text:p>
          </table:table-cell>
          <table:table-cell table:style-name="ce120" table:formula="of:=[.P32]+[.N33]" office:value-type="currency" office:currency="TRY" office:value="11280.0843202916" calcext:value-type="currency">
            <text:p>₺11.280,08</text:p>
          </table:table-cell>
          <table:table-cell table:style-name="ce159" table:formula="of:=[.Q32]+[.O33]" office:value-type="currency" office:currency="USD" office:value="99230.1858310475" calcext:value-type="currency">
            <text:p>$99,230.19</text:p>
          </table:table-cell>
          <table:table-cell table:style-name="ce161"/>
          <table:table-cell office:value-type="float" office:value="8.56" calcext:value-type="float">
            <text:p>8,56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SnyB201-21</text:p>
          </table:table-cell>
          <table:table-cell office:value-type="date" office:date-value="2021-06-05" calcext:value-type="date">
            <text:p>Haz.21</text:p>
          </table:table-cell>
          <table:table-cell table:number-columns-repeated="2"/>
          <table:table-cell table:style-name="ce157" table:formula="of:=['02-11-GLR'.G42]+['02-11-GLR'.G43]+['02-11-GLR'.G44]" office:value-type="currency" office:currency="TRY" office:value="7500" calcext:value-type="currency">
            <text:p>₺7.500,00</text:p>
          </table:table-cell>
          <table:table-cell table:style-name="ce161"/>
          <table:table-cell table:style-name="ce158" table:formula="of:=[.K34]/[.$E$5]" office:value-type="percentage" office:value="0.779062119542628" calcext:value-type="percentage">
            <text:p>%77,91</text:p>
          </table:table-cell>
          <table:table-cell table:style-name="ce120" table:formula="of:=[.G33]*[.E34]" office:value-type="currency" office:currency="TRY" office:value="5846.16356948254" calcext:value-type="currency">
            <text:p>₺5.846,16</text:p>
          </table:table-cell>
          <table:table-cell table:style-name="ce124" table:formula="of:=[.H34]/[.S34]" office:value-type="currency" office:currency="USD" office:value="678.209230798439" calcext:value-type="currency">
            <text:p>$678</text:p>
          </table:table-cell>
          <table:table-cell table:style-name="ce120" table:formula="of:=[.J33]+[.H34]" office:value-type="currency" office:currency="TRY" office:value="46965.5452491909" calcext:value-type="currency">
            <text:p>₺46.965,55</text:p>
          </table:table-cell>
          <table:table-cell table:formula="of:=[.K33]-[.O34]" office:value-type="currency" office:currency="USD" office:value="350577.953794182" calcext:value-type="currency">
            <text:p>$350,577.95</text:p>
          </table:table-cell>
          <table:table-cell/>
          <table:table-cell table:style-name="ce158" table:formula="of:=[.Q34]/[.$E$5]" office:value-type="percentage" office:value="0.220937880457372" calcext:value-type="percentage">
            <text:p>%22,09</text:p>
          </table:table-cell>
          <table:table-cell table:style-name="ce120" table:formula="of:=[.M33]*[.E34]" office:value-type="currency" office:currency="TRY" office:value="1653.83643051746" calcext:value-type="currency">
            <text:p>₺1.653,84</text:p>
          </table:table-cell>
          <table:table-cell table:formula="of:=[.N34]/[.S34]" office:value-type="currency" office:currency="USD" office:value="191.860374770007" calcext:value-type="currency">
            <text:p>$192</text:p>
          </table:table-cell>
          <table:table-cell table:style-name="ce120" table:formula="of:=[.P33]+[.N34]" office:value-type="currency" office:currency="TRY" office:value="12933.9207508091" calcext:value-type="currency">
            <text:p>₺12.933,92</text:p>
          </table:table-cell>
          <table:table-cell table:style-name="ce159" table:formula="of:=[.Q33]+[.O34]" office:value-type="currency" office:currency="USD" office:value="99422.0462058175" calcext:value-type="currency">
            <text:p>$99,422.05</text:p>
          </table:table-cell>
          <table:table-cell table:style-name="ce161"/>
          <table:table-cell office:value-type="float" office:value="8.62" calcext:value-type="float">
            <text:p>8,62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SnyB202-21</text:p>
          </table:table-cell>
          <table:table-cell office:value-type="date" office:date-value="2021-08-30" calcext:value-type="date">
            <text:p>Ağu.21</text:p>
          </table:table-cell>
          <table:table-cell office:value-type="string" calcext:value-type="string">
            <text:p>mesut</text:p>
          </table:table-cell>
          <table:table-cell office:value-type="float" office:value="28800" calcext:value-type="float">
            <text:p>28800</text:p>
          </table:table-cell>
          <table:table-cell table:style-name="ce157" table:formula="of:=['02-11-GLR'.G46]" office:value-type="currency" office:currency="TRY" office:value="28800" calcext:value-type="currency">
            <text:p>₺28.800,00</text:p>
          </table:table-cell>
          <table:table-cell table:style-name="ce161"/>
          <table:table-cell table:style-name="ce158" table:formula="of:=[.K35]/[.$E$5]" office:value-type="percentage" office:value="0.777372749847374" calcext:value-type="percentage">
            <text:p>%77,74</text:p>
          </table:table-cell>
          <table:table-cell table:style-name="ce120" table:formula="of:=[.G34]*[.E35]" office:value-type="currency" office:currency="TRY" office:value="22436.9890428277" calcext:value-type="currency">
            <text:p>₺22.436,99</text:p>
          </table:table-cell>
          <table:table-cell table:style-name="ce124" table:formula="of:=[.H35]/[.S35]" office:value-type="currency" office:currency="USD" office:value="2680.64385218969" calcext:value-type="currency">
            <text:p>$2,681</text:p>
          </table:table-cell>
          <table:table-cell table:style-name="ce120" table:formula="of:=[.J34]+[.H35]" office:value-type="currency" office:currency="TRY" office:value="69402.5342920186" calcext:value-type="currency">
            <text:p>₺69.402,53</text:p>
          </table:table-cell>
          <table:table-cell table:formula="of:=[.K34]-[.O35]" office:value-type="currency" office:currency="USD" office:value="349817.737431318" calcext:value-type="currency">
            <text:p>$349,817.74</text:p>
          </table:table-cell>
          <table:table-cell/>
          <table:table-cell table:style-name="ce158" table:formula="of:=[.Q35]/[.$E$5]" office:value-type="percentage" office:value="0.222627250152626" calcext:value-type="percentage">
            <text:p>%22,26</text:p>
          </table:table-cell>
          <table:table-cell table:style-name="ce120" table:formula="of:=[.M34]*[.E35]" office:value-type="currency" office:currency="TRY" office:value="6363.01095717232" calcext:value-type="currency">
            <text:p>₺6.363,01</text:p>
          </table:table-cell>
          <table:table-cell table:formula="of:=[.N35]/[.S35]" office:value-type="currency" office:currency="USD" office:value="760.216362864076" calcext:value-type="currency">
            <text:p>$760</text:p>
          </table:table-cell>
          <table:table-cell table:style-name="ce120" table:formula="of:=[.P34]+[.N35]" office:value-type="currency" office:currency="TRY" office:value="19296.9317079814" calcext:value-type="currency">
            <text:p>₺19.296,93</text:p>
          </table:table-cell>
          <table:table-cell table:style-name="ce159" table:formula="of:=[.Q34]+[.O35]" office:value-type="currency" office:currency="USD" office:value="100182.262568682" calcext:value-type="currency">
            <text:p>$100,182.26</text:p>
          </table:table-cell>
          <table:table-cell table:style-name="ce161"/>
          <table:table-cell office:value-type="float" office:value="8.37" calcext:value-type="float">
            <text:p>8,37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SnyC301-21</text:p>
          </table:table-cell>
          <table:table-cell office:value-type="date" office:date-value="2021-11-29" calcext:value-type="date">
            <text:p>Kas.21</text:p>
          </table:table-cell>
          <table:table-cell office:value-type="string" calcext:value-type="string">
            <text:p>hurdc</text:p>
          </table:table-cell>
          <table:table-cell office:value-type="float" office:value="43160" calcext:value-type="float">
            <text:p>43160</text:p>
          </table:table-cell>
          <table:table-cell table:style-name="ce157" table:formula="of:=['02-11-GLR'.G48]" office:value-type="currency" office:currency="TRY" office:value="43160" calcext:value-type="currency">
            <text:p>₺43.160,00</text:p>
          </table:table-cell>
          <table:table-cell table:style-name="ce161"/>
          <table:table-cell table:style-name="ce158" table:formula="of:=[.K36]/[.$E$5]" office:value-type="percentage" office:value="0.775603700392051" calcext:value-type="percentage">
            <text:p>%77,56</text:p>
          </table:table-cell>
          <table:table-cell table:style-name="ce120" table:formula="of:=[.G35]*[.E36]" office:value-type="currency" office:currency="TRY" office:value="33551.4078834127" calcext:value-type="currency">
            <text:p>₺33.551,41</text:p>
          </table:table-cell>
          <table:table-cell table:style-name="ce124" table:formula="of:=[.H36]/[.S36]" office:value-type="currency" office:currency="USD" office:value="2779.73553300851" calcext:value-type="currency">
            <text:p>$2,780</text:p>
          </table:table-cell>
          <table:table-cell table:style-name="ce120" table:formula="of:=[.J35]+[.H36]" office:value-type="currency" office:currency="TRY" office:value="102953.942175431" calcext:value-type="currency">
            <text:p>₺102.953,94</text:p>
          </table:table-cell>
          <table:table-cell table:formula="of:=[.K35]-[.O36]" office:value-type="currency" office:currency="USD" office:value="349021.665176423" calcext:value-type="currency">
            <text:p>$349,021.67</text:p>
          </table:table-cell>
          <table:table-cell/>
          <table:table-cell table:style-name="ce158" table:formula="of:=[.Q36]/[.$E$5]" office:value-type="percentage" office:value="0.224396299607949" calcext:value-type="percentage">
            <text:p>%22,44</text:p>
          </table:table-cell>
          <table:table-cell table:style-name="ce120" table:formula="of:=[.M35]*[.E36]" office:value-type="currency" office:currency="TRY" office:value="9608.59211658732" calcext:value-type="currency">
            <text:p>₺9.608,59</text:p>
          </table:table-cell>
          <table:table-cell table:formula="of:=[.N36]/[.S36]" office:value-type="currency" office:currency="USD" office:value="796.072254895387" calcext:value-type="currency">
            <text:p>$796</text:p>
          </table:table-cell>
          <table:table-cell table:style-name="ce120" table:formula="of:=[.P35]+[.N36]" office:value-type="currency" office:currency="TRY" office:value="28905.5238245687" calcext:value-type="currency">
            <text:p>₺28.905,52</text:p>
          </table:table-cell>
          <table:table-cell table:style-name="ce159" table:formula="of:=[.Q35]+[.O36]" office:value-type="currency" office:currency="USD" office:value="100978.334823577" calcext:value-type="currency">
            <text:p>$100,978.33</text:p>
          </table:table-cell>
          <table:table-cell table:style-name="ce161"/>
          <table:table-cell office:value-type="float" office:value="12.07" calcext:value-type="float">
            <text:p>12,07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SnyE501-21</text:p>
          </table:table-cell>
          <table:table-cell office:value-type="date" office:date-value="2021-08-05" calcext:value-type="date">
            <text:p>Ağu.21</text:p>
          </table:table-cell>
          <table:table-cell office:value-type="string" calcext:value-type="string">
            <text:p>emre</text:p>
          </table:table-cell>
          <table:table-cell office:value-type="float" office:value="30000" calcext:value-type="float">
            <text:p>30000</text:p>
          </table:table-cell>
          <table:table-cell table:style-name="ce157" table:formula="of:=['02-11-GLR'.G50]" office:value-type="currency" office:currency="TRY" office:value="30000" calcext:value-type="currency">
            <text:p>₺30.000,00</text:p>
          </table:table-cell>
          <table:table-cell table:style-name="ce161"/>
          <table:table-cell table:style-name="ce158" table:formula="of:=[.K37]/[.$E$5]" office:value-type="percentage" office:value="0.77382489500475" calcext:value-type="percentage">
            <text:p>%77,38</text:p>
          </table:table-cell>
          <table:table-cell table:style-name="ce120" table:formula="of:=[.G36]*[.E37]" office:value-type="currency" office:currency="TRY" office:value="23268.1110117615" calcext:value-type="currency">
            <text:p>₺23.268,11</text:p>
          </table:table-cell>
          <table:table-cell table:style-name="ce124" table:formula="of:=[.H37]/[.S37]" office:value-type="currency" office:currency="USD" office:value="2766.71950199305" calcext:value-type="currency">
            <text:p>$2,767</text:p>
          </table:table-cell>
          <table:table-cell table:style-name="ce120" table:formula="of:=[.J36]+[.H37]" office:value-type="currency" office:currency="TRY" office:value="126222.053187193" calcext:value-type="currency">
            <text:p>₺126.222,05</text:p>
          </table:table-cell>
          <table:table-cell table:formula="of:=[.K36]-[.O37]" office:value-type="currency" office:currency="USD" office:value="348221.202752138" calcext:value-type="currency">
            <text:p>$348,221.20</text:p>
          </table:table-cell>
          <table:table-cell/>
          <table:table-cell table:style-name="ce158" table:formula="of:=[.Q37]/[.$E$5]" office:value-type="percentage" office:value="0.226175104995249" calcext:value-type="percentage">
            <text:p>%22,62</text:p>
          </table:table-cell>
          <table:table-cell table:style-name="ce120" table:formula="of:=[.M36]*[.E37]" office:value-type="currency" office:currency="TRY" office:value="6731.88898823846" calcext:value-type="currency">
            <text:p>₺6.731,89</text:p>
          </table:table-cell>
          <table:table-cell table:formula="of:=[.N37]/[.S37]" office:value-type="currency" office:currency="USD" office:value="800.462424285192" calcext:value-type="currency">
            <text:p>$800</text:p>
          </table:table-cell>
          <table:table-cell table:style-name="ce120" table:formula="of:=[.P36]+[.N37]" office:value-type="currency" office:currency="TRY" office:value="35637.4128128072" calcext:value-type="currency">
            <text:p>₺35.637,41</text:p>
          </table:table-cell>
          <table:table-cell table:style-name="ce159" table:formula="of:=[.Q36]+[.O37]" office:value-type="currency" office:currency="USD" office:value="101778.797247862" calcext:value-type="currency">
            <text:p>$101,778.80</text:p>
          </table:table-cell>
          <table:table-cell table:style-name="ce161"/>
          <table:table-cell office:value-type="float" office:value="8.41" calcext:value-type="float">
            <text:p>8,41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SnyE501-21</text:p>
          </table:table-cell>
          <table:table-cell office:value-type="date" office:date-value="2021-08-15" calcext:value-type="date">
            <text:p>Ağu.21</text:p>
          </table:table-cell>
          <table:table-cell table:style-name="ce162"/>
          <table:table-cell/>
          <table:table-cell table:style-name="ce157" table:formula="of:=['02-12-GDR'.F116]" office:value-type="currency" office:currency="TRY" office:value="-15585" calcext:value-type="currency">
            <text:p>-₺15.585,00</text:p>
          </table:table-cell>
          <table:table-cell table:style-name="ce161"/>
          <table:table-cell table:style-name="ce158" table:formula="of:=[.K38]/[.$E$5]" office:value-type="percentage" office:value="0.774743206587752" calcext:value-type="percentage">
            <text:p>%77,47</text:p>
          </table:table-cell>
          <table:table-cell table:style-name="ce120" table:formula="of:=[.G37]*[.E38]" office:value-type="currency" office:currency="TRY" office:value="-12060.060988649" calcext:value-type="currency">
            <text:p>-₺12.060,06</text:p>
          </table:table-cell>
          <table:table-cell table:style-name="ce124" table:formula="of:=[.H38]/[.S38]" office:value-type="currency" office:currency="USD" office:value="-1413.8406786224" calcext:value-type="currency">
            <text:p>-$1,414</text:p>
          </table:table-cell>
          <table:table-cell table:style-name="ce120" table:formula="of:=[.J37]+[.H38]" office:value-type="currency" office:currency="TRY" office:value="114161.992198544" calcext:value-type="currency">
            <text:p>₺114.161,99</text:p>
          </table:table-cell>
          <table:table-cell table:formula="of:=[.K37]-[.O38]" office:value-type="currency" office:currency="USD" office:value="348634.442964488" calcext:value-type="currency">
            <text:p>$348,634.44</text:p>
          </table:table-cell>
          <table:table-cell/>
          <table:table-cell table:style-name="ce158" table:formula="of:=[.Q38]/[.$E$5]" office:value-type="percentage" office:value="0.225256793412248" calcext:value-type="percentage">
            <text:p>%22,53</text:p>
          </table:table-cell>
          <table:table-cell table:style-name="ce120" table:formula="of:=[.M37]*[.E38]" office:value-type="currency" office:currency="TRY" office:value="-3524.93901135096" calcext:value-type="currency">
            <text:p>-₺3.524,94</text:p>
          </table:table-cell>
          <table:table-cell table:formula="of:=[.N38]/[.S38]" office:value-type="currency" office:currency="USD" office:value="-413.24021235064" calcext:value-type="currency">
            <text:p>-$413</text:p>
          </table:table-cell>
          <table:table-cell table:style-name="ce120" table:formula="of:=[.P37]+[.N38]" office:value-type="currency" office:currency="TRY" office:value="32112.4738014562" calcext:value-type="currency">
            <text:p>₺32.112,47</text:p>
          </table:table-cell>
          <table:table-cell table:style-name="ce159" table:formula="of:=[.Q37]+[.O38]" office:value-type="currency" office:currency="USD" office:value="101365.557035511" calcext:value-type="currency">
            <text:p>$101,365.56</text:p>
          </table:table-cell>
          <table:table-cell table:style-name="ce161"/>
          <table:table-cell office:value-type="float" office:value="8.53" calcext:value-type="float">
            <text:p>8,53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SnyF601-21</text:p>
          </table:table-cell>
          <table:table-cell office:value-type="date" office:date-value="2021-08-15" calcext:value-type="date">
            <text:p>Ağu.21</text:p>
          </table:table-cell>
          <table:table-cell table:style-name="ce162"/>
          <table:table-cell/>
          <table:table-cell table:style-name="ce157" table:formula="of:=['02-12-GDR'.F127]" office:value-type="currency" office:currency="TRY" office:value="-12305" calcext:value-type="currency">
            <text:p>-₺12.305,00</text:p>
          </table:table-cell>
          <table:table-cell table:style-name="ce161"/>
          <table:table-cell table:style-name="ce158" table:formula="of:=[.K39]/[.$E$5]" office:value-type="percentage" office:value="0.775465307627986" calcext:value-type="percentage">
            <text:p>%77,55</text:p>
          </table:table-cell>
          <table:table-cell table:style-name="ce120" table:formula="of:=[.G38]*[.E39]" office:value-type="currency" office:currency="TRY" office:value="-9533.21515706229" calcext:value-type="currency">
            <text:p>-₺9.533,22</text:p>
          </table:table-cell>
          <table:table-cell table:style-name="ce124" table:formula="of:=[.H39]/[.S39]" office:value-type="currency" office:currency="USD" office:value="-1117.61021770953" calcext:value-type="currency">
            <text:p>-$1,118</text:p>
          </table:table-cell>
          <table:table-cell table:style-name="ce120" table:formula="of:=[.J38]+[.H39]" office:value-type="currency" office:currency="TRY" office:value="104628.777041481" calcext:value-type="currency">
            <text:p>₺104.628,78</text:p>
          </table:table-cell>
          <table:table-cell table:formula="of:=[.K38]-[.O39]" office:value-type="currency" office:currency="USD" office:value="348959.388432594" calcext:value-type="currency">
            <text:p>$348,959.39</text:p>
          </table:table-cell>
          <table:table-cell/>
          <table:table-cell table:style-name="ce158" table:formula="of:=[.Q39]/[.$E$5]" office:value-type="percentage" office:value="0.224534692372014" calcext:value-type="percentage">
            <text:p>%22,45</text:p>
          </table:table-cell>
          <table:table-cell table:style-name="ce120" table:formula="of:=[.M38]*[.E39]" office:value-type="currency" office:currency="TRY" office:value="-2771.78484293771" calcext:value-type="currency">
            <text:p>-₺2.771,78</text:p>
          </table:table-cell>
          <table:table-cell table:formula="of:=[.N39]/[.S39]" office:value-type="currency" office:currency="USD" office:value="-324.945468105241" calcext:value-type="currency">
            <text:p>-$325</text:p>
          </table:table-cell>
          <table:table-cell table:style-name="ce120" table:formula="of:=[.P38]+[.N39]" office:value-type="currency" office:currency="TRY" office:value="29340.6889585185" calcext:value-type="currency">
            <text:p>₺29.340,69</text:p>
          </table:table-cell>
          <table:table-cell table:style-name="ce159" table:formula="of:=[.Q38]+[.O39]" office:value-type="currency" office:currency="USD" office:value="101040.611567406" calcext:value-type="currency">
            <text:p>$101,040.61</text:p>
          </table:table-cell>
          <table:table-cell table:style-name="ce161"/>
          <table:table-cell office:value-type="float" office:value="8.53" calcext:value-type="float">
            <text:p>8,53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SnyH000-21</text:p>
          </table:table-cell>
          <table:table-cell office:value-type="date" office:date-value="2021-08-15" calcext:value-type="date">
            <text:p>Ağu.21</text:p>
          </table:table-cell>
          <table:table-cell table:style-name="ce162"/>
          <table:table-cell/>
          <table:table-cell table:style-name="ce157" table:formula="of:=['02-12-GDR'.F104]" office:value-type="currency" office:currency="TRY" office:value="-4179.31" calcext:value-type="currency">
            <text:p>-₺4.179,31</text:p>
          </table:table-cell>
          <table:table-cell table:style-name="ce161"/>
          <table:table-cell table:style-name="ce158" table:formula="of:=[.K40]/[.$E$5]" office:value-type="percentage" office:value="0.775709778146464" calcext:value-type="percentage">
            <text:p>%77,57</text:p>
          </table:table-cell>
          <table:table-cell table:style-name="ce120" table:formula="of:=[.G39]*[.E40]" office:value-type="currency" office:currency="TRY" office:value="-3240.90991482272" calcext:value-type="currency">
            <text:p>-₺3.240,91</text:p>
          </table:table-cell>
          <table:table-cell table:style-name="ce124" table:formula="of:=[.H40]/[.S40]" office:value-type="currency" office:currency="USD" office:value="-379.942545700201" calcext:value-type="currency">
            <text:p>-$380</text:p>
          </table:table-cell>
          <table:table-cell table:style-name="ce120" table:formula="of:=[.J39]+[.H40]" office:value-type="currency" office:currency="TRY" office:value="101387.867126659" calcext:value-type="currency">
            <text:p>₺101.387,87</text:p>
          </table:table-cell>
          <table:table-cell table:formula="of:=[.K39]-[.O40]" office:value-type="currency" office:currency="USD" office:value="349069.400165909" calcext:value-type="currency">
            <text:p>$349,069.40</text:p>
          </table:table-cell>
          <table:table-cell/>
          <table:table-cell table:style-name="ce158" table:formula="of:=[.Q40]/[.$E$5]" office:value-type="percentage" office:value="0.224290221853536" calcext:value-type="percentage">
            <text:p>%22,43</text:p>
          </table:table-cell>
          <table:table-cell table:style-name="ce120" table:formula="of:=[.M39]*[.E40]" office:value-type="currency" office:currency="TRY" office:value="-938.400085177281" calcext:value-type="currency">
            <text:p>-₺938,4</text:p>
          </table:table-cell>
          <table:table-cell table:formula="of:=[.N40]/[.S40]" office:value-type="currency" office:currency="USD" office:value="-110.011733315039" calcext:value-type="currency">
            <text:p>-$110</text:p>
          </table:table-cell>
          <table:table-cell table:style-name="ce120" table:formula="of:=[.P39]+[.N40]" office:value-type="currency" office:currency="TRY" office:value="28402.2888733412" calcext:value-type="currency">
            <text:p>₺28.402,29</text:p>
          </table:table-cell>
          <table:table-cell table:style-name="ce159" table:formula="of:=[.Q39]+[.O40]" office:value-type="currency" office:currency="USD" office:value="100930.599834091" calcext:value-type="currency">
            <text:p>$100,930.60</text:p>
          </table:table-cell>
          <table:table-cell table:style-name="ce161"/>
          <table:table-cell office:value-type="float" office:value="8.53" calcext:value-type="float">
            <text:p>8,53</text:p>
          </table:table-cell>
          <table:table-cell table:number-columns-repeated="1005"/>
        </table:table-row>
        <table:table-row table:style-name="ro6">
          <table:table-cell table:style-name="ce163"/>
          <table:table-cell table:style-name="ce164" office:value-type="string" calcext:value-type="string">
            <text:p>Yıllık Toplam 2021</text:p>
          </table:table-cell>
          <table:table-cell table:style-name="ce164"/>
          <table:table-cell table:style-name="ce165" table:formula="of:=SUM([.D31:.D40])" office:value-type="float" office:value="132760" calcext:value-type="float">
            <text:p>132760</text:p>
          </table:table-cell>
          <table:table-cell table:style-name="ce166" table:formula="of:=SUM([.E31:.E40])" office:value-type="currency" office:currency="TRY" office:value="120190.69" calcext:value-type="currency">
            <text:p>₺120.190,69</text:p>
          </table:table-cell>
          <table:table-cell table:style-name="ce167"/>
          <table:table-cell table:style-name="ce168"/>
          <table:table-cell table:style-name="ce166" table:formula="of:=SUM([.H31:.H40])" office:value-type="currency" office:currency="TRY" office:value="93705.2758091592" calcext:value-type="currency">
            <text:p>₺93.705,28</text:p>
          </table:table-cell>
          <table:table-cell table:style-name="ce169" table:formula="of:=SUM([.I31:.I40])" office:value-type="currency" office:currency="USD" office:value="9990.52996403767" calcext:value-type="currency">
            <text:p>$9,991</text:p>
          </table:table-cell>
          <table:table-cell table:style-name="ce182"/>
          <table:table-cell table:style-name="ce178"/>
          <table:table-cell table:style-name="ce170"/>
          <table:table-cell table:style-name="ce168"/>
          <table:table-cell table:style-name="ce166" table:formula="of:=SUM([.N31:.N40])" office:value-type="currency" office:currency="TRY" office:value="26485.4141908407" calcext:value-type="currency">
            <text:p>₺26.485,41</text:p>
          </table:table-cell>
          <table:table-cell table:style-name="ce169" table:formula="of:=SUM([.O31:.O40])" office:value-type="currency" office:currency="USD" office:value="2819.50512143955" calcext:value-type="currency">
            <text:p>$2,820</text:p>
          </table:table-cell>
          <table:table-cell table:style-name="ce179"/>
          <table:table-cell table:style-name="ce178"/>
          <table:table-cell table:style-name="ce175"/>
          <table:table-cell table:style-name="ce174"/>
          <table:table-cell table:number-columns-repeated="1005"/>
        </table:table-row>
        <table:table-row table:style-name="ro6">
          <table:table-cell table:number-columns-repeated="2"/>
          <table:table-cell table:style-name="ce180" office:value-type="string" calcext:value-type="string">
            <text:p>Toplam – Net 2018-21</text:p>
          </table:table-cell>
          <table:table-cell table:style-name="ce126" table:formula="of:=[.D41]+[.D29]" office:value-type="float" office:value="276029" calcext:value-type="float">
            <text:p>276029</text:p>
          </table:table-cell>
          <table:table-cell table:style-name="ce126" table:formula="of:=[.E41]+[.E29]" office:value-type="float" office:value="129790.156" calcext:value-type="float">
            <text:p>129790,156</text:p>
          </table:table-cell>
          <table:table-cell table:style-name="ce155"/>
          <table:table-cell table:style-name="ce158"/>
          <table:table-cell table:number-columns-repeated="5"/>
          <table:table-cell table:style-name="ce158"/>
          <table:table-cell table:number-columns-repeated="4"/>
          <table:table-cell table:style-name="ce155"/>
          <table:table-cell table:number-columns-repeated="1006"/>
        </table:table-row>
        <table:table-row table:style-name="ro6" table:number-rows-repeated="2">
          <table:table-cell table:number-columns-repeated="2"/>
          <table:table-cell table:style-name="ce180"/>
          <table:table-cell table:style-name="ce126" table:number-columns-repeated="2"/>
          <table:table-cell table:style-name="ce155"/>
          <table:table-cell table:style-name="ce158"/>
          <table:table-cell table:number-columns-repeated="5"/>
          <table:table-cell table:style-name="ce158"/>
          <table:table-cell table:number-columns-repeated="4"/>
          <table:table-cell table:style-name="ce155"/>
          <table:table-cell table:number-columns-repeated="1006"/>
        </table:table-row>
        <table:table-row table:style-name="ro6">
          <table:table-cell table:style-name="ce126" office:value-type="float" office:value="2022" calcext:value-type="float">
            <text:p>2022</text:p>
          </table:table-cell>
          <table:table-cell table:style-name="ce176" table:number-columns-repeated="2"/>
          <table:table-cell table:style-name="ce126"/>
          <table:table-cell table:style-name="ce157"/>
          <table:table-cell table:style-name="ce161"/>
          <table:table-cell table:style-name="ce158"/>
          <table:table-cell table:number-columns-repeated="5"/>
          <table:table-cell table:style-name="ce158"/>
          <table:table-cell table:number-columns-repeated="4"/>
          <table:table-cell table:style-name="ce155"/>
          <table:table-cell table:style-name="ce120"/>
          <table:table-cell table:number-columns-repeated="1005"/>
        </table:table-row>
        <table:table-row table:style-name="ro6">
          <table:table-cell office:value-type="string" calcext:value-type="string">
            <text:p>SnyF601-22</text:p>
          </table:table-cell>
          <table:table-cell office:value-type="date" office:date-value="2022-03-31" calcext:value-type="date">
            <text:p>Mar.22</text:p>
          </table:table-cell>
          <table:table-cell office:value-type="string" calcext:value-type="string">
            <text:p>merdal</text:p>
          </table:table-cell>
          <table:table-cell office:value-type="float" office:value="36000" calcext:value-type="float">
            <text:p>36000</text:p>
          </table:table-cell>
          <table:table-cell table:style-name="ce157" table:formula="of:=['02-11-GLR'.G61]+['02-11-GLR'.G62]+['02-11-GLR'.G63]" office:value-type="currency" office:currency="TRY" office:value="36000" calcext:value-type="currency">
            <text:p>₺36.000,00</text:p>
          </table:table-cell>
          <table:table-cell table:style-name="ce161"/>
          <table:table-cell table:style-name="ce158" table:formula="of:=[.K46]/[.$E$5]" office:value-type="percentage" office:value="0.774671998056916" calcext:value-type="percentage">
            <text:p>%77,47</text:p>
          </table:table-cell>
          <table:table-cell table:style-name="ce120" table:formula="of:=[.G40]*[.E46]" office:value-type="currency" office:currency="TRY" office:value="27925.5520132727" calcext:value-type="currency">
            <text:p>₺27.925,55</text:p>
          </table:table-cell>
          <table:table-cell table:style-name="ce124" table:formula="of:=[.H46]/[.S46]" office:value-type="currency" office:currency="USD" office:value="1615.12735762132" calcext:value-type="currency">
            <text:p>$1,615</text:p>
          </table:table-cell>
          <table:table-cell table:style-name="ce120" table:formula="of:=[.J40]+[.H46]" office:value-type="currency" office:currency="TRY" office:value="129313.419139931" calcext:value-type="currency">
            <text:p>₺129.313,42</text:p>
          </table:table-cell>
          <table:table-cell table:formula="of:=[.K40]-[.O46]" office:value-type="currency" office:currency="USD" office:value="348602.399125612" calcext:value-type="currency">
            <text:p>$348,602.40</text:p>
          </table:table-cell>
          <table:table-cell/>
          <table:table-cell table:style-name="ce158" table:formula="of:=[.Q46]/[.$E$5]" office:value-type="percentage" office:value="0.225328001943084" calcext:value-type="percentage">
            <text:p>%22,53</text:p>
          </table:table-cell>
          <table:table-cell table:style-name="ce120" table:formula="of:=[.M40]*[.E46]" office:value-type="currency" office:currency="TRY" office:value="8074.4479867273" calcext:value-type="currency">
            <text:p>₺8.074,45</text:p>
          </table:table-cell>
          <table:table-cell table:formula="of:=[.N46]/[.S46]" office:value-type="currency" office:currency="USD" office:value="467.001040296547" calcext:value-type="currency">
            <text:p>$467</text:p>
          </table:table-cell>
          <table:table-cell table:style-name="ce120" table:formula="of:=[.P40]+[.N46]" office:value-type="currency" office:currency="TRY" office:value="36476.7368600685" calcext:value-type="currency">
            <text:p>₺36.476,74</text:p>
          </table:table-cell>
          <table:table-cell table:style-name="ce159" table:formula="of:=[.Q40]+[.O46]" office:value-type="currency" office:currency="USD" office:value="101397.600874388" calcext:value-type="currency">
            <text:p>$101,397.60</text:p>
          </table:table-cell>
          <table:table-cell table:style-name="ce161"/>
          <table:table-cell office:value-type="float" office:value="17.29" calcext:value-type="float">
            <text:p>17,29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SnyE502-22</text:p>
          </table:table-cell>
          <table:table-cell office:value-type="date" office:date-value="2022-08-01" calcext:value-type="date">
            <text:p>Ağu.22</text:p>
          </table:table-cell>
          <table:table-cell office:value-type="string" calcext:value-type="string">
            <text:p>cihan</text:p>
          </table:table-cell>
          <table:table-cell office:value-type="float" office:value="45000" calcext:value-type="float">
            <text:p>45000</text:p>
          </table:table-cell>
          <table:table-cell table:style-name="ce157" table:formula="of:=['02-11-GLR'.G65]" office:value-type="currency" office:currency="TRY" office:value="20000" calcext:value-type="currency">
            <text:p>₺20.000,00</text:p>
          </table:table-cell>
          <table:table-cell table:style-name="ce161"/>
          <table:table-cell table:style-name="ce158" table:formula="of:=[.K47]/[.$E$5]" office:value-type="percentage" office:value="0.77410620269736" calcext:value-type="percentage">
            <text:p>%77,41</text:p>
          </table:table-cell>
          <table:table-cell table:style-name="ce120" table:formula="of:=[.G46]*[.E47]" office:value-type="currency" office:currency="TRY" office:value="15493.4399611383" calcext:value-type="currency">
            <text:p>₺15.493,44</text:p>
          </table:table-cell>
          <table:table-cell table:style-name="ce124" table:formula="of:=[.H47]/[.S47]" office:value-type="currency" office:currency="USD" office:value="895.574564227648" calcext:value-type="currency">
            <text:p>$896</text:p>
          </table:table-cell>
          <table:table-cell table:style-name="ce120" table:formula="of:=[.J46]+[.H47]" office:value-type="currency" office:currency="TRY" office:value="144806.85910107" calcext:value-type="currency">
            <text:p>₺144.806,86</text:p>
          </table:table-cell>
          <table:table-cell table:formula="of:=[.K46]-[.O47]" office:value-type="currency" office:currency="USD" office:value="348347.791213812" calcext:value-type="currency">
            <text:p>$348,347.79</text:p>
          </table:table-cell>
          <table:table-cell/>
          <table:table-cell table:style-name="ce158" table:formula="of:=[.Q47]/[.$E$5]" office:value-type="percentage" office:value="0.22589379730264" calcext:value-type="percentage">
            <text:p>%22,59</text:p>
          </table:table-cell>
          <table:table-cell table:style-name="ce120" table:formula="of:=[.M46]*[.E47]" office:value-type="currency" office:currency="TRY" office:value="4506.56003886168" calcext:value-type="currency">
            <text:p>₺4.506,56</text:p>
          </table:table-cell>
          <table:table-cell table:formula="of:=[.N47]/[.S67]" office:value-type="currency" office:currency="USD" office:value="254.607911800095" calcext:value-type="currency">
            <text:p>$255</text:p>
          </table:table-cell>
          <table:table-cell table:style-name="ce120" table:formula="of:=[.P46]+[.N47]" office:value-type="currency" office:currency="TRY" office:value="40983.2968989302" calcext:value-type="currency">
            <text:p>₺40.983,3</text:p>
          </table:table-cell>
          <table:table-cell table:style-name="ce159" table:formula="of:=[.Q46]+[.O47]" office:value-type="currency" office:currency="USD" office:value="101652.208786188" calcext:value-type="currency">
            <text:p>$101,652.21</text:p>
          </table:table-cell>
          <table:table-cell table:style-name="ce161"/>
          <table:table-cell office:value-type="float" office:value="17.3" calcext:value-type="float">
            <text:p>17,3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SnyE502-22</text:p>
          </table:table-cell>
          <table:table-cell office:value-type="date" office:date-value="2022-08-05" calcext:value-type="date">
            <text:p>Ağu.22</text:p>
          </table:table-cell>
          <table:table-cell table:number-columns-repeated="2"/>
          <table:table-cell table:style-name="ce157" table:formula="of:=['02-11-GLR'.G66]" office:value-type="currency" office:currency="TRY" office:value="25000" calcext:value-type="currency">
            <text:p>₺25.000,00</text:p>
          </table:table-cell>
          <table:table-cell table:style-name="ce161"/>
          <table:table-cell table:style-name="ce158" table:formula="of:=[.K48]/[.$E$5]" office:value-type="percentage" office:value="0.77343509813021" calcext:value-type="percentage">
            <text:p>%77,34</text:p>
          </table:table-cell>
          <table:table-cell table:style-name="ce120" table:formula="of:=[.G47]*[.E48]" office:value-type="currency" office:currency="TRY" office:value="19352.655067434" calcext:value-type="currency">
            <text:p>₺19.352,66</text:p>
          </table:table-cell>
          <table:table-cell table:style-name="ce124" table:formula="of:=[.H48]/[.S48]" office:value-type="currency" office:currency="USD" office:value="1034.90134050449" calcext:value-type="currency">
            <text:p>$1,035</text:p>
          </table:table-cell>
          <table:table-cell table:style-name="ce120" table:formula="of:=[.J47]+[.H48]" office:value-type="currency" office:currency="TRY" office:value="164159.514168504" calcext:value-type="currency">
            <text:p>₺164.159,51</text:p>
          </table:table-cell>
          <table:table-cell table:formula="of:=[.K47]-[.O48]" office:value-type="currency" office:currency="USD" office:value="348045.794158595" calcext:value-type="currency">
            <text:p>$348,045.79</text:p>
          </table:table-cell>
          <table:table-cell/>
          <table:table-cell table:style-name="ce158" table:formula="of:=[.Q48]/[.$E$5]" office:value-type="percentage" office:value="0.226564901869789" calcext:value-type="percentage">
            <text:p>%22,66</text:p>
          </table:table-cell>
          <table:table-cell table:style-name="ce120" table:formula="of:=[.M47]*[.E48]" office:value-type="currency" office:currency="TRY" office:value="5647.34493256599" calcext:value-type="currency">
            <text:p>₺5.647,34</text:p>
          </table:table-cell>
          <table:table-cell table:formula="of:=[.N48]/[.S48]" office:value-type="currency" office:currency="USD" office:value="301.997055217433" calcext:value-type="currency">
            <text:p>$302</text:p>
          </table:table-cell>
          <table:table-cell table:style-name="ce120" table:formula="of:=[.P47]+[.N48]" office:value-type="currency" office:currency="TRY" office:value="46630.6418314962" calcext:value-type="currency">
            <text:p>₺46.630,64</text:p>
          </table:table-cell>
          <table:table-cell table:style-name="ce159" table:formula="of:=[.Q47]+[.O48]" office:value-type="currency" office:currency="USD" office:value="101954.205841405" calcext:value-type="currency">
            <text:p>$101,954.21</text:p>
          </table:table-cell>
          <table:table-cell table:style-name="ce161"/>
          <table:table-cell office:value-type="float" office:value="18.7" calcext:value-type="float">
            <text:p>18,7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SnyH000-22</text:p>
          </table:table-cell>
          <table:table-cell office:value-type="date" office:date-value="2022-08-04" calcext:value-type="date">
            <text:p>Ağu.22</text:p>
          </table:table-cell>
          <table:table-cell table:style-name="ce162"/>
          <table:table-cell/>
          <table:table-cell table:style-name="ce157" table:formula="of:=['02-12-GDR'.F134]" office:value-type="currency" office:currency="TRY" office:value="-8594.06" calcext:value-type="currency">
            <text:p>-₺8.594,06</text:p>
          </table:table-cell>
          <table:table-cell table:style-name="ce161"/>
          <table:table-cell table:style-name="ce158" table:formula="of:=[.K49]/[.$E$5]" office:value-type="percentage" office:value="0.773675482372255" calcext:value-type="percentage">
            <text:p>%77,37</text:p>
          </table:table-cell>
          <table:table-cell table:style-name="ce120" table:formula="of:=[.G48]*[.E49]" office:value-type="currency" office:currency="TRY" office:value="-6646.94763943691" calcext:value-type="currency">
            <text:p>-₺6.646,95</text:p>
          </table:table-cell>
          <table:table-cell table:style-name="ce124" table:formula="of:=[.H49]/[.S49]" office:value-type="currency" office:currency="USD" office:value="-369.274868857606" calcext:value-type="currency">
            <text:p>-$369</text:p>
          </table:table-cell>
          <table:table-cell table:style-name="ce120" table:formula="of:=[.J48]+[.H49]" office:value-type="currency" office:currency="TRY" office:value="157512.566529067" calcext:value-type="currency">
            <text:p>₺157.512,57</text:p>
          </table:table-cell>
          <table:table-cell table:formula="of:=[.K48]-[.O49]" office:value-type="currency" office:currency="USD" office:value="348153.967067515" calcext:value-type="currency">
            <text:p>$348,153.97</text:p>
          </table:table-cell>
          <table:table-cell/>
          <table:table-cell table:style-name="ce158" table:formula="of:=[.Q49]/[.$E$5]" office:value-type="percentage" office:value="0.226324517627745" calcext:value-type="percentage">
            <text:p>%22,63</text:p>
          </table:table-cell>
          <table:table-cell table:style-name="ce120" table:formula="of:=[.M48]*[.E49]" office:value-type="currency" office:currency="TRY" office:value="-1947.11236056308" calcext:value-type="currency">
            <text:p>-₺1.947,11</text:p>
          </table:table-cell>
          <table:table-cell table:formula="of:=[.N49]/[.S49]" office:value-type="currency" office:currency="USD" office:value="-108.172908920171" calcext:value-type="currency">
            <text:p>-$108</text:p>
          </table:table-cell>
          <table:table-cell table:style-name="ce120" table:formula="of:=[.P48]+[.N49]" office:value-type="currency" office:currency="TRY" office:value="44683.5294709331" calcext:value-type="currency">
            <text:p>₺44.683,53</text:p>
          </table:table-cell>
          <table:table-cell table:style-name="ce159" table:formula="of:=[.Q48]+[.O49]" office:value-type="currency" office:currency="USD" office:value="101846.032932485" calcext:value-type="currency">
            <text:p>$101,846.03</text:p>
          </table:table-cell>
          <table:table-cell table:style-name="ce161"/>
          <table:table-cell office:value-type="float" office:value="18" calcext:value-type="float">
            <text:p>18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SnyG701-22</text:p>
          </table:table-cell>
          <table:table-cell office:value-type="date" office:date-value="2022-08-25" calcext:value-type="date">
            <text:p>Ağu.22</text:p>
          </table:table-cell>
          <table:table-cell office:value-type="string" calcext:value-type="string">
            <text:p>metin</text:p>
          </table:table-cell>
          <table:table-cell office:value-type="float" office:value="40000" calcext:value-type="float">
            <text:p>40000</text:p>
          </table:table-cell>
          <table:table-cell table:style-name="ce157" office:value-type="currency" office:currency="TRY" office:value="40000" calcext:value-type="currency">
            <text:p>₺40.000,00</text:p>
          </table:table-cell>
          <table:table-cell table:style-name="ce161"/>
          <table:table-cell table:style-name="ce158" table:formula="of:=[.K50]/[.$E$5]" office:value-type="percentage" office:value="0.772588037242512" calcext:value-type="percentage">
            <text:p>%77,26</text:p>
          </table:table-cell>
          <table:table-cell table:style-name="ce120" table:formula="of:=[.G49]*[.E50]" office:value-type="currency" office:currency="TRY" office:value="30947.0192948902" calcext:value-type="currency">
            <text:p>₺30.947,02</text:p>
          </table:table-cell>
          <table:table-cell table:style-name="ce124" table:formula="of:=[.H50]/[.S50]" office:value-type="currency" office:currency="USD" office:value="1672.81185377785" calcext:value-type="currency">
            <text:p>$1,673</text:p>
          </table:table-cell>
          <table:table-cell table:style-name="ce120" table:formula="of:=[.J49]+[.H50]" office:value-type="currency" office:currency="TRY" office:value="188459.585823957" calcext:value-type="currency">
            <text:p>₺188.459,59</text:p>
          </table:table-cell>
          <table:table-cell table:formula="of:=[.K49]-[.O50]" office:value-type="currency" office:currency="USD" office:value="347664.61675913" calcext:value-type="currency">
            <text:p>$347,664.62</text:p>
          </table:table-cell>
          <table:table-cell/>
          <table:table-cell table:style-name="ce158" table:formula="of:=[.Q50]/[.$E$5]" office:value-type="percentage" office:value="0.227411962757488" calcext:value-type="percentage">
            <text:p>%22,74</text:p>
          </table:table-cell>
          <table:table-cell table:style-name="ce120" table:formula="of:=[.M49]*[.E50]" office:value-type="currency" office:currency="TRY" office:value="9052.98070510979" calcext:value-type="currency">
            <text:p>₺9.052,98</text:p>
          </table:table-cell>
          <table:table-cell table:formula="of:=[.N50]/[.S50]" office:value-type="currency" office:currency="USD" office:value="489.350308384313" calcext:value-type="currency">
            <text:p>$489</text:p>
          </table:table-cell>
          <table:table-cell table:style-name="ce120" table:formula="of:=[.P49]+[.N50]" office:value-type="currency" office:currency="TRY" office:value="53736.5101760429" calcext:value-type="currency">
            <text:p>₺53.736,51</text:p>
          </table:table-cell>
          <table:table-cell table:style-name="ce159" table:formula="of:=[.Q49]+[.O50]" office:value-type="currency" office:currency="USD" office:value="102335.383240869" calcext:value-type="currency">
            <text:p>$102,335.38</text:p>
          </table:table-cell>
          <table:table-cell table:style-name="ce161"/>
          <table:table-cell office:value-type="float" office:value="18.5" calcext:value-type="float">
            <text:p>18,5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SnyG701-22</text:p>
          </table:table-cell>
          <table:table-cell office:value-type="date" office:date-value="2022-09-30" calcext:value-type="date">
            <text:p>Eyl.22</text:p>
          </table:table-cell>
          <table:table-cell office:value-type="string" calcext:value-type="string">
            <text:p>metin</text:p>
          </table:table-cell>
          <table:table-cell office:value-type="float" office:value="1000" calcext:value-type="float">
            <text:p>1000</text:p>
          </table:table-cell>
          <table:table-cell table:style-name="ce157" office:value-type="currency" office:currency="TRY" office:value="1000" calcext:value-type="currency">
            <text:p>₺1.000,00</text:p>
          </table:table-cell>
          <table:table-cell table:style-name="ce161"/>
          <table:table-cell table:style-name="ce158" table:formula="of:=[.K51]/[.$E$5]" office:value-type="percentage" office:value="0.772560720490229" calcext:value-type="percentage">
            <text:p>%77,26</text:p>
          </table:table-cell>
          <table:table-cell table:style-name="ce120" table:formula="of:=[.G50]*[.E51]" office:value-type="currency" office:currency="TRY" office:value="772.588037242512" calcext:value-type="currency">
            <text:p>₺772,59</text:p>
          </table:table-cell>
          <table:table-cell table:style-name="ce124" table:formula="of:=[.H51]/[.S51]" office:value-type="currency" office:currency="USD" office:value="41.7615155266223" calcext:value-type="currency">
            <text:p>$42</text:p>
          </table:table-cell>
          <table:table-cell table:style-name="ce120" table:formula="of:=[.J50]+[.H51]" office:value-type="currency" office:currency="TRY" office:value="189232.1738612" calcext:value-type="currency">
            <text:p>₺189.232,17</text:p>
          </table:table-cell>
          <table:table-cell table:formula="of:=[.K50]-[.O51]" office:value-type="currency" office:currency="USD" office:value="347652.324220603" calcext:value-type="currency">
            <text:p>$347,652.32</text:p>
          </table:table-cell>
          <table:table-cell/>
          <table:table-cell table:style-name="ce158" table:formula="of:=[.Q51]/[.$E$5]" office:value-type="percentage" office:value="0.227439279509771" calcext:value-type="percentage">
            <text:p>%22,74</text:p>
          </table:table-cell>
          <table:table-cell table:style-name="ce120" table:formula="of:=[.M50]*[.E51]" office:value-type="currency" office:currency="TRY" office:value="227.411962757488" calcext:value-type="currency">
            <text:p>₺227,41</text:p>
          </table:table-cell>
          <table:table-cell table:formula="of:=[.N51]/[.S51]" office:value-type="currency" office:currency="USD" office:value="12.2925385274318" calcext:value-type="currency">
            <text:p>$12</text:p>
          </table:table-cell>
          <table:table-cell table:style-name="ce120" table:formula="of:=[.P50]+[.N51]" office:value-type="currency" office:currency="TRY" office:value="53963.9221388004" calcext:value-type="currency">
            <text:p>₺53.963,92</text:p>
          </table:table-cell>
          <table:table-cell table:style-name="ce159" table:formula="of:=[.Q50]+[.O51]" office:value-type="currency" office:currency="USD" office:value="102347.675779397" calcext:value-type="currency">
            <text:p>$102,347.68</text:p>
          </table:table-cell>
          <table:table-cell table:style-name="ce161"/>
          <table:table-cell office:value-type="float" office:value="18.5" calcext:value-type="float">
            <text:p>18,5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SnyA105-22</text:p>
          </table:table-cell>
          <table:table-cell office:value-type="date" office:date-value="2022-10-10" calcext:value-type="date">
            <text:p>Eki.22</text:p>
          </table:table-cell>
          <table:table-cell office:value-type="string" calcext:value-type="string">
            <text:p>ayhan</text:p>
          </table:table-cell>
          <table:table-cell office:value-type="float" office:value="40000" calcext:value-type="float">
            <text:p>40000</text:p>
          </table:table-cell>
          <table:table-cell table:style-name="ce157" table:formula="of:=['02-11-GLR'.G72]" office:value-type="currency" office:currency="TRY" office:value="40000" calcext:value-type="currency">
            <text:p>₺40.000,00</text:p>
          </table:table-cell>
          <table:table-cell table:style-name="ce161"/>
          <table:table-cell table:style-name="ce158" table:formula="of:=[.K52]/[.$E$5]" office:value-type="percentage" office:value="0.771523960241751" calcext:value-type="percentage">
            <text:p>%77,15</text:p>
          </table:table-cell>
          <table:table-cell table:style-name="ce120" table:formula="of:=[.G51]*[.E52]" office:value-type="currency" office:currency="TRY" office:value="30902.4288196091" calcext:value-type="currency">
            <text:p>₺30.902,43</text:p>
          </table:table-cell>
          <table:table-cell table:style-name="ce124" table:formula="of:=[.H52]/[.S52]" office:value-type="currency" office:currency="USD" office:value="1584.73993946714" calcext:value-type="currency">
            <text:p>$1,585</text:p>
          </table:table-cell>
          <table:table-cell table:style-name="ce120" table:formula="of:=[.J51]+[.H52]" office:value-type="currency" office:currency="TRY" office:value="220134.602680809" calcext:value-type="currency">
            <text:p>₺220.134,6</text:p>
          </table:table-cell>
          <table:table-cell table:formula="of:=[.K51]-[.O52]" office:value-type="currency" office:currency="USD" office:value="347185.782108788" calcext:value-type="currency">
            <text:p>$347,185.78</text:p>
          </table:table-cell>
          <table:table-cell/>
          <table:table-cell table:style-name="ce158" table:formula="of:=[.Q52]/[.$E$5]" office:value-type="percentage" office:value="0.228476039758248" calcext:value-type="percentage">
            <text:p>%22,85</text:p>
          </table:table-cell>
          <table:table-cell table:style-name="ce120" table:formula="of:=[.M51]*[.E52]" office:value-type="currency" office:currency="TRY" office:value="9097.57118039083" calcext:value-type="currency">
            <text:p>₺9.097,57</text:p>
          </table:table-cell>
          <table:table-cell table:formula="of:=[.N52]/[.S52]" office:value-type="currency" office:currency="USD" office:value="466.542111814914" calcext:value-type="currency">
            <text:p>$467</text:p>
          </table:table-cell>
          <table:table-cell table:style-name="ce120" table:formula="of:=[.P51]+[.N52]" office:value-type="currency" office:currency="TRY" office:value="63061.4933191912" calcext:value-type="currency">
            <text:p>₺63.061,49</text:p>
          </table:table-cell>
          <table:table-cell table:style-name="ce159" table:formula="of:=[.Q51]+[.O52]" office:value-type="currency" office:currency="USD" office:value="102814.217891212" calcext:value-type="currency">
            <text:p>$102,814.22</text:p>
          </table:table-cell>
          <table:table-cell table:style-name="ce161"/>
          <table:table-cell office:value-type="float" office:value="19.5" calcext:value-type="float">
            <text:p>19,5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SnyG701-22</text:p>
          </table:table-cell>
          <table:table-cell office:value-type="date" office:date-value="2022-10-30" calcext:value-type="date">
            <text:p>Eki.22</text:p>
          </table:table-cell>
          <table:table-cell office:value-type="string" calcext:value-type="string">
            <text:p>metin</text:p>
          </table:table-cell>
          <table:table-cell office:value-type="float" office:value="1000" calcext:value-type="float">
            <text:p>1000</text:p>
          </table:table-cell>
          <table:table-cell table:style-name="ce157" office:value-type="currency" office:currency="TRY" office:value="1000" calcext:value-type="currency">
            <text:p>₺1.000,00</text:p>
          </table:table-cell>
          <table:table-cell table:style-name="ce161"/>
          <table:table-cell table:style-name="ce158" table:formula="of:=[.K53]/[.$E$5]" office:value-type="percentage" office:value="0.771496515672411" calcext:value-type="percentage">
            <text:p>%77,15</text:p>
          </table:table-cell>
          <table:table-cell table:style-name="ce120" table:formula="of:=[.G52]*[.E53]" office:value-type="currency" office:currency="TRY" office:value="771.523960241751" calcext:value-type="currency">
            <text:p>₺771,52</text:p>
          </table:table-cell>
          <table:table-cell table:style-name="ce124" table:formula="of:=[.H53]/[.S53]" office:value-type="currency" office:currency="USD" office:value="41.7039978509055" calcext:value-type="currency">
            <text:p>$42</text:p>
          </table:table-cell>
          <table:table-cell table:style-name="ce120" table:formula="of:=[.J52]+[.H53]" office:value-type="currency" office:currency="TRY" office:value="220906.12664105" calcext:value-type="currency">
            <text:p>₺220.906,13</text:p>
          </table:table-cell>
          <table:table-cell table:formula="of:=[.K52]-[.O53]" office:value-type="currency" office:currency="USD" office:value="347173.432052585" calcext:value-type="currency">
            <text:p>$347,173.43</text:p>
          </table:table-cell>
          <table:table-cell/>
          <table:table-cell table:style-name="ce158" table:formula="of:=[.Q53]/[.$E$5]" office:value-type="percentage" office:value="0.228503484327589" calcext:value-type="percentage">
            <text:p>%22,85</text:p>
          </table:table-cell>
          <table:table-cell table:style-name="ce120" table:formula="of:=[.M52]*[.E53]" office:value-type="currency" office:currency="TRY" office:value="228.476039758248" calcext:value-type="currency">
            <text:p>₺228,48</text:p>
          </table:table-cell>
          <table:table-cell table:formula="of:=[.N53]/[.S53]" office:value-type="currency" office:currency="USD" office:value="12.3500562031486" calcext:value-type="currency">
            <text:p>$12</text:p>
          </table:table-cell>
          <table:table-cell table:style-name="ce120" table:formula="of:=[.P52]+[.N53]" office:value-type="currency" office:currency="TRY" office:value="63289.9693589495" calcext:value-type="currency">
            <text:p>₺63.289,97</text:p>
          </table:table-cell>
          <table:table-cell table:style-name="ce159" table:formula="of:=[.Q52]+[.O53]" office:value-type="currency" office:currency="USD" office:value="102826.567947415" calcext:value-type="currency">
            <text:p>$102,826.57</text:p>
          </table:table-cell>
          <table:table-cell table:style-name="ce161"/>
          <table:table-cell office:value-type="float" office:value="18.5" calcext:value-type="float">
            <text:p>18,5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SnyC301-22</text:p>
          </table:table-cell>
          <table:table-cell office:value-type="date" office:date-value="2022-11-30" calcext:value-type="date">
            <text:p>Kas.22</text:p>
          </table:table-cell>
          <table:table-cell office:value-type="string" calcext:value-type="string">
            <text:p>hurdc</text:p>
          </table:table-cell>
          <table:table-cell office:value-type="float" office:value="82000" calcext:value-type="float">
            <text:p>82000</text:p>
          </table:table-cell>
          <table:table-cell table:style-name="ce157" office:value-type="currency" office:currency="TRY" office:value="82000" calcext:value-type="currency">
            <text:p>₺82.000,00</text:p>
          </table:table-cell>
          <table:table-cell table:style-name="ce161"/>
          <table:table-cell table:style-name="ce158" table:formula="of:=[.K54]/[.$E$5]" office:value-type="percentage" office:value="0.769257891333717" calcext:value-type="percentage">
            <text:p>%76,93</text:p>
          </table:table-cell>
          <table:table-cell table:style-name="ce120" table:formula="of:=[.G53]*[.E54]" office:value-type="currency" office:currency="TRY" office:value="63262.7142851377" calcext:value-type="currency">
            <text:p>₺63.262,71</text:p>
          </table:table-cell>
          <table:table-cell table:style-name="ce124" table:formula="of:=[.H54]/[.S54]" office:value-type="currency" office:currency="USD" office:value="3401.22119812568" calcext:value-type="currency">
            <text:p>$3,401</text:p>
          </table:table-cell>
          <table:table-cell table:style-name="ce120" table:formula="of:=[.J53]+[.H54]" office:value-type="currency" office:currency="TRY" office:value="284168.840926188" calcext:value-type="currency">
            <text:p>₺284.168,84</text:p>
          </table:table-cell>
          <table:table-cell table:formula="of:=[.K53]-[.O54]" office:value-type="currency" office:currency="USD" office:value="346166.051100173" calcext:value-type="currency">
            <text:p>$346,166.05</text:p>
          </table:table-cell>
          <table:table-cell/>
          <table:table-cell table:style-name="ce158" table:formula="of:=[.Q54]/[.$E$5]" office:value-type="percentage" office:value="0.230742108666282" calcext:value-type="percentage">
            <text:p>%23,07</text:p>
          </table:table-cell>
          <table:table-cell table:style-name="ce120" table:formula="of:=[.M53]*[.E54]" office:value-type="currency" office:currency="TRY" office:value="18737.2857148623" calcext:value-type="currency">
            <text:p>₺18.737,29</text:p>
          </table:table-cell>
          <table:table-cell table:formula="of:=[.N54]/[.S54]" office:value-type="currency" office:currency="USD" office:value="1007.38095241195" calcext:value-type="currency">
            <text:p>$1,007</text:p>
          </table:table-cell>
          <table:table-cell table:style-name="ce120" table:formula="of:=[.P53]+[.N54]" office:value-type="currency" office:currency="TRY" office:value="82027.2550738117" calcext:value-type="currency">
            <text:p>₺82.027,26</text:p>
          </table:table-cell>
          <table:table-cell table:style-name="ce159" table:formula="of:=[.Q53]+[.O54]" office:value-type="currency" office:currency="USD" office:value="103833.948899827" calcext:value-type="currency">
            <text:p>$103,833.95</text:p>
          </table:table-cell>
          <table:table-cell table:style-name="ce161"/>
          <table:table-cell office:value-type="float" office:value="18.6" calcext:value-type="float">
            <text:p>18,6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SnyB202-22</text:p>
          </table:table-cell>
          <table:table-cell office:value-type="date" office:date-value="2022-11-30" calcext:value-type="date">
            <text:p>Kas.22</text:p>
          </table:table-cell>
          <table:table-cell office:value-type="string" calcext:value-type="string">
            <text:p>salih</text:p>
          </table:table-cell>
          <table:table-cell office:value-type="float" office:value="84000" calcext:value-type="float">
            <text:p>84000</text:p>
          </table:table-cell>
          <table:table-cell table:style-name="ce157" office:value-type="currency" office:currency="TRY" office:value="84000" calcext:value-type="currency">
            <text:p>₺84.000,00</text:p>
          </table:table-cell>
          <table:table-cell table:style-name="ce161"/>
          <table:table-cell table:style-name="ce158" table:formula="of:=[.K55]/[.$E$5]" office:value-type="percentage" office:value="0.766942199920579" calcext:value-type="percentage">
            <text:p>%76,69</text:p>
          </table:table-cell>
          <table:table-cell table:style-name="ce120" table:formula="of:=[.G54]*[.E55]" office:value-type="currency" office:currency="TRY" office:value="64617.6628720323" calcext:value-type="currency">
            <text:p>₺64.617,66</text:p>
          </table:table-cell>
          <table:table-cell table:style-name="ce124" table:formula="of:=[.H55]/[.S55]" office:value-type="currency" office:currency="USD" office:value="3474.06789634582" calcext:value-type="currency">
            <text:p>$3,474</text:p>
          </table:table-cell>
          <table:table-cell table:style-name="ce120" table:formula="of:=[.J54]+[.H55]" office:value-type="currency" office:currency="TRY" office:value="348786.50379822" calcext:value-type="currency">
            <text:p>₺348.786,5</text:p>
          </table:table-cell>
          <table:table-cell table:formula="of:=[.K54]-[.O55]" office:value-type="currency" office:currency="USD" office:value="345123.989964261" calcext:value-type="currency">
            <text:p>$345,123.99</text:p>
          </table:table-cell>
          <table:table-cell/>
          <table:table-cell table:style-name="ce158" table:formula="of:=[.Q55]/[.$E$5]" office:value-type="percentage" office:value="0.23305780007942" calcext:value-type="percentage">
            <text:p>%23,31</text:p>
          </table:table-cell>
          <table:table-cell table:style-name="ce120" table:formula="of:=[.M54]*[.E55]" office:value-type="currency" office:currency="TRY" office:value="19382.3371279677" calcext:value-type="currency">
            <text:p>₺19.382,34</text:p>
          </table:table-cell>
          <table:table-cell table:formula="of:=[.N55]/[.S55]" office:value-type="currency" office:currency="USD" office:value="1042.06113591224" calcext:value-type="currency">
            <text:p>$1,042</text:p>
          </table:table-cell>
          <table:table-cell table:style-name="ce120" table:formula="of:=[.P54]+[.N55]" office:value-type="currency" office:currency="TRY" office:value="101409.592201779" calcext:value-type="currency">
            <text:p>₺101.409,59</text:p>
          </table:table-cell>
          <table:table-cell table:style-name="ce159" table:formula="of:=[.Q54]+[.O55]" office:value-type="currency" office:currency="USD" office:value="104876.010035739" calcext:value-type="currency">
            <text:p>$104,876.01</text:p>
          </table:table-cell>
          <table:table-cell table:style-name="ce161"/>
          <table:table-cell office:value-type="float" office:value="18.6" calcext:value-type="float">
            <text:p>18,6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SnyG701-22</text:p>
          </table:table-cell>
          <table:table-cell office:value-type="date" office:date-value="2022-11-30" calcext:value-type="date">
            <text:p>Kas.22</text:p>
          </table:table-cell>
          <table:table-cell office:value-type="string" calcext:value-type="string">
            <text:p>metin</text:p>
          </table:table-cell>
          <table:table-cell office:value-type="float" office:value="1000" calcext:value-type="float">
            <text:p>1000</text:p>
          </table:table-cell>
          <table:table-cell table:style-name="ce157" office:value-type="currency" office:currency="TRY" office:value="1000" calcext:value-type="currency">
            <text:p>₺1.000,00</text:p>
          </table:table-cell>
          <table:table-cell table:style-name="ce161"/>
          <table:table-cell table:style-name="ce158" table:formula="of:=[.K56]/[.$E$5]" office:value-type="percentage" office:value="0.766915776133722" calcext:value-type="percentage">
            <text:p>%76,69</text:p>
          </table:table-cell>
          <table:table-cell table:style-name="ce120" table:formula="of:=[.G55]*[.E56]" office:value-type="currency" office:currency="TRY" office:value="766.942199920579" calcext:value-type="currency">
            <text:p>₺766,94</text:p>
          </table:table-cell>
          <table:table-cell table:style-name="ce124" table:formula="of:=[.H56]/[.S56]" office:value-type="currency" office:currency="USD" office:value="39.1297040775806" calcext:value-type="currency">
            <text:p>$39</text:p>
          </table:table-cell>
          <table:table-cell table:style-name="ce120" table:formula="of:=[.J55]+[.H56]" office:value-type="currency" office:currency="TRY" office:value="349553.445998141" calcext:value-type="currency">
            <text:p>₺349.553,45</text:p>
          </table:table-cell>
          <table:table-cell table:formula="of:=[.K55]-[.O56]" office:value-type="currency" office:currency="USD" office:value="345112.099260175" calcext:value-type="currency">
            <text:p>$345,112.10</text:p>
          </table:table-cell>
          <table:table-cell table:style-name="ce155"/>
          <table:table-cell table:style-name="ce158" table:formula="of:=[.Q55]/[.$E$5]" office:value-type="percentage" office:value="0.23305780007942" calcext:value-type="percentage">
            <text:p>%23,31</text:p>
          </table:table-cell>
          <table:table-cell table:style-name="ce120" table:formula="of:=[.M55]*[.E56]" office:value-type="currency" office:currency="TRY" office:value="233.05780007942" calcext:value-type="currency">
            <text:p>₺233,06</text:p>
          </table:table-cell>
          <table:table-cell table:formula="of:=[.N56]/[.S56]" office:value-type="currency" office:currency="USD" office:value="11.8907040856847" calcext:value-type="currency">
            <text:p>$12</text:p>
          </table:table-cell>
          <table:table-cell table:style-name="ce120" table:formula="of:=[.P55]+[.N56]" office:value-type="currency" office:currency="TRY" office:value="101642.650001859" calcext:value-type="currency">
            <text:p>₺101.642,65</text:p>
          </table:table-cell>
          <table:table-cell table:style-name="ce159" table:formula="of:=[.Q55]+[.O56]" office:value-type="currency" office:currency="USD" office:value="104887.900739825" calcext:value-type="currency">
            <text:p>$104,887.90</text:p>
          </table:table-cell>
          <table:table-cell table:style-name="ce161"/>
          <table:table-cell office:value-type="float" office:value="19.6" calcext:value-type="float">
            <text:p>19,6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SnyG701-22</text:p>
          </table:table-cell>
          <table:table-cell office:value-type="date" office:date-value="2022-12-30" calcext:value-type="date">
            <text:p>Ara.22</text:p>
          </table:table-cell>
          <table:table-cell office:value-type="string" calcext:value-type="string">
            <text:p>metin</text:p>
          </table:table-cell>
          <table:table-cell office:value-type="float" office:value="1000" calcext:value-type="float">
            <text:p>1000</text:p>
          </table:table-cell>
          <table:table-cell table:style-name="ce157" office:value-type="currency" office:currency="TRY" office:value="1000" calcext:value-type="currency">
            <text:p>₺1.000,00</text:p>
          </table:table-cell>
          <table:table-cell table:style-name="ce161"/>
          <table:table-cell table:style-name="ce158" table:formula="of:=[.K57]/[.$E$5]" office:value-type="percentage" office:value="0.766887931713163" calcext:value-type="percentage">
            <text:p>%76,69</text:p>
          </table:table-cell>
          <table:table-cell table:style-name="ce120" table:formula="of:=[.G56]*[.E57]" office:value-type="currency" office:currency="TRY" office:value="766.915776133722" calcext:value-type="currency">
            <text:p>₺766,92</text:p>
          </table:table-cell>
          <table:table-cell table:style-name="ce124" table:formula="of:=[.H57]/[.S57]" office:value-type="currency" office:currency="USD" office:value="41.2320309749313" calcext:value-type="currency">
            <text:p>$41</text:p>
          </table:table-cell>
          <table:table-cell table:style-name="ce120" table:formula="of:=[.J56]+[.H57]" office:value-type="currency" office:currency="TRY" office:value="350320.361774275" calcext:value-type="currency">
            <text:p>₺350.320,36</text:p>
          </table:table-cell>
          <table:table-cell table:formula="of:=[.K56]-[.O57]" office:value-type="currency" office:currency="USD" office:value="345099.569270923" calcext:value-type="currency">
            <text:p>$345,099.57</text:p>
          </table:table-cell>
          <table:table-cell table:style-name="ce155"/>
          <table:table-cell table:style-name="ce158" table:formula="of:=[.Q57]/[.$E$5]" office:value-type="percentage" office:value="0.233112068286836" calcext:value-type="percentage">
            <text:p>%23,31</text:p>
          </table:table-cell>
          <table:table-cell table:style-name="ce120" table:formula="of:=[.M56]*[.E57]" office:value-type="currency" office:currency="TRY" office:value="233.05780007942" calcext:value-type="currency">
            <text:p>₺233,06</text:p>
          </table:table-cell>
          <table:table-cell table:formula="of:=[.N57]/[.S57]" office:value-type="currency" office:currency="USD" office:value="12.5299892515817" calcext:value-type="currency">
            <text:p>$13</text:p>
          </table:table-cell>
          <table:table-cell table:style-name="ce120" table:formula="of:=[.P56]+[.N57]" office:value-type="currency" office:currency="TRY" office:value="101875.707801938" calcext:value-type="currency">
            <text:p>₺101.875,71</text:p>
          </table:table-cell>
          <table:table-cell table:style-name="ce159" table:formula="of:=[.Q56]+[.O57]" office:value-type="currency" office:currency="USD" office:value="104900.430729076" calcext:value-type="currency">
            <text:p>$104,900.43</text:p>
          </table:table-cell>
          <table:table-cell table:style-name="ce161"/>
          <table:table-cell office:value-type="float" office:value="18.6" calcext:value-type="float">
            <text:p>18,6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SnyG701-22</text:p>
          </table:table-cell>
          <table:table-cell office:value-type="date" office:date-value="2023-01-30" calcext:value-type="date">
            <text:p>Oca.23</text:p>
          </table:table-cell>
          <table:table-cell office:value-type="string" calcext:value-type="string">
            <text:p>metin</text:p>
          </table:table-cell>
          <table:table-cell office:value-type="float" office:value="1000" calcext:value-type="float">
            <text:p>1000</text:p>
          </table:table-cell>
          <table:table-cell table:style-name="ce157" office:value-type="currency" office:currency="TRY" office:value="1000" calcext:value-type="currency">
            <text:p>₺1.000,00</text:p>
          </table:table-cell>
          <table:table-cell table:style-name="ce155"/>
          <table:table-cell table:style-name="ce158" table:formula="of:=[.K58]/[.$E$5]" office:value-type="percentage" office:value="0.766860080808947" calcext:value-type="percentage">
            <text:p>%76,69</text:p>
          </table:table-cell>
          <table:table-cell table:style-name="ce120" table:formula="of:=[.G57]*[.E58]" office:value-type="currency" office:currency="TRY" office:value="766.887931713163" calcext:value-type="currency">
            <text:p>₺766,89</text:p>
          </table:table-cell>
          <table:table-cell table:style-name="ce124" table:formula="of:=[.H58]/[.S58]" office:value-type="currency" office:currency="USD" office:value="41.2305339630733" calcext:value-type="currency">
            <text:p>$41</text:p>
          </table:table-cell>
          <table:table-cell table:style-name="ce120" table:formula="of:=[.J57]+[.H58]" office:value-type="currency" office:currency="TRY" office:value="351087.249705988" calcext:value-type="currency">
            <text:p>₺351.087,25</text:p>
          </table:table-cell>
          <table:table-cell table:formula="of:=[.K57]-[.O58]" office:value-type="currency" office:currency="USD" office:value="345087.036364026" calcext:value-type="currency">
            <text:p>$345,087.04</text:p>
          </table:table-cell>
          <table:table-cell/>
          <table:table-cell table:style-name="ce158" table:formula="of:=[.Q58]/[.$E$5]" office:value-type="percentage" office:value="0.233139919191052" calcext:value-type="percentage">
            <text:p>%23,31</text:p>
          </table:table-cell>
          <table:table-cell table:style-name="ce120" table:formula="of:=[.M57]*[.E58]" office:value-type="currency" office:currency="TRY" office:value="233.112068286836" calcext:value-type="currency">
            <text:p>₺233,11</text:p>
          </table:table-cell>
          <table:table-cell table:formula="of:=[.N58]/[.S58]" office:value-type="currency" office:currency="USD" office:value="12.5329068971417" calcext:value-type="currency">
            <text:p>$13</text:p>
          </table:table-cell>
          <table:table-cell table:style-name="ce120" table:formula="of:=[.P57]+[.N58]" office:value-type="currency" office:currency="TRY" office:value="102108.819870225" calcext:value-type="currency">
            <text:p>₺102.108,82</text:p>
          </table:table-cell>
          <table:table-cell table:style-name="ce159" table:formula="of:=[.Q57]+[.O58]" office:value-type="currency" office:currency="USD" office:value="104912.963635974" calcext:value-type="currency">
            <text:p>$104,912.96</text:p>
          </table:table-cell>
          <table:table-cell table:style-name="ce161"/>
          <table:table-cell office:value-type="float" office:value="18.6" calcext:value-type="float">
            <text:p>18,6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SnyG701-22</text:p>
          </table:table-cell>
          <table:table-cell office:value-type="date" office:date-value="2023-02-28" calcext:value-type="date">
            <text:p>Şub.23</text:p>
          </table:table-cell>
          <table:table-cell office:value-type="string" calcext:value-type="string">
            <text:p>metin</text:p>
          </table:table-cell>
          <table:table-cell office:value-type="float" office:value="1000" calcext:value-type="float">
            <text:p>1000</text:p>
          </table:table-cell>
          <table:table-cell table:style-name="ce157" office:value-type="currency" office:currency="TRY" office:value="1000" calcext:value-type="currency">
            <text:p>₺1.000,00</text:p>
          </table:table-cell>
          <table:table-cell table:style-name="ce155"/>
          <table:table-cell table:style-name="ce158" table:formula="of:=[.K59]/[.$E$5]" office:value-type="percentage" office:value="0.766832226577264" calcext:value-type="percentage">
            <text:p>%76,68</text:p>
          </table:table-cell>
          <table:table-cell table:style-name="ce120" table:formula="of:=[.G58]*[.E59]" office:value-type="currency" office:currency="TRY" office:value="766.860080808947" calcext:value-type="currency">
            <text:p>₺766,86</text:p>
          </table:table-cell>
          <table:table-cell table:style-name="ce124" table:formula="of:=[.H59]/[.S59]" office:value-type="currency" office:currency="USD" office:value="41.2290366026316" calcext:value-type="currency">
            <text:p>$41</text:p>
          </table:table-cell>
          <table:table-cell table:style-name="ce120" table:formula="of:=[.J58]+[.H59]" office:value-type="currency" office:currency="TRY" office:value="351854.109786797" calcext:value-type="currency">
            <text:p>₺351.854,11</text:p>
          </table:table-cell>
          <table:table-cell table:formula="of:=[.K58]-[.O59]" office:value-type="currency" office:currency="USD" office:value="345074.501959769" calcext:value-type="currency">
            <text:p>$345,074.50</text:p>
          </table:table-cell>
          <table:table-cell/>
          <table:table-cell table:style-name="ce158" table:formula="of:=[.Q59]/[.$E$5]" office:value-type="percentage" office:value="0.233167773422736" calcext:value-type="percentage">
            <text:p>%23,32</text:p>
          </table:table-cell>
          <table:table-cell table:style-name="ce120" table:formula="of:=[.M58]*[.E59]" office:value-type="currency" office:currency="TRY" office:value="233.139919191052" calcext:value-type="currency">
            <text:p>₺233,14</text:p>
          </table:table-cell>
          <table:table-cell table:formula="of:=[.N59]/[.S59]" office:value-type="currency" office:currency="USD" office:value="12.5344042575835" calcext:value-type="currency">
            <text:p>$13</text:p>
          </table:table-cell>
          <table:table-cell table:style-name="ce120" table:formula="of:=[.P58]+[.N59]" office:value-type="currency" office:currency="TRY" office:value="102341.959789416" calcext:value-type="currency">
            <text:p>₺102.341,96</text:p>
          </table:table-cell>
          <table:table-cell table:style-name="ce159" table:formula="of:=[.Q58]+[.O59]" office:value-type="currency" office:currency="USD" office:value="104925.498040231" calcext:value-type="currency">
            <text:p>$104,925.50</text:p>
          </table:table-cell>
          <table:table-cell table:style-name="ce161"/>
          <table:table-cell office:value-type="float" office:value="18.6" calcext:value-type="float">
            <text:p>18,6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SnyG701-22</text:p>
          </table:table-cell>
          <table:table-cell office:value-type="date" office:date-value="2023-03-30" calcext:value-type="date">
            <text:p>Mar.23</text:p>
          </table:table-cell>
          <table:table-cell office:value-type="string" calcext:value-type="string">
            <text:p>metin</text:p>
          </table:table-cell>
          <table:table-cell office:value-type="float" office:value="1000" calcext:value-type="float">
            <text:p>1000</text:p>
          </table:table-cell>
          <table:table-cell table:style-name="ce157" office:value-type="currency" office:currency="TRY" office:value="1000" calcext:value-type="currency">
            <text:p>₺1.000,00</text:p>
          </table:table-cell>
          <table:table-cell table:style-name="ce155"/>
          <table:table-cell table:style-name="ce158" table:formula="of:=[.K60]/[.$E$5]" office:value-type="percentage" office:value="0.766804369017715" calcext:value-type="percentage">
            <text:p>%76,68</text:p>
          </table:table-cell>
          <table:table-cell table:style-name="ce120" table:formula="of:=[.G59]*[.E60]" office:value-type="currency" office:currency="TRY" office:value="766.832226577264" calcext:value-type="currency">
            <text:p>₺766,83</text:p>
          </table:table-cell>
          <table:table-cell table:style-name="ce124" table:formula="of:=[.H60]/[.S60]" office:value-type="currency" office:currency="USD" office:value="41.2275390632937" calcext:value-type="currency">
            <text:p>$41</text:p>
          </table:table-cell>
          <table:table-cell table:style-name="ce120" table:formula="of:=[.J59]+[.H60]" office:value-type="currency" office:currency="TRY" office:value="352620.942013374" calcext:value-type="currency">
            <text:p>₺352.620,94</text:p>
          </table:table-cell>
          <table:table-cell table:formula="of:=[.K59]-[.O60]" office:value-type="currency" office:currency="USD" office:value="345061.966057972" calcext:value-type="currency">
            <text:p>$345,061.97</text:p>
          </table:table-cell>
          <table:table-cell/>
          <table:table-cell table:style-name="ce158" table:formula="of:=[.Q60]/[.$E$5]" office:value-type="percentage" office:value="0.233195630982284" calcext:value-type="percentage">
            <text:p>%23,32</text:p>
          </table:table-cell>
          <table:table-cell table:style-name="ce120" table:formula="of:=[.M59]*[.E60]" office:value-type="currency" office:currency="TRY" office:value="233.167773422736" calcext:value-type="currency">
            <text:p>₺233,17</text:p>
          </table:table-cell>
          <table:table-cell table:formula="of:=[.N60]/[.S60]" office:value-type="currency" office:currency="USD" office:value="12.5359017969213" calcext:value-type="currency">
            <text:p>$13</text:p>
          </table:table-cell>
          <table:table-cell table:style-name="ce120" table:formula="of:=[.P59]+[.N60]" office:value-type="currency" office:currency="TRY" office:value="102575.127562839" calcext:value-type="currency">
            <text:p>₺102.575,13</text:p>
          </table:table-cell>
          <table:table-cell table:style-name="ce159" table:formula="of:=[.Q59]+[.O60]" office:value-type="currency" office:currency="USD" office:value="104938.033942028" calcext:value-type="currency">
            <text:p>$104,938.03</text:p>
          </table:table-cell>
          <table:table-cell table:style-name="ce161"/>
          <table:table-cell office:value-type="float" office:value="18.6" calcext:value-type="float">
            <text:p>18,6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SnyG701-22</text:p>
          </table:table-cell>
          <table:table-cell office:value-type="date" office:date-value="2023-04-30" calcext:value-type="date">
            <text:p>Nis.23</text:p>
          </table:table-cell>
          <table:table-cell office:value-type="string" calcext:value-type="string">
            <text:p>metin</text:p>
          </table:table-cell>
          <table:table-cell office:value-type="float" office:value="1000" calcext:value-type="float">
            <text:p>1000</text:p>
          </table:table-cell>
          <table:table-cell table:style-name="ce157" office:value-type="currency" office:currency="TRY" office:value="1000" calcext:value-type="currency">
            <text:p>₺1.000,00</text:p>
          </table:table-cell>
          <table:table-cell table:style-name="ce155"/>
          <table:table-cell table:style-name="ce158" table:formula="of:=[.K61]/[.$E$5]" office:value-type="percentage" office:value="0.766776508129903" calcext:value-type="percentage">
            <text:p>%76,68</text:p>
          </table:table-cell>
          <table:table-cell table:style-name="ce120" table:formula="of:=[.G60]*[.E61]" office:value-type="currency" office:currency="TRY" office:value="766.804369017715" calcext:value-type="currency">
            <text:p>₺766,8</text:p>
          </table:table-cell>
          <table:table-cell table:style-name="ce124" table:formula="of:=[.H61]/[.S61]" office:value-type="currency" office:currency="USD" office:value="41.2260413450384" calcext:value-type="currency">
            <text:p>$41</text:p>
          </table:table-cell>
          <table:table-cell table:style-name="ce120" table:formula="of:=[.J60]+[.H61]" office:value-type="currency" office:currency="TRY" office:value="353387.746382392" calcext:value-type="currency">
            <text:p>₺353.387,75</text:p>
          </table:table-cell>
          <table:table-cell table:formula="of:=[.K60]-[.O61]" office:value-type="currency" office:currency="USD" office:value="345049.428658456" calcext:value-type="currency">
            <text:p>$345,049.43</text:p>
          </table:table-cell>
          <table:table-cell/>
          <table:table-cell table:style-name="ce158" table:formula="of:=[.Q61]/[.$E$5]" office:value-type="percentage" office:value="0.233223491870096" calcext:value-type="percentage">
            <text:p>%23,32</text:p>
          </table:table-cell>
          <table:table-cell table:style-name="ce120" table:formula="of:=[.M60]*[.E61]" office:value-type="currency" office:currency="TRY" office:value="233.195630982284" calcext:value-type="currency">
            <text:p>₺233,2</text:p>
          </table:table-cell>
          <table:table-cell table:formula="of:=[.N61]/[.S61]" office:value-type="currency" office:currency="USD" office:value="12.5373995151766" calcext:value-type="currency">
            <text:p>$13</text:p>
          </table:table-cell>
          <table:table-cell table:style-name="ce120" table:formula="of:=[.P60]+[.N61]" office:value-type="currency" office:currency="TRY" office:value="102808.323193821" calcext:value-type="currency">
            <text:p>₺102.808,32</text:p>
          </table:table-cell>
          <table:table-cell table:style-name="ce159" table:formula="of:=[.Q60]+[.O61]" office:value-type="currency" office:currency="USD" office:value="104950.571341543" calcext:value-type="currency">
            <text:p>$104,950.57</text:p>
          </table:table-cell>
          <table:table-cell table:style-name="ce161"/>
          <table:table-cell office:value-type="float" office:value="18.6" calcext:value-type="float">
            <text:p>18,6</text:p>
          </table:table-cell>
          <table:table-cell table:number-columns-repeated="1005"/>
        </table:table-row>
        <table:table-row table:style-name="ro6">
          <table:table-cell table:style-name="ce163"/>
          <table:table-cell table:style-name="ce164" office:value-type="string" calcext:value-type="string">
            <text:p>Yıllık Toplam 2022</text:p>
          </table:table-cell>
          <table:table-cell table:style-name="ce164"/>
          <table:table-cell table:style-name="ce165" table:formula="of:=SUM([.D46:.D61])" office:value-type="float" office:value="335000" calcext:value-type="float">
            <text:p>335000</text:p>
          </table:table-cell>
          <table:table-cell table:style-name="ce166" table:formula="of:=SUM([.E46:.E61])" office:value-type="currency" office:currency="TRY" office:value="326405.94" calcext:value-type="currency">
            <text:p>₺326.405,94</text:p>
          </table:table-cell>
          <table:table-cell table:style-name="ce167"/>
          <table:table-cell table:style-name="ce168"/>
          <table:table-cell table:style-name="ce183" table:formula="of:=SUM([.H46:.H57])" office:value-type="currency" office:currency="TRY" office:value="248932.494647616" calcext:value-type="currency">
            <text:p>₺248.932,49</text:p>
          </table:table-cell>
          <table:table-cell table:style-name="ce169" table:formula="of:=SUM([.I46:.I61])" office:value-type="currency" office:currency="USD" office:value="13637.9096806164" calcext:value-type="currency">
            <text:p>$13,638</text:p>
          </table:table-cell>
          <table:table-cell table:style-name="ce182"/>
          <table:table-cell table:style-name="ce178"/>
          <table:table-cell table:style-name="ce172"/>
          <table:table-cell table:style-name="ce184"/>
          <table:table-cell table:style-name="ce183" table:formula="of:=SUM([.N46:.N57])" office:value-type="currency" office:currency="TRY" office:value="73473.418928597" calcext:value-type="currency">
            <text:p>₺73.473,42</text:p>
          </table:table-cell>
          <table:table-cell table:style-name="ce169" table:formula="of:=SUM([.O46:.O61])" office:value-type="currency" office:currency="USD" office:value="4019.97150745199" calcext:value-type="currency">
            <text:p>$4,020</text:p>
          </table:table-cell>
          <table:table-cell table:style-name="ce179"/>
          <table:table-cell table:style-name="ce178"/>
          <table:table-cell table:style-name="ce167"/>
          <table:table-cell table:style-name="ce174"/>
          <table:table-cell table:number-columns-repeated="1005"/>
        </table:table-row>
        <table:table-row table:style-name="ro6">
          <table:table-cell/>
          <table:table-cell table:style-name="ce185"/>
          <table:table-cell table:style-name="ce180" office:value-type="string" calcext:value-type="string">
            <text:p>Toplam – Net 2018-22</text:p>
          </table:table-cell>
          <table:table-cell table:style-name="ce126" table:formula="of:=[.D62]+[.D42]" office:value-type="float" office:value="611029" calcext:value-type="float">
            <text:p>611029</text:p>
          </table:table-cell>
          <table:table-cell table:style-name="ce126" table:formula="of:=[.E62]+[.E42]" office:value-type="float" office:value="456196.096" calcext:value-type="float">
            <text:p>456196,096</text:p>
          </table:table-cell>
          <table:table-cell table:style-name="ce161"/>
          <table:table-cell table:style-name="ce160"/>
          <table:table-cell table:style-name="ce157" table:number-columns-repeated="2"/>
          <table:table-cell table:style-name="ce120"/>
          <table:table-cell table:style-name="ce122"/>
          <table:table-cell table:style-name="ce155"/>
          <table:table-cell table:style-name="ce160"/>
          <table:table-cell table:style-name="ce157"/>
          <table:table-cell table:style-name="ce186"/>
          <table:table-cell table:style-name="ce187"/>
          <table:table-cell table:style-name="ce122"/>
          <table:table-cell table:style-name="ce161"/>
          <table:table-cell table:number-columns-repeated="1006"/>
        </table:table-row>
        <table:table-row table:style-name="ro6">
          <table:table-cell/>
          <table:table-cell table:style-name="ce185" table:number-columns-repeated="2"/>
          <table:table-cell table:style-name="ce188"/>
          <table:table-cell table:style-name="ce157"/>
          <table:table-cell table:style-name="ce161"/>
          <table:table-cell table:style-name="ce160"/>
          <table:table-cell table:style-name="ce157" table:number-columns-repeated="2"/>
          <table:table-cell table:style-name="ce120"/>
          <table:table-cell table:style-name="ce122"/>
          <table:table-cell table:style-name="ce155"/>
          <table:table-cell table:style-name="ce160"/>
          <table:table-cell table:style-name="ce157"/>
          <table:table-cell table:style-name="ce186"/>
          <table:table-cell table:style-name="ce187"/>
          <table:table-cell table:style-name="ce122"/>
          <table:table-cell table:style-name="ce161"/>
          <table:table-cell table:number-columns-repeated="1006"/>
        </table:table-row>
        <table:table-row table:style-name="ro6">
          <table:table-cell office:value-type="string" calcext:value-type="string">
            <text:p>SnyG701-18</text:p>
          </table:table-cell>
          <table:table-cell office:value-type="date" office:date-value="2022-07-22" calcext:value-type="date">
            <text:p>Tem.22</text:p>
          </table:table-cell>
          <table:table-cell office:value-type="string" calcext:value-type="string">
            <text:p>cymz</text:p>
          </table:table-cell>
          <table:table-cell table:style-name="ce188"/>
          <table:table-cell table:style-name="ce157" office:value-type="currency" office:currency="TRY" office:value="11769" calcext:value-type="currency">
            <text:p>₺11.769,00</text:p>
          </table:table-cell>
          <table:table-cell table:style-name="ce161"/>
          <table:table-cell table:style-name="ce158" table:formula="of:=[.K65]/[.$E$5]" office:value-type="percentage" office:value="0.766431899557923" calcext:value-type="percentage">
            <text:p>%76,64</text:p>
          </table:table-cell>
          <table:table-cell table:style-name="ce120" table:formula="of:=[.G61]*[.E65]" office:value-type="currency" office:currency="TRY" office:value="9024.19272418083" calcext:value-type="currency">
            <text:p>₺9.024,19</text:p>
          </table:table-cell>
          <table:table-cell table:style-name="ce124" table:formula="of:=[.H65]/[.S65]" office:value-type="currency" office:currency="USD" office:value="509.841396846375" calcext:value-type="currency">
            <text:p>$510</text:p>
          </table:table-cell>
          <table:table-cell table:style-name="ce120" table:formula="of:=[.J61]+[.H65]" office:value-type="currency" office:currency="TRY" office:value="362411.939106573" calcext:value-type="currency">
            <text:p>₺362.411,94</text:p>
          </table:table-cell>
          <table:table-cell table:formula="of:=[.K61]-[.O65]" office:value-type="currency" office:currency="USD" office:value="344894.354801066" calcext:value-type="currency">
            <text:p>$344,894.35</text:p>
          </table:table-cell>
          <table:table-cell table:style-name="ce155"/>
          <table:table-cell table:style-name="ce158" table:formula="of:=[.Q65]/[.$E$5]" office:value-type="percentage" office:value="0.233568100442076" calcext:value-type="percentage">
            <text:p>%23,36</text:p>
          </table:table-cell>
          <table:table-cell table:style-name="ce120" table:formula="of:=[.M61]*[.E65]" office:value-type="currency" office:currency="TRY" office:value="2744.80727581916" calcext:value-type="currency">
            <text:p>₺2.744,81</text:p>
          </table:table-cell>
          <table:table-cell table:formula="of:=[.N65]/[.S65]" office:value-type="currency" office:currency="USD" office:value="155.073857390913" calcext:value-type="currency">
            <text:p>$155</text:p>
          </table:table-cell>
          <table:table-cell table:style-name="ce120" table:formula="of:=[.P61]+[.N65]" office:value-type="currency" office:currency="TRY" office:value="105553.13046964" calcext:value-type="currency">
            <text:p>₺105.553,13</text:p>
          </table:table-cell>
          <table:table-cell table:style-name="ce159" table:formula="of:=[.Q61]+[.O65]" office:value-type="currency" office:currency="USD" office:value="105105.645198934" calcext:value-type="currency">
            <text:p>$105,105.65</text:p>
          </table:table-cell>
          <table:table-cell table:style-name="ce161"/>
          <table:table-cell office:value-type="float" office:value="17.7" calcext:value-type="float">
            <text:p>17,7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SnyG701-18</text:p>
          </table:table-cell>
          <table:table-cell office:value-type="date" office:date-value="2022-07-22" calcext:value-type="date">
            <text:p>Tem.22</text:p>
          </table:table-cell>
          <table:table-cell office:value-type="string" calcext:value-type="string">
            <text:p>cymz</text:p>
          </table:table-cell>
          <table:table-cell table:style-name="ce188" office:value-type="float" office:value="3892.36" calcext:value-type="float">
            <text:p>3892,36</text:p>
          </table:table-cell>
          <table:table-cell table:style-name="ce157" office:value-type="currency" office:currency="TRY" office:value="3892.36" calcext:value-type="currency">
            <text:p>₺3.892,36</text:p>
          </table:table-cell>
          <table:table-cell table:style-name="ce161"/>
          <table:table-cell table:style-name="ce158" table:formula="of:=[.K66]/[.$E$5]" office:value-type="percentage" office:value="0.766317758800681" calcext:value-type="percentage">
            <text:p>%76,63</text:p>
          </table:table-cell>
          <table:table-cell table:style-name="ce120" table:formula="of:=[.G65]*[.E66]" office:value-type="currency" office:currency="TRY" office:value="2983.22886856328" calcext:value-type="currency">
            <text:p>₺2.983,23</text:p>
          </table:table-cell>
          <table:table-cell table:style-name="ce124" table:formula="of:=[.H66]/[.S66]" office:value-type="currency" office:currency="USD" office:value="168.544003873632" calcext:value-type="currency">
            <text:p>$169</text:p>
          </table:table-cell>
          <table:table-cell table:style-name="ce120" table:formula="of:=[.J65]+[.H66]" office:value-type="currency" office:currency="TRY" office:value="365395.167975136" calcext:value-type="currency">
            <text:p>₺365.395,17</text:p>
          </table:table-cell>
          <table:table-cell table:formula="of:=[.K65]-[.O66]" office:value-type="currency" office:currency="USD" office:value="344842.991460306" calcext:value-type="currency">
            <text:p>$344,842.99</text:p>
          </table:table-cell>
          <table:table-cell table:style-name="ce155"/>
          <table:table-cell table:style-name="ce158" table:formula="of:=[.Q66]/[.$E$5]" office:value-type="percentage" office:value="0.233682241199318" calcext:value-type="percentage">
            <text:p>%23,37</text:p>
          </table:table-cell>
          <table:table-cell table:style-name="ce120" table:formula="of:=[.M65]*[.E66]" office:value-type="currency" office:currency="TRY" office:value="909.131131436718" calcext:value-type="currency">
            <text:p>₺909,13</text:p>
          </table:table-cell>
          <table:table-cell table:formula="of:=[.N66]/[.S66]" office:value-type="currency" office:currency="USD" office:value="51.3633407591366" calcext:value-type="currency">
            <text:p>$51</text:p>
          </table:table-cell>
          <table:table-cell table:style-name="ce120" table:formula="of:=[.P65]+[.N66]" office:value-type="currency" office:currency="TRY" office:value="106462.261601077" calcext:value-type="currency">
            <text:p>₺106.462,26</text:p>
          </table:table-cell>
          <table:table-cell table:style-name="ce159" table:formula="of:=[.Q65]+[.O66]" office:value-type="currency" office:currency="USD" office:value="105157.008539693" calcext:value-type="currency">
            <text:p>$105,157.01</text:p>
          </table:table-cell>
          <table:table-cell table:style-name="ce161"/>
          <table:table-cell office:value-type="float" office:value="17.7" calcext:value-type="float">
            <text:p>17,7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Caymaz-doğuş 2000 yılı hesabı</text:p>
          </table:table-cell>
          <table:table-cell office:value-type="date" office:date-value="2022-07-22" calcext:value-type="date">
            <text:p>Tem.22</text:p>
          </table:table-cell>
          <table:table-cell office:value-type="string" calcext:value-type="string">
            <text:p>cymz</text:p>
          </table:table-cell>
          <table:table-cell table:style-name="ce188" office:value-type="float" office:value="11181.35" calcext:value-type="float">
            <text:p>11181,35</text:p>
          </table:table-cell>
          <table:table-cell table:style-name="ce157" office:value-type="currency" office:currency="TRY" office:value="11181.35" calcext:value-type="currency">
            <text:p>₺11.181,35</text:p>
          </table:table-cell>
          <table:table-cell table:style-name="ce161"/>
          <table:table-cell table:style-name="ce189" table:formula="of:=[.K67]/[.$E$5]" office:value-type="percentage" office:value="0.765989713235379" calcext:value-type="percentage">
            <text:p>76,5990%</text:p>
          </table:table-cell>
          <table:table-cell table:style-name="ce120" table:formula="of:=[.G66]*[.E67]" office:value-type="currency" office:currency="TRY" office:value="8568.46707236599" calcext:value-type="currency">
            <text:p>₺8.568,47</text:p>
          </table:table-cell>
          <table:table-cell table:style-name="ce124" table:formula="of:=[.H67]/[.S67]" office:value-type="currency" office:currency="USD" office:value="484.094184879435" calcext:value-type="currency">
            <text:p>$484</text:p>
          </table:table-cell>
          <table:table-cell table:style-name="ce120" table:formula="of:=[.J66]+[.H67]" office:value-type="currency" office:currency="TRY" office:value="373963.635047502" calcext:value-type="currency">
            <text:p>₺373.963,64</text:p>
          </table:table-cell>
          <table:table-cell table:formula="of:=[.K66]-[.O67]" office:value-type="currency" office:currency="USD" office:value="344695.37095592" calcext:value-type="currency">
            <text:p>$344,695.37</text:p>
          </table:table-cell>
          <table:table-cell table:style-name="ce155"/>
          <table:table-cell table:style-name="ce189" table:formula="of:=[.Q67]/[.$E$5]" office:value-type="percentage" office:value="0.234010286764621" calcext:value-type="percentage">
            <text:p>23,4010%</text:p>
          </table:table-cell>
          <table:table-cell table:style-name="ce120" table:formula="of:=[.M66]*[.E67]" office:value-type="currency" office:currency="TRY" office:value="2612.882927634" calcext:value-type="currency">
            <text:p>₺2.612,88</text:p>
          </table:table-cell>
          <table:table-cell table:formula="of:=[.N67]/[.S67]" office:value-type="currency" office:currency="USD" office:value="147.620504386102" calcext:value-type="currency">
            <text:p>$148</text:p>
          </table:table-cell>
          <table:table-cell table:style-name="ce120" table:formula="of:=[.P66]+[.N67]" office:value-type="currency" office:currency="TRY" office:value="109075.144528711" calcext:value-type="currency">
            <text:p>₺109.075,14</text:p>
          </table:table-cell>
          <table:table-cell table:style-name="ce159" table:formula="of:=[.Q66]+[.O67]" office:value-type="currency" office:currency="USD" office:value="105304.629044079" calcext:value-type="currency">
            <text:p>$105,304.63</text:p>
          </table:table-cell>
          <table:table-cell table:style-name="ce161"/>
          <table:table-cell office:value-type="float" office:value="17.7" calcext:value-type="float">
            <text:p>17,7</text:p>
          </table:table-cell>
          <table:table-cell table:number-columns-repeated="1005"/>
        </table:table-row>
        <table:table-row table:style-name="ro6">
          <table:table-cell table:style-name="ce163"/>
          <table:table-cell table:style-name="ce164" table:number-columns-repeated="2"/>
          <table:table-cell table:style-name="ce165" table:formula="of:=SUM([.D65:.D67])" office:value-type="float" office:value="15073.71" calcext:value-type="float">
            <text:p>15073,71</text:p>
          </table:table-cell>
          <table:table-cell table:style-name="ce166" table:formula="of:=SUM([.E65:.E67])" office:value-type="currency" office:currency="TRY" office:value="26842.71" calcext:value-type="currency">
            <text:p>₺26.842,71</text:p>
          </table:table-cell>
          <table:table-cell table:style-name="ce167"/>
          <table:table-cell table:style-name="ce168"/>
          <table:table-cell table:style-name="ce166" table:formula="of:=SUM([.H65:.H67])" office:value-type="currency" office:currency="TRY" office:value="20575.8886651101" calcext:value-type="currency">
            <text:p>₺20.575,89</text:p>
          </table:table-cell>
          <table:table-cell table:style-name="ce169" table:formula="of:=SUM([.I65:.I67])" office:value-type="currency" office:currency="USD" office:value="1162.47958559944" calcext:value-type="currency">
            <text:p>$1,162</text:p>
          </table:table-cell>
          <table:table-cell table:style-name="ce170"/>
          <table:table-cell table:style-name="ce178"/>
          <table:table-cell table:style-name="ce172"/>
          <table:table-cell table:style-name="ce168"/>
          <table:table-cell table:style-name="ce166" table:formula="of:=SUM([.N65:.N67])" office:value-type="currency" office:currency="TRY" office:value="6266.82133488988" calcext:value-type="currency">
            <text:p>₺6.266,82</text:p>
          </table:table-cell>
          <table:table-cell table:style-name="ce169" table:formula="of:=SUM([.O65:.O67])" office:value-type="currency" office:currency="USD" office:value="354.057702536151" calcext:value-type="currency">
            <text:p>$354</text:p>
          </table:table-cell>
          <table:table-cell table:style-name="ce179"/>
          <table:table-cell table:style-name="ce171"/>
          <table:table-cell table:style-name="ce167"/>
          <table:table-cell table:style-name="ce174"/>
          <table:table-cell table:number-columns-repeated="1005"/>
        </table:table-row>
        <table:table-row table:style-name="ro6">
          <table:table-cell/>
          <table:table-cell table:style-name="ce118"/>
          <table:table-cell table:style-name="ce180" office:value-type="string" calcext:value-type="string">
            <text:p>Toplam – Net 2018-22</text:p>
          </table:table-cell>
          <table:table-cell table:style-name="ce126" table:formula="of:=[.D68]+[.D63]" office:value-type="float" office:value="626102.71" calcext:value-type="float">
            <text:p>626102,71</text:p>
          </table:table-cell>
          <table:table-cell table:style-name="ce181" table:formula="of:=[.E68]+[.E63]" office:value-type="currency" office:currency="TRY" office:value="483038.806" calcext:value-type="currency">
            <text:p>₺483.038,81</text:p>
          </table:table-cell>
          <table:table-cell table:style-name="ce161"/>
          <table:table-cell table:style-name="ce160"/>
          <table:table-cell table:style-name="ce157" table:number-columns-repeated="2"/>
          <table:table-cell table:style-name="ce120"/>
          <table:table-cell table:style-name="ce122"/>
          <table:table-cell table:style-name="ce155"/>
          <table:table-cell table:style-name="ce160"/>
          <table:table-cell table:style-name="ce157"/>
          <table:table-cell table:style-name="ce186"/>
          <table:table-cell table:style-name="ce187"/>
          <table:table-cell table:style-name="ce122"/>
          <table:table-cell table:style-name="ce161"/>
          <table:table-cell table:number-columns-repeated="1006"/>
        </table:table-row>
        <table:table-row table:style-name="ro6">
          <table:table-cell table:style-name="ce126" table:number-columns-repeated="4"/>
          <table:table-cell table:style-name="ce157"/>
          <table:table-cell table:style-name="ce161"/>
          <table:table-cell table:style-name="ce158"/>
          <table:table-cell table:style-name="ce120" table:number-columns-repeated="3"/>
          <table:table-cell/>
          <table:table-cell table:style-name="ce155"/>
          <table:table-cell table:style-name="ce158"/>
          <table:table-cell table:style-name="ce120"/>
          <table:table-cell/>
          <table:table-cell table:style-name="ce120"/>
          <table:table-cell table:style-name="ce159"/>
          <table:table-cell table:style-name="ce161"/>
          <table:table-cell table:number-columns-repeated="1006"/>
        </table:table-row>
        <table:table-row table:style-name="ro6">
          <table:table-cell table:style-name="ce128" table:number-columns-repeated="2"/>
          <table:table-cell table:style-name="ce218" office:value-type="string" calcext:value-type="string" table:number-columns-spanned="3" table:number-rows-spanned="2">
            <text:p>HİSSE ORANLARI - %</text:p>
          </table:table-cell>
          <table:covered-table-cell table:number-columns-repeated="2"/>
          <table:table-cell table:style-name="ce190"/>
          <table:table-cell table:style-name="ce219" table:formula="of:=[.G67]" office:value-type="percentage" office:value="0.765989713235379" calcext:value-type="percentage" table:number-columns-spanned="2" table:number-rows-spanned="2">
            <text:p>76,5990%</text:p>
          </table:table-cell>
          <table:covered-table-cell/>
          <table:table-cell table:style-name="ce190" table:number-columns-repeated="2"/>
          <table:table-cell table:style-name="ce191"/>
          <table:table-cell table:style-name="ce190"/>
          <table:table-cell table:style-name="ce220" table:formula="of:=[.M67]" office:value-type="percentage" office:value="0.234010286764621" calcext:value-type="percentage" table:number-columns-spanned="2" table:number-rows-spanned="2">
            <text:p>23,4010%</text:p>
          </table:table-cell>
          <table:covered-table-cell/>
          <table:table-cell table:style-name="ce192"/>
          <table:table-cell table:style-name="ce126"/>
          <table:table-cell table:number-columns-repeated="1008"/>
        </table:table-row>
        <table:table-row table:style-name="ro6">
          <table:table-cell table:style-name="ce193" office:value-type="date" office:date-value="2022-12-31" calcext:value-type="date">
            <text:p>31.12.2022</text:p>
          </table:table-cell>
          <table:table-cell table:style-name="ce128"/>
          <table:covered-table-cell table:number-columns-repeated="3"/>
          <table:table-cell table:style-name="ce194"/>
          <table:covered-table-cell table:number-columns-repeated="2"/>
          <table:table-cell table:style-name="ce194" table:number-columns-repeated="2"/>
          <table:table-cell table:style-name="ce195"/>
          <table:table-cell table:style-name="ce194"/>
          <table:covered-table-cell table:number-columns-repeated="2"/>
          <table:table-cell table:style-name="ce192"/>
          <table:table-cell table:style-name="ce126"/>
          <table:table-cell table:number-columns-repeated="1008"/>
        </table:table-row>
        <table:table-row table:style-name="ro6">
          <table:table-cell table:style-name="ce193"/>
          <table:table-cell table:style-name="ce128"/>
          <table:table-cell table:style-name="ce196"/>
          <table:table-cell table:style-name="ce197"/>
          <table:table-cell table:style-name="ce198"/>
          <table:table-cell table:style-name="ce194"/>
          <table:table-cell table:style-name="ce199"/>
          <table:table-cell table:style-name="ce194" table:number-columns-repeated="3"/>
          <table:table-cell table:style-name="ce195"/>
          <table:table-cell table:style-name="ce194"/>
          <table:table-cell table:style-name="ce199"/>
          <table:table-cell table:style-name="ce200"/>
          <table:table-cell table:style-name="ce192"/>
          <table:table-cell table:style-name="ce126"/>
          <table:table-cell table:number-columns-repeated="1008"/>
        </table:table-row>
        <table:table-row table:style-name="ro6">
          <table:table-cell table:style-name="ce128" table:number-columns-repeated="4"/>
          <table:table-cell table:style-name="ce201" office:value-type="string" calcext:value-type="string">
            <text:p>NET GELİR – TL</text:p>
          </table:table-cell>
          <table:table-cell table:style-name="ce126"/>
          <table:table-cell table:style-name="ce158"/>
          <table:table-cell table:style-name="ce126"/>
          <table:table-cell table:style-name="ce202" table:formula="of:=[.I68]+[.I62]+[.I41]+[.I28]+[.I15]+[.I10]" office:value-type="currency" office:currency="USD" office:value="25792.5855966612" calcext:value-type="currency">
            <text:p>$25,793</text:p>
          </table:table-cell>
          <table:table-cell table:style-name="ce187" table:formula="of:=[.J67]" office:value-type="currency" office:currency="TRY" office:value="373963.635047502" calcext:value-type="currency">
            <text:p>₺373.963,64</text:p>
          </table:table-cell>
          <table:table-cell table:style-name="ce203"/>
          <table:table-cell table:style-name="ce126"/>
          <table:table-cell table:style-name="ce158"/>
          <table:table-cell table:style-name="ce126"/>
          <table:table-cell table:style-name="ce204" table:formula="of:=[.O68]+[.O62]+[.O41]+[.O28]+[.O15]+[.O10]" office:value-type="currency" office:currency="USD" office:value="7435.94904407936" calcext:value-type="currency">
            <text:p>$7,435.95</text:p>
          </table:table-cell>
          <table:table-cell table:style-name="ce187" table:formula="of:=[.P67]" office:value-type="currency" office:currency="TRY" office:value="109075.144528711" calcext:value-type="currency">
            <text:p>₺109.075,14</text:p>
          </table:table-cell>
          <table:table-cell table:number-columns-repeated="1008"/>
        </table:table-row>
        <table:table-row table:style-name="ro6">
          <table:table-cell table:style-name="ce128" table:number-columns-repeated="4"/>
          <table:table-cell table:style-name="ce201"/>
          <table:table-cell table:style-name="ce126"/>
          <table:table-cell table:style-name="ce158"/>
          <table:table-cell table:style-name="ce126" table:number-columns-repeated="3"/>
          <table:table-cell table:style-name="ce203"/>
          <table:table-cell table:style-name="ce126"/>
          <table:table-cell table:style-name="ce158"/>
          <table:table-cell table:style-name="ce126"/>
          <table:table-cell table:style-name="ce1" table:number-columns-repeated="2"/>
          <table:table-cell table:number-columns-repeated="1008"/>
        </table:table-row>
        <table:table-row table:style-name="ro6">
          <table:table-cell table:style-name="ce128" table:number-columns-repeated="2"/>
          <table:table-cell table:style-name="ce205"/>
          <table:table-cell table:style-name="ce184"/>
          <table:table-cell table:style-name="ce206" office:value-type="string" calcext:value-type="string">
            <text:p>MASRAF - USD</text:p>
          </table:table-cell>
          <table:table-cell table:style-name="ce207"/>
          <table:table-cell table:style-name="ce168"/>
          <table:table-cell table:style-name="ce208" table:formula="of:=[.H49]+[.H40]+[.H39]+[.H38]+[.H27]+[.H25]+[.H24]+[.H22]+[.H20]+[.H14]+[.H9]" office:value-type="currency" office:currency="TRY" office:value="-111244.577298339" calcext:value-type="currency">
            <text:p>-₺111.244,58</text:p>
          </table:table-cell>
          <table:table-cell table:style-name="ce209" table:formula="of:=[.I49]+[.I40]+[.I39]+[.I38]+[.I27]+[.I25]+[.I24]+[.I22]+[.I20]+[.I14]+[.I9]" office:value-type="currency" office:currency="USD" office:value="-15286.4871273292" calcext:value-type="currency">
            <text:p>-$15,286</text:p>
          </table:table-cell>
          <table:table-cell table:style-name="ce207"/>
          <table:table-cell table:style-name="ce210"/>
          <table:table-cell table:style-name="ce207"/>
          <table:table-cell table:style-name="ce168"/>
          <table:table-cell table:style-name="ce208" table:formula="of:=[.N49]+[.N40]+[.N39]+[.N38]+[.N27]+[.N25]+[.N24]+[.N22]+[.N20]+[.N14]+[.N9]" office:value-type="currency" office:currency="TRY" office:value="-31819.3267016614" calcext:value-type="currency">
            <text:p>-₺31.819,33</text:p>
          </table:table-cell>
          <table:table-cell table:style-name="ce209" table:formula="of:=[.O49]+[.O40]+[.O39]+[.O38]+[.O27]+[.O25]+[.O24]+[.O22]+[.O20]+[.O14]+[.O9]" office:value-type="currency" office:currency="USD" office:value="-4360.97645415741" calcext:value-type="currency">
            <text:p>-$4,361</text:p>
          </table:table-cell>
          <table:table-cell table:style-name="ce211"/>
          <table:table-cell table:number-columns-repeated="1008"/>
        </table:table-row>
        <table:table-row table:style-name="ro6">
          <table:table-cell table:style-name="ce128" table:number-columns-repeated="4"/>
          <table:table-cell table:style-name="ce212"/>
          <table:table-cell table:style-name="ce126"/>
          <table:table-cell table:style-name="ce158"/>
          <table:table-cell table:style-name="ce192"/>
          <table:table-cell table:style-name="ce126"/>
          <table:table-cell table:style-name="ce187"/>
          <table:table-cell table:style-name="ce203"/>
          <table:table-cell table:style-name="ce126"/>
          <table:table-cell table:style-name="ce158"/>
          <table:table-cell table:style-name="ce192" table:number-columns-repeated="2"/>
          <table:table-cell table:style-name="ce187"/>
          <table:table-cell table:number-columns-repeated="1008"/>
        </table:table-row>
        <table:table-row table:style-name="ro6">
          <table:table-cell table:style-name="ce1" table:number-columns-repeated="4"/>
          <table:table-cell table:style-name="ce23"/>
          <table:table-cell table:style-name="ce126"/>
          <table:table-cell table:style-name="ce158"/>
          <table:table-cell table:style-name="ce181"/>
          <table:table-cell table:style-name="ce126" table:number-columns-repeated="2"/>
          <table:table-cell table:style-name="ce203"/>
          <table:table-cell table:style-name="ce126"/>
          <table:table-cell table:style-name="ce158"/>
          <table:table-cell table:style-name="ce126"/>
          <table:table-cell table:style-name="ce192"/>
          <table:table-cell table:style-name="ce126"/>
          <table:table-cell table:number-columns-repeated="1008"/>
        </table:table-row>
        <table:table-row table:style-name="ro6">
          <table:table-cell table:style-name="ce1" table:number-columns-repeated="5"/>
          <table:table-cell table:number-columns-repeated="1019"/>
        </table:table-row>
        <table:table-row table:style-name="ro6">
          <table:table-cell table:style-name="ce194" office:value-type="string" calcext:value-type="string">
            <text:p>2018-2022</text:p>
          </table:table-cell>
          <table:table-cell table:style-name="ce143" table:number-columns-repeated="2"/>
          <table:table-cell table:style-name="ce214"/>
          <table:table-cell table:style-name="ce215"/>
          <table:table-cell table:number-columns-repeated="1019"/>
        </table:table-row>
        <table:table-row table:style-name="ro6">
          <table:table-cell table:style-name="ce126" office:value-type="string" calcext:value-type="string">
            <text:p>Gelecek</text:p>
          </table:table-cell>
          <table:table-cell table:style-name="ce221" table:formula="of:=[.B84]-[.B85]" office:value-type="currency" office:currency="USD" office:value="-52875.9982222271" calcext:value-type="currency" table:number-columns-spanned="2" table:number-rows-spanned="1">
            <text:p>-$52,876.00</text:p>
          </table:table-cell>
          <table:covered-table-cell/>
          <table:table-cell table:style-name="ce222" table:formula="of:=[.D69]" office:value-type="currency" office:currency="TRY" office:value="626102.71" calcext:value-type="currency" table:number-columns-spanned="2" table:number-rows-spanned="1">
            <text:p>₺626.102,71</text:p>
          </table:table-cell>
          <table:covered-table-cell/>
          <table:table-cell table:number-columns-repeated="1019"/>
        </table:table-row>
        <table:table-row table:style-name="ro6">
          <table:table-cell office:value-type="string" calcext:value-type="string">
            <text:p>Gelen</text:p>
          </table:table-cell>
          <table:table-cell table:style-name="ce223" table:number-columns-spanned="2" table:number-rows-spanned="1"/>
          <table:covered-table-cell/>
          <table:table-cell table:style-name="ce224" office:value-type="currency" office:currency="TRY" office:value="626102.71" calcext:value-type="currency" table:number-columns-spanned="2" table:number-rows-spanned="1">
            <text:p>₺626.102,71</text:p>
          </table:table-cell>
          <table:covered-table-cell/>
          <table:table-cell table:number-columns-repeated="1019"/>
        </table:table-row>
        <table:table-row table:style-name="ro6">
          <table:table-cell office:value-type="string" calcext:value-type="string">
            <text:p>Kalan</text:p>
          </table:table-cell>
          <table:table-cell table:style-name="ce223" table:number-columns-spanned="2" table:number-rows-spanned="1"/>
          <table:covered-table-cell/>
          <table:table-cell table:style-name="ce224" office:value-type="currency" office:currency="TRY" office:value="0" calcext:value-type="currency" table:number-columns-spanned="2" table:number-rows-spanned="1">
            <text:p>₺0,00</text:p>
          </table:table-cell>
          <table:covered-table-cell/>
          <table:table-cell table:number-columns-repeated="1019"/>
        </table:table-row>
        <table:table-row table:style-name="ro6">
          <table:table-cell office:value-type="string" calcext:value-type="string">
            <text:p>Masraf</text:p>
          </table:table-cell>
          <table:table-cell table:style-name="ce225" table:formula="of:=[.O76]+[.I76]" office:value-type="currency" office:currency="USD" office:value="-19647.4635814866" calcext:value-type="currency" table:number-columns-spanned="2" table:number-rows-spanned="1">
            <text:p>-$19,647.46</text:p>
          </table:table-cell>
          <table:covered-table-cell/>
          <table:table-cell table:style-name="ce224" table:formula="of:=([.D82]-[.D85])*-1" office:value-type="currency" office:currency="TRY" office:value="-143063.904" calcext:value-type="currency" table:number-columns-spanned="2" table:number-rows-spanned="1">
            <text:p>-₺143.063,90</text:p>
          </table:table-cell>
          <table:covered-table-cell/>
          <table:table-cell table:number-columns-repeated="1019"/>
        </table:table-row>
        <table:table-row table:style-name="ro6">
          <table:table-cell table:style-name="ce126" office:value-type="string" calcext:value-type="string">
            <text:p>NET</text:p>
          </table:table-cell>
          <table:table-cell table:style-name="ce225" table:formula="of:=[.I74]+[.O74]" office:value-type="currency" office:currency="USD" office:value="33228.5346407405" calcext:value-type="currency" table:number-columns-spanned="2" table:number-rows-spanned="1">
            <text:p>$33,228.53</text:p>
          </table:table-cell>
          <table:covered-table-cell/>
          <table:table-cell table:style-name="ce224" table:formula="of:=[.E69]" office:value-type="currency" office:currency="TRY" office:value="483038.806" calcext:value-type="currency" table:number-columns-spanned="2" table:number-rows-spanned="1">
            <text:p>₺483.038,81</text:p>
          </table:table-cell>
          <table:covered-table-cell/>
          <table:table-cell table:number-columns-repeated="1019"/>
        </table:table-row>
        <table:table-row table:style-name="ro6" table:number-rows-repeated="1048350">
          <table:table-cell table:number-columns-repeated="1024"/>
        </table:table-row>
        <table:table-row table:style-name="ro7" table:number-rows-repeated="140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02-14-BKY" table:style-name="ta1">
        <table:table-column table:style-name="co48" table:default-cell-style-name="ce1"/>
        <table:table-column table:style-name="co9" table:default-cell-style-name="ce1"/>
        <table:table-column table:style-name="co1" table:default-cell-style-name="ce5"/>
        <table:table-column table:style-name="co49" table:default-cell-style-name="ce1"/>
        <table:table-column table:style-name="co50" table:default-cell-style-name="ce1"/>
        <table:table-column table:style-name="co51" table:default-cell-style-name="ce1"/>
        <table:table-column table:style-name="co52" table:default-cell-style-name="ce1"/>
        <table:table-column table:style-name="co1" table:number-columns-repeated="2" table:default-cell-style-name="ce1"/>
        <table:table-column table:style-name="co42" table:default-cell-style-name="ce1"/>
        <table:table-column table:style-name="co1" table:default-cell-style-name="ce1"/>
        <table:table-column table:style-name="co6" table:number-columns-repeated="1013" table:default-cell-style-name="ce1"/>
        <table:table-row table:style-name="ro1">
          <table:table-cell table:style-name="ce226"/>
          <table:table-cell table:style-name="ce227"/>
          <table:table-cell table:style-name="ce157"/>
          <table:table-cell table:style-name="ce122" table:number-columns-repeated="2"/>
          <table:table-cell table:style-name="ce228"/>
          <table:table-cell table:style-name="ce227"/>
          <table:table-cell table:style-name="ce122" table:number-columns-repeated="2"/>
          <table:table-cell table:style-name="ce228"/>
          <table:table-cell table:style-name="ce227"/>
          <table:table-cell table:number-columns-repeated="1013"/>
        </table:table-row>
        <table:table-row table:style-name="ro1">
          <table:table-cell table:style-name="ce226"/>
          <table:table-cell table:number-columns-repeated="5"/>
          <table:table-cell table:style-name="ce227"/>
          <table:table-cell table:style-name="ce122" table:number-columns-repeated="2"/>
          <table:table-cell table:style-name="ce228"/>
          <table:table-cell table:style-name="ce227"/>
          <table:table-cell table:number-columns-repeated="1013"/>
        </table:table-row>
        <table:table-row table:style-name="ro1">
          <table:table-cell table:style-name="ce226"/>
          <table:table-cell table:style-name="ce227"/>
          <table:table-cell/>
          <table:table-cell table:style-name="ce122" table:number-columns-repeated="2"/>
          <table:table-cell table:style-name="ce228"/>
          <table:table-cell table:style-name="ce227"/>
          <table:table-cell table:style-name="ce122" table:number-columns-repeated="2"/>
          <table:table-cell table:style-name="ce228"/>
          <table:table-cell table:style-name="ce227"/>
          <table:table-cell table:number-columns-repeated="1013"/>
        </table:table-row>
        <table:table-row table:style-name="ro1">
          <table:table-cell/>
          <table:table-cell table:style-name="ce21"/>
          <table:table-cell table:style-name="ce229" office:value-type="string" calcext:value-type="string">
            <text:p>GLR</text:p>
          </table:table-cell>
          <table:table-cell table:style-name="ce4" office:value-type="string" calcext:value-type="string">
            <text:p>GDR</text:p>
          </table:table-cell>
          <table:table-cell/>
          <table:table-cell table:style-name="ce4" office:value-type="string" calcext:value-type="string">
            <text:p>BAKİYE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18" calcext:value-type="float">
            <text:p>2018</text:p>
          </table:table-cell>
          <table:table-cell table:formula="of:=['02-11-GLR'.G6]" office:value-type="currency" office:currency="TRY" office:value="21000" calcext:value-type="currency">
            <text:p>₺21.000,00</text:p>
          </table:table-cell>
          <table:table-cell table:style-name="ce5" table:formula="of:=['02-12-GDR'.F16]" office:value-type="currency" office:currency="TRY" office:value="-22399.42" calcext:value-type="currency">
            <text:p>-₺22.399,42</text:p>
          </table:table-cell>
          <table:table-cell table:style-name="ce5" table:formula="of:=[.C5]+[.D5]" office:value-type="currency" office:currency="TRY" office:value="-1399.42" calcext:value-type="currency">
            <text:p>-₺1.399,42</text:p>
          </table:table-cell>
          <table:table-cell table:style-name="ce5" table:formula="of:=[.C5]+[.D5]" office:value-type="currency" office:currency="TRY" office:value="-1399.42" calcext:value-type="currency">
            <text:p>-₺1.399,42</text:p>
          </table:table-cell>
          <table:table-cell table:number-columns-repeated="1018"/>
        </table:table-row>
        <table:table-row table:style-name="ro1">
          <table:table-cell table:style-name="ce23"/>
          <table:table-cell office:value-type="float" office:value="2019" calcext:value-type="float">
            <text:p>2019</text:p>
          </table:table-cell>
          <table:table-cell table:formula="of:=['02-11-GLR'.G15]" office:value-type="currency" office:currency="TRY" office:value="26500" calcext:value-type="currency">
            <text:p>₺26.500,00</text:p>
          </table:table-cell>
          <table:table-cell table:style-name="ce5" table:formula="of:=['02-12-GDR'.F32]" office:value-type="currency" office:currency="TRY" office:value="-3104.82" calcext:value-type="currency">
            <text:p>-₺3.104,82</text:p>
          </table:table-cell>
          <table:table-cell table:style-name="ce5" table:formula="of:=[.C6]+[.D6]" office:value-type="currency" office:currency="TRY" office:value="23395.18" calcext:value-type="currency">
            <text:p>₺23.395,18</text:p>
          </table:table-cell>
          <table:table-cell table:style-name="ce5" table:formula="of:=[.F5]+[.C6]+[.D6]" office:value-type="currency" office:currency="TRY" office:value="21995.76" calcext:value-type="currency">
            <text:p>₺21.995,7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20" calcext:value-type="float">
            <text:p>2020</text:p>
          </table:table-cell>
          <table:table-cell table:formula="of:=['02-11-GLR'.G33]" office:value-type="currency" office:currency="TRY" office:value="64500" calcext:value-type="currency">
            <text:p>₺64.500,00</text:p>
          </table:table-cell>
          <table:table-cell table:style-name="ce5" table:formula="of:=['02-12-GDR'.F84]" office:value-type="currency" office:currency="TRY" office:value="-76896.294" calcext:value-type="currency">
            <text:p>-₺76.896,29</text:p>
          </table:table-cell>
          <table:table-cell table:style-name="ce5" table:formula="of:=[.C7]+[.D7]" office:value-type="currency" office:currency="TRY" office:value="-12396.294" calcext:value-type="currency">
            <text:p>-₺12.396,29</text:p>
          </table:table-cell>
          <table:table-cell table:style-name="ce5" table:formula="of:=[.F6]+[.C7]+[.D7]" office:value-type="currency" office:currency="TRY" office:value="9599.46600000002" calcext:value-type="currency">
            <text:p>₺9.599,47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21" calcext:value-type="float">
            <text:p>2021</text:p>
          </table:table-cell>
          <table:table-cell table:formula="of:=['02-11-GLR'.G53]" office:value-type="currency" office:currency="TRY" office:value="152260" calcext:value-type="currency">
            <text:p>₺152.260,00</text:p>
          </table:table-cell>
          <table:table-cell table:style-name="ce5" table:formula="of:=['02-12-GDR'.F128]" office:value-type="currency" office:currency="TRY" office:value="-32069.31" calcext:value-type="currency">
            <text:p>-₺32.069,31</text:p>
          </table:table-cell>
          <table:table-cell table:style-name="ce5" table:formula="of:=[.C8]+[.D8]" office:value-type="currency" office:currency="TRY" office:value="120190.69" calcext:value-type="currency">
            <text:p>₺120.190,69</text:p>
          </table:table-cell>
          <table:table-cell table:style-name="ce5" table:formula="of:=[.F7]+[.C8]+[.D8]" office:value-type="currency" office:currency="TRY" office:value="129790.156" calcext:value-type="currency">
            <text:p>₺129.790,1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22" calcext:value-type="float">
            <text:p>2022</text:p>
          </table:table-cell>
          <table:table-cell table:formula="of:=['02-11-GLR'.G91]" office:value-type="currency" office:currency="TRY" office:value="361842.71" calcext:value-type="currency">
            <text:p>₺361.842,71</text:p>
          </table:table-cell>
          <table:table-cell table:style-name="ce230" table:formula="of:=['02-12-GDR'.F134]" office:value-type="currency" office:currency="TRY" office:value="-8594.06" calcext:value-type="currency">
            <text:p>-₺8.594,06</text:p>
          </table:table-cell>
          <table:table-cell table:style-name="ce5" table:formula="of:=[.C9]+[.D9]" office:value-type="currency" office:currency="TRY" office:value="353248.65" calcext:value-type="currency">
            <text:p>₺353.248,65</text:p>
          </table:table-cell>
          <table:table-cell table:style-name="ce5" table:formula="of:=[.F8]+[.C9]+[.D9]" office:value-type="currency" office:currency="TRY" office:value="483038.806" calcext:value-type="currency">
            <text:p>₺483.038,81</text:p>
          </table:table-cell>
          <table:table-cell table:number-columns-repeated="1018"/>
        </table:table-row>
        <table:table-row table:style-name="ro1">
          <table:table-cell/>
          <table:table-cell table:style-name="ce21"/>
          <table:table-cell table:number-columns-repeated="2"/>
          <table:table-cell table:style-name="ce21" table:number-columns-repeated="2"/>
          <table:table-cell table:number-columns-repeated="1018"/>
        </table:table-row>
        <table:table-row table:style-name="ro1">
          <table:table-cell table:number-columns-repeated="2"/>
          <table:table-cell table:formula="of:=SUM([.C5:.C10])" office:value-type="currency" office:currency="TRY" office:value="626102.71" calcext:value-type="currency">
            <text:p>₺626.102,71</text:p>
          </table:table-cell>
          <table:table-cell table:style-name="ce5" table:formula="of:=SUM([.D5:.D10])" office:value-type="currency" office:currency="TRY" office:value="-143063.904" calcext:value-type="currency">
            <text:p>-₺143.063,90</text:p>
          </table:table-cell>
          <table:table-cell table:style-name="ce5" table:formula="of:=SUM([.E5:.E10])" office:value-type="currency" office:currency="TRY" office:value="483038.806" calcext:value-type="currency">
            <text:p>₺483.038,81</text:p>
          </table:table-cell>
          <table:table-cell table:style-name="ce5"/>
          <table:table-cell table:number-columns-repeated="1018"/>
        </table:table-row>
        <table:table-row table:style-name="ro1">
          <table:table-cell table:number-columns-repeated="2"/>
          <table:table-cell table:style-name="ce231"/>
          <table:table-cell table:style-name="ce232" table:number-columns-repeated="3"/>
          <table:table-cell table:number-columns-repeated="1018"/>
        </table:table-row>
        <table:table-row table:style-name="ro1">
          <table:table-cell/>
          <table:table-cell table:style-name="ce9"/>
          <table:table-cell/>
          <table:table-cell table:style-name="ce90" table:number-columns-repeated="3"/>
          <table:table-cell table:number-columns-repeated="1018"/>
        </table:table-row>
        <table:table-row table:style-name="ro1">
          <table:table-cell/>
          <table:table-cell table:style-name="ce21"/>
          <table:table-cell/>
          <table:table-cell table:style-name="ce21" table:number-columns-repeated="3"/>
          <table:table-cell table:number-columns-repeated="1018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/>
    <style:font-face style:name="Bitstream Vera Sans" svg:font-family="'Bitstream Vera Sans'"/>
    <style:font-face style:name="Calibri" svg:font-family="Calibri" style:font-family-generic="swiss"/>
    <style:font-face style:name="Calibri Light" svg:font-family="'Calibri Light'" style:font-family-generic="swiss"/>
    <style:font-face style:name="Calibri Light1" svg:font-family="'Calibri Light1'"/>
    <style:font-face style:name="Calibri Light2" svg:font-family="'Calibri Light'"/>
    <style:font-face style:name="Calibri1" svg:font-family="Calibri1"/>
    <style:font-face style:name="Calibri2" svg:font-family="Calibri"/>
    <style:font-face style:name="F" svg:font-family="" style:font-family-generic="swiss" style:font-pitch="variable" style:font-charset="x-symbol"/>
    <style:font-face style:name="F1" svg:font-family="F"/>
    <style:font-face style:name="Liberation Sans" svg:font-family="'Liberation Sans'" style:font-family-generic="swiss" style:font-pitch="variable"/>
    <style:font-face style:name="Liberation Sans1" svg:font-family="'Liberation Sans1'"/>
    <style:font-face style:name="Liberation Sans2" svg:font-family="'Liberation Sans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tr" fo:country="T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000" number:language="tr" number:country="TR">
      <number:number number:min-integer-digits="1"/>
    </number:number-style>
    <number:date-style style:name="N116">
      <number:day/>
      <number:text>.</number:text>
      <number:month number:style="long"/>
      <number:text>.</number:text>
      <number:year number:style="long"/>
    </number:date-style>
    <number:date-style style:name="N115">
      <number:day/>
      <number:text>.</number:text>
      <number:month/>
      <number:text>.</number:text>
      <number:year/>
    </number:date-style>
    <number:percentage-style style:name="N114">
      <number:number number:decimal-places="3" number:min-decimal-places="3" number:min-integer-digits="1"/>
      <number:text>%</number:text>
    </number:percentage-style>
    <number:date-style style:name="N113">
      <number:day/>
      <number:text>.</number:text>
      <number:month number:textual="true"/>
    </number:date-style>
    <number:percentage-style style:name="N112">
      <number:number number:decimal-places="4" number:min-decimal-places="4" number:min-integer-digits="1"/>
      <number:text>%</number:text>
    </number:percentage-style>
    <number:date-style style:name="N111">
      <number:month number:textual="true"/>
      <number:text>.</number:text>
      <number:year/>
    </number:date-style>
    <number:currency-style style:name="N10113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112P0" style:volatile="true" number:language="tr" number:country="TR">
      <number:currency-symbol number:language="tr" number:country="TR">₺</number:currency-symbol>
      <number:number number:decimal-places="2" number:min-decimal-places="0" number:min-integer-digits="1" number:decimal-replacement="" number:grouping="true"/>
    </number:currency-style>
    <number:currency-style style:name="N10112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0" number:min-integer-digits="1" number:decimal-replacement="" number:grouping="true"/>
      <style:map style:condition="value()&gt;=0" style:apply-style-name="N10112P0"/>
    </number:currency-style>
    <number:currency-style style:name="N10111" number:language="tr" number:country="TR">
      <number:currency-symbol number:language="tr" number:country="TR">₺</number:currency-symbol>
      <number:number number:decimal-places="2" number:min-decimal-places="0" number:min-integer-digits="1" number:decimal-replacement="" number:grouping="true"/>
    </number:currency-style>
    <number:currency-style style:name="N20122" number:language="en" number:country="US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20121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0pt" style:font-name-asian="Liberation Sans1" style:font-family-asian="'Liberation Sans1'" style:font-size-asian="10pt" style:font-name-complex="Liberation Sans1" style:font-family-complex="'Liberation Sans1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Normal" style:display-name="Excel Built-in Normal" style:family="table-cell" style:parent-style-name="Default" style:data-style-name="N10000">
      <style:table-cell-properties fo:background-color="transparent" style:vertical-align="automatic"/>
      <style:text-properties style:font-name="Calibri1" fo:font-family="Calibri1" fo:font-size="11pt" style:font-name-asian="Calibri1" style:font-family-asian="Calibri1" style:font-size-asian="11pt" style:font-name-complex="Calibri1" style:font-family-complex="Calibri1" style:font-size-complex="11pt"/>
    </style:style>
  </office:styles>
  <office:automatic-styles>
    <style:page-layout style:name="Mpm1">
      <style:page-layout-properties style:num-format="1" style:print-orientation="landscape" fo:margin-top="0.801cm" fo:margin-bottom="0.794cm" fo:margin-left="1cm" fo:margin-right="0.6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mp1" style:page-layout-name="M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19-12-25T12:06:09Z</meta:creation-date>
    <dc:date>2023-10-03T06:33:38.925072764</dc:date>
    <meta:print-date>2023-05-15T10:13:52Z</meta:print-date>
    <meta:editing-cycles>321</meta:editing-cycles>
    <meta:editing-duration>PT16H43M12S</meta:editing-duration>
    <meta:document-statistic meta:table-count="13" meta:cell-count="2880" meta:object-count="1"/>
  </office:meta>
</office:document-meta>
</file>